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0.85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27.29mm"/>
    </style:style>
    <style:style style:name="co4" style:family="table-column">
      <style:table-column-properties fo:break-before="auto" style:column-width="27.55mm"/>
    </style:style>
    <style:style style:name="co5" style:family="table-column">
      <style:table-column-properties fo:break-before="auto" style:column-width="24.52mm"/>
    </style:style>
    <style:style style:name="co6" style:family="table-column">
      <style:table-column-properties fo:break-before="auto" style:column-width="28.12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31.96mm"/>
    </style:style>
    <style:style style:name="co9" style:family="table-column">
      <style:table-column-properties fo:break-before="auto" style:column-width="58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2.21mm"/>
    </style:style>
    <style:style style:name="co12" style:family="table-column">
      <style:table-column-properties fo:break-before="auto" style:column-width="64.77mm"/>
    </style:style>
    <style:style style:name="co13" style:family="table-column">
      <style:table-column-properties fo:break-before="auto" style:column-width="76.75mm"/>
    </style:style>
    <style:style style:name="co14" style:family="table-column">
      <style:table-column-properties fo:break-before="auto" style:column-width="22.56mm"/>
    </style:style>
    <style:style style:name="co15" style:family="table-column">
      <style:table-column-properties fo:break-before="auto" style:column-width="162.68mm"/>
    </style:style>
    <style:style style:name="co16" style:family="table-column">
      <style:table-column-properties fo:break-before="auto" style:column-width="154.55mm"/>
    </style:style>
    <style:style style:name="co17" style:family="table-column">
      <style:table-column-properties fo:break-before="auto" style:column-width="51.96mm"/>
    </style:style>
    <style:style style:name="co18" style:family="table-column">
      <style:table-column-properties fo:break-before="auto" style:column-width="73.89mm"/>
    </style:style>
    <style:style style:name="co19" style:family="table-column">
      <style:table-column-properties fo:break-before="auto" style:column-width="183.55mm"/>
    </style:style>
    <style:style style:name="co20" style:family="table-column">
      <style:table-column-properties fo:break-before="auto" style:column-width="55.49mm"/>
    </style:style>
    <style:style style:name="co21" style:family="table-column">
      <style:table-column-properties fo:break-before="auto" style:column-width="78.28mm"/>
    </style:style>
    <style:style style:name="co22" style:family="table-column">
      <style:table-column-properties fo:break-before="auto" style:column-width="90.4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l">
      <style:table-properties table:display="true" style:writing-mode="lr-tb"/>
    </style:style>
    <style:style style:name="ta3" style:family="table" style:master-page-name="PageStyle_5f_Capablanca">
      <style:table-properties table:display="true" style:writing-mode="lr-tb"/>
    </style:style>
    <style:style style:name="ta4" style:family="table" style:master-page-name="PageStyle_5f_Petrosian">
      <style:table-properties table:display="true" style:writing-mode="lr-tb"/>
    </style:style>
    <style:style style:name="ce134" style:family="table-cell" style:parent-style-name="Default">
      <style:table-cell-properties fo:padding="0.71mm"/>
    </style:style>
    <style:style style:name="ce72" style:family="table-cell" style:parent-style-name="Default" style:data-style-name="N0"/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4"/>
        <table:table-column table:style-name="co2" table:default-cell-style-name="ce134"/>
        <table:table-column table:style-name="co3" table:default-cell-style-name="ce134"/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default-cell-style-name="ce134"/>
        <table:table-column table:style-name="co8" table:default-cell-style-name="ce134"/>
        <table:table-column table:style-name="co9" table:default-cell-style-name="ce7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48" table:default-cell-style-name="ce134"/>
        <table:table-row table:style-name="ro1">
          <table:table-cell table:style-name="Default" office:value-type="string" calcext:value-type="string">
            <text:p>Fen Shashin Generator</text:p>
          </table:table-cell>
          <table:table-cell office:value-type="string" calcext:value-type="string">
            <text:p>Fen Chess Assistant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 260620 64 BMI2</text:p>
          </table:table-cell>
          <table:table-cell/>
          <table:table-cell office:value-type="string" calcext:value-type="string">
            <text:p>Stockfish 280620 64 BMI2</text:p>
          </table:table-cell>
          <table:table-cell table:number-columns-repeated="48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307.68268" calcext:value-type="float">
            <text:p>307,68268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154.14) - Tal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65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2];[.L2]));1;0)" office:value-type="float" office:value="1" calcext:value-type="float">
            <text:p>1</text:p>
          </table:table-cell>
          <table:table-cell office:value-type="string" calcext:value-type="string">
            <text:p>Bc7+ (63)</text:p>
          </table:table-cell>
          <table:table-cell table:formula="of:=IF(ISNUMBER(SEARCH([.I2];[.N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3.6835434" calcext:value-type="float">
            <text:p>3,683543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2.02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68)</text:p>
          </table:table-cell>
          <table:table-cell table:formula="of:=IF(ISNUMBER(SEARCH([.I3];[.J3]));1;0)" office:value-type="float" office:value="1" calcext:value-type="float">
            <text:p>1</text:p>
          </table:table-cell>
          <table:table-cell office:value-type="string" calcext:value-type="string">
            <text:p>b4 (63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Qf7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6590893" calcext:value-type="float">
            <text:p>3,659089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05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f2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,981132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8.0431" calcext:value-type="float">
            <text:p>8,0431</text:p>
          </table:table-cell>
          <table:table-cell table:style-name="Default" office:value-type="float" office:value="-0.014285713" calcext:value-type="float">
            <text:p>-0,014285713</text:p>
          </table:table-cell>
          <table:table-cell table:style-name="Default" office:value-type="float" office:value="0.6500001" calcext:value-type="float">
            <text:p>0,6500001</text:p>
          </table:table-cell>
          <table:table-cell table:style-name="Default" office:value-type="string" calcext:value-type="string">
            <text:p>(3.84) - Tal</text:p>
          </table:table-cell>
          <table:table-cell office:value-type="string" calcext:value-type="string">
            <text:p>Na8</text:p>
          </table:table-cell>
          <table:table-cell office:value-type="string" calcext:value-type="string">
            <text:p>Rf2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6525726" calcext:value-type="float">
            <text:p>4,6525726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4523809" calcext:value-type="float">
            <text:p>0,4523809</text:p>
          </table:table-cell>
          <table:table-cell table:style-name="Default" office:value-type="string" calcext:value-type="string">
            <text:p>(1.87) - Tal</text:p>
          </table:table-cell>
          <table:table-cell office:value-type="string" calcext:value-type="string">
            <text:p>e5+</text:p>
          </table:table-cell>
          <table:table-cell office:value-type="string" calcext:value-type="string">
            <text:p>e5+ (62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e5+ (63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e5+ (64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,483871</text:p>
          </table:table-cell>
          <table:table-cell table:style-name="Default" office:value-type="float" office:value="8.149663" calcext:value-type="float">
            <text:p>8,14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4.34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7];[.J7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Bh7+ (79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12.458329" calcext:value-type="float">
            <text:p>12,458329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2.4444442" calcext:value-type="float">
            <text:p>2,4444442</text:p>
          </table:table-cell>
          <table:table-cell table:style-name="Default" office:value-type="string" calcext:value-type="string">
            <text:p>(5.9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100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Rf6 (65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Rf6 (63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0.8947368" calcext:value-type="float">
            <text:p>0,8947368</text:p>
          </table:table-cell>
          <table:table-cell table:style-name="Default" office:value-type="float" office:value="4.599554" calcext:value-type="float">
            <text:p>4,59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,36363626</text:p>
          </table:table-cell>
          <table:table-cell table:style-name="Default" office:value-type="string" calcext:value-type="string">
            <text:p>(2.38) - Tal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Be7 (0)</text:p>
          </table:table-cell>
          <table:table-cell table:formula="of:=IF(ISNUMBER(SEARCH([.I9];[.J9]));1;0)" office:value-type="float" office:value="0" calcext:value-type="float">
            <text:p>0</text:p>
          </table:table-cell>
          <table:table-cell office:value-type="string" calcext:value-type="string">
            <text:p>Rf1 (100)</text:p>
          </table:table-cell>
          <table:table-cell table:formula="of:=IF(ISNUMBER(SEARCH([.I9];[.L9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9];[.N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1.0726517" calcext:value-type="float">
            <text:p>1,072651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0.44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100)</text:p>
          </table:table-cell>
          <table:table-cell table:formula="of:=IF(ISNUMBER(SEARCH([.I10];[.J10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10];[.N1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,991453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5.22219" calcext:value-type="float">
            <text:p>25,2221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12.99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64)</text:p>
          </table:table-cell>
          <table:table-cell table:formula="of:=IF(ISNUMBER(SEARCH([.I11];[.J11]));1;0)" office:value-type="float" office:value="1" calcext:value-type="float">
            <text:p>1</text:p>
          </table:table-cell>
          <table:table-cell office:value-type="string" calcext:value-type="string">
            <text:p>Rg7+ (65)</text:p>
          </table:table-cell>
          <table:table-cell table:formula="of:=IF(ISNUMBER(SEARCH([.I11];[.L11]));1;0)" office:value-type="float" office:value="1" calcext:value-type="float">
            <text:p>1</text:p>
          </table:table-cell>
          <table:table-cell office:value-type="string" calcext:value-type="string">
            <text:p>Rg7+ (61)</text:p>
          </table:table-cell>
          <table:table-cell table:formula="of:=IF(ISNUMBER(SEARCH([.I11];[.N1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,9752066</text:p>
          </table:table-cell>
          <table:table-cell table:style-name="Default" office:value-type="float" office:value="0.9722222" calcext:value-type="float">
            <text:p>0,9722222</text:p>
          </table:table-cell>
          <table:table-cell table:style-name="Default" office:value-type="float" office:value="8.458927" calcext:value-type="float">
            <text:p>8,458927</text:p>
          </table:table-cell>
          <table:table-cell table:style-name="Default" office:value-type="float" office:value="-0.1809524" calcext:value-type="float">
            <text:p>-0,1809524</text:p>
          </table:table-cell>
          <table:table-cell table:style-name="Default" office:value-type="float" office:value="0.0727272" calcext:value-type="float">
            <text:p>0,0727272</text:p>
          </table:table-cell>
          <table:table-cell table:style-name="Default" office:value-type="string" calcext:value-type="string">
            <text:p>(4.07) - Tal</text:p>
          </table:table-cell>
          <table:table-cell office:value-type="string" calcext:value-type="string">
            <text:p>Rde3</text:p>
          </table:table-cell>
          <table:table-cell office:value-type="string" calcext:value-type="string">
            <text:p>Rde3 (93)</text:p>
          </table:table-cell>
          <table:table-cell table:formula="of:=IF(ISNUMBER(SEARCH([.I12];[.J12]));1;0)" office:value-type="float" office:value="1" calcext:value-type="float">
            <text:p>1</text:p>
          </table:table-cell>
          <table:table-cell office:value-type="string" calcext:value-type="string">
            <text:p>Rde3 (100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Rde3 (85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,9931507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3.6189597" calcext:value-type="float">
            <text:p>3,6189597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1.79) - Tal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Nf3+ (64)</text:p>
          </table:table-cell>
          <table:table-cell table:formula="of:=IF(ISNUMBER(SEARCH([.I13];[.J13]));1;0)" office:value-type="float" office:value="1" calcext:value-type="float">
            <text:p>1</text:p>
          </table:table-cell>
          <table:table-cell office:value-type="string" calcext:value-type="string">
            <text:p>Nf3+ (69)</text:p>
          </table:table-cell>
          <table:table-cell table:formula="of:=IF(ISNUMBER(SEARCH([.I13];[.L13]));1;0)" office:value-type="float" office:value="1" calcext:value-type="float">
            <text:p>1</text:p>
          </table:table-cell>
          <table:table-cell office:value-type="string" calcext:value-type="string">
            <text:p>Nf3+ (64)</text:p>
          </table:table-cell>
          <table:table-cell table:formula="of:=IF(ISNUMBER(SEARCH([.I13];[.N1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3.5819757" calcext:value-type="float">
            <text:p>3,581975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2051282" calcext:value-type="float">
            <text:p>0,2051282</text:p>
          </table:table-cell>
          <table:table-cell table:style-name="Default" office:value-type="string" calcext:value-type="string">
            <text:p>(1.76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83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14];[.L14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14];[.N1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,308642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-4.1664977" calcext:value-type="float">
            <text:p>-4,1664977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54545474" calcext:value-type="float">
            <text:p>0,54545474</text:p>
          </table:table-cell>
          <table:table-cell table:style-name="Default" office:value-type="string" calcext:value-type="string">
            <text:p>(25.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2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Bh7+ (62)</text:p>
          </table:table-cell>
          <table:table-cell table:formula="of:=IF(ISNUMBER(SEARCH([.I15];[.L15]));1;0)" office:value-type="float" office:value="1" calcext:value-type="float">
            <text:p>1</text:p>
          </table:table-cell>
          <table:table-cell office:value-type="string" calcext:value-type="string">
            <text:p>Bb8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,96899223</text:p>
          </table:table-cell>
          <table:table-cell table:style-name="Default" office:value-type="float" office:value="0.10810811" calcext:value-type="float">
            <text:p>0,10810811</text:p>
          </table:table-cell>
          <table:table-cell table:style-name="Default" office:value-type="float" office:value="45.37118" calcext:value-type="float">
            <text:p>45,3711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21153855" calcext:value-type="float">
            <text:p>0,21153855</text:p>
          </table:table-cell>
          <table:table-cell table:style-name="Default" office:value-type="string" calcext:value-type="string">
            <text:p>(8.35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80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Kh1 (0)</text:p>
          </table:table-cell>
          <table:table-cell table:formula="of:=IF(ISNUMBER(SEARCH([.I16];[.L16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6];[.N1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,85365856</text:p>
          </table:table-cell>
          <table:table-cell table:style-name="Default" office:value-type="float" office:value="7.3289967" calcext:value-type="float">
            <text:p>7,3289967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21428585" calcext:value-type="float">
            <text:p>0,21428585</text:p>
          </table:table-cell>
          <table:table-cell table:style-name="Default" office:value-type="string" calcext:value-type="string">
            <text:p>(3.38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Ng5 (88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,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9903026" calcext:value-type="float">
            <text:p>2,990302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6+ (0)</text:p>
          </table:table-cell>
          <table:table-cell table:formula="of:=IF(ISNUMBER(SEARCH([.I18];[.J18]));1;0)" office:value-type="float" office:value="0" calcext:value-type="float">
            <text:p>0</text:p>
          </table:table-cell>
          <table:table-cell office:value-type="string" calcext:value-type="string">
            <text:p>Nf6+ (0)</text:p>
          </table:table-cell>
          <table:table-cell table:formula="of:=IF(ISNUMBER(SEARCH([.I18];[.L18]));1;0)" office:value-type="float" office:value="0" calcext:value-type="float">
            <text:p>0</text:p>
          </table:table-cell>
          <table:table-cell office:value-type="string" calcext:value-type="string">
            <text:p>Nf6+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,968</text:p>
          </table:table-cell>
          <table:table-cell table:style-name="Default" office:value-type="float" office:value="1.2571429" calcext:value-type="float">
            <text:p>1,2571429</text:p>
          </table:table-cell>
          <table:table-cell table:style-name="Default" office:value-type="float" office:value="1.0775771" calcext:value-type="float">
            <text:p>1,0775771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0.05303049" calcext:value-type="float">
            <text:p>0,05303049</text:p>
          </table:table-cell>
          <table:table-cell table:style-name="Default" office:value-type="string" calcext:value-type="string">
            <text:p>(0.78) - Tal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Rb2 (88)</text:p>
          </table:table-cell>
          <table:table-cell table:formula="of:=IF(ISNUMBER(SEARCH([.I19];[.J19]));1;0)" office:value-type="float" office:value="1" calcext:value-type="float">
            <text:p>1</text:p>
          </table:table-cell>
          <table:table-cell office:value-type="string" calcext:value-type="string">
            <text:p>Rb2 (80)</text:p>
          </table:table-cell>
          <table:table-cell table:formula="of:=IF(ISNUMBER(SEARCH([.I19];[.L19]));1;0)" office:value-type="float" office:value="1" calcext:value-type="float">
            <text:p>1</text:p>
          </table:table-cell>
          <table:table-cell office:value-type="string" calcext:value-type="string">
            <text:p>Rb2 (62)</text:p>
          </table:table-cell>
          <table:table-cell table:formula="of:=IF(ISNUMBER(SEARCH([.I19];[.N1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2.74379" calcext:value-type="float">
            <text:p>2,74379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18181825" calcext:value-type="float">
            <text:p>0,18181825</text:p>
          </table:table-cell>
          <table:table-cell table:style-name="Default" office:value-type="string" calcext:value-type="string">
            <text:p>(1.43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e4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Ne4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Ne4 (0)</text:p>
          </table:table-cell>
          <table:table-cell table:formula="of:=IF(ISNUMBER(SEARCH([.I20];[.N2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,1147541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3.1984053" calcext:value-type="float">
            <text:p>3,1984053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9999995" calcext:value-type="float">
            <text:p>0,29999995</text:p>
          </table:table-cell>
          <table:table-cell table:style-name="Default" office:value-type="string" calcext:value-type="string">
            <text:p>(2.76) - Tal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Ke6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Rab6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21];[.N2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,8936170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38.511593" calcext:value-type="float">
            <text:p>-38,511593</text:p>
          </table:table-cell>
          <table:table-cell table:style-name="Default" office:value-type="float" office:value="-0.099999994" calcext:value-type="float">
            <text:p>-0,099999994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string" calcext:value-type="string">
            <text:p>(2.6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e6 (0)</text:p>
          </table:table-cell>
          <table:table-cell table:formula="of:=IF(ISNUMBER(SEARCH([.I22];[.J22]));1;0)" office:value-type="float" office:value="0" calcext:value-type="float">
            <text:p>0</text:p>
          </table:table-cell>
          <table:table-cell office:value-type="string" calcext:value-type="string">
            <text:p>g4 (93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,9219858</text:p>
          </table:table-cell>
          <table:table-cell table:style-name="Default" office:value-type="float" office:value="2.2608695" calcext:value-type="float">
            <text:p>2,2608695</text:p>
          </table:table-cell>
          <table:table-cell table:style-name="Default" office:value-type="float" office:value="-10.469714" calcext:value-type="float">
            <text:p>-10,469714</text:p>
          </table:table-cell>
          <table:table-cell table:style-name="Default" office:value-type="float" office:value="-0.15833335" calcext:value-type="float">
            <text:p>-0,15833335</text:p>
          </table:table-cell>
          <table:table-cell table:style-name="Default" office:value-type="float" office:value="1.1538463" calcext:value-type="float">
            <text:p>1,1538463</text:p>
          </table:table-cell>
          <table:table-cell table:style-name="Default" office:value-type="string" calcext:value-type="string">
            <text:p>(2.52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6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e5 (100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e5 (77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,2352941</text:p>
          </table:table-cell>
          <table:table-cell table:style-name="Default" office:value-type="float" office:value="2.7484035" calcext:value-type="float">
            <text:p>2,7484035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78) - Tal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100)</text:p>
          </table:table-cell>
          <table:table-cell table:formula="of:=IF(ISNUMBER(SEARCH([.I24];[.J24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,1315789</text:p>
          </table:table-cell>
          <table:table-cell table:style-name="Default" office:value-type="float" office:value="3.8774517" calcext:value-type="float">
            <text:p>3,8774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85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ad1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e5 (100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25];[.N2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,6923077</text:p>
          </table:table-cell>
          <table:table-cell table:style-name="Default" office:value-type="float" office:value="2.9754128" calcext:value-type="float">
            <text:p>2,9754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2.5) - Tal</text:p>
          </table:table-cell>
          <table:table-cell office:value-type="string" calcext:value-type="string">
            <text:p>Re8+</text:p>
          </table:table-cell>
          <table:table-cell office:value-type="string" calcext:value-type="string">
            <text:p>Re8+ (65)</text:p>
          </table:table-cell>
          <table:table-cell table:formula="of:=IF(ISNUMBER(SEARCH([.I26];[.J26]));1;0)" office:value-type="float" office:value="1" calcext:value-type="float">
            <text:p>1</text:p>
          </table:table-cell>
          <table:table-cell office:value-type="string" calcext:value-type="string">
            <text:p>Re8+ (85)</text:p>
          </table:table-cell>
          <table:table-cell table:formula="of:=IF(ISNUMBER(SEARCH([.I26];[.L26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26];[.N2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7.311821" calcext:value-type="float">
            <text:p>17,311821</text:p>
          </table:table-cell>
          <table:table-cell table:style-name="Default" office:value-type="float" office:value="-0.015476197" calcext:value-type="float">
            <text:p>-0,015476197</text:p>
          </table:table-cell>
          <table:table-cell table:style-name="Default" office:value-type="float" office:value="0.11904764" calcext:value-type="float">
            <text:p>0,11904764</text:p>
          </table:table-cell>
          <table:table-cell table:style-name="Default" office:value-type="string" calcext:value-type="string">
            <text:p>(8.67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4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Nf6+ (83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Nf6+ (61)</text:p>
          </table:table-cell>
          <table:table-cell table:formula="of:=IF(ISNUMBER(SEARCH([.I27];[.N2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float" office:value="1.3076923" calcext:value-type="float">
            <text:p>1,3076923</text:p>
          </table:table-cell>
          <table:table-cell table:style-name="Default" office:value-type="float" office:value="6.707924" calcext:value-type="float">
            <text:p>6,70792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6527777" calcext:value-type="float">
            <text:p>0,6527777</text:p>
          </table:table-cell>
          <table:table-cell table:style-name="Default" office:value-type="string" calcext:value-type="string">
            <text:p>(3.35) - Tal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4 (88)</text:p>
          </table:table-cell>
          <table:table-cell table:formula="of:=IF(ISNUMBER(SEARCH([.I28];[.J28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28];[.L2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28];[.N2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-0.38932076" calcext:value-type="float">
            <text:p>-0,38932076</text:p>
          </table:table-cell>
          <table:table-cell table:style-name="Default" office:value-type="float" office:value="-0.16071428" calcext:value-type="float">
            <text:p>-0,16071428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0.61) - Tal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3 (100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c3 (62)</text:p>
          </table:table-cell>
          <table:table-cell table:formula="of:=IF(ISNUMBER(SEARCH([.I29];[.L29]));1;0)" office:value-type="float" office:value="1" calcext:value-type="float">
            <text:p>1</text:p>
          </table:table-cell>
          <table:table-cell office:value-type="string" calcext:value-type="string">
            <text:p>c3 (64)</text:p>
          </table:table-cell>
          <table:table-cell table:formula="of:=IF(ISNUMBER(SEARCH([.I29];[.N2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648649" calcext:value-type="float">
            <text:p>0,8648649</text:p>
          </table:table-cell>
          <table:table-cell table:style-name="Default" office:value-type="float" office:value="3.0866141" calcext:value-type="float">
            <text:p>3,0866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30];[.L30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30];[.N3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,2708334</text:p>
          </table:table-cell>
          <table:table-cell table:style-name="Default" office:value-type="float" office:value="2.142857" calcext:value-type="float">
            <text:p>2,142857</text:p>
          </table:table-cell>
          <table:table-cell table:style-name="Default" office:value-type="float" office:value="-0.722911" calcext:value-type="float">
            <text:p>-0,722911</text:p>
          </table:table-cell>
          <table:table-cell table:style-name="Default" office:value-type="float" office:value="0.10714285" calcext:value-type="float">
            <text:p>0,10714285</text:p>
          </table:table-cell>
          <table:table-cell table:style-name="Default" office:value-type="float" office:value="1.6666667" calcext:value-type="float">
            <text:p>1,6666667</text:p>
          </table:table-cell>
          <table:table-cell table:style-name="Default" office:value-type="string" calcext:value-type="string">
            <text:p>(4.19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67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Re3 (85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6.9959764" calcext:value-type="float">
            <text:p>6,9959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,42857146</text:p>
          </table:table-cell>
          <table:table-cell table:style-name="Default" office:value-type="string" calcext:value-type="string">
            <text:p>(3.5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3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g3 (0)</text:p>
          </table:table-cell>
          <table:table-cell table:formula="of:=IF(ISNUMBER(SEARCH([.I32];[.L32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32];[.N3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3.7204373" calcext:value-type="float">
            <text:p>3,7204373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9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88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,9909091</text:p>
          </table:table-cell>
          <table:table-cell table:style-name="Default" office:value-type="float" office:value="2.642857" calcext:value-type="float">
            <text:p>2,642857</text:p>
          </table:table-cell>
          <table:table-cell table:style-name="Default" office:value-type="float" office:value="-68.1427" calcext:value-type="float">
            <text:p>-68,142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4.43) - Tal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b3 (0)</text:p>
          </table:table-cell>
          <table:table-cell table:formula="of:=IF(ISNUMBER(SEARCH([.I34];[.J3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4];[.L3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34];[.N3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,94736844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2.9354968" calcext:value-type="float">
            <text:p>2,9354968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string" calcext:value-type="string">
            <text:p>(1.42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d7 (0)</text:p>
          </table:table-cell>
          <table:table-cell table:formula="of:=IF(ISNUMBER(SEARCH([.I35];[.J35]));1;0)" office:value-type="float" office:value="0" calcext:value-type="float">
            <text:p>0</text:p>
          </table:table-cell>
          <table:table-cell office:value-type="string" calcext:value-type="string">
            <text:p>Rf6 (88)</text:p>
          </table:table-cell>
          <table:table-cell table:formula="of:=IF(ISNUMBER(SEARCH([.I35];[.L35]));1;0)" office:value-type="float" office:value="1" calcext:value-type="float">
            <text:p>1</text:p>
          </table:table-cell>
          <table:table-cell office:value-type="string" calcext:value-type="string">
            <text:p>Rd7 (0)</text:p>
          </table:table-cell>
          <table:table-cell table:formula="of:=IF(ISNUMBER(SEARCH([.I35];[.N3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15.905014" calcext:value-type="float">
            <text:p>15,905014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2727275" calcext:value-type="float">
            <text:p>-0,2727275</text:p>
          </table:table-cell>
          <table:table-cell table:style-name="Default" office:value-type="string" calcext:value-type="string">
            <text:p>(8.21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Nb6+ (0)</text:p>
          </table:table-cell>
          <table:table-cell table:formula="of:=IF(ISNUMBER(SEARCH([.I36];[.J36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36];[.L36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36];[.N3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,1212121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4.2934403" calcext:value-type="float">
            <text:p>4,2934403</text:p>
          </table:table-cell>
          <table:table-cell table:style-name="Default" office:value-type="float" office:value="0.068749994" calcext:value-type="float">
            <text:p>0,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67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83)</text:p>
          </table:table-cell>
          <table:table-cell table:formula="of:=IF(ISNUMBER(SEARCH([.I37];[.J37]));1;0)" office:value-type="float" office:value="1" calcext:value-type="float">
            <text:p>1</text:p>
          </table:table-cell>
          <table:table-cell office:value-type="string" calcext:value-type="string">
            <text:p>Ke2 (0)</text:p>
          </table:table-cell>
          <table:table-cell table:formula="of:=IF(ISNUMBER(SEARCH([.I37];[.L37]));1;0)" office:value-type="float" office:value="0" calcext:value-type="float">
            <text:p>0</text:p>
          </table:table-cell>
          <table:table-cell office:value-type="string" calcext:value-type="string">
            <text:p>c5 (61)</text:p>
          </table:table-cell>
          <table:table-cell table:formula="of:=IF(ISNUMBER(SEARCH([.I37];[.N3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,0217391</text:p>
          </table:table-cell>
          <table:table-cell table:style-name="Default" office:value-type="float" office:value="1.1842105" calcext:value-type="float">
            <text:p>1,1842105</text:p>
          </table:table-cell>
          <table:table-cell table:style-name="Default" office:value-type="float" office:value="7.1340194" calcext:value-type="float">
            <text:p>7,1340194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62637377" calcext:value-type="float">
            <text:p>0,62637377</text:p>
          </table:table-cell>
          <table:table-cell table:style-name="Default" office:value-type="string" calcext:value-type="string">
            <text:p>(3.42) - Tal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d3 (0)</text:p>
          </table:table-cell>
          <table:table-cell table:formula="of:=IF(ISNUMBER(SEARCH([.I38];[.J38]));1;0)" office:value-type="float" office:value="0" calcext:value-type="float">
            <text:p>0</text:p>
          </table:table-cell>
          <table:table-cell office:value-type="string" calcext:value-type="string">
            <text:p>Ng6+ (61)</text:p>
          </table:table-cell>
          <table:table-cell table:formula="of:=IF(ISNUMBER(SEARCH([.I38];[.L38]));1;0)" office:value-type="float" office:value="1" calcext:value-type="float">
            <text:p>1</text:p>
          </table:table-cell>
          <table:table-cell office:value-type="string" calcext:value-type="string">
            <text:p>Ng6+ (61)</text:p>
          </table:table-cell>
          <table:table-cell table:formula="of:=IF(ISNUMBER(SEARCH([.I38];[.N3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,0166667</text:p>
          </table:table-cell>
          <table:table-cell table:style-name="Default" office:value-type="float" office:value="0.8611111" calcext:value-type="float">
            <text:p>0,8611111</text:p>
          </table:table-cell>
          <table:table-cell table:style-name="Default" office:value-type="float" office:value="4.792937" calcext:value-type="float">
            <text:p>4,792937</text:p>
          </table:table-cell>
          <table:table-cell table:style-name="Default" office:value-type="float" office:value="-0.11428572" calcext:value-type="float">
            <text:p>-0,11428572</text:p>
          </table:table-cell>
          <table:table-cell table:style-name="Default" office:value-type="float" office:value="-0.09090924" calcext:value-type="float">
            <text:p>-0,09090924</text:p>
          </table:table-cell>
          <table:table-cell table:style-name="Default" office:value-type="string" calcext:value-type="string">
            <text:p>(2.25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75)</text:p>
          </table:table-cell>
          <table:table-cell table:formula="of:=IF(ISNUMBER(SEARCH([.I39];[.J39]));1;0)" office:value-type="float" office:value="1" calcext:value-type="float">
            <text:p>1</text:p>
          </table:table-cell>
          <table:table-cell office:value-type="string" calcext:value-type="string">
            <text:p>Rg5+ (63)</text:p>
          </table:table-cell>
          <table:table-cell table:formula="of:=IF(ISNUMBER(SEARCH([.I39];[.L39]));1;0)" office:value-type="float" office:value="1" calcext:value-type="float">
            <text:p>1</text:p>
          </table:table-cell>
          <table:table-cell office:value-type="string" calcext:value-type="string">
            <text:p>Rg5+ (63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,992</text:p>
          </table:table-cell>
          <table:table-cell table:style-name="Default" office:value-type="float" office:value="1.1785715" calcext:value-type="float">
            <text:p>1,1785715</text:p>
          </table:table-cell>
          <table:table-cell table:style-name="Default" office:value-type="float" office:value="22.490705" calcext:value-type="float">
            <text:p>22,490705</text:p>
          </table:table-cell>
          <table:table-cell table:style-name="Default" office:value-type="float" office:value="-0.05208333" calcext:value-type="float">
            <text:p>-0,05208333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10.96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3 (85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Ra3 (85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Ra3 (70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1.9285715" calcext:value-type="float">
            <text:p>1,9285715</text:p>
          </table:table-cell>
          <table:table-cell table:style-name="Default" office:value-type="float" office:value="-3.6451852" calcext:value-type="float">
            <text:p>-3,6451852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05769229" calcext:value-type="float">
            <text:p>-0,05769229</text:p>
          </table:table-cell>
          <table:table-cell table:style-name="Default" office:value-type="string" calcext:value-type="string">
            <text:p>(0.56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b8 (93)</text:p>
          </table:table-cell>
          <table:table-cell table:formula="of:=IF(ISNUMBER(SEARCH([.I41];[.J41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41];[.L41]));1;0)" office:value-type="float" office:value="0" calcext:value-type="float">
            <text:p>0</text:p>
          </table:table-cell>
          <table:table-cell office:value-type="string" calcext:value-type="string">
            <text:p>Qb8 (85)</text:p>
          </table:table-cell>
          <table:table-cell table:formula="of:=IF(ISNUMBER(SEARCH([.I41];[.N4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,93442625</text:p>
          </table:table-cell>
          <table:table-cell table:style-name="Default" office:value-type="float" office:value="1.7419355" calcext:value-type="float">
            <text:p>1,7419355</text:p>
          </table:table-cell>
          <table:table-cell table:style-name="Default" office:value-type="float" office:value="-1.146138" calcext:value-type="float">
            <text:p>-1,146138</text:p>
          </table:table-cell>
          <table:table-cell table:style-name="Default" office:value-type="float" office:value="-0.04336735" calcext:value-type="float">
            <text:p>-0,04336735</text:p>
          </table:table-cell>
          <table:table-cell table:style-name="Default" office:value-type="float" office:value="0.5353534" calcext:value-type="float">
            <text:p>0,5353534</text:p>
          </table:table-cell>
          <table:table-cell table:style-name="Default" office:value-type="string" calcext:value-type="string">
            <text:p>(0.47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100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Qf3 (65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Qf3 (63)</text:p>
          </table:table-cell>
          <table:table-cell table:formula="of:=IF(ISNUMBER(SEARCH([.I42];[.N4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,0072993</text:p>
          </table:table-cell>
          <table:table-cell table:style-name="Default" office:value-type="float" office:value="0.7346939" calcext:value-type="float">
            <text:p>0,7346939</text:p>
          </table:table-cell>
          <table:table-cell table:style-name="Default" office:value-type="float" office:value="3.5472324" calcext:value-type="float">
            <text:p>3,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,38461518</text:p>
          </table:table-cell>
          <table:table-cell table:style-name="Default" office:value-type="string" calcext:value-type="string">
            <text:p>(1.54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f5 (0)</text:p>
          </table:table-cell>
          <table:table-cell table:formula="of:=IF(ISNUMBER(SEARCH([.I43];[.L43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43];[.N4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,9710145</text:p>
          </table:table-cell>
          <table:table-cell table:style-name="Default" office:value-type="float" office:value="1.4444444" calcext:value-type="float">
            <text:p>1,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,10416666</text:p>
          </table:table-cell>
          <table:table-cell table:style-name="Default" office:value-type="float" office:value="0.025640965" calcext:value-type="float">
            <text:p>0,025640965</text:p>
          </table:table-cell>
          <table:table-cell table:style-name="Default" office:value-type="string" calcext:value-type="string">
            <text:p>(0.5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e7 (0)</text:p>
          </table:table-cell>
          <table:table-cell table:formula="of:=IF(ISNUMBER(SEARCH([.I44];[.J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44];[.L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,7857143</text:p>
          </table:table-cell>
          <table:table-cell table:style-name="Default" office:value-type="float" office:value="2.238169" calcext:value-type="float">
            <text:p>2,238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79)</text:p>
          </table:table-cell>
          <table:table-cell table:formula="of:=IF(ISNUMBER(SEARCH([.I45];[.J45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45];[.L45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45];[.N4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1.7339135" calcext:value-type="float">
            <text:p>1,7339135</text:p>
          </table:table-cell>
          <table:table-cell table:style-name="Default" office:value-type="float" office:value="0.085714296" calcext:value-type="float">
            <text:p>0,085714296</text:p>
          </table:table-cell>
          <table:table-cell table:style-name="Default" office:value-type="float" office:value="-0.70000005" calcext:value-type="float">
            <text:p>-0,70000005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a8 (0)</text:p>
          </table:table-cell>
          <table:table-cell table:formula="of:=IF(ISNUMBER(SEARCH([.I46];[.J4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6];[.L4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6];[.N4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1745741" calcext:value-type="float">
            <text:p>1,1745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7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0)</text:p>
          </table:table-cell>
          <table:table-cell table:formula="of:=IF(ISNUMBER(SEARCH([.I47];[.J47]));1;0)" office:value-type="float" office:value="1" calcext:value-type="float">
            <text:p>1</text:p>
          </table:table-cell>
          <table:table-cell office:value-type="string" calcext:value-type="string">
            <text:p>Bh7+ (62)</text:p>
          </table:table-cell>
          <table:table-cell table:formula="of:=IF(ISNUMBER(SEARCH([.I47];[.L47]));1;0)" office:value-type="float" office:value="1" calcext:value-type="float">
            <text:p>1</text:p>
          </table:table-cell>
          <table:table-cell office:value-type="string" calcext:value-type="string">
            <text:p>Bh7+ (61)</text:p>
          </table:table-cell>
          <table:table-cell table:formula="of:=IF(ISNUMBER(SEARCH([.I47];[.N4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12.412" calcext:value-type="float">
            <text:p>12,412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2575774" calcext:value-type="float">
            <text:p>0,32575774</text:p>
          </table:table-cell>
          <table:table-cell table:style-name="Default" office:value-type="string" calcext:value-type="string">
            <text:p>(6.62) - Tal</text:p>
          </table:table-cell>
          <table:table-cell office:value-type="string" calcext:value-type="string">
            <text:p>Bc4+</text:p>
          </table:table-cell>
          <table:table-cell office:value-type="string" calcext:value-type="string">
            <text:p>Bc4+ (67)</text:p>
          </table:table-cell>
          <table:table-cell table:formula="of:=IF(ISNUMBER(SEARCH([.I48];[.J48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48];[.L48]));1;0)" office:value-type="float" office:value="0" calcext:value-type="float">
            <text:p>0</text:p>
          </table:table-cell>
          <table:table-cell office:value-type="string" calcext:value-type="string">
            <text:p>Bc4+ (93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,9741379</text:p>
          </table:table-cell>
          <table:table-cell table:style-name="Default" office:value-type="float" office:value="1.3548387" calcext:value-type="float">
            <text:p>1,3548387</text:p>
          </table:table-cell>
          <table:table-cell table:style-name="Default" office:value-type="float" office:value="307.10287" calcext:value-type="float">
            <text:p>307,10287</text:p>
          </table:table-cell>
          <table:table-cell table:style-name="Default" office:value-type="float" office:value="-0.054166675" calcext:value-type="float">
            <text:p>-0,054166675</text:p>
          </table:table-cell>
          <table:table-cell table:style-name="Default" office:value-type="float" office:value="0.13636374" calcext:value-type="float">
            <text:p>0,13636374</text:p>
          </table:table-cell>
          <table:table-cell table:style-name="Default" office:value-type="string" calcext:value-type="string">
            <text:p>(153.86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83)</text:p>
          </table:table-cell>
          <table:table-cell table:formula="of:=IF(ISNUMBER(SEARCH([.I49];[.J49]));1;0)" office:value-type="float" office:value="1" calcext:value-type="float">
            <text:p>1</text:p>
          </table:table-cell>
          <table:table-cell office:value-type="string" calcext:value-type="string">
            <text:p>Rf5 (93)</text:p>
          </table:table-cell>
          <table:table-cell table:formula="of:=IF(ISNUMBER(SEARCH([.I49];[.L49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49];[.N4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0.82978725" calcext:value-type="float">
            <text:p>0,82978725</text:p>
          </table:table-cell>
          <table:table-cell table:style-name="Default" office:value-type="float" office:value="4.7980204" calcext:value-type="float">
            <text:p>4,798020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099999905" calcext:value-type="float">
            <text:p>0,099999905</text:p>
          </table:table-cell>
          <table:table-cell table:style-name="Default" office:value-type="string" calcext:value-type="string">
            <text:p>(2.13) - Tal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h6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50];[.L50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,0337079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45.00602" calcext:value-type="float">
            <text:p>45,00602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42222238" calcext:value-type="float">
            <text:p>0,42222238</text:p>
          </table:table-cell>
          <table:table-cell table:style-name="Default" office:value-type="string" calcext:value-type="string">
            <text:p>(22.89) - Tal</text:p>
          </table:table-cell>
          <table:table-cell office:value-type="string" calcext:value-type="string">
            <text:p>Nh5+</text:p>
          </table:table-cell>
          <table:table-cell office:value-type="string" calcext:value-type="string">
            <text:p>Nh5+ (93)</text:p>
          </table:table-cell>
          <table:table-cell table:formula="of:=IF(ISNUMBER(SEARCH([.I51];[.J51]));1;0)" office:value-type="float" office:value="1" calcext:value-type="float">
            <text:p>1</text:p>
          </table:table-cell>
          <table:table-cell office:value-type="string" calcext:value-type="string">
            <text:p>Nh5+ (85)</text:p>
          </table:table-cell>
          <table:table-cell table:formula="of:=IF(ISNUMBER(SEARCH([.I51];[.L51]));1;0)" office:value-type="float" office:value="1" calcext:value-type="float">
            <text:p>1</text:p>
          </table:table-cell>
          <table:table-cell office:value-type="string" calcext:value-type="string">
            <text:p>Qe2 (0)</text:p>
          </table:table-cell>
          <table:table-cell table:formula="of:=IF(ISNUMBER(SEARCH([.I51];[.N5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3.5668094" calcext:value-type="float">
            <text:p>3,5668094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53846145" calcext:value-type="float">
            <text:p>0,53846145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100)</text:p>
          </table:table-cell>
          <table:table-cell table:formula="of:=IF(ISNUMBER(SEARCH([.I52];[.J52]));1;0)" office:value-type="float" office:value="1" calcext:value-type="float">
            <text:p>1</text:p>
          </table:table-cell>
          <table:table-cell office:value-type="string" calcext:value-type="string">
            <text:p>Qb2 (0)</text:p>
          </table:table-cell>
          <table:table-cell table:formula="of:=IF(ISNUMBER(SEARCH([.I52];[.L52]));1;0)" office:value-type="float" office:value="0" calcext:value-type="float">
            <text:p>0</text:p>
          </table:table-cell>
          <table:table-cell office:value-type="string" calcext:value-type="string">
            <text:p>Qb2 (0)</text:p>
          </table:table-cell>
          <table:table-cell table:formula="of:=IF(ISNUMBER(SEARCH([.I52];[.N5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,9101124</text:p>
          </table:table-cell>
          <table:table-cell table:style-name="Default" office:value-type="float" office:value="1.5769231" calcext:value-type="float">
            <text:p>1,5769231</text:p>
          </table:table-cell>
          <table:table-cell table:style-name="Default" office:value-type="float" office:value="2.671589" calcext:value-type="float">
            <text:p>2,671589</text:p>
          </table:table-cell>
          <table:table-cell table:style-name="Default" office:value-type="float" office:value="0.002976194" calcext:value-type="float">
            <text:p>0,002976194</text:p>
          </table:table-cell>
          <table:table-cell table:style-name="Default" office:value-type="float" office:value="-0.6507938" calcext:value-type="float">
            <text:p>-0,6507938</text:p>
          </table:table-cell>
          <table:table-cell table:style-name="Default" office:value-type="string" calcext:value-type="string">
            <text:p>(2.5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75)</text:p>
          </table:table-cell>
          <table:table-cell table:formula="of:=IF(ISNUMBER(SEARCH([.I53];[.J53]));1;0)" office:value-type="float" office:value="1" calcext:value-type="float">
            <text:p>1</text:p>
          </table:table-cell>
          <table:table-cell office:value-type="string" calcext:value-type="string">
            <text:p>Bg1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b4 (100)</text:p>
          </table:table-cell>
          <table:table-cell table:formula="of:=IF(ISNUMBER(SEARCH([.I53];[.N5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,0107527</text:p>
          </table:table-cell>
          <table:table-cell table:style-name="Default" office:value-type="float" office:value="1.1290323" calcext:value-type="float">
            <text:p>1,1290323</text:p>
          </table:table-cell>
          <table:table-cell table:style-name="Default" office:value-type="float" office:value="0.607213" calcext:value-type="float">
            <text:p>0,607213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18333316" calcext:value-type="float">
            <text:p>0,18333316</text:p>
          </table:table-cell>
          <table:table-cell table:style-name="Default" office:value-type="string" calcext:value-type="string">
            <text:p>(0.35) - Tal</text:p>
          </table:table-cell>
          <table:table-cell office:value-type="string" calcext:value-type="string">
            <text:p>Qc6</text:p>
          </table:table-cell>
          <table:table-cell office:value-type="string" calcext:value-type="string">
            <text:p>Qa4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Qc6 (88)</text:p>
          </table:table-cell>
          <table:table-cell table:formula="of:=IF(ISNUMBER(SEARCH([.I54];[.L54]));1;0)" office:value-type="float" office:value="1" calcext:value-type="float">
            <text:p>1</text:p>
          </table:table-cell>
          <table:table-cell office:value-type="string" calcext:value-type="string">
            <text:p>Qc6 (79)</text:p>
          </table:table-cell>
          <table:table-cell table:formula="of:=IF(ISNUMBER(SEARCH([.I54];[.N5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1.7142857" calcext:value-type="float">
            <text:p>1,7142857</text:p>
          </table:table-cell>
          <table:table-cell table:style-name="Default" office:value-type="float" office:value="0.36688292" calcext:value-type="float">
            <text:p>0,36688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b5 (100)</text:p>
          </table:table-cell>
          <table:table-cell table:formula="of:=IF(ISNUMBER(SEARCH([.I55];[.J55]));1;0)" office:value-type="float" office:value="1" calcext:value-type="float">
            <text:p>1</text:p>
          </table:table-cell>
          <table:table-cell office:value-type="string" calcext:value-type="string">
            <text:p>Qb5 (93)</text:p>
          </table:table-cell>
          <table:table-cell table:formula="of:=IF(ISNUMBER(SEARCH([.I55];[.L55]));1;0)" office:value-type="float" office:value="1" calcext:value-type="float">
            <text:p>1</text:p>
          </table:table-cell>
          <table:table-cell office:value-type="string" calcext:value-type="string">
            <text:p>Qd5 (0)</text:p>
          </table:table-cell>
          <table:table-cell table:formula="of:=IF(ISNUMBER(SEARCH([.I55];[.N5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,67058825</text:p>
          </table:table-cell>
          <table:table-cell table:style-name="Default" office:value-type="float" office:value="2.125" calcext:value-type="float">
            <text:p>2,125</text:p>
          </table:table-cell>
          <table:table-cell table:style-name="Default" office:value-type="float" office:value="-4.6892357" calcext:value-type="float">
            <text:p>-4,6892357</text:p>
          </table:table-cell>
          <table:table-cell table:style-name="Default" office:value-type="float" office:value="-0.114999995" calcext:value-type="float">
            <text:p>-0,114999995</text:p>
          </table:table-cell>
          <table:table-cell table:style-name="Default" office:value-type="float" office:value="1.8222222" calcext:value-type="float">
            <text:p>1,8222222</text:p>
          </table:table-cell>
          <table:table-cell table:style-name="Default" office:value-type="string" calcext:value-type="string">
            <text:p>(1.17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a6 (0)</text:p>
          </table:table-cell>
          <table:table-cell table:formula="of:=IF(ISNUMBER(SEARCH([.I56];[.J56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56];[.L56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56];[.N5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75953" calcext:value-type="float">
            <text:p>2,57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1.18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4 (64)</text:p>
          </table:table-cell>
          <table:table-cell table:formula="of:=IF(ISNUMBER(SEARCH([.I57];[.J57]));1;0)" office:value-type="float" office:value="1" calcext:value-type="float">
            <text:p>1</text:p>
          </table:table-cell>
          <table:table-cell office:value-type="string" calcext:value-type="string">
            <text:p>Kd7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22.694536" calcext:value-type="float">
            <text:p>22,694536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string" calcext:value-type="string">
            <text:p>(11.24) - Tal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f8 (100)</text:p>
          </table:table-cell>
          <table:table-cell table:formula="of:=IF(ISNUMBER(SEARCH([.I58];[.J58]));1;0)" office:value-type="float" office:value="1" calcext:value-type="float">
            <text:p>1</text:p>
          </table:table-cell>
          <table:table-cell office:value-type="string" calcext:value-type="string">
            <text:p>Nf8 (100)</text:p>
          </table:table-cell>
          <table:table-cell table:formula="of:=IF(ISNUMBER(SEARCH([.I58];[.L58]));1;0)" office:value-type="float" office:value="1" calcext:value-type="float">
            <text:p>1</text:p>
          </table:table-cell>
          <table:table-cell office:value-type="string" calcext:value-type="string">
            <text:p>Nb6 (0)</text:p>
          </table:table-cell>
          <table:table-cell table:formula="of:=IF(ISNUMBER(SEARCH([.I58];[.N5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1k1/1p2qp2/p1p2n1Q/3p1BN1/3P4/1PP5/1KP5/8 w - - 0 1</text:p>
          </table:table-cell>
          <table:table-cell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10.372734" calcext:value-type="float">
            <text:p>10,372734</text:p>
          </table:table-cell>
          <table:table-cell table:style-name="Default" office:value-type="float" office:value="0.34126985" calcext:value-type="float">
            <text:p>0,34126985</text:p>
          </table:table-cell>
          <table:table-cell table:style-name="Default" office:value-type="float" office:value="1.4166667" calcext:value-type="float">
            <text:p>1,4166667</text:p>
          </table:table-cell>
          <table:table-cell table:style-name="Default" office:value-type="string" calcext:value-type="string">
            <text:p>(4.71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80)</text:p>
          </table:table-cell>
          <table:table-cell table:formula="of:=IF(ISNUMBER(SEARCH([.I59];[.J59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59];[.L59]));1;0)" office:value-type="float" office:value="1" calcext:value-type="float">
            <text:p>1</text:p>
          </table:table-cell>
          <table:table-cell office:value-type="string" calcext:value-type="string">
            <text:p>c4 (80)</text:p>
          </table:table-cell>
          <table:table-cell table:formula="of:=IF(ISNUMBER(SEARCH([.I59];[.N5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,9453125</text:p>
          </table:table-cell>
          <table:table-cell table:style-name="Default" office:value-type="float" office:value="1.2647059" calcext:value-type="float">
            <text:p>1,2647059</text:p>
          </table:table-cell>
          <table:table-cell table:style-name="Default" office:value-type="float" office:value="2.8357737" calcext:value-type="float">
            <text:p>2,8357737</text:p>
          </table:table-cell>
          <table:table-cell table:style-name="Default" office:value-type="float" office:value="0.041666657" calcext:value-type="float">
            <text:p>0,041666657</text:p>
          </table:table-cell>
          <table:table-cell table:style-name="Default" office:value-type="float" office:value="0.1328671" calcext:value-type="float">
            <text:p>0,1328671</text:p>
          </table:table-cell>
          <table:table-cell table:style-name="Default" office:value-type="string" calcext:value-type="string">
            <text:p>(1.62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4)</text:p>
          </table:table-cell>
          <table:table-cell table:formula="of:=IF(ISNUMBER(SEARCH([.I60];[.J60]));1;0)" office:value-type="float" office:value="1" calcext:value-type="float">
            <text:p>1</text:p>
          </table:table-cell>
          <table:table-cell office:value-type="string" calcext:value-type="string">
            <text:p>Nf6+ (83)</text:p>
          </table:table-cell>
          <table:table-cell table:formula="of:=IF(ISNUMBER(SEARCH([.I60];[.L60]));1;0)" office:value-type="float" office:value="1" calcext:value-type="float">
            <text:p>1</text:p>
          </table:table-cell>
          <table:table-cell office:value-type="string" calcext:value-type="string">
            <text:p>Nf6+ (85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0.7241379" calcext:value-type="float">
            <text:p>0,7241379</text:p>
          </table:table-cell>
          <table:table-cell table:style-name="Default" office:value-type="float" office:value="5.3359146" calcext:value-type="float">
            <text:p>5,3359146</text:p>
          </table:table-cell>
          <table:table-cell table:style-name="Default" office:value-type="float" office:value="-0.053571418" calcext:value-type="float">
            <text:p>-0,053571418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2.41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f3 (0)</text:p>
          </table:table-cell>
          <table:table-cell table:formula="of:=IF(ISNUMBER(SEARCH([.I61];[.J6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61];[.L6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,0816326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7.6473303" calcext:value-type="float">
            <text:p>7,6473303</text:p>
          </table:table-cell>
          <table:table-cell table:style-name="Default" office:value-type="float" office:value="-0.20833334" calcext:value-type="float">
            <text:p>-0,208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3.58) - Tal</text:p>
          </table:table-cell>
          <table:table-cell office:value-type="string" calcext:value-type="string">
            <text:p>Re5+</text:p>
          </table:table-cell>
          <table:table-cell office:value-type="string" calcext:value-type="string">
            <text:p>Rc8 (0)</text:p>
          </table:table-cell>
          <table:table-cell table:formula="of:=IF(ISNUMBER(SEARCH([.I62];[.J62]));1;0)" office:value-type="float" office:value="0" calcext:value-type="float">
            <text:p>0</text:p>
          </table:table-cell>
          <table:table-cell office:value-type="string" calcext:value-type="string">
            <text:p>Re7 (0)</text:p>
          </table:table-cell>
          <table:table-cell table:formula="of:=IF(ISNUMBER(SEARCH([.I62];[.L62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9673567" calcext:value-type="float">
            <text:p>6,967356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351648" calcext:value-type="float">
            <text:p>0,3351648</text:p>
          </table:table-cell>
          <table:table-cell table:style-name="Default" office:value-type="string" calcext:value-type="string">
            <text:p>(3.27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100)</text:p>
          </table:table-cell>
          <table:table-cell table:formula="of:=IF(ISNUMBER(SEARCH([.I63];[.J63]));1;0)" office:value-type="float" office:value="1" calcext:value-type="float">
            <text:p>1</text:p>
          </table:table-cell>
          <table:table-cell office:value-type="string" calcext:value-type="string">
            <text:p>Bh3 (100)</text:p>
          </table:table-cell>
          <table:table-cell table:formula="of:=IF(ISNUMBER(SEARCH([.I63];[.L63]));1;0)" office:value-type="float" office:value="1" calcext:value-type="float">
            <text:p>1</text:p>
          </table:table-cell>
          <table:table-cell office:value-type="string" calcext:value-type="string">
            <text:p>Bh3 (100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0.96153843" calcext:value-type="float">
            <text:p>0,96153843</text:p>
          </table:table-cell>
          <table:table-cell table:style-name="Default" office:value-type="float" office:value="13.005351" calcext:value-type="float">
            <text:p>13,005351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85227275" calcext:value-type="float">
            <text:p>0,85227275</text:p>
          </table:table-cell>
          <table:table-cell table:style-name="Default" office:value-type="string" calcext:value-type="string">
            <text:p>(6.01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Rg5 (64)</text:p>
          </table:table-cell>
          <table:table-cell table:formula="of:=IF(ISNUMBER(SEARCH([.I64];[.J64]));1;0)" office:value-type="float" office:value="1" calcext:value-type="float">
            <text:p>1</text:p>
          </table:table-cell>
          <table:table-cell office:value-type="string" calcext:value-type="string">
            <text:p>Kf5 (0)</text:p>
          </table:table-cell>
          <table:table-cell table:formula="of:=IF(ISNUMBER(SEARCH([.I64];[.L64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308.1305" calcext:value-type="float">
            <text:p>308,1305</text:p>
          </table:table-cell>
          <table:table-cell table:style-name="Default" office:value-type="float" office:value="0.057142854" calcext:value-type="float">
            <text:p>0,057142854</text:p>
          </table:table-cell>
          <table:table-cell table:style-name="Default" office:value-type="float" office:value="1.095238" calcext:value-type="float">
            <text:p>1,095238</text:p>
          </table:table-cell>
          <table:table-cell table:style-name="Default" office:value-type="string" calcext:value-type="string">
            <text:p>(153.95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Kc8 (93)</text:p>
          </table:table-cell>
          <table:table-cell table:formula="of:=IF(ISNUMBER(SEARCH([.I65];[.J65]));1;0)" office:value-type="float" office:value="1" calcext:value-type="float">
            <text:p>1</text:p>
          </table:table-cell>
          <table:table-cell office:value-type="string" calcext:value-type="string">
            <text:p>Kc8 (100)</text:p>
          </table:table-cell>
          <table:table-cell table:formula="of:=IF(ISNUMBER(SEARCH([.I65];[.L65]));1;0)" office:value-type="float" office:value="1" calcext:value-type="float">
            <text:p>1</text:p>
          </table:table-cell>
          <table:table-cell office:value-type="string" calcext:value-type="string">
            <text:p>Kc8 (100)</text:p>
          </table:table-cell>
          <table:table-cell table:formula="of:=IF(ISNUMBER(SEARCH([.I65];[.N6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,333333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1.173439" calcext:value-type="float">
            <text:p>11,173439</text:p>
          </table:table-cell>
          <table:table-cell table:style-name="Default" office:value-type="float" office:value="-0.26" calcext:value-type="float">
            <text:p>-0,26</text:p>
          </table:table-cell>
          <table:table-cell table:style-name="Default" office:value-type="float" office:value="2.25" calcext:value-type="float">
            <text:p>2,25</text:p>
          </table:table-cell>
          <table:table-cell table:style-name="Default" office:value-type="string" calcext:value-type="string">
            <text:p>(2.39) - Tal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Kg2 (0)</text:p>
          </table:table-cell>
          <table:table-cell table:formula="of:=IF(ISNUMBER(SEARCH([.I66];[.J66]));1;0)" office:value-type="float" office:value="0" calcext:value-type="float">
            <text:p>0</text:p>
          </table:table-cell>
          <table:table-cell office:value-type="string" calcext:value-type="string">
            <text:p>c8N (63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Kg2 (0)</text:p>
          </table:table-cell>
          <table:table-cell table:formula="of:=IF(ISNUMBER(SEARCH([.I66];[.N6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,92105263</text:p>
          </table:table-cell>
          <table:table-cell table:style-name="Default" office:value-type="float" office:value="3.6393583" calcext:value-type="float">
            <text:p>3,6393583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85) - Tal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1 (93)</text:p>
          </table:table-cell>
          <table:table-cell table:formula="of:=IF(ISNUMBER(SEARCH([.I67];[.J67]));1;0)" office:value-type="float" office:value="1" calcext:value-type="float">
            <text:p>1</text:p>
          </table:table-cell>
          <table:table-cell office:value-type="string" calcext:value-type="string">
            <text:p>Bc1 (79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Bc1 (64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101305" calcext:value-type="float">
            <text:p>28,10130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090909" calcext:value-type="float">
            <text:p>1,090909</text:p>
          </table:table-cell>
          <table:table-cell table:style-name="Default" office:value-type="string" calcext:value-type="string">
            <text:p>(16.48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64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Qe6 (85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Qe6 (88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,0366973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17.343904" calcext:value-type="float">
            <text:p>17,343904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28181815" calcext:value-type="float">
            <text:p>0,28181815</text:p>
          </table:table-cell>
          <table:table-cell table:style-name="Default" office:value-type="string" calcext:value-type="string">
            <text:p>(8.71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a4 (0)</text:p>
          </table:table-cell>
          <table:table-cell table:formula="of:=IF(ISNUMBER(SEARCH([.I69];[.J69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69];[.L69]));1;0)" office:value-type="float" office:value="0" calcext:value-type="float">
            <text:p>0</text:p>
          </table:table-cell>
          <table:table-cell office:value-type="string" calcext:value-type="string">
            <text:p>Rg5+ (64)</text:p>
          </table:table-cell>
          <table:table-cell table:formula="of:=IF(ISNUMBER(SEARCH([.I69];[.N6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1.5654684" calcext:value-type="float">
            <text:p>1,565468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85) - Tal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Rab1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Rb4 (63)</text:p>
          </table:table-cell>
          <table:table-cell table:formula="of:=IF(ISNUMBER(SEARCH([.I70];[.L70]));1;0)" office:value-type="float" office:value="1" calcext:value-type="float">
            <text:p>1</text:p>
          </table:table-cell>
          <table:table-cell office:value-type="string" calcext:value-type="string">
            <text:p>Bd3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,0138888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4.913635" calcext:value-type="float">
            <text:p>4,913635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46) - Tal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2 (88)</text:p>
          </table:table-cell>
          <table:table-cell table:formula="of:=IF(ISNUMBER(SEARCH([.I71];[.J71]));1;0)" office:value-type="float" office:value="1" calcext:value-type="float">
            <text:p>1</text:p>
          </table:table-cell>
          <table:table-cell office:value-type="string" calcext:value-type="string">
            <text:p>Rg2 (0)</text:p>
          </table:table-cell>
          <table:table-cell table:formula="of:=IF(ISNUMBER(SEARCH([.I71];[.L7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,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,045068026</text:p>
          </table:table-cell>
          <table:table-cell table:style-name="Default" office:value-type="float" office:value="-0.6999998" calcext:value-type="float">
            <text:p>-0,6999998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h3 (0)</text:p>
          </table:table-cell>
          <table:table-cell table:formula="of:=IF(ISNUMBER(SEARCH([.I72];[.J72]));1;0)" office:value-type="float" office:value="0" calcext:value-type="float">
            <text:p>0</text:p>
          </table:table-cell>
          <table:table-cell office:value-type="string" calcext:value-type="string">
            <text:p>Kh2 (100)</text:p>
          </table:table-cell>
          <table:table-cell table:formula="of:=IF(ISNUMBER(SEARCH([.I72];[.L72]));1;0)" office:value-type="float" office:value="1" calcext:value-type="float">
            <text:p>1</text:p>
          </table:table-cell>
          <table:table-cell office:value-type="string" calcext:value-type="string">
            <text:p>Kf3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,0645162</text:p>
          </table:table-cell>
          <table:table-cell table:style-name="Default" office:value-type="float" office:value="1.5637412" calcext:value-type="float">
            <text:p>1,56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0.5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h3 (0)</text:p>
          </table:table-cell>
          <table:table-cell table:formula="of:=IF(ISNUMBER(SEARCH([.I73];[.J73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73];[.L73]));1;0)" office:value-type="float" office:value="0" calcext:value-type="float">
            <text:p>0</text:p>
          </table:table-cell>
          <table:table-cell office:value-type="string" calcext:value-type="string">
            <text:p>Qd4 (83)</text:p>
          </table:table-cell>
          <table:table-cell table:formula="of:=IF(ISNUMBER(SEARCH([.I73];[.N7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,0384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3.030286" calcext:value-type="float">
            <text:p>13,030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,3000002</text:p>
          </table:table-cell>
          <table:table-cell table:style-name="Default" office:value-type="string" calcext:value-type="string">
            <text:p>(6.72) - Tal</text:p>
          </table:table-cell>
          <table:table-cell office:value-type="string" calcext:value-type="string">
            <text:p>Be4</text:p>
          </table:table-cell>
          <table:table-cell office:value-type="string" calcext:value-type="string">
            <text:p>Be4 (79)</text:p>
          </table:table-cell>
          <table:table-cell table:formula="of:=IF(ISNUMBER(SEARCH([.I74];[.J74]));1;0)" office:value-type="float" office:value="1" calcext:value-type="float">
            <text:p>1</text:p>
          </table:table-cell>
          <table:table-cell office:value-type="string" calcext:value-type="string">
            <text:p>Be4 (64)</text:p>
          </table:table-cell>
          <table:table-cell table:formula="of:=IF(ISNUMBER(SEARCH([.I74];[.L74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,2222223</text:p>
          </table:table-cell>
          <table:table-cell table:style-name="Default" office:value-type="float" office:value="293.43832" calcext:value-type="float">
            <text:p>293,43832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153.96) - Tal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Rc1 (0)</text:p>
          </table:table-cell>
          <table:table-cell table:formula="of:=IF(ISNUMBER(SEARCH([.I75];[.J75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75];[.L75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75];[.N7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309.35608" calcext:value-type="float">
            <text:p>309,35608</text:p>
          </table:table-cell>
          <table:table-cell table:style-name="Default" office:value-type="float" office:value="0.7083334" calcext:value-type="float">
            <text:p>0,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53.94) - Tal</text:p>
          </table:table-cell>
          <table:table-cell office:value-type="string" calcext:value-type="string">
            <text:p>Kf7</text:p>
          </table:table-cell>
          <table:table-cell office:value-type="string" calcext:value-type="string">
            <text:p>Rf5+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Kf7 (64)</text:p>
          </table:table-cell>
          <table:table-cell table:formula="of:=IF(ISNUMBER(SEARCH([.I76];[.L76]));1;0)" office:value-type="float" office:value="1" calcext:value-type="float">
            <text:p>1</text:p>
          </table:table-cell>
          <table:table-cell office:value-type="string" calcext:value-type="string">
            <text:p>Kf7 (88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1.4210526" calcext:value-type="float">
            <text:p>1,4210526</text:p>
          </table:table-cell>
          <table:table-cell table:style-name="Default" office:value-type="float" office:value="2.702963" calcext:value-type="float">
            <text:p>2,70296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1.2333333" calcext:value-type="float">
            <text:p>1,2333333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Ncd5</text:p>
          </table:table-cell>
          <table:table-cell office:value-type="string" calcext:value-type="string">
            <text:p>Ncd5 (63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Ncd5 (100)</text:p>
          </table:table-cell>
          <table:table-cell table:formula="of:=IF(ISNUMBER(SEARCH([.I77];[.L77]));1;0)" office:value-type="float" office:value="1" calcext:value-type="float">
            <text:p>1</text:p>
          </table:table-cell>
          <table:table-cell office:value-type="string" calcext:value-type="string">
            <text:p>Ned5 (0)</text:p>
          </table:table-cell>
          <table:table-cell table:formula="of:=IF(ISNUMBER(SEARCH([.I77];[.N7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,4193548</text:p>
          </table:table-cell>
          <table:table-cell table:style-name="Default" office:value-type="float" office:value="17.520885" calcext:value-type="float">
            <text:p>17,520885</text:p>
          </table:table-cell>
          <table:table-cell table:style-name="Default" office:value-type="float" office:value="0.038095236" calcext:value-type="float">
            <text:p>0,038095236</text:p>
          </table:table-cell>
          <table:table-cell table:style-name="Default" office:value-type="float" office:value="-0.013985872" calcext:value-type="float">
            <text:p>-0,013985872</text:p>
          </table:table-cell>
          <table:table-cell table:style-name="Default" office:value-type="string" calcext:value-type="string">
            <text:p>(9.32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65)</text:p>
          </table:table-cell>
          <table:table-cell table:formula="of:=IF(ISNUMBER(SEARCH([.I78];[.J78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78];[.L7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78];[.N7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r1/8/p7/5p2/1k3K2/7P/P1P3P1/4N3 b - - 0 1</text:p>
          </table:table-cell>
          <table:table-cell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8.068405" calcext:value-type="float">
            <text:p>8,068405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0.91666675" calcext:value-type="float">
            <text:p>0,91666675</text:p>
          </table:table-cell>
          <table:table-cell table:style-name="Default" office:value-type="string" calcext:value-type="string">
            <text:p>(4.53) - Tal</text:p>
          </table:table-cell>
          <table:table-cell office:value-type="string" calcext:value-type="string">
            <text:p>Rf8</text:p>
          </table:table-cell>
          <table:table-cell office:value-type="string" calcext:value-type="string">
            <text:p>a5 (0)</text:p>
          </table:table-cell>
          <table:table-cell table:formula="of:=IF(ISNUMBER(SEARCH([.I79];[.J79]));1;0)" office:value-type="float" office:value="0" calcext:value-type="float">
            <text:p>0</text:p>
          </table:table-cell>
          <table:table-cell office:value-type="string" calcext:value-type="string">
            <text:p>Rf8 (69)</text:p>
          </table:table-cell>
          <table:table-cell table:formula="of:=IF(ISNUMBER(SEARCH([.I79];[.L79]));1;0)" office:value-type="float" office:value="1" calcext:value-type="float">
            <text:p>1</text:p>
          </table:table-cell>
          <table:table-cell office:value-type="string" calcext:value-type="string">
            <text:p>Rf8 (64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,99206346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5.8695054" calcext:value-type="float">
            <text:p>5,869505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61) - Tal</text:p>
          </table:table-cell>
          <table:table-cell office:value-type="string" calcext:value-type="string">
            <text:p>Qg6</text:p>
          </table:table-cell>
          <table:table-cell office:value-type="string" calcext:value-type="string">
            <text:p>Qg6 (93)</text:p>
          </table:table-cell>
          <table:table-cell table:formula="of:=IF(ISNUMBER(SEARCH([.I80];[.J80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80];[.L80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80];[.N8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28.143639" calcext:value-type="float">
            <text:p>28,143639</text:p>
          </table:table-cell>
          <table:table-cell table:style-name="Default" office:value-type="float" office:value="-0.029166669" calcext:value-type="float">
            <text:p>-0,029166669</text:p>
          </table:table-cell>
          <table:table-cell table:style-name="Default" office:value-type="float" office:value="0.81818175" calcext:value-type="float">
            <text:p>0,81818175</text:p>
          </table:table-cell>
          <table:table-cell table:style-name="Default" office:value-type="string" calcext:value-type="string">
            <text:p>(13.98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100)</text:p>
          </table:table-cell>
          <table:table-cell table:formula="of:=IF(ISNUMBER(SEARCH([.I81];[.J81]));1;0)" office:value-type="float" office:value="1" calcext:value-type="float">
            <text:p>1</text:p>
          </table:table-cell>
          <table:table-cell office:value-type="string" calcext:value-type="string">
            <text:p>Rf3 (66)</text:p>
          </table:table-cell>
          <table:table-cell table:formula="of:=IF(ISNUMBER(SEARCH([.I81];[.L81]));1;0)" office:value-type="float" office:value="1" calcext:value-type="float">
            <text:p>1</text:p>
          </table:table-cell>
          <table:table-cell office:value-type="string" calcext:value-type="string">
            <text:p>Rh6 (0)</text:p>
          </table:table-cell>
          <table:table-cell table:formula="of:=IF(ISNUMBER(SEARCH([.I81];[.N8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,3214285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08.72977" calcext:value-type="float">
            <text:p>308,72977</text:p>
          </table:table-cell>
          <table:table-cell table:style-name="Default" office:value-type="float" office:value="-0.6666666" calcext:value-type="float">
            <text:p>-0,6666666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string" calcext:value-type="string">
            <text:p>(153.93) - Tal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c8 (0)</text:p>
          </table:table-cell>
          <table:table-cell table:formula="of:=IF(ISNUMBER(SEARCH([.I82];[.J82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82];[.L82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82];[.N8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.1052631" calcext:value-type="float">
            <text:p>1,1052631</text:p>
          </table:table-cell>
          <table:table-cell table:style-name="Default" office:value-type="float" office:value="2.0130997" calcext:value-type="float">
            <text:p>2,0130997</text:p>
          </table:table-cell>
          <table:table-cell table:style-name="Default" office:value-type="float" office:value="-0.0059523582" calcext:value-type="float">
            <text:p>-0,0059523582</text:p>
          </table:table-cell>
          <table:table-cell table:style-name="Default" office:value-type="float" office:value="-0.26785707" calcext:value-type="float">
            <text:p>-0,26785707</text:p>
          </table:table-cell>
          <table:table-cell table:style-name="Default" office:value-type="string" calcext:value-type="string">
            <text:p>(1.2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g1 (0)</text:p>
          </table:table-cell>
          <table:table-cell table:formula="of:=IF(ISNUMBER(SEARCH([.I83];[.J83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83];[.L83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83];[.N8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,4081633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67.1025" calcext:value-type="float">
            <text:p>67,1025</text:p>
          </table:table-cell>
          <table:table-cell table:style-name="Default" office:value-type="float" office:value="-0.03333333" calcext:value-type="float">
            <text:p>-0,03333333</text:p>
          </table:table-cell>
          <table:table-cell table:style-name="Default" office:value-type="float" office:value="-0.811111" calcext:value-type="float">
            <text:p>-0,811111</text:p>
          </table:table-cell>
          <table:table-cell table:style-name="Default" office:value-type="string" calcext:value-type="string">
            <text:p>(67.39) - Tal</text:p>
          </table:table-cell>
          <table:table-cell office:value-type="string" calcext:value-type="string">
            <text:p>e8N</text:p>
          </table:table-cell>
          <table:table-cell office:value-type="string" calcext:value-type="string">
            <text:p>e8N (74)</text:p>
          </table:table-cell>
          <table:table-cell table:formula="of:=IF(ISNUMBER(SEARCH([.I84];[.J84]));1;0)" office:value-type="float" office:value="1" calcext:value-type="float">
            <text:p>1</text:p>
          </table:table-cell>
          <table:table-cell office:value-type="string" calcext:value-type="string">
            <text:p>e8N (75)</text:p>
          </table:table-cell>
          <table:table-cell table:formula="of:=IF(ISNUMBER(SEARCH([.I84];[.L84]));1;0)" office:value-type="float" office:value="1" calcext:value-type="float">
            <text:p>1</text:p>
          </table:table-cell>
          <table:table-cell office:value-type="string" calcext:value-type="string">
            <text:p>e8N (64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.0714285" calcext:value-type="float">
            <text:p>1,0714285</text:p>
          </table:table-cell>
          <table:table-cell table:style-name="Default" office:value-type="float" office:value="38.32727" calcext:value-type="float">
            <text:p>38,327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,6571429</text:p>
          </table:table-cell>
          <table:table-cell table:style-name="Default" office:value-type="string" calcext:value-type="string">
            <text:p>(18.5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e4 (0)</text:p>
          </table:table-cell>
          <table:table-cell table:formula="of:=IF(ISNUMBER(SEARCH([.I85];[.J85]));1;0)" office:value-type="float" office:value="0" calcext:value-type="float">
            <text:p>0</text:p>
          </table:table-cell>
          <table:table-cell office:value-type="string" calcext:value-type="string">
            <text:p>g4 (64)</text:p>
          </table:table-cell>
          <table:table-cell table:formula="of:=IF(ISNUMBER(SEARCH([.I85];[.L85]));1;0)" office:value-type="float" office:value="1" calcext:value-type="float">
            <text:p>1</text:p>
          </table:table-cell>
          <table:table-cell office:value-type="string" calcext:value-type="string">
            <text:p>g4 (64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4k2p/8/1P3p2/p2q4/p5QK/P5PP/8 w - - 0 1</text:p>
          </table:table-cell>
          <table:table-cell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,5555556</text:p>
          </table:table-cell>
          <table:table-cell table:style-name="Default" office:value-type="float" office:value="310.01144" calcext:value-type="float">
            <text:p>310,011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1.1666667" calcext:value-type="float">
            <text:p>-1,1666667</text:p>
          </table:table-cell>
          <table:table-cell table:style-name="Default" office:value-type="string" calcext:value-type="string">
            <text:p>(154.08) - Tal</text:p>
          </table:table-cell>
          <table:table-cell office:value-type="string" calcext:value-type="string">
            <text:p>Qh4+</text:p>
          </table:table-cell>
          <table:table-cell office:value-type="string" calcext:value-type="string">
            <text:p>Qh4+ (63)</text:p>
          </table:table-cell>
          <table:table-cell table:formula="of:=IF(ISNUMBER(SEARCH([.I86];[.J86]));1;0)" office:value-type="float" office:value="1" calcext:value-type="float">
            <text:p>1</text:p>
          </table:table-cell>
          <table:table-cell office:value-type="string" calcext:value-type="string">
            <text:p>Qh4+ (64)</text:p>
          </table:table-cell>
          <table:table-cell table:formula="of:=IF(ISNUMBER(SEARCH([.I86];[.L86]));1;0)" office:value-type="float" office:value="1" calcext:value-type="float">
            <text:p>1</text:p>
          </table:table-cell>
          <table:table-cell office:value-type="string" calcext:value-type="string">
            <text:p>Qh4+ (63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,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67868" calcext:value-type="float">
            <text:p>25,167868</text:p>
          </table:table-cell>
          <table:table-cell table:style-name="Default" office:value-type="float" office:value="-0.15476191" calcext:value-type="float">
            <text:p>-0,15476191</text:p>
          </table:table-cell>
          <table:table-cell table:style-name="Default" office:value-type="float" office:value="0.53333354" calcext:value-type="float">
            <text:p>0,53333354</text:p>
          </table:table-cell>
          <table:table-cell table:style-name="Default" office:value-type="string" calcext:value-type="string">
            <text:p>(12.31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d4+ (0)</text:p>
          </table:table-cell>
          <table:table-cell table:formula="of:=IF(ISNUMBER(SEARCH([.I87];[.J87]));1;0)" office:value-type="float" office:value="0" calcext:value-type="float">
            <text:p>0</text:p>
          </table:table-cell>
          <table:table-cell office:value-type="string" calcext:value-type="string">
            <text:p>g5 (85)</text:p>
          </table:table-cell>
          <table:table-cell table:formula="of:=IF(ISNUMBER(SEARCH([.I87];[.L87]));1;0)" office:value-type="float" office:value="1" calcext:value-type="float">
            <text:p>1</text:p>
          </table:table-cell>
          <table:table-cell office:value-type="string" calcext:value-type="string">
            <text:p>g5 (88)</text:p>
          </table:table-cell>
          <table:table-cell table:formula="of:=IF(ISNUMBER(SEARCH([.I87];[.N8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,3809524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73048" calcext:value-type="float">
            <text:p>4,73048</text:p>
          </table:table-cell>
          <table:table-cell table:style-name="Default" office:value-type="float" office:value="-0.13690476" calcext:value-type="float">
            <text:p>-0,13690476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1.72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61)</text:p>
          </table:table-cell>
          <table:table-cell table:formula="of:=IF(ISNUMBER(SEARCH([.I88];[.J88]));1;0)" office:value-type="float" office:value="1" calcext:value-type="float">
            <text:p>1</text:p>
          </table:table-cell>
          <table:table-cell office:value-type="string" calcext:value-type="string">
            <text:p>Bh3 (65)</text:p>
          </table:table-cell>
          <table:table-cell table:formula="of:=IF(ISNUMBER(SEARCH([.I88];[.L88]));1;0)" office:value-type="float" office:value="1" calcext:value-type="float">
            <text:p>1</text:p>
          </table:table-cell>
          <table:table-cell office:value-type="string" calcext:value-type="string">
            <text:p>Bh3 (73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7272727" calcext:value-type="float">
            <text:p>1,7272727</text:p>
          </table:table-cell>
          <table:table-cell table:style-name="Default" office:value-type="float" office:value="31.10753" calcext:value-type="float">
            <text:p>31,10753</text:p>
          </table:table-cell>
          <table:table-cell table:style-name="Default" office:value-type="float" office:value="-0.024999999" calcext:value-type="float">
            <text:p>-0,024999999</text:p>
          </table:table-cell>
          <table:table-cell table:style-name="Default" office:value-type="float" office:value="0.8499999" calcext:value-type="float">
            <text:p>0,8499999</text:p>
          </table:table-cell>
          <table:table-cell table:style-name="Default" office:value-type="string" calcext:value-type="string">
            <text:p>(16.5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63)</text:p>
          </table:table-cell>
          <table:table-cell table:formula="of:=IF(ISNUMBER(SEARCH([.I89];[.J89]));1;0)" office:value-type="float" office:value="1" calcext:value-type="float">
            <text:p>1</text:p>
          </table:table-cell>
          <table:table-cell office:value-type="string" calcext:value-type="string">
            <text:p>h4 (88)</text:p>
          </table:table-cell>
          <table:table-cell table:formula="of:=IF(ISNUMBER(SEARCH([.I89];[.L89]));1;0)" office:value-type="float" office:value="1" calcext:value-type="float">
            <text:p>1</text:p>
          </table:table-cell>
          <table:table-cell office:value-type="string" calcext:value-type="string">
            <text:p>h4 (77)</text:p>
          </table:table-cell>
          <table:table-cell table:formula="of:=IF(ISNUMBER(SEARCH([.I89];[.N8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0.8636364" calcext:value-type="float">
            <text:p>0,8636364</text:p>
          </table:table-cell>
          <table:table-cell table:style-name="Default" office:value-type="float" office:value="6.760311" calcext:value-type="float">
            <text:p>6,76031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-1.4999998" calcext:value-type="float">
            <text:p>-1,4999998</text:p>
          </table:table-cell>
          <table:table-cell table:style-name="Default" office:value-type="string" calcext:value-type="string">
            <text:p>(4.09) - Tal</text:p>
          </table:table-cell>
          <table:table-cell office:value-type="string" calcext:value-type="string">
            <text:p>Qd3+</text:p>
          </table:table-cell>
          <table:table-cell office:value-type="string" calcext:value-type="string">
            <text:p>Qf1+ (0)</text:p>
          </table:table-cell>
          <table:table-cell table:formula="of:=IF(ISNUMBER(SEARCH([.I90];[.J90]));1;0)" office:value-type="float" office:value="0" calcext:value-type="float">
            <text:p>0</text:p>
          </table:table-cell>
          <table:table-cell office:value-type="string" calcext:value-type="string">
            <text:p>Qd3+ (62)</text:p>
          </table:table-cell>
          <table:table-cell table:formula="of:=IF(ISNUMBER(SEARCH([.I90];[.L90]));1;0)" office:value-type="float" office:value="1" calcext:value-type="float">
            <text:p>1</text:p>
          </table:table-cell>
          <table:table-cell office:value-type="string" calcext:value-type="string">
            <text:p>Qf1+ (0)</text:p>
          </table:table-cell>
          <table:table-cell table:formula="of:=IF(ISNUMBER(SEARCH([.I90];[.N9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,125</text:p>
          </table:table-cell>
          <table:table-cell table:style-name="Default" office:value-type="float" office:value="0.9130435" calcext:value-type="float">
            <text:p>0,9130435</text:p>
          </table:table-cell>
          <table:table-cell table:style-name="Default" office:value-type="float" office:value="2.6817706" calcext:value-type="float">
            <text:p>2,6817706</text:p>
          </table:table-cell>
          <table:table-cell table:style-name="Default" office:value-type="float" office:value="-0.45833337" calcext:value-type="float">
            <text:p>-0,45833337</text:p>
          </table:table-cell>
          <table:table-cell table:style-name="Default" office:value-type="float" office:value="0.23333335" calcext:value-type="float">
            <text:p>0,2333333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Kd2 (0)</text:p>
          </table:table-cell>
          <table:table-cell table:formula="of:=IF(ISNUMBER(SEARCH([.I91];[.J91]));1;0)" office:value-type="float" office:value="0" calcext:value-type="float">
            <text:p>0</text:p>
          </table:table-cell>
          <table:table-cell office:value-type="string" calcext:value-type="string">
            <text:p>Ra6+ (0)</text:p>
          </table:table-cell>
          <table:table-cell table:formula="of:=IF(ISNUMBER(SEARCH([.I91];[.L91]));1;0)" office:value-type="float" office:value="0" calcext:value-type="float">
            <text:p>0</text:p>
          </table:table-cell>
          <table:table-cell office:value-type="string" calcext:value-type="string">
            <text:p>Ra6+ (0)</text:p>
          </table:table-cell>
          <table:table-cell table:formula="of:=IF(ISNUMBER(SEARCH([.I91];[.N9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297677" calcext:value-type="float">
            <text:p>5,29767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6993008" calcext:value-type="float">
            <text:p>0,06993008</text:p>
          </table:table-cell>
          <table:table-cell table:style-name="Default" office:value-type="string" calcext:value-type="string">
            <text:p>(2.55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80)</text:p>
          </table:table-cell>
          <table:table-cell table:formula="of:=IF(ISNUMBER(SEARCH([.I92];[.J92]));1;0)" office:value-type="float" office:value="1" calcext:value-type="float">
            <text:p>1</text:p>
          </table:table-cell>
          <table:table-cell office:value-type="string" calcext:value-type="string">
            <text:p>Bf7+ (80)</text:p>
          </table:table-cell>
          <table:table-cell table:formula="of:=IF(ISNUMBER(SEARCH([.I92];[.L92]));1;0)" office:value-type="float" office:value="1" calcext:value-type="float">
            <text:p>1</text:p>
          </table:table-cell>
          <table:table-cell office:value-type="string" calcext:value-type="string">
            <text:p>Bf7+ (62)</text:p>
          </table:table-cell>
          <table:table-cell table:formula="of:=IF(ISNUMBER(SEARCH([.I92];[.N9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,8823528</text:p>
          </table:table-cell>
          <table:table-cell table:style-name="Default" office:value-type="float" office:value="-179.1955" calcext:value-type="float">
            <text:p>-179,19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 (0)</text:p>
          </table:table-cell>
          <table:table-cell table:formula="of:=IF(ISNUMBER(SEARCH([.I93];[.J93]));1;0)" office:value-type="float" office:value="0" calcext:value-type="float">
            <text:p>0</text:p>
          </table:table-cell>
          <table:table-cell office:value-type="string" calcext:value-type="string">
            <text:p>f4 (88)</text:p>
          </table:table-cell>
          <table:table-cell table:formula="of:=IF(ISNUMBER(SEARCH([.I93];[.L93]));1;0)" office:value-type="float" office:value="1" calcext:value-type="float">
            <text:p>1</text:p>
          </table:table-cell>
          <table:table-cell office:value-type="string" calcext:value-type="string">
            <text:p>f4 (100)</text:p>
          </table:table-cell>
          <table:table-cell table:formula="of:=IF(ISNUMBER(SEARCH([.I93];[.N9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,0465117</text:p>
          </table:table-cell>
          <table:table-cell table:style-name="Default" office:value-type="float" office:value="3.606922" calcext:value-type="float">
            <text:p>3,60692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1.65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d3 (0)</text:p>
          </table:table-cell>
          <table:table-cell table:formula="of:=IF(ISNUMBER(SEARCH([.I94];[.J94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94];[.L94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94];[.N9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,0245901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-0.6763424" calcext:value-type="float">
            <text:p>-0,676342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57575774" calcext:value-type="float">
            <text:p>0,57575774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Qf4+</text:p>
          </table:table-cell>
          <table:table-cell office:value-type="string" calcext:value-type="string">
            <text:p>Qf4+ (74)</text:p>
          </table:table-cell>
          <table:table-cell table:formula="of:=IF(ISNUMBER(SEARCH([.I95];[.J95]));1;0)" office:value-type="float" office:value="1" calcext:value-type="float">
            <text:p>1</text:p>
          </table:table-cell>
          <table:table-cell office:value-type="string" calcext:value-type="string">
            <text:p>Qh3 (0)</text:p>
          </table:table-cell>
          <table:table-cell table:formula="of:=IF(ISNUMBER(SEARCH([.I95];[.L95]));1;0)" office:value-type="float" office:value="0" calcext:value-type="float">
            <text:p>0</text:p>
          </table:table-cell>
          <table:table-cell office:value-type="string" calcext:value-type="string">
            <text:p>Qf4+ (100)</text:p>
          </table:table-cell>
          <table:table-cell table:formula="of:=IF(ISNUMBER(SEARCH([.I95];[.N9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,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56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100)</text:p>
          </table:table-cell>
          <table:table-cell table:formula="of:=IF(ISNUMBER(SEARCH([.I96];[.J96]));1;0)" office:value-type="float" office:value="1" calcext:value-type="float">
            <text:p>1</text:p>
          </table:table-cell>
          <table:table-cell office:value-type="string" calcext:value-type="string">
            <text:p>Qh4 (100)</text:p>
          </table:table-cell>
          <table:table-cell table:formula="of:=IF(ISNUMBER(SEARCH([.I96];[.L96]));1;0)" office:value-type="float" office:value="1" calcext:value-type="float">
            <text:p>1</text:p>
          </table:table-cell>
          <table:table-cell office:value-type="string" calcext:value-type="string">
            <text:p>Qc2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1.9268501" calcext:value-type="float">
            <text:p>1,9268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18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Qh6 (0)</text:p>
          </table:table-cell>
          <table:table-cell table:formula="of:=IF(ISNUMBER(SEARCH([.I97];[.J97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97];[.L97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97];[.N9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1.9383808" calcext:value-type="float">
            <text:p>1,938380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73) - Tal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Rb8 (0)</text:p>
          </table:table-cell>
          <table:table-cell table:formula="of:=IF(ISNUMBER(SEARCH([.I98];[.J98]));1;0)" office:value-type="float" office:value="0" calcext:value-type="float">
            <text:p>0</text:p>
          </table:table-cell>
          <table:table-cell office:value-type="string" calcext:value-type="string">
            <text:p>Qf7 (0)</text:p>
          </table:table-cell>
          <table:table-cell table:formula="of:=IF(ISNUMBER(SEARCH([.I98];[.L98]));1;0)" office:value-type="float" office:value="0" calcext:value-type="float">
            <text:p>0</text:p>
          </table:table-cell>
          <table:table-cell office:value-type="string" calcext:value-type="string">
            <text:p>Qf5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,9328358</text:p>
          </table:table-cell>
          <table:table-cell table:style-name="Default" office:value-type="float" office:value="1.1282052" calcext:value-type="float">
            <text:p>1,1282052</text:p>
          </table:table-cell>
          <table:table-cell table:style-name="Default" office:value-type="float" office:value="36.857044" calcext:value-type="float">
            <text:p>36,8570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18.19) - Tal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Re5 (65)</text:p>
          </table:table-cell>
          <table:table-cell table:formula="of:=IF(ISNUMBER(SEARCH([.I99];[.J99]));1;0)" office:value-type="float" office:value="1" calcext:value-type="float">
            <text:p>1</text:p>
          </table:table-cell>
          <table:table-cell office:value-type="string" calcext:value-type="string">
            <text:p>Re5 (61)</text:p>
          </table:table-cell>
          <table:table-cell table:formula="of:=IF(ISNUMBER(SEARCH([.I99];[.L99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99];[.N9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7.107179" calcext:value-type="float">
            <text:p>7,10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,19999981</text:p>
          </table:table-cell>
          <table:table-cell table:style-name="Default" office:value-type="string" calcext:value-type="string">
            <text:p>(3.9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100];[.J100]));1;0)" office:value-type="float" office:value="0" calcext:value-type="float">
            <text:p>0</text:p>
          </table:table-cell>
          <table:table-cell office:value-type="string" calcext:value-type="string">
            <text:p>Nc4 (83)</text:p>
          </table:table-cell>
          <table:table-cell table:formula="of:=IF(ISNUMBER(SEARCH([.I100];[.L100]));1;0)" office:value-type="float" office:value="1" calcext:value-type="float">
            <text:p>1</text:p>
          </table:table-cell>
          <table:table-cell office:value-type="string" calcext:value-type="string">
            <text:p>Nc4 (63)</text:p>
          </table:table-cell>
          <table:table-cell table:formula="of:=IF(ISNUMBER(SEARCH([.I100];[.N10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3.7796726" calcext:value-type="float">
            <text:p>3,7796726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8461542" calcext:value-type="float">
            <text:p>0,38461542</text:p>
          </table:table-cell>
          <table:table-cell table:style-name="Default" office:value-type="string" calcext:value-type="string">
            <text:p>(2.79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68)</text:p>
          </table:table-cell>
          <table:table-cell table:formula="of:=IF(ISNUMBER(SEARCH([.I101];[.J101]));1;0)" office:value-type="float" office:value="1" calcext:value-type="float">
            <text:p>1</text:p>
          </table:table-cell>
          <table:table-cell office:value-type="string" calcext:value-type="string">
            <text:p>Qh4 (88)</text:p>
          </table:table-cell>
          <table:table-cell table:formula="of:=IF(ISNUMBER(SEARCH([.I101];[.L101]));1;0)" office:value-type="float" office:value="1" calcext:value-type="float">
            <text:p>1</text:p>
          </table:table-cell>
          <table:table-cell office:value-type="string" calcext:value-type="string">
            <text:p>Qh4 (62)</text:p>
          </table:table-cell>
          <table:table-cell table:formula="of:=IF(ISNUMBER(SEARCH([.I101];[.N10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4.491092" calcext:value-type="float">
            <text:p>4,491092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94) - Tal</text:p>
          </table:table-cell>
          <table:table-cell office:value-type="string" calcext:value-type="string">
            <text:p>Neg5</text:p>
          </table:table-cell>
          <table:table-cell office:value-type="string" calcext:value-type="string">
            <text:p>g4 (0)</text:p>
          </table:table-cell>
          <table:table-cell table:formula="of:=IF(ISNUMBER(SEARCH([.I102];[.J102]));1;0)" office:value-type="float" office:value="0" calcext:value-type="float">
            <text:p>0</text:p>
          </table:table-cell>
          <table:table-cell office:value-type="string" calcext:value-type="string">
            <text:p>Neg5 (64)</text:p>
          </table:table-cell>
          <table:table-cell table:formula="of:=IF(ISNUMBER(SEARCH([.I102];[.L102]));1;0)" office:value-type="float" office:value="1" calcext:value-type="float">
            <text:p>1</text:p>
          </table:table-cell>
          <table:table-cell office:value-type="string" calcext:value-type="string">
            <text:p>Neg5 (63)</text:p>
          </table:table-cell>
          <table:table-cell table:formula="of:=IF(ISNUMBER(SEARCH([.I102];[.N10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,7111111</text:p>
          </table:table-cell>
          <table:table-cell table:style-name="Default" office:value-type="float" office:value="5.9386435" calcext:value-type="float">
            <text:p>5,9386435</text:p>
          </table:table-cell>
          <table:table-cell table:style-name="Default" office:value-type="float" office:value="-0.06190476" calcext:value-type="float">
            <text:p>-0,06190476</text:p>
          </table:table-cell>
          <table:table-cell table:style-name="Default" office:value-type="float" office:value="-0.73333335" calcext:value-type="float">
            <text:p>-0,73333335</text:p>
          </table:table-cell>
          <table:table-cell table:style-name="Default" office:value-type="string" calcext:value-type="string">
            <text:p>(2.79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Qe8 (0)</text:p>
          </table:table-cell>
          <table:table-cell table:formula="of:=IF(ISNUMBER(SEARCH([.I103];[.J103]));1;0)" office:value-type="float" office:value="0" calcext:value-type="float">
            <text:p>0</text:p>
          </table:table-cell>
          <table:table-cell office:value-type="string" calcext:value-type="string">
            <text:p>Qe8 (0)</text:p>
          </table:table-cell>
          <table:table-cell table:formula="of:=IF(ISNUMBER(SEARCH([.I103];[.L103]));1;0)" office:value-type="float" office:value="0" calcext:value-type="float">
            <text:p>0</text:p>
          </table:table-cell>
          <table:table-cell office:value-type="string" calcext:value-type="string">
            <text:p>Qe8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,9347826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2.3865695" calcext:value-type="float">
            <text:p>2,3865695</text:p>
          </table:table-cell>
          <table:table-cell table:style-name="Default" office:value-type="float" office:value="0.053571433" calcext:value-type="float">
            <text:p>0,053571433</text:p>
          </table:table-cell>
          <table:table-cell table:style-name="Default" office:value-type="float" office:value="0.7692306" calcext:value-type="float">
            <text:p>0,7692306</text:p>
          </table:table-cell>
          <table:table-cell table:style-name="Default" office:value-type="string" calcext:value-type="string">
            <text:p>(2.23) - Tal</text:p>
          </table:table-cell>
          <table:table-cell office:value-type="string" calcext:value-type="string">
            <text:p>Qe8+</text:p>
          </table:table-cell>
          <table:table-cell office:value-type="string" calcext:value-type="string">
            <text:p>Qe8+ (66)</text:p>
          </table:table-cell>
          <table:table-cell table:formula="of:=IF(ISNUMBER(SEARCH([.I104];[.J104]));1;0)" office:value-type="float" office:value="1" calcext:value-type="float">
            <text:p>1</text:p>
          </table:table-cell>
          <table:table-cell office:value-type="string" calcext:value-type="string">
            <text:p>Qe8+ (67)</text:p>
          </table:table-cell>
          <table:table-cell table:formula="of:=IF(ISNUMBER(SEARCH([.I104];[.L104]));1;0)" office:value-type="float" office:value="1" calcext:value-type="float">
            <text:p>1</text:p>
          </table:table-cell>
          <table:table-cell office:value-type="string" calcext:value-type="string">
            <text:p>Qe8+ (62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0.931465" calcext:value-type="float">
            <text:p>0,931465</text:p>
          </table:table-cell>
          <table:table-cell table:style-name="Default" office:value-type="float" office:value="-0.124999985" calcext:value-type="float">
            <text:p>-0,124999985</text:p>
          </table:table-cell>
          <table:table-cell table:style-name="Default" office:value-type="float" office:value="0.5923078" calcext:value-type="float">
            <text:p>0,5923078</text:p>
          </table:table-cell>
          <table:table-cell table:style-name="Default" office:value-type="string" calcext:value-type="string">
            <text:p>(0.69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85)</text:p>
          </table:table-cell>
          <table:table-cell table:formula="of:=IF(ISNUMBER(SEARCH([.I105];[.J105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05];[.L105]));1;0)" office:value-type="float" office:value="1" calcext:value-type="float">
            <text:p>1</text:p>
          </table:table-cell>
          <table:table-cell office:value-type="string" calcext:value-type="string">
            <text:p>h4 (88)</text:p>
          </table:table-cell>
          <table:table-cell table:formula="of:=IF(ISNUMBER(SEARCH([.I105];[.N10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,4090909</text:p>
          </table:table-cell>
          <table:table-cell table:style-name="Default" office:value-type="float" office:value="2.3948247" calcext:value-type="float">
            <text:p>2,3948247</text:p>
          </table:table-cell>
          <table:table-cell table:style-name="Default" office:value-type="float" office:value="0.11111112" calcext:value-type="float">
            <text:p>0,11111112</text:p>
          </table:table-cell>
          <table:table-cell table:style-name="Default" office:value-type="float" office:value="0.83333325" calcext:value-type="float">
            <text:p>0,83333325</text:p>
          </table:table-cell>
          <table:table-cell table:style-name="Default" office:value-type="string" calcext:value-type="string">
            <text:p>(1.35) - Tal</text:p>
          </table:table-cell>
          <table:table-cell office:value-type="string" calcext:value-type="string">
            <text:p>b7+</text:p>
          </table:table-cell>
          <table:table-cell office:value-type="string" calcext:value-type="string">
            <text:p>b7+ (65)</text:p>
          </table:table-cell>
          <table:table-cell table:formula="of:=IF(ISNUMBER(SEARCH([.I106];[.J106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106];[.L106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106];[.N10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7692307" calcext:value-type="float">
            <text:p>1,7692307</text:p>
          </table:table-cell>
          <table:table-cell table:style-name="Default" office:value-type="float" office:value="-1.3988959" calcext:value-type="float">
            <text:p>-1,3988959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6923077" calcext:value-type="float">
            <text:p>0,6923077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1)</text:p>
          </table:table-cell>
          <table:table-cell table:formula="of:=IF(ISNUMBER(SEARCH([.I107];[.J107]));1;0)" office:value-type="float" office:value="1" calcext:value-type="float">
            <text:p>1</text:p>
          </table:table-cell>
          <table:table-cell office:value-type="string" calcext:value-type="string">
            <text:p>Nf6+ (83)</text:p>
          </table:table-cell>
          <table:table-cell table:formula="of:=IF(ISNUMBER(SEARCH([.I107];[.L107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07];[.N10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3.129604" calcext:value-type="float">
            <text:p>3,1296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4685321" calcext:value-type="float">
            <text:p>0,14685321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Rb2 (0)</text:p>
          </table:table-cell>
          <table:table-cell table:formula="of:=IF(ISNUMBER(SEARCH([.I108];[.J108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108];[.L108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08];[.N10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25" calcext:value-type="float">
            <text:p>0,925</text:p>
          </table:table-cell>
          <table:table-cell table:style-name="Default" office:value-type="float" office:value="2.7514036" calcext:value-type="float">
            <text:p>2,751403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-0.27777767" calcext:value-type="float">
            <text:p>-0,27777767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h5 (0)</text:p>
          </table:table-cell>
          <table:table-cell table:formula="of:=IF(ISNUMBER(SEARCH([.I109];[.J109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09];[.L109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09];[.N10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,97333336</text:p>
          </table:table-cell>
          <table:table-cell table:style-name="Default" office:value-type="float" office:value="1.8125" calcext:value-type="float">
            <text:p>1,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,07738094</text:p>
          </table:table-cell>
          <table:table-cell table:style-name="Default" office:value-type="float" office:value="0.64835167" calcext:value-type="float">
            <text:p>0,64835167</text:p>
          </table:table-cell>
          <table:table-cell table:style-name="Default" office:value-type="string" calcext:value-type="string">
            <text:p>(1.28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93)</text:p>
          </table:table-cell>
          <table:table-cell table:formula="of:=IF(ISNUMBER(SEARCH([.I110];[.J110]));1;0)" office:value-type="float" office:value="1" calcext:value-type="float">
            <text:p>1</text:p>
          </table:table-cell>
          <table:table-cell office:value-type="string" calcext:value-type="string">
            <text:p>Rhf4 (0)</text:p>
          </table:table-cell>
          <table:table-cell table:formula="of:=IF(ISNUMBER(SEARCH([.I110];[.L110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110];[.N11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13.410569" calcext:value-type="float">
            <text:p>13,41056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.7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Nh5 (0)</text:p>
          </table:table-cell>
          <table:table-cell table:formula="of:=IF(ISNUMBER(SEARCH([.I111];[.J11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111];[.L111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0.84615386" calcext:value-type="float">
            <text:p>0,84615386</text:p>
          </table:table-cell>
          <table:table-cell table:style-name="Default" office:value-type="float" office:value="1.383325" calcext:value-type="float">
            <text:p>1,38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0.64) - Tal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Qa5 (0)</text:p>
          </table:table-cell>
          <table:table-cell table:formula="of:=IF(ISNUMBER(SEARCH([.I112];[.J112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12];[.L112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12];[.N11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,93835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7.7055593" calcext:value-type="float">
            <text:p>7,7055593</text:p>
          </table:table-cell>
          <table:table-cell table:style-name="Default" office:value-type="float" office:value="0.0044642836" calcext:value-type="float">
            <text:p>0,0044642836</text:p>
          </table:table-cell>
          <table:table-cell table:style-name="Default" office:value-type="float" office:value="0.07692289" calcext:value-type="float">
            <text:p>0,07692289</text:p>
          </table:table-cell>
          <table:table-cell table:style-name="Default" office:value-type="string" calcext:value-type="string">
            <text:p>(3.83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93)</text:p>
          </table:table-cell>
          <table:table-cell table:formula="of:=IF(ISNUMBER(SEARCH([.I113];[.J113]));1;0)" office:value-type="float" office:value="1" calcext:value-type="float">
            <text:p>1</text:p>
          </table:table-cell>
          <table:table-cell office:value-type="string" calcext:value-type="string">
            <text:p>Re3 (75)</text:p>
          </table:table-cell>
          <table:table-cell table:formula="of:=IF(ISNUMBER(SEARCH([.I113];[.L113]));1;0)" office:value-type="float" office:value="1" calcext:value-type="float">
            <text:p>1</text:p>
          </table:table-cell>
          <table:table-cell office:value-type="string" calcext:value-type="string">
            <text:p>Re3 (62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,1578947</text:p>
          </table:table-cell>
          <table:table-cell table:style-name="Default" office:value-type="float" office:value="3.9073355" calcext:value-type="float">
            <text:p>3,90733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2.1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66)</text:p>
          </table:table-cell>
          <table:table-cell table:formula="of:=IF(ISNUMBER(SEARCH([.I114];[.J114]));1;0)" office:value-type="float" office:value="1" calcext:value-type="float">
            <text:p>1</text:p>
          </table:table-cell>
          <table:table-cell office:value-type="string" calcext:value-type="string">
            <text:p>Ng5 (88)</text:p>
          </table:table-cell>
          <table:table-cell table:formula="of:=IF(ISNUMBER(SEARCH([.I114];[.L114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14];[.N11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2.144567" calcext:value-type="float">
            <text:p>2,14456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75)</text:p>
          </table:table-cell>
          <table:table-cell table:formula="of:=IF(ISNUMBER(SEARCH([.I115];[.J11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115];[.L115]));1;0)" office:value-type="float" office:value="1" calcext:value-type="float">
            <text:p>1</text:p>
          </table:table-cell>
          <table:table-cell office:value-type="string" calcext:value-type="string">
            <text:p>Rh6 (93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833334" calcext:value-type="float">
            <text:p>1,0833334</text:p>
          </table:table-cell>
          <table:table-cell table:style-name="Default" office:value-type="float" office:value="4.8506393" calcext:value-type="float">
            <text:p>4,850639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3296709" calcext:value-type="float">
            <text:p>0,03296709</text:p>
          </table:table-cell>
          <table:table-cell table:style-name="Default" office:value-type="string" calcext:value-type="string">
            <text:p>(2.43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f5 (0)</text:p>
          </table:table-cell>
          <table:table-cell table:formula="of:=IF(ISNUMBER(SEARCH([.I116];[.J116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116];[.L116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116];[.N11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,0380952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2.8188899" calcext:value-type="float">
            <text:p>2,8188899</text:p>
          </table:table-cell>
          <table:table-cell table:style-name="Default" office:value-type="float" office:value="0.020833328" calcext:value-type="float">
            <text:p>0,020833328</text:p>
          </table:table-cell>
          <table:table-cell table:style-name="Default" office:value-type="float" office:value="-0.21818185" calcext:value-type="float">
            <text:p>-0,21818185</text:p>
          </table:table-cell>
          <table:table-cell table:style-name="Default" office:value-type="string" calcext:value-type="string">
            <text:p>(1.46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c4 (0)</text:p>
          </table:table-cell>
          <table:table-cell table:formula="of:=IF(ISNUMBER(SEARCH([.I117];[.J117]));1;0)" office:value-type="float" office:value="0" calcext:value-type="float">
            <text:p>0</text:p>
          </table:table-cell>
          <table:table-cell office:value-type="string" calcext:value-type="string">
            <text:p>Qb8 (74)</text:p>
          </table:table-cell>
          <table:table-cell table:formula="of:=IF(ISNUMBER(SEARCH([.I117];[.L117]));1;0)" office:value-type="float" office:value="1" calcext:value-type="float">
            <text:p>1</text:p>
          </table:table-cell>
          <table:table-cell office:value-type="string" calcext:value-type="string">
            <text:p>Qb8 (63)</text:p>
          </table:table-cell>
          <table:table-cell table:formula="of:=IF(ISNUMBER(SEARCH([.I117];[.N11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0.8181818" calcext:value-type="float">
            <text:p>0,8181818</text:p>
          </table:table-cell>
          <table:table-cell table:style-name="Default" office:value-type="float" office:value="2.3750288" calcext:value-type="float">
            <text:p>2,375028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5 (100)</text:p>
          </table:table-cell>
          <table:table-cell table:formula="of:=IF(ISNUMBER(SEARCH([.I118];[.J118]));1;0)" office:value-type="float" office:value="1" calcext:value-type="float">
            <text:p>1</text:p>
          </table:table-cell>
          <table:table-cell office:value-type="string" calcext:value-type="string">
            <text:p>Nb5 (77)</text:p>
          </table:table-cell>
          <table:table-cell table:formula="of:=IF(ISNUMBER(SEARCH([.I118];[.L118]));1;0)" office:value-type="float" office:value="1" calcext:value-type="float">
            <text:p>1</text:p>
          </table:table-cell>
          <table:table-cell office:value-type="string" calcext:value-type="string">
            <text:p>Nb5 (83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0.67391306" calcext:value-type="float">
            <text:p>0,67391306</text:p>
          </table:table-cell>
          <table:table-cell table:style-name="Default" office:value-type="float" office:value="4.8608866" calcext:value-type="float">
            <text:p>4,8608866</text:p>
          </table:table-cell>
          <table:table-cell table:style-name="Default" office:value-type="float" office:value="0.054166675" calcext:value-type="float">
            <text:p>0,054166675</text:p>
          </table:table-cell>
          <table:table-cell table:style-name="Default" office:value-type="float" office:value="-0.25454545" calcext:value-type="float">
            <text:p>-0,25454545</text:p>
          </table:table-cell>
          <table:table-cell table:style-name="Default" office:value-type="string" calcext:value-type="string">
            <text:p>(1.89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93)</text:p>
          </table:table-cell>
          <table:table-cell table:formula="of:=IF(ISNUMBER(SEARCH([.I119];[.J119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119];[.L119]));1;0)" office:value-type="float" office:value="1" calcext:value-type="float">
            <text:p>1</text:p>
          </table:table-cell>
          <table:table-cell office:value-type="string" calcext:value-type="string">
            <text:p>c5 (66)</text:p>
          </table:table-cell>
          <table:table-cell table:formula="of:=IF(ISNUMBER(SEARCH([.I119];[.N11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,94520545</text:p>
          </table:table-cell>
          <table:table-cell table:style-name="Default" office:value-type="float" office:value="1.2368422" calcext:value-type="float">
            <text:p>1,2368422</text:p>
          </table:table-cell>
          <table:table-cell table:style-name="Default" office:value-type="float" office:value="6.74872" calcext:value-type="float">
            <text:p>6,7487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3.57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83)</text:p>
          </table:table-cell>
          <table:table-cell table:formula="of:=IF(ISNUMBER(SEARCH([.I120];[.J120]));1;0)" office:value-type="float" office:value="1" calcext:value-type="float">
            <text:p>1</text:p>
          </table:table-cell>
          <table:table-cell office:value-type="string" calcext:value-type="string">
            <text:p>Qg6+ (79)</text:p>
          </table:table-cell>
          <table:table-cell table:formula="of:=IF(ISNUMBER(SEARCH([.I120];[.L120]));1;0)" office:value-type="float" office:value="1" calcext:value-type="float">
            <text:p>1</text:p>
          </table:table-cell>
          <table:table-cell office:value-type="string" calcext:value-type="string">
            <text:p>Qg6+ (88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,9692308</text:p>
          </table:table-cell>
          <table:table-cell table:style-name="Default" office:value-type="float" office:value="1.1794872" calcext:value-type="float">
            <text:p>1,1794872</text:p>
          </table:table-cell>
          <table:table-cell table:style-name="Default" office:value-type="float" office:value="2.8382876" calcext:value-type="float">
            <text:p>2,838287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-0.044871807" calcext:value-type="float">
            <text:p>-0,044871807</text:p>
          </table:table-cell>
          <table:table-cell table:style-name="Default" office:value-type="string" calcext:value-type="string">
            <text:p>(1.6) - Tal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5 (0)</text:p>
          </table:table-cell>
          <table:table-cell table:formula="of:=IF(ISNUMBER(SEARCH([.I121];[.J121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21];[.L121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017155" calcext:value-type="float">
            <text:p>4,0171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6666675" calcext:value-type="float">
            <text:p>0,16666675</text:p>
          </table:table-cell>
          <table:table-cell table:style-name="Default" office:value-type="string" calcext:value-type="string">
            <text:p>(2.03) - Tal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Nfe5 (0)</text:p>
          </table:table-cell>
          <table:table-cell table:formula="of:=IF(ISNUMBER(SEARCH([.I122];[.J122]));1;0)" office:value-type="float" office:value="0" calcext:value-type="float">
            <text:p>0</text:p>
          </table:table-cell>
          <table:table-cell office:value-type="string" calcext:value-type="string">
            <text:p>Rc5 (72)</text:p>
          </table:table-cell>
          <table:table-cell table:formula="of:=IF(ISNUMBER(SEARCH([.I122];[.L122]));1;0)" office:value-type="float" office:value="1" calcext:value-type="float">
            <text:p>1</text:p>
          </table:table-cell>
          <table:table-cell office:value-type="string" calcext:value-type="string">
            <text:p>Rc5 (65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0.9512195" calcext:value-type="float">
            <text:p>0,9512195</text:p>
          </table:table-cell>
          <table:table-cell table:style-name="Default" office:value-type="float" office:value="1.5014051" calcext:value-type="float">
            <text:p>1,5014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Nf2 (0)</text:p>
          </table:table-cell>
          <table:table-cell table:formula="of:=IF(ISNUMBER(SEARCH([.I123];[.J123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123];[.L123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123];[.N12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3.814821" calcext:value-type="float">
            <text:p>3,81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1.8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65)</text:p>
          </table:table-cell>
          <table:table-cell table:formula="of:=IF(ISNUMBER(SEARCH([.I124];[.J124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124];[.L124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24];[.N12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,0571429</text:p>
          </table:table-cell>
          <table:table-cell table:style-name="Default" office:value-type="float" office:value="5.2472405" calcext:value-type="float">
            <text:p>5,2472405</text:p>
          </table:table-cell>
          <table:table-cell table:style-name="Default" office:value-type="float" office:value="-0.18095239" calcext:value-type="float">
            <text:p>-0,18095239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65)</text:p>
          </table:table-cell>
          <table:table-cell table:formula="of:=IF(ISNUMBER(SEARCH([.I125];[.J125]));1;0)" office:value-type="float" office:value="1" calcext:value-type="float">
            <text:p>1</text:p>
          </table:table-cell>
          <table:table-cell office:value-type="string" calcext:value-type="string">
            <text:p>g4 (77)</text:p>
          </table:table-cell>
          <table:table-cell table:formula="of:=IF(ISNUMBER(SEARCH([.I125];[.L125]));1;0)" office:value-type="float" office:value="1" calcext:value-type="float">
            <text:p>1</text:p>
          </table:table-cell>
          <table:table-cell office:value-type="string" calcext:value-type="string">
            <text:p>g4 (65)</text:p>
          </table:table-cell>
          <table:table-cell table:formula="of:=IF(ISNUMBER(SEARCH([.I125];[.N12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,9882353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-0.8714316" calcext:value-type="float">
            <text:p>-0,8714316</text:p>
          </table:table-cell>
          <table:table-cell table:style-name="Default" office:value-type="float" office:value="-0.027777776" calcext:value-type="float">
            <text:p>-0,027777776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26];[.J126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26];[.L126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26];[.N12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,173913</text:p>
          </table:table-cell>
          <table:table-cell table:style-name="Default" office:value-type="float" office:value="6.0801373" calcext:value-type="float">
            <text:p>6,0801373</text:p>
          </table:table-cell>
          <table:table-cell table:style-name="Default" office:value-type="float" office:value="0.029166669" calcext:value-type="float">
            <text:p>0,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21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Rh3 (69)</text:p>
          </table:table-cell>
          <table:table-cell table:formula="of:=IF(ISNUMBER(SEARCH([.I127];[.J127]));1;0)" office:value-type="float" office:value="1" calcext:value-type="float">
            <text:p>1</text:p>
          </table:table-cell>
          <table:table-cell office:value-type="string" calcext:value-type="string">
            <text:p>Rh3 (79)</text:p>
          </table:table-cell>
          <table:table-cell table:formula="of:=IF(ISNUMBER(SEARCH([.I127];[.L127]));1;0)" office:value-type="float" office:value="1" calcext:value-type="float">
            <text:p>1</text:p>
          </table:table-cell>
          <table:table-cell office:value-type="string" calcext:value-type="string">
            <text:p>Rh3 (65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358975" calcext:value-type="float">
            <text:p>1,4358975</text:p>
          </table:table-cell>
          <table:table-cell table:style-name="Default" office:value-type="float" office:value="3.5298142" calcext:value-type="float">
            <text:p>3,5298142</text:p>
          </table:table-cell>
          <table:table-cell table:style-name="Default" office:value-type="float" office:value="0.058333322" calcext:value-type="float">
            <text:p>0,058333322</text:p>
          </table:table-cell>
          <table:table-cell table:style-name="Default" office:value-type="float" office:value="0.3560605" calcext:value-type="float">
            <text:p>0,3560605</text:p>
          </table:table-cell>
          <table:table-cell table:style-name="Default" office:value-type="string" calcext:value-type="string">
            <text:p>(2.1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66)</text:p>
          </table:table-cell>
          <table:table-cell table:formula="of:=IF(ISNUMBER(SEARCH([.I128];[.J128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28];[.L128]));1;0)" office:value-type="float" office:value="1" calcext:value-type="float">
            <text:p>1</text:p>
          </table:table-cell>
          <table:table-cell office:value-type="string" calcext:value-type="string">
            <text:p>Rf6 (72)</text:p>
          </table:table-cell>
          <table:table-cell table:formula="of:=IF(ISNUMBER(SEARCH([.I128];[.N12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2/6k1/p2p4/3P4/8/1BN3P1/PPP4P/7K b - - 0 1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,97959185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-0.45803875" calcext:value-type="float">
            <text:p>-0,45803875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5555556" calcext:value-type="float">
            <text:p>-0,5555556</text:p>
          </table:table-cell>
          <table:table-cell table:style-name="Default" office:value-type="string" calcext:value-type="string">
            <text:p>(1.39) - Tal</text:p>
          </table:table-cell>
          <table:table-cell office:value-type="string" calcext:value-type="string">
            <text:p>Rab8</text:p>
          </table:table-cell>
          <table:table-cell office:value-type="string" calcext:value-type="string">
            <text:p>Rab8 (93)</text:p>
          </table:table-cell>
          <table:table-cell table:formula="of:=IF(ISNUMBER(SEARCH([.I129];[.J129]));1;0)" office:value-type="float" office:value="1" calcext:value-type="float">
            <text:p>1</text:p>
          </table:table-cell>
          <table:table-cell office:value-type="string" calcext:value-type="string">
            <text:p>Rab8 (93)</text:p>
          </table:table-cell>
          <table:table-cell table:formula="of:=IF(ISNUMBER(SEARCH([.I129];[.L129]));1;0)" office:value-type="float" office:value="1" calcext:value-type="float">
            <text:p>1</text:p>
          </table:table-cell>
          <table:table-cell office:value-type="string" calcext:value-type="string">
            <text:p>Rab8 (8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7.7596273" calcext:value-type="float">
            <text:p>7,759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,20000005</text:p>
          </table:table-cell>
          <table:table-cell table:style-name="Default" office:value-type="string" calcext:value-type="string">
            <text:p>(4.04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73)</text:p>
          </table:table-cell>
          <table:table-cell table:formula="of:=IF(ISNUMBER(SEARCH([.I130];[.J130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130];[.L130]));1;0)" office:value-type="float" office:value="1" calcext:value-type="float">
            <text:p>1</text:p>
          </table:table-cell>
          <table:table-cell office:value-type="string" calcext:value-type="string">
            <text:p>Rad1 (0)</text:p>
          </table:table-cell>
          <table:table-cell table:formula="of:=IF(ISNUMBER(SEARCH([.I130];[.N13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,0789474</text:p>
          </table:table-cell>
          <table:table-cell table:style-name="Default" office:value-type="float" office:value="1.1615331" calcext:value-type="float">
            <text:p>1,1615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68) - Tal</text:p>
          </table:table-cell>
          <table:table-cell office:value-type="string" calcext:value-type="string">
            <text:p>Rae8</text:p>
          </table:table-cell>
          <table:table-cell office:value-type="string" calcext:value-type="string">
            <text:p>Rae8 (93)</text:p>
          </table:table-cell>
          <table:table-cell table:formula="of:=IF(ISNUMBER(SEARCH([.I131];[.J131]));1;0)" office:value-type="float" office:value="1" calcext:value-type="float">
            <text:p>1</text:p>
          </table:table-cell>
          <table:table-cell office:value-type="string" calcext:value-type="string">
            <text:p>b5 (0)</text:p>
          </table:table-cell>
          <table:table-cell table:formula="of:=IF(ISNUMBER(SEARCH([.I131];[.L131]));1;0)" office:value-type="float" office:value="0" calcext:value-type="float">
            <text:p>0</text:p>
          </table:table-cell>
          <table:table-cell office:value-type="string" calcext:value-type="string">
            <text:p>Rae8 (100)</text:p>
          </table:table-cell>
          <table:table-cell table:formula="of:=IF(ISNUMBER(SEARCH([.I131];[.N13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3.79713" calcext:value-type="float">
            <text:p>3,79713</text:p>
          </table:table-cell>
          <table:table-cell table:style-name="Default" office:value-type="float" office:value="-0.21875" calcext:value-type="float">
            <text:p>-0,21875</text:p>
          </table:table-cell>
          <table:table-cell table:style-name="Default" office:value-type="float" office:value="-0.18681312" calcext:value-type="float">
            <text:p>-0,18681312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132];[.J132]));1;0)" office:value-type="float" office:value="1" calcext:value-type="float">
            <text:p>1</text:p>
          </table:table-cell>
          <table:table-cell office:value-type="string" calcext:value-type="string">
            <text:p>Qe2 (88)</text:p>
          </table:table-cell>
          <table:table-cell table:formula="of:=IF(ISNUMBER(SEARCH([.I132];[.L132]));1;0)" office:value-type="float" office:value="1" calcext:value-type="float">
            <text:p>1</text:p>
          </table:table-cell>
          <table:table-cell office:value-type="string" calcext:value-type="string">
            <text:p>Qe2 (64)</text:p>
          </table:table-cell>
          <table:table-cell table:formula="of:=IF(ISNUMBER(SEARCH([.I132];[.N13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5k1/2p1brpp/p1nqbp2/P2pp3/BP6/2P1BN2/1P3PPP/R2QR1K1 w - - 0 1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.7739234" calcext:value-type="float">
            <text:p>2,773923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68) - Tal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h3 (0)</text:p>
          </table:table-cell>
          <table:table-cell table:formula="of:=IF(ISNUMBER(SEARCH([.I133];[.J133]));1;0)" office:value-type="float" office:value="0" calcext:value-type="float">
            <text:p>0</text:p>
          </table:table-cell>
          <table:table-cell office:value-type="string" calcext:value-type="string">
            <text:p>Rc1 (100)</text:p>
          </table:table-cell>
          <table:table-cell table:formula="of:=IF(ISNUMBER(SEARCH([.I133];[.L133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133];[.N13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1.2058823" calcext:value-type="float">
            <text:p>1,2058823</text:p>
          </table:table-cell>
          <table:table-cell table:style-name="Default" office:value-type="float" office:value="12.196037" calcext:value-type="float">
            <text:p>12,196037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0.5999999" calcext:value-type="float">
            <text:p>0,5999999</text:p>
          </table:table-cell>
          <table:table-cell table:style-name="Default" office:value-type="string" calcext:value-type="string">
            <text:p>(5.98) - Tal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(64)</text:p>
          </table:table-cell>
          <table:table-cell table:formula="of:=IF(ISNUMBER(SEARCH([.I134];[.J134]));1;0)" office:value-type="float" office:value="1" calcext:value-type="float">
            <text:p>1</text:p>
          </table:table-cell>
          <table:table-cell office:value-type="string" calcext:value-type="string">
            <text:p>e3 (65)</text:p>
          </table:table-cell>
          <table:table-cell table:formula="of:=IF(ISNUMBER(SEARCH([.I134];[.L134]));1;0)" office:value-type="float" office:value="1" calcext:value-type="float">
            <text:p>1</text:p>
          </table:table-cell>
          <table:table-cell office:value-type="string" calcext:value-type="string">
            <text:p>e3 (64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,0307692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3875294" calcext:value-type="float">
            <text:p>1,387529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15934062" calcext:value-type="float">
            <text:p>0,15934062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Kh8 (0)</text:p>
          </table:table-cell>
          <table:table-cell table:formula="of:=IF(ISNUMBER(SEARCH([.I135];[.J135]));1;0)" office:value-type="float" office:value="0" calcext:value-type="float">
            <text:p>0</text:p>
          </table:table-cell>
          <table:table-cell office:value-type="string" calcext:value-type="string">
            <text:p>Rh2+ (65)</text:p>
          </table:table-cell>
          <table:table-cell table:formula="of:=IF(ISNUMBER(SEARCH([.I135];[.L135]));1;0)" office:value-type="float" office:value="1" calcext:value-type="float">
            <text:p>1</text:p>
          </table:table-cell>
          <table:table-cell office:value-type="string" calcext:value-type="string">
            <text:p>a6 (0)</text:p>
          </table:table-cell>
          <table:table-cell table:formula="of:=IF(ISNUMBER(SEARCH([.I135];[.N13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4071486" calcext:value-type="float">
            <text:p>2,407148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0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67)</text:p>
          </table:table-cell>
          <table:table-cell table:formula="of:=IF(ISNUMBER(SEARCH([.I136];[.J136]));1;0)" office:value-type="float" office:value="1" calcext:value-type="float">
            <text:p>1</text:p>
          </table:table-cell>
          <table:table-cell office:value-type="string" calcext:value-type="string">
            <text:p>Nd5 (64)</text:p>
          </table:table-cell>
          <table:table-cell table:formula="of:=IF(ISNUMBER(SEARCH([.I136];[.L136]));1;0)" office:value-type="float" office:value="1" calcext:value-type="float">
            <text:p>1</text:p>
          </table:table-cell>
          <table:table-cell office:value-type="string" calcext:value-type="string">
            <text:p>Qe3 (0)</text:p>
          </table:table-cell>
          <table:table-cell table:formula="of:=IF(ISNUMBER(SEARCH([.I136];[.N13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9.018466" calcext:value-type="float">
            <text:p>9,018466</text:p>
          </table:table-cell>
          <table:table-cell table:style-name="Default" office:value-type="float" office:value="-0.024999991" calcext:value-type="float">
            <text:p>-0,024999991</text:p>
          </table:table-cell>
          <table:table-cell table:style-name="Default" office:value-type="float" office:value="-0.6346154" calcext:value-type="float">
            <text:p>-0,6346154</text:p>
          </table:table-cell>
          <table:table-cell table:style-name="Default" office:value-type="string" calcext:value-type="string">
            <text:p>(4.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64)</text:p>
          </table:table-cell>
          <table:table-cell table:formula="of:=IF(ISNUMBER(SEARCH([.I137];[.J137]));1;0)" office:value-type="float" office:value="1" calcext:value-type="float">
            <text:p>1</text:p>
          </table:table-cell>
          <table:table-cell office:value-type="string" calcext:value-type="string">
            <text:p>Bh6 (0)</text:p>
          </table:table-cell>
          <table:table-cell table:formula="of:=IF(ISNUMBER(SEARCH([.I137];[.L137]));1;0)" office:value-type="float" office:value="0" calcext:value-type="float">
            <text:p>0</text:p>
          </table:table-cell>
          <table:table-cell office:value-type="string" calcext:value-type="string">
            <text:p>Bh3 (63)</text:p>
          </table:table-cell>
          <table:table-cell table:formula="of:=IF(ISNUMBER(SEARCH([.I137];[.N13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,2894737</text:p>
          </table:table-cell>
          <table:table-cell table:style-name="Default" office:value-type="float" office:value="2.2153277" calcext:value-type="float">
            <text:p>2,2153277</text:p>
          </table:table-cell>
          <table:table-cell table:style-name="Default" office:value-type="float" office:value="-0.050000012" calcext:value-type="float">
            <text:p>-0,050000012</text:p>
          </table:table-cell>
          <table:table-cell table:style-name="Default" office:value-type="float" office:value="-0.29999995" calcext:value-type="float">
            <text:p>-0,29999995</text:p>
          </table:table-cell>
          <table:table-cell table:style-name="Default" office:value-type="string" calcext:value-type="string">
            <text:p>(1.54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b6 (0)</text:p>
          </table:table-cell>
          <table:table-cell table:formula="of:=IF(ISNUMBER(SEARCH([.I138];[.J138]));1;0)" office:value-type="float" office:value="0" calcext:value-type="float">
            <text:p>0</text:p>
          </table:table-cell>
          <table:table-cell office:value-type="string" calcext:value-type="string">
            <text:p>Qb2 (0)</text:p>
          </table:table-cell>
          <table:table-cell table:formula="of:=IF(ISNUMBER(SEARCH([.I138];[.L138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38];[.N13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1.9741415" calcext:value-type="float">
            <text:p>1,9741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hg4</text:p>
          </table:table-cell>
          <table:table-cell office:value-type="string" calcext:value-type="string">
            <text:p>Rd5 (0)</text:p>
          </table:table-cell>
          <table:table-cell table:formula="of:=IF(ISNUMBER(SEARCH([.I139];[.J139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139];[.L139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139];[.N13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4.562073" calcext:value-type="float">
            <text:p>4,562073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92307687" calcext:value-type="float">
            <text:p>0,92307687</text:p>
          </table:table-cell>
          <table:table-cell table:style-name="Default" office:value-type="string" calcext:value-type="string">
            <text:p>(3.2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3)</text:p>
          </table:table-cell>
          <table:table-cell table:formula="of:=IF(ISNUMBER(SEARCH([.I140];[.J140]));1;0)" office:value-type="float" office:value="1" calcext:value-type="float">
            <text:p>1</text:p>
          </table:table-cell>
          <table:table-cell office:value-type="string" calcext:value-type="string">
            <text:p>Bh7+ (66)</text:p>
          </table:table-cell>
          <table:table-cell table:formula="of:=IF(ISNUMBER(SEARCH([.I140];[.L140]));1;0)" office:value-type="float" office:value="1" calcext:value-type="float">
            <text:p>1</text:p>
          </table:table-cell>
          <table:table-cell office:value-type="string" calcext:value-type="string">
            <text:p>Rd1 (0)</text:p>
          </table:table-cell>
          <table:table-cell table:formula="of:=IF(ISNUMBER(SEARCH([.I140];[.N14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2k2r/p2p1ppp/bp6/2pP4/1b2P2q/2N5/PP4PP/R1BQKBNR w KQkq - 0 1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40.587376" calcext:value-type="float">
            <text:p>40,587376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2.8) - Tal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3 (79)</text:p>
          </table:table-cell>
          <table:table-cell table:formula="of:=IF(ISNUMBER(SEARCH([.I141];[.J141]));1;0)" office:value-type="float" office:value="1" calcext:value-type="float">
            <text:p>1</text:p>
          </table:table-cell>
          <table:table-cell office:value-type="string" calcext:value-type="string">
            <text:p>Kd2 (0)</text:p>
          </table:table-cell>
          <table:table-cell table:formula="of:=IF(ISNUMBER(SEARCH([.I141];[.L141]));1;0)" office:value-type="float" office:value="0" calcext:value-type="float">
            <text:p>0</text:p>
          </table:table-cell>
          <table:table-cell office:value-type="string" calcext:value-type="string">
            <text:p>Kd2 (0)</text:p>
          </table:table-cell>
          <table:table-cell table:formula="of:=IF(ISNUMBER(SEARCH([.I141];[.N14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,95035464</text:p>
          </table:table-cell>
          <table:table-cell table:style-name="Default" office:value-type="float" office:value="1.5384616" calcext:value-type="float">
            <text:p>1,5384616</text:p>
          </table:table-cell>
          <table:table-cell table:style-name="Default" office:value-type="float" office:value="-0.3544895" calcext:value-type="float">
            <text:p>-0,3544895</text:p>
          </table:table-cell>
          <table:table-cell table:style-name="Default" office:value-type="float" office:value="-0.18333334" calcext:value-type="float">
            <text:p>-0,18333334</text:p>
          </table:table-cell>
          <table:table-cell table:style-name="Default" office:value-type="float" office:value="0.33333325" calcext:value-type="float">
            <text:p>0,33333325</text:p>
          </table:table-cell>
          <table:table-cell table:style-name="Default" office:value-type="string" calcext:value-type="string">
            <text:p>(0.33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g5 (61)</text:p>
          </table:table-cell>
          <table:table-cell table:formula="of:=IF(ISNUMBER(SEARCH([.I142];[.J142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142];[.L142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142];[.N14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,9058823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float" office:value="-18.2223" calcext:value-type="float">
            <text:p>-18,2223</text:p>
          </table:table-cell>
          <table:table-cell table:style-name="Default" office:value-type="float" office:value="-0.04166667" calcext:value-type="float">
            <text:p>-0,04166667</text:p>
          </table:table-cell>
          <table:table-cell table:style-name="Default" office:value-type="float" office:value="1.8000002" calcext:value-type="float">
            <text:p>1,8000002</text:p>
          </table:table-cell>
          <table:table-cell table:style-name="Default" office:value-type="string" calcext:value-type="string">
            <text:p>(3.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74)</text:p>
          </table:table-cell>
          <table:table-cell table:formula="of:=IF(ISNUMBER(SEARCH([.I143];[.J143]));1;0)" office:value-type="float" office:value="1" calcext:value-type="float">
            <text:p>1</text:p>
          </table:table-cell>
          <table:table-cell office:value-type="string" calcext:value-type="string">
            <text:p>h4 (85)</text:p>
          </table:table-cell>
          <table:table-cell table:formula="of:=IF(ISNUMBER(SEARCH([.I143];[.L143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43];[.N14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1r/pb1nk1b1/1qpNp3/1p1nP1pB/P1pP4/6B1/1P3PPP/R2Q1RK1 b - - 0 1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071428776" calcext:value-type="float">
            <text:p>-0,071428776</text:p>
          </table:table-cell>
          <table:table-cell table:style-name="Default" office:value-type="string" calcext:value-type="string">
            <text:p>(0.3) - Tal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144];[.J144]));1;0)" office:value-type="float" office:value="1" calcext:value-type="float">
            <text:p>1</text:p>
          </table:table-cell>
          <table:table-cell office:value-type="string" calcext:value-type="string">
            <text:p>Rf4 (61)</text:p>
          </table:table-cell>
          <table:table-cell table:formula="of:=IF(ISNUMBER(SEARCH([.I144];[.L144]));1;0)" office:value-type="float" office:value="1" calcext:value-type="float">
            <text:p>1</text:p>
          </table:table-cell>
          <table:table-cell office:value-type="string" calcext:value-type="string">
            <text:p>Nf4 (0)</text:p>
          </table:table-cell>
          <table:table-cell table:formula="of:=IF(ISNUMBER(SEARCH([.I144];[.N14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228903" calcext:value-type="float">
            <text:p>1,022890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123809576" calcext:value-type="float">
            <text:p>-0,123809576</text:p>
          </table:table-cell>
          <table:table-cell table:style-name="Default" office:value-type="string" calcext:value-type="string">
            <text:p>(0.53) - Tal</text:p>
          </table:table-cell>
          <table:table-cell office:value-type="string" calcext:value-type="string">
            <text:p>Qd5</text:p>
          </table:table-cell>
          <table:table-cell office:value-type="string" calcext:value-type="string">
            <text:p>Qd5 (93)</text:p>
          </table:table-cell>
          <table:table-cell table:formula="of:=IF(ISNUMBER(SEARCH([.I145];[.J145]));1;0)" office:value-type="float" office:value="1" calcext:value-type="float">
            <text:p>1</text:p>
          </table:table-cell>
          <table:table-cell office:value-type="string" calcext:value-type="string">
            <text:p>Qd5 (100)</text:p>
          </table:table-cell>
          <table:table-cell table:formula="of:=IF(ISNUMBER(SEARCH([.I145];[.L145]));1;0)" office:value-type="float" office:value="1" calcext:value-type="float">
            <text:p>1</text:p>
          </table:table-cell>
          <table:table-cell office:value-type="string" calcext:value-type="string">
            <text:p>Qd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,8217054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28.464407" calcext:value-type="float">
            <text:p>28,464407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2307694" calcext:value-type="float">
            <text:p>-0,2307694</text:p>
          </table:table-cell>
          <table:table-cell table:style-name="Default" office:value-type="string" calcext:value-type="string">
            <text:p>(14.38) - Tal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Rg1 (65)</text:p>
          </table:table-cell>
          <table:table-cell table:formula="of:=IF(ISNUMBER(SEARCH([.I146];[.J146]));1;0)" office:value-type="float" office:value="1" calcext:value-type="float">
            <text:p>1</text:p>
          </table:table-cell>
          <table:table-cell office:value-type="string" calcext:value-type="string">
            <text:p>h4 (0)</text:p>
          </table:table-cell>
          <table:table-cell table:formula="of:=IF(ISNUMBER(SEARCH([.I146];[.L146]));1;0)" office:value-type="float" office:value="0" calcext:value-type="float">
            <text:p>0</text:p>
          </table:table-cell>
          <table:table-cell office:value-type="string" calcext:value-type="string">
            <text:p>Rg1 (63)</text:p>
          </table:table-cell>
          <table:table-cell table:formula="of:=IF(ISNUMBER(SEARCH([.I146];[.N14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,3513514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-2.1023612" calcext:value-type="float">
            <text:p>-2,1023612</text:p>
          </table:table-cell>
          <table:table-cell table:style-name="Default" office:value-type="float" office:value="0.84000003" calcext:value-type="float">
            <text:p>0,84000003</text:p>
          </table:table-cell>
          <table:table-cell table:style-name="Default" office:value-type="float" office:value="0.0666666" calcext:value-type="float">
            <text:p>0,0666666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Kf8 (0)</text:p>
          </table:table-cell>
          <table:table-cell table:formula="of:=IF(ISNUMBER(SEARCH([.I147];[.J147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147];[.L147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3560605" calcext:value-type="float">
            <text:p>-0,3560605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85)</text:p>
          </table:table-cell>
          <table:table-cell table:formula="of:=IF(ISNUMBER(SEARCH([.I148];[.J148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48];[.L148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148];[.N14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float" office:value="6.488348" calcext:value-type="float">
            <text:p>6,48834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string" calcext:value-type="string">
            <text:p>(3.42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5)</text:p>
          </table:table-cell>
          <table:table-cell table:formula="of:=IF(ISNUMBER(SEARCH([.I149];[.J149]));1;0)" office:value-type="float" office:value="1" calcext:value-type="float">
            <text:p>1</text:p>
          </table:table-cell>
          <table:table-cell office:value-type="string" calcext:value-type="string">
            <text:p>Qh5 (93)</text:p>
          </table:table-cell>
          <table:table-cell table:formula="of:=IF(ISNUMBER(SEARCH([.I149];[.L149]));1;0)" office:value-type="float" office:value="1" calcext:value-type="float">
            <text:p>1</text:p>
          </table:table-cell>
          <table:table-cell office:value-type="string" calcext:value-type="string">
            <text:p>Qh5 (64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25" calcext:value-type="float">
            <text:p>1,325</text:p>
          </table:table-cell>
          <table:table-cell table:style-name="Default" office:value-type="float" office:value="0.65993243" calcext:value-type="float">
            <text:p>0,6599324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100)</text:p>
          </table:table-cell>
          <table:table-cell table:formula="of:=IF(ISNUMBER(SEARCH([.I150];[.J150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50];[.L150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150];[.N15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5762833" calcext:value-type="float">
            <text:p>1,5762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1.25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Qe2+ (0)</text:p>
          </table:table-cell>
          <table:table-cell table:formula="of:=IF(ISNUMBER(SEARCH([.I151];[.J151]));1;0)" office:value-type="float" office:value="0" calcext:value-type="float">
            <text:p>0</text:p>
          </table:table-cell>
          <table:table-cell office:value-type="string" calcext:value-type="string">
            <text:p>Be3 (93)</text:p>
          </table:table-cell>
          <table:table-cell table:formula="of:=IF(ISNUMBER(SEARCH([.I151];[.L151]));1;0)" office:value-type="float" office:value="1" calcext:value-type="float">
            <text:p>1</text:p>
          </table:table-cell>
          <table:table-cell office:value-type="string" calcext:value-type="string">
            <text:p>Be3 (85)</text:p>
          </table:table-cell>
          <table:table-cell table:formula="of:=IF(ISNUMBER(SEARCH([.I151];[.N15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,98876405</text:p>
          </table:table-cell>
          <table:table-cell table:style-name="Default" office:value-type="float" office:value="0.8787879" calcext:value-type="float">
            <text:p>0,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,32857144</text:p>
          </table:table-cell>
          <table:table-cell table:style-name="Default" office:value-type="float" office:value="-1.2222223" calcext:value-type="float">
            <text:p>-1,2222223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b3 (0)</text:p>
          </table:table-cell>
          <table:table-cell table:formula="of:=IF(ISNUMBER(SEARCH([.I152];[.J152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52];[.L152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52];[.N15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,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844614" calcext:value-type="float">
            <text:p>5,3844614</text:p>
          </table:table-cell>
          <table:table-cell table:style-name="Default" office:value-type="float" office:value="0.114999995" calcext:value-type="float">
            <text:p>0,114999995</text:p>
          </table:table-cell>
          <table:table-cell table:style-name="Default" office:value-type="float" office:value="-0.8928571" calcext:value-type="float">
            <text:p>-0,8928571</text:p>
          </table:table-cell>
          <table:table-cell table:style-name="Default" office:value-type="string" calcext:value-type="string">
            <text:p>(3.16) - Tal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Qf8+ (0)</text:p>
          </table:table-cell>
          <table:table-cell table:formula="of:=IF(ISNUMBER(SEARCH([.I153];[.J153]));1;0)" office:value-type="float" office:value="0" calcext:value-type="float">
            <text:p>0</text:p>
          </table:table-cell>
          <table:table-cell office:value-type="string" calcext:value-type="string">
            <text:p>Kf6 (93)</text:p>
          </table:table-cell>
          <table:table-cell table:formula="of:=IF(ISNUMBER(SEARCH([.I153];[.L153]));1;0)" office:value-type="float" office:value="1" calcext:value-type="float">
            <text:p>1</text:p>
          </table:table-cell>
          <table:table-cell office:value-type="string" calcext:value-type="string">
            <text:p>Kf6 (63)</text:p>
          </table:table-cell>
          <table:table-cell table:formula="of:=IF(ISNUMBER(SEARCH([.I153];[.N15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,9925373</text:p>
          </table:table-cell>
          <table:table-cell table:style-name="Default" office:value-type="float" office:value="0.6938776" calcext:value-type="float">
            <text:p>0,6938776</text:p>
          </table:table-cell>
          <table:table-cell table:style-name="Default" office:value-type="float" office:value="1.9915355" calcext:value-type="float">
            <text:p>1,9915355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-0.4166665" calcext:value-type="float">
            <text:p>-0,4166665</text:p>
          </table:table-cell>
          <table:table-cell table:style-name="Default" office:value-type="string" calcext:value-type="string">
            <text:p>(0.6) - Tal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c7 (66)</text:p>
          </table:table-cell>
          <table:table-cell table:formula="of:=IF(ISNUMBER(SEARCH([.I154];[.J154]));1;0)" office:value-type="float" office:value="1" calcext:value-type="float">
            <text:p>1</text:p>
          </table:table-cell>
          <table:table-cell office:value-type="string" calcext:value-type="string">
            <text:p>Nc7 (62)</text:p>
          </table:table-cell>
          <table:table-cell table:formula="of:=IF(ISNUMBER(SEARCH([.I154];[.L154]));1;0)" office:value-type="float" office:value="1" calcext:value-type="float">
            <text:p>1</text:p>
          </table:table-cell>
          <table:table-cell office:value-type="string" calcext:value-type="string">
            <text:p>Nf6 (0)</text:p>
          </table:table-cell>
          <table:table-cell table:formula="of:=IF(ISNUMBER(SEARCH([.I154];[.N15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1.6785715" calcext:value-type="float">
            <text:p>1,6785715</text:p>
          </table:table-cell>
          <table:table-cell table:style-name="Default" office:value-type="float" office:value="-1.4982245" calcext:value-type="float">
            <text:p>-1,49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,07142854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e7+ (0)</text:p>
          </table:table-cell>
          <table:table-cell table:formula="of:=IF(ISNUMBER(SEARCH([.I155];[.J155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155];[.L155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155];[.N15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0.9954689" calcext:value-type="float">
            <text:p>-0,995468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0.07619047" calcext:value-type="float">
            <text:p>0,07619047</text:p>
          </table:table-cell>
          <table:table-cell table:style-name="Default" office:value-type="string" calcext:value-type="string">
            <text:p>(0.4) - Tal</text:p>
          </table:table-cell>
          <table:table-cell office:value-type="string" calcext:value-type="string">
            <text:p>Qa3</text:p>
          </table:table-cell>
          <table:table-cell office:value-type="string" calcext:value-type="string">
            <text:p>Qa3 (100)</text:p>
          </table:table-cell>
          <table:table-cell table:formula="of:=IF(ISNUMBER(SEARCH([.I156];[.J156]));1;0)" office:value-type="float" office:value="1" calcext:value-type="float">
            <text:p>1</text:p>
          </table:table-cell>
          <table:table-cell office:value-type="string" calcext:value-type="string">
            <text:p>Qa3 (93)</text:p>
          </table:table-cell>
          <table:table-cell table:formula="of:=IF(ISNUMBER(SEARCH([.I156];[.L156]));1;0)" office:value-type="float" office:value="1" calcext:value-type="float">
            <text:p>1</text:p>
          </table:table-cell>
          <table:table-cell office:value-type="string" calcext:value-type="string">
            <text:p>Qa3 (88)</text:p>
          </table:table-cell>
          <table:table-cell table:formula="of:=IF(ISNUMBER(SEARCH([.I156];[.N15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1.0952976" calcext:value-type="float">
            <text:p>1,095297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0.52) - Tal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62)</text:p>
          </table:table-cell>
          <table:table-cell table:formula="of:=IF(ISNUMBER(SEARCH([.I157];[.J157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157];[.L157]));1;0)" office:value-type="float" office:value="0" calcext:value-type="float">
            <text:p>0</text:p>
          </table:table-cell>
          <table:table-cell office:value-type="string" calcext:value-type="string">
            <text:p>Ne4 (0)</text:p>
          </table:table-cell>
          <table:table-cell table:formula="of:=IF(ISNUMBER(SEARCH([.I157];[.N15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,9724138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54450554" calcext:value-type="float">
            <text:p>0,54450554</text:p>
          </table:table-cell>
          <table:table-cell table:style-name="Default" office:value-type="float" office:value="-0.08125" calcext:value-type="float">
            <text:p>-0,08125</text:p>
          </table:table-cell>
          <table:table-cell table:style-name="Default" office:value-type="float" office:value="0.16190481" calcext:value-type="float">
            <text:p>0,16190481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83)</text:p>
          </table:table-cell>
          <table:table-cell table:formula="of:=IF(ISNUMBER(SEARCH([.I158];[.J158]));1;0)" office:value-type="float" office:value="1" calcext:value-type="float">
            <text:p>1</text:p>
          </table:table-cell>
          <table:table-cell office:value-type="string" calcext:value-type="string">
            <text:p>e6 (74)</text:p>
          </table:table-cell>
          <table:table-cell table:formula="of:=IF(ISNUMBER(SEARCH([.I158];[.L158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,91549295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float" office:value="11.454691" calcext:value-type="float">
            <text:p>11,454691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3296709" calcext:value-type="float">
            <text:p>-0,03296709</text:p>
          </table:table-cell>
          <table:table-cell table:style-name="Default" office:value-type="string" calcext:value-type="string">
            <text:p>(5.66) - Tal</text:p>
          </table:table-cell>
          <table:table-cell office:value-type="string" calcext:value-type="string">
            <text:p>gf6</text:p>
          </table:table-cell>
          <table:table-cell office:value-type="string" calcext:value-type="string">
            <text:p>gf6 (93)</text:p>
          </table:table-cell>
          <table:table-cell table:formula="of:=IF(ISNUMBER(SEARCH([.I159];[.J159]));1;0)" office:value-type="float" office:value="1" calcext:value-type="float">
            <text:p>1</text:p>
          </table:table-cell>
          <table:table-cell office:value-type="string" calcext:value-type="string">
            <text:p>gf6 (85)</text:p>
          </table:table-cell>
          <table:table-cell table:formula="of:=IF(ISNUMBER(SEARCH([.I159];[.L159]));1;0)" office:value-type="float" office:value="1" calcext:value-type="float">
            <text:p>1</text:p>
          </table:table-cell>
          <table:table-cell office:value-type="string" calcext:value-type="string">
            <text:p>gf6 (64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6428572" calcext:value-type="float">
            <text:p>1,6428572</text:p>
          </table:table-cell>
          <table:table-cell table:style-name="Default" office:value-type="float" office:value="1.2084048" calcext:value-type="float">
            <text:p>1,2084048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6153846" calcext:value-type="float">
            <text:p>0,6153846</text:p>
          </table:table-cell>
          <table:table-cell table:style-name="Default" office:value-type="string" calcext:value-type="string">
            <text:p>(1.29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Bc5 (0)</text:p>
          </table:table-cell>
          <table:table-cell table:formula="of:=IF(ISNUMBER(SEARCH([.I160];[.J160]));1;0)" office:value-type="float" office:value="0" calcext:value-type="float">
            <text:p>0</text:p>
          </table:table-cell>
          <table:table-cell office:value-type="string" calcext:value-type="string">
            <text:p>Qf6+ (73)</text:p>
          </table:table-cell>
          <table:table-cell table:formula="of:=IF(ISNUMBER(SEARCH([.I160];[.L160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160];[.N16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,8796992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41.99216" calcext:value-type="float">
            <text:p>-41,9921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1.21) - Tal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64)</text:p>
          </table:table-cell>
          <table:table-cell table:formula="of:=IF(ISNUMBER(SEARCH([.I161];[.J161]));1;0)" office:value-type="float" office:value="1" calcext:value-type="float">
            <text:p>1</text:p>
          </table:table-cell>
          <table:table-cell office:value-type="string" calcext:value-type="string">
            <text:p>Rf4 (85)</text:p>
          </table:table-cell>
          <table:table-cell table:formula="of:=IF(ISNUMBER(SEARCH([.I161];[.L161]));1;0)" office:value-type="float" office:value="1" calcext:value-type="float">
            <text:p>1</text:p>
          </table:table-cell>
          <table:table-cell office:value-type="string" calcext:value-type="string">
            <text:p>Rf4 (73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,96694213</text:p>
          </table:table-cell>
          <table:table-cell table:style-name="Default" office:value-type="float" office:value="1.0425532" calcext:value-type="float">
            <text:p>1,0425532</text:p>
          </table:table-cell>
          <table:table-cell table:style-name="Default" office:value-type="float" office:value="1.7657233" calcext:value-type="float">
            <text:p>1,7657233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float" office:value="-0.32727265" calcext:value-type="float">
            <text:p>-0,32727265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100)</text:p>
          </table:table-cell>
          <table:table-cell table:formula="of:=IF(ISNUMBER(SEARCH([.I162];[.J162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162];[.L162]));1;0)" office:value-type="float" office:value="0" calcext:value-type="float">
            <text:p>0</text:p>
          </table:table-cell>
          <table:table-cell office:value-type="string" calcext:value-type="string">
            <text:p>Qa6 (80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,0638298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2.6611083" calcext:value-type="float">
            <text:p>2,6611083</text:p>
          </table:table-cell>
          <table:table-cell table:style-name="Default" office:value-type="float" office:value="0.0367347" calcext:value-type="float">
            <text:p>0,0367347</text:p>
          </table:table-cell>
          <table:table-cell table:style-name="Default" office:value-type="float" office:value="0.2857144" calcext:value-type="float">
            <text:p>0,2857144</text:p>
          </table:table-cell>
          <table:table-cell table:style-name="Default" office:value-type="string" calcext:value-type="string">
            <text:p>(1.35) - Tal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b5 (0)</text:p>
          </table:table-cell>
          <table:table-cell table:formula="of:=IF(ISNUMBER(SEARCH([.I163];[.J163]));1;0)" office:value-type="float" office:value="0" calcext:value-type="float">
            <text:p>0</text:p>
          </table:table-cell>
          <table:table-cell office:value-type="string" calcext:value-type="string">
            <text:p>b7 (62)</text:p>
          </table:table-cell>
          <table:table-cell table:formula="of:=IF(ISNUMBER(SEARCH([.I163];[.L163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163];[.N16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5000001" calcext:value-type="float">
            <text:p>-0,5000001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7 (0)</text:p>
          </table:table-cell>
          <table:table-cell table:formula="of:=IF(ISNUMBER(SEARCH([.I164];[.J164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164];[.L164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164];[.N16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34650686" calcext:value-type="float">
            <text:p>0,34650686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string" calcext:value-type="string">
            <text:p>(0.49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65];[.J165]));1;0)" office:value-type="float" office:value="1" calcext:value-type="float">
            <text:p>1</text:p>
          </table:table-cell>
          <table:table-cell office:value-type="string" calcext:value-type="string">
            <text:p>Nf7 (64)</text:p>
          </table:table-cell>
          <table:table-cell table:formula="of:=IF(ISNUMBER(SEARCH([.I165];[.L165]));1;0)" office:value-type="float" office:value="1" calcext:value-type="float">
            <text:p>1</text:p>
          </table:table-cell>
          <table:table-cell office:value-type="string" calcext:value-type="string">
            <text:p>Nf7 (61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451613" calcext:value-type="float">
            <text:p>1,451613</text:p>
          </table:table-cell>
          <table:table-cell table:style-name="Default" office:value-type="float" office:value="0.8045718" calcext:value-type="float">
            <text:p>0,8045718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0.54761887" calcext:value-type="float">
            <text:p>0,54761887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N2f3 (0)</text:p>
          </table:table-cell>
          <table:table-cell table:formula="of:=IF(ISNUMBER(SEARCH([.I166];[.J166]));1;0)" office:value-type="float" office:value="0" calcext:value-type="float">
            <text:p>0</text:p>
          </table:table-cell>
          <table:table-cell office:value-type="string" calcext:value-type="string">
            <text:p>N2f3 (0)</text:p>
          </table:table-cell>
          <table:table-cell table:formula="of:=IF(ISNUMBER(SEARCH([.I166];[.L166]));1;0)" office:value-type="float" office:value="0" calcext:value-type="float">
            <text:p>0</text:p>
          </table:table-cell>
          <table:table-cell office:value-type="string" calcext:value-type="string">
            <text:p>N2f3 (0)</text:p>
          </table:table-cell>
          <table:table-cell table:formula="of:=IF(ISNUMBER(SEARCH([.I166];[.N16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2.9635432" calcext:value-type="float">
            <text:p>2,9635432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1.66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69)</text:p>
          </table:table-cell>
          <table:table-cell table:formula="of:=IF(ISNUMBER(SEARCH([.I167];[.J167]));1;0)" office:value-type="float" office:value="1" calcext:value-type="float">
            <text:p>1</text:p>
          </table:table-cell>
          <table:table-cell office:value-type="string" calcext:value-type="string">
            <text:p>b4 (64)</text:p>
          </table:table-cell>
          <table:table-cell table:formula="of:=IF(ISNUMBER(SEARCH([.I167];[.L167]));1;0)" office:value-type="float" office:value="1" calcext:value-type="float">
            <text:p>1</text:p>
          </table:table-cell>
          <table:table-cell office:value-type="string" calcext:value-type="string">
            <text:p>Nge2 (0)</text:p>
          </table:table-cell>
          <table:table-cell table:formula="of:=IF(ISNUMBER(SEARCH([.I167];[.N16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8390896" calcext:value-type="float">
            <text:p>3,8390896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14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f2 (0)</text:p>
          </table:table-cell>
          <table:table-cell table:formula="of:=IF(ISNUMBER(SEARCH([.I168];[.J168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168];[.L168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5624037" calcext:value-type="float">
            <text:p>7,5624037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74)</text:p>
          </table:table-cell>
          <table:table-cell table:formula="of:=IF(ISNUMBER(SEARCH([.I169];[.J169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69];[.L169]));1;0)" office:value-type="float" office:value="1" calcext:value-type="float">
            <text:p>1</text:p>
          </table:table-cell>
          <table:table-cell office:value-type="string" calcext:value-type="string">
            <text:p>Rf6 (88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7.781747" calcext:value-type="float">
            <text:p>7,78174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33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83)</text:p>
          </table:table-cell>
          <table:table-cell table:formula="of:=IF(ISNUMBER(SEARCH([.I170];[.J170]));1;0)" office:value-type="float" office:value="1" calcext:value-type="float">
            <text:p>1</text:p>
          </table:table-cell>
          <table:table-cell office:value-type="string" calcext:value-type="string">
            <text:p>Rf6+ (93)</text:p>
          </table:table-cell>
          <table:table-cell table:formula="of:=IF(ISNUMBER(SEARCH([.I170];[.L170]));1;0)" office:value-type="float" office:value="1" calcext:value-type="float">
            <text:p>1</text:p>
          </table:table-cell>
          <table:table-cell office:value-type="string" calcext:value-type="string">
            <text:p>Rf6+ (100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,0377358</text:p>
          </table:table-cell>
          <table:table-cell table:style-name="Default" office:value-type="float" office:value="1.027027" calcext:value-type="float">
            <text:p>1,027027</text:p>
          </table:table-cell>
          <table:table-cell table:style-name="Default" office:value-type="float" office:value="0.859217" calcext:value-type="float">
            <text:p>0,859217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19696951" calcext:value-type="float">
            <text:p>-0,19696951</text:p>
          </table:table-cell>
          <table:table-cell table:style-name="Default" office:value-type="string" calcext:value-type="string">
            <text:p>(0.58) - Tal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fe4 (0)</text:p>
          </table:table-cell>
          <table:table-cell table:formula="of:=IF(ISNUMBER(SEARCH([.I171];[.J171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171];[.L171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171];[.N17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5.9232597" calcext:value-type="float">
            <text:p>5,9232597</text:p>
          </table:table-cell>
          <table:table-cell table:style-name="Default" office:value-type="float" office:value="-0.09642857" calcext:value-type="float">
            <text:p>-0,09642857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2.67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8 (0)</text:p>
          </table:table-cell>
          <table:table-cell table:formula="of:=IF(ISNUMBER(SEARCH([.I172];[.J172]));1;0)" office:value-type="float" office:value="0" calcext:value-type="float">
            <text:p>0</text:p>
          </table:table-cell>
          <table:table-cell office:value-type="string" calcext:value-type="string">
            <text:p>e5 (75)</text:p>
          </table:table-cell>
          <table:table-cell table:formula="of:=IF(ISNUMBER(SEARCH([.I172];[.L172]));1;0)" office:value-type="float" office:value="1" calcext:value-type="float">
            <text:p>1</text:p>
          </table:table-cell>
          <table:table-cell office:value-type="string" calcext:value-type="string">
            <text:p>e5 (63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1025641" calcext:value-type="float">
            <text:p>1,1025641</text:p>
          </table:table-cell>
          <table:table-cell table:style-name="Default" office:value-type="float" office:value="8.557843" calcext:value-type="float">
            <text:p>8,557843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46153855" calcext:value-type="float">
            <text:p>0,46153855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93)</text:p>
          </table:table-cell>
          <table:table-cell table:formula="of:=IF(ISNUMBER(SEARCH([.I173];[.J173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3];[.L173]));1;0)" office:value-type="float" office:value="1" calcext:value-type="float">
            <text:p>1</text:p>
          </table:table-cell>
          <table:table-cell office:value-type="string" calcext:value-type="string">
            <text:p>Bf7+ (80)</text:p>
          </table:table-cell>
          <table:table-cell table:formula="of:=IF(ISNUMBER(SEARCH([.I173];[.N17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5r1k/1Qp2q1p/2Pp2p1/3Pp2n/8/2N2P2/4B2R/4K3 w - - 0 1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,0568181</text:p>
          </table:table-cell>
          <table:table-cell table:style-name="Default" office:value-type="float" office:value="1.3461539" calcext:value-type="float">
            <text:p>1,3461539</text:p>
          </table:table-cell>
          <table:table-cell table:style-name="Default" office:value-type="float" office:value="2.54019" calcext:value-type="float">
            <text:p>2,54019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1805556" calcext:value-type="float">
            <text:p>1,1805556</text:p>
          </table:table-cell>
          <table:table-cell table:style-name="Default" office:value-type="string" calcext:value-type="string">
            <text:p>(1.06) - Tal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Kd1 (88)</text:p>
          </table:table-cell>
          <table:table-cell table:formula="of:=IF(ISNUMBER(SEARCH([.I174];[.J174]));1;0)" office:value-type="float" office:value="1" calcext:value-type="float">
            <text:p>1</text:p>
          </table:table-cell>
          <table:table-cell office:value-type="string" calcext:value-type="string">
            <text:p>Kd1 (93)</text:p>
          </table:table-cell>
          <table:table-cell table:formula="of:=IF(ISNUMBER(SEARCH([.I174];[.L174]));1;0)" office:value-type="float" office:value="1" calcext:value-type="float">
            <text:p>1</text:p>
          </table:table-cell>
          <table:table-cell office:value-type="string" calcext:value-type="string">
            <text:p>Kd1 (75)</text:p>
          </table:table-cell>
          <table:table-cell table:formula="of:=IF(ISNUMBER(SEARCH([.I174];[.N17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,4814814</text:p>
          </table:table-cell>
          <table:table-cell table:style-name="Default" office:value-type="float" office:value="3.1471229" calcext:value-type="float">
            <text:p>3,1471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string" calcext:value-type="string">
            <text:p>(1.87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80)</text:p>
          </table:table-cell>
          <table:table-cell table:formula="of:=IF(ISNUMBER(SEARCH([.I175];[.J175]));1;0)" office:value-type="float" office:value="1" calcext:value-type="float">
            <text:p>1</text:p>
          </table:table-cell>
          <table:table-cell office:value-type="string" calcext:value-type="string">
            <text:p>Rg7+ (93)</text:p>
          </table:table-cell>
          <table:table-cell table:formula="of:=IF(ISNUMBER(SEARCH([.I175];[.L175]));1;0)" office:value-type="float" office:value="1" calcext:value-type="float">
            <text:p>1</text:p>
          </table:table-cell>
          <table:table-cell office:value-type="string" calcext:value-type="string">
            <text:p>Rg7+ (72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,0888889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8.331008" calcext:value-type="float">
            <text:p>8,331008</text:p>
          </table:table-cell>
          <table:table-cell table:style-name="Default" office:value-type="float" office:value="-0.26587301" calcext:value-type="float">
            <text:p>-0,26587301</text:p>
          </table:table-cell>
          <table:table-cell table:style-name="Default" office:value-type="float" office:value="-0.54761887" calcext:value-type="float">
            <text:p>-0,54761887</text:p>
          </table:table-cell>
          <table:table-cell table:style-name="Default" office:value-type="string" calcext:value-type="string">
            <text:p>(4.42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64)</text:p>
          </table:table-cell>
          <table:table-cell table:formula="of:=IF(ISNUMBER(SEARCH([.I176];[.J176]));1;0)" office:value-type="float" office:value="1" calcext:value-type="float">
            <text:p>1</text:p>
          </table:table-cell>
          <table:table-cell office:value-type="string" calcext:value-type="string">
            <text:p>Rd4 (64)</text:p>
          </table:table-cell>
          <table:table-cell table:formula="of:=IF(ISNUMBER(SEARCH([.I176];[.L176]));1;0)" office:value-type="float" office:value="1" calcext:value-type="float">
            <text:p>1</text:p>
          </table:table-cell>
          <table:table-cell office:value-type="string" calcext:value-type="string">
            <text:p>Rd4 (66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373536" calcext:value-type="float">
            <text:p>4,373536</text:p>
          </table:table-cell>
          <table:table-cell table:style-name="Default" office:value-type="float" office:value="-0.02380953" calcext:value-type="float">
            <text:p>-0,02380953</text:p>
          </table:table-cell>
          <table:table-cell table:style-name="Default" office:value-type="float" office:value="0.08571434" calcext:value-type="float">
            <text:p>0,08571434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Bf5+ (100)</text:p>
          </table:table-cell>
          <table:table-cell table:formula="of:=IF(ISNUMBER(SEARCH([.I177];[.J177]));1;0)" office:value-type="float" office:value="1" calcext:value-type="float">
            <text:p>1</text:p>
          </table:table-cell>
          <table:table-cell office:value-type="string" calcext:value-type="string">
            <text:p>Bf5+ (100)</text:p>
          </table:table-cell>
          <table:table-cell table:formula="of:=IF(ISNUMBER(SEARCH([.I177];[.L177]));1;0)" office:value-type="float" office:value="1" calcext:value-type="float">
            <text:p>1</text:p>
          </table:table-cell>
          <table:table-cell office:value-type="string" calcext:value-type="string">
            <text:p>Bf5+ (61)</text:p>
          </table:table-cell>
          <table:table-cell table:formula="of:=IF(ISNUMBER(SEARCH([.I177];[.N17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07.92" calcext:value-type="float">
            <text:p>307,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53.96) - Tal</text:p>
          </table:table-cell>
          <table:table-cell office:value-type="string" calcext:value-type="string">
            <text:p>f8Q</text:p>
          </table:table-cell>
          <table:table-cell office:value-type="string" calcext:value-type="string">
            <text:p>f8Q (83)</text:p>
          </table:table-cell>
          <table:table-cell table:formula="of:=IF(ISNUMBER(SEARCH([.I178];[.J178]));1;0)" office:value-type="float" office:value="1" calcext:value-type="float">
            <text:p>1</text:p>
          </table:table-cell>
          <table:table-cell office:value-type="string" calcext:value-type="string">
            <text:p>f8Q (79)</text:p>
          </table:table-cell>
          <table:table-cell table:formula="of:=IF(ISNUMBER(SEARCH([.I178];[.L178]));1;0)" office:value-type="float" office:value="1" calcext:value-type="float">
            <text:p>1</text:p>
          </table:table-cell>
          <table:table-cell office:value-type="string" calcext:value-type="string">
            <text:p>f8Q (64)</text:p>
          </table:table-cell>
          <table:table-cell table:formula="of:=IF(ISNUMBER(SEARCH([.I178];[.N17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16.961832" calcext:value-type="float">
            <text:p>16,961832</text:p>
          </table:table-cell>
          <table:table-cell table:style-name="Default" office:value-type="float" office:value="-0.24444444" calcext:value-type="float">
            <text:p>-0,24444444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9.06) - Tal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Qd4 (0)</text:p>
          </table:table-cell>
          <table:table-cell table:formula="of:=IF(ISNUMBER(SEARCH([.I179];[.J179]));1;0)" office:value-type="float" office:value="0" calcext:value-type="float">
            <text:p>0</text:p>
          </table:table-cell>
          <table:table-cell office:value-type="string" calcext:value-type="string">
            <text:p>Qc5 (0)</text:p>
          </table:table-cell>
          <table:table-cell table:formula="of:=IF(ISNUMBER(SEARCH([.I179];[.L179]));1;0)" office:value-type="float" office:value="0" calcext:value-type="float">
            <text:p>0</text:p>
          </table:table-cell>
          <table:table-cell office:value-type="string" calcext:value-type="string">
            <text:p>Qd4 (0)</text:p>
          </table:table-cell>
          <table:table-cell table:formula="of:=IF(ISNUMBER(SEARCH([.I179];[.N17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4.237012" calcext:value-type="float">
            <text:p>4,237012</text:p>
          </table:table-cell>
          <table:table-cell table:style-name="Default" office:value-type="float" office:value="0.035714284" calcext:value-type="float">
            <text:p>0,035714284</text:p>
          </table:table-cell>
          <table:table-cell table:style-name="Default" office:value-type="float" office:value="-0.111111164" calcext:value-type="float">
            <text:p>-0,111111164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93)</text:p>
          </table:table-cell>
          <table:table-cell table:formula="of:=IF(ISNUMBER(SEARCH([.I180];[.J180]));1;0)" office:value-type="float" office:value="1" calcext:value-type="float">
            <text:p>1</text:p>
          </table:table-cell>
          <table:table-cell office:value-type="string" calcext:value-type="string">
            <text:p>Qa8 (100)</text:p>
          </table:table-cell>
          <table:table-cell table:formula="of:=IF(ISNUMBER(SEARCH([.I180];[.L180]));1;0)" office:value-type="float" office:value="1" calcext:value-type="float">
            <text:p>1</text:p>
          </table:table-cell>
          <table:table-cell office:value-type="string" calcext:value-type="string">
            <text:p>Qa8 (100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,0416667</text:p>
          </table:table-cell>
          <table:table-cell table:style-name="Default" office:value-type="float" office:value="4.714286" calcext:value-type="float">
            <text:p>4,714286</text:p>
          </table:table-cell>
          <table:table-cell table:style-name="Default" office:value-type="float" office:value="-11126.464" calcext:value-type="float">
            <text:p>-11126,464</text:p>
          </table:table-cell>
          <table:table-cell table:style-name="Default" office:value-type="float" office:value="0.8541667" calcext:value-type="float">
            <text:p>0,8541667</text:p>
          </table:table-cell>
          <table:table-cell table:style-name="Default" office:value-type="float" office:value="-3.4285712" calcext:value-type="float">
            <text:p>-3,4285712</text:p>
          </table:table-cell>
          <table:table-cell table:style-name="Default" office:value-type="string" calcext:value-type="string">
            <text:p>(154.0) - Tal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74)</text:p>
          </table:table-cell>
          <table:table-cell table:formula="of:=IF(ISNUMBER(SEARCH([.I181];[.J181]));1;0)" office:value-type="float" office:value="1" calcext:value-type="float">
            <text:p>1</text:p>
          </table:table-cell>
          <table:table-cell office:value-type="string" calcext:value-type="string">
            <text:p>Bd4 (85)</text:p>
          </table:table-cell>
          <table:table-cell table:formula="of:=IF(ISNUMBER(SEARCH([.I181];[.L181]));1;0)" office:value-type="float" office:value="1" calcext:value-type="float">
            <text:p>1</text:p>
          </table:table-cell>
          <table:table-cell office:value-type="string" calcext:value-type="string">
            <text:p>Bd4 (74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1.1875" calcext:value-type="float">
            <text:p>1,1875</text:p>
          </table:table-cell>
          <table:table-cell table:style-name="Default" office:value-type="float" office:value="14.957497" calcext:value-type="float">
            <text:p>14,95749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88888884" calcext:value-type="float">
            <text:p>0,88888884</text:p>
          </table:table-cell>
          <table:table-cell table:style-name="Default" office:value-type="string" calcext:value-type="string">
            <text:p>(7.19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88)</text:p>
          </table:table-cell>
          <table:table-cell table:formula="of:=IF(ISNUMBER(SEARCH([.I182];[.J182]));1;0)" office:value-type="float" office:value="1" calcext:value-type="float">
            <text:p>1</text:p>
          </table:table-cell>
          <table:table-cell office:value-type="string" calcext:value-type="string">
            <text:p>Rc2 (0)</text:p>
          </table:table-cell>
          <table:table-cell table:formula="of:=IF(ISNUMBER(SEARCH([.I182];[.L182]));1;0)" office:value-type="float" office:value="0" calcext:value-type="float">
            <text:p>0</text:p>
          </table:table-cell>
          <table:table-cell office:value-type="string" calcext:value-type="string">
            <text:p>Rc2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53333336" calcext:value-type="float">
            <text:p>0,53333336</text:p>
          </table:table-cell>
          <table:table-cell table:style-name="Default" office:value-type="float" office:value="23.012363" calcext:value-type="float">
            <text:p>23,012363</text:p>
          </table:table-cell>
          <table:table-cell table:style-name="Default" office:value-type="float" office:value="-0.29444444" calcext:value-type="float">
            <text:p>-0,29444444</text:p>
          </table:table-cell>
          <table:table-cell table:style-name="Default" office:value-type="float" office:value="0.8285713" calcext:value-type="float">
            <text:p>0,8285713</text:p>
          </table:table-cell>
          <table:table-cell table:style-name="Default" office:value-type="string" calcext:value-type="string">
            <text:p>(9.3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d4+ (0)</text:p>
          </table:table-cell>
          <table:table-cell table:formula="of:=IF(ISNUMBER(SEARCH([.I183];[.J183]));1;0)" office:value-type="float" office:value="0" calcext:value-type="float">
            <text:p>0</text:p>
          </table:table-cell>
          <table:table-cell office:value-type="string" calcext:value-type="string">
            <text:p>g4 (93)</text:p>
          </table:table-cell>
          <table:table-cell table:formula="of:=IF(ISNUMBER(SEARCH([.I183];[.L183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,9292035</text:p>
          </table:table-cell>
          <table:table-cell table:style-name="Default" office:value-type="float" office:value="0.65217394" calcext:value-type="float">
            <text:p>0,65217394</text:p>
          </table:table-cell>
          <table:table-cell table:style-name="Default" office:value-type="float" office:value="4.363916" calcext:value-type="float">
            <text:p>4,363916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8989899" calcext:value-type="float">
            <text:p>-0,8989899</text:p>
          </table:table-cell>
          <table:table-cell table:style-name="Default" office:value-type="string" calcext:value-type="string">
            <text:p>(1.83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64)</text:p>
          </table:table-cell>
          <table:table-cell table:formula="of:=IF(ISNUMBER(SEARCH([.I184];[.J184]));1;0)" office:value-type="float" office:value="1" calcext:value-type="float">
            <text:p>1</text:p>
          </table:table-cell>
          <table:table-cell office:value-type="string" calcext:value-type="string">
            <text:p>Rc4 (61)</text:p>
          </table:table-cell>
          <table:table-cell table:formula="of:=IF(ISNUMBER(SEARCH([.I184];[.L184]));1;0)" office:value-type="float" office:value="1" calcext:value-type="float">
            <text:p>1</text:p>
          </table:table-cell>
          <table:table-cell office:value-type="string" calcext:value-type="string">
            <text:p>e5 (0)</text:p>
          </table:table-cell>
          <table:table-cell table:formula="of:=IF(ISNUMBER(SEARCH([.I184];[.N18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,2857143</text:p>
          </table:table-cell>
          <table:table-cell table:style-name="Default" office:value-type="float" office:value="6.0008345" calcext:value-type="float">
            <text:p>6,0008345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3.1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formula="of:=IF(ISNUMBER(SEARCH([.I185];[.J185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5];[.L185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,7777778</text:p>
          </table:table-cell>
          <table:table-cell table:style-name="Default" office:value-type="float" office:value="1.9934981" calcext:value-type="float">
            <text:p>1,9934981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3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4)</text:p>
          </table:table-cell>
          <table:table-cell table:formula="of:=IF(ISNUMBER(SEARCH([.I186];[.J186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186];[.L186]));1;0)" office:value-type="float" office:value="1" calcext:value-type="float">
            <text:p>1</text:p>
          </table:table-cell>
          <table:table-cell office:value-type="string" calcext:value-type="string">
            <text:p>Bh7+ (63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10.933159" calcext:value-type="float">
            <text:p>10,933159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0.375" calcext:value-type="float">
            <text:p>0,375</text:p>
          </table:table-cell>
          <table:table-cell table:style-name="Default" office:value-type="string" calcext:value-type="string">
            <text:p>(5.97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64)</text:p>
          </table:table-cell>
          <table:table-cell table:formula="of:=IF(ISNUMBER(SEARCH([.I187];[.J187]));1;0)" office:value-type="float" office:value="1" calcext:value-type="float">
            <text:p>1</text:p>
          </table:table-cell>
          <table:table-cell office:value-type="string" calcext:value-type="string">
            <text:p>f5 (74)</text:p>
          </table:table-cell>
          <table:table-cell table:formula="of:=IF(ISNUMBER(SEARCH([.I187];[.L187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0.82051283" calcext:value-type="float">
            <text:p>0,82051283</text:p>
          </table:table-cell>
          <table:table-cell table:style-name="Default" office:value-type="float" office:value="2.4010036" calcext:value-type="float">
            <text:p>2,401003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0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Ne3 (0)</text:p>
          </table:table-cell>
          <table:table-cell table:formula="of:=IF(ISNUMBER(SEARCH([.I188];[.J188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188];[.L188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188];[.N18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2.7735362" calcext:value-type="float">
            <text:p>2,77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34) - T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c3 (0)</text:p>
          </table:table-cell>
          <table:table-cell table:formula="of:=IF(ISNUMBER(SEARCH([.I189];[.J189]));1;0)" office:value-type="float" office:value="0" calcext:value-type="float">
            <text:p>0</text:p>
          </table:table-cell>
          <table:table-cell office:value-type="string" calcext:value-type="string">
            <text:p>d6 (65)</text:p>
          </table:table-cell>
          <table:table-cell table:formula="of:=IF(ISNUMBER(SEARCH([.I189];[.L189]));1;0)" office:value-type="float" office:value="1" calcext:value-type="float">
            <text:p>1</text:p>
          </table:table-cell>
          <table:table-cell office:value-type="string" calcext:value-type="string">
            <text:p>d6 (64)</text:p>
          </table:table-cell>
          <table:table-cell table:formula="of:=IF(ISNUMBER(SEARCH([.I189];[.N18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9111111" calcext:value-type="float">
            <text:p>0,9111111</text:p>
          </table:table-cell>
          <table:table-cell table:style-name="Default" office:value-type="float" office:value="2.2589765" calcext:value-type="float">
            <text:p>2,2589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96) - Tal</text:p>
          </table:table-cell>
          <table:table-cell office:value-type="string" calcext:value-type="string">
            <text:p>N3h4</text:p>
          </table:table-cell>
          <table:table-cell office:value-type="string" calcext:value-type="string">
            <text:p>Qe1 (0)</text:p>
          </table:table-cell>
          <table:table-cell table:formula="of:=IF(ISNUMBER(SEARCH([.I190];[.J190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190];[.L190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190];[.N19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,034188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1.528964" calcext:value-type="float">
            <text:p>1,528964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-0.31818175" calcext:value-type="float">
            <text:p>-0,31818175</text:p>
          </table:table-cell>
          <table:table-cell table:style-name="Default" office:value-type="string" calcext:value-type="string">
            <text:p>(1.05) - Tal</text:p>
          </table:table-cell>
          <table:table-cell office:value-type="string" calcext:value-type="string">
            <text:p>Ne6</text:p>
          </table:table-cell>
          <table:table-cell office:value-type="string" calcext:value-type="string">
            <text:p>Ne6 (62)</text:p>
          </table:table-cell>
          <table:table-cell table:formula="of:=IF(ISNUMBER(SEARCH([.I191];[.J191]));1;0)" office:value-type="float" office:value="1" calcext:value-type="float">
            <text:p>1</text:p>
          </table:table-cell>
          <table:table-cell office:value-type="string" calcext:value-type="string">
            <text:p>Ne6 (100)</text:p>
          </table:table-cell>
          <table:table-cell table:formula="of:=IF(ISNUMBER(SEARCH([.I191];[.L191]));1;0)" office:value-type="float" office:value="1" calcext:value-type="float">
            <text:p>1</text:p>
          </table:table-cell>
          <table:table-cell office:value-type="string" calcext:value-type="string">
            <text:p>Ne6 (100)</text:p>
          </table:table-cell>
          <table:table-cell table:formula="of:=IF(ISNUMBER(SEARCH([.I191];[.N19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,0573771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9.991013" calcext:value-type="float">
            <text:p>9,99101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5.21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74)</text:p>
          </table:table-cell>
          <table:table-cell table:formula="of:=IF(ISNUMBER(SEARCH([.I192];[.J192]));1;0)" office:value-type="float" office:value="1" calcext:value-type="float">
            <text:p>1</text:p>
          </table:table-cell>
          <table:table-cell office:value-type="string" calcext:value-type="string">
            <text:p>Qc2 (64)</text:p>
          </table:table-cell>
          <table:table-cell table:formula="of:=IF(ISNUMBER(SEARCH([.I192];[.L192]));1;0)" office:value-type="float" office:value="1" calcext:value-type="float">
            <text:p>1</text:p>
          </table:table-cell>
          <table:table-cell office:value-type="string" calcext:value-type="string">
            <text:p>Qc2 (62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,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59453" calcext:value-type="float">
            <text:p>0,7459453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-0.083333254" calcext:value-type="float">
            <text:p>-0,083333254</text:p>
          </table:table-cell>
          <table:table-cell table:style-name="Default" office:value-type="string" calcext:value-type="string">
            <text:p>(0.35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Nc5 (0)</text:p>
          </table:table-cell>
          <table:table-cell table:formula="of:=IF(ISNUMBER(SEARCH([.I193];[.J193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193];[.L193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,7676056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7.9905963" calcext:value-type="float">
            <text:p>7,9905963</text:p>
          </table:table-cell>
          <table:table-cell table:style-name="Default" office:value-type="float" office:value="-0.11904763" calcext:value-type="float">
            <text:p>-0,11904763</text:p>
          </table:table-cell>
          <table:table-cell table:style-name="Default" office:value-type="float" office:value="0.047618866" calcext:value-type="float">
            <text:p>0,047618866</text:p>
          </table:table-cell>
          <table:table-cell table:style-name="Default" office:value-type="string" calcext:value-type="string">
            <text:p>(3.87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3 (85)</text:p>
          </table:table-cell>
          <table:table-cell table:formula="of:=IF(ISNUMBER(SEARCH([.I194];[.J194]));1;0)" office:value-type="float" office:value="1" calcext:value-type="float">
            <text:p>1</text:p>
          </table:table-cell>
          <table:table-cell office:value-type="string" calcext:value-type="string">
            <text:p>Rd3 (88)</text:p>
          </table:table-cell>
          <table:table-cell table:formula="of:=IF(ISNUMBER(SEARCH([.I194];[.L194]));1;0)" office:value-type="float" office:value="1" calcext:value-type="float">
            <text:p>1</text:p>
          </table:table-cell>
          <table:table-cell office:value-type="string" calcext:value-type="string">
            <text:p>Rd3 (64)</text:p>
          </table:table-cell>
          <table:table-cell table:formula="of:=IF(ISNUMBER(SEARCH([.I194];[.N19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,7411765</text:p>
          </table:table-cell>
          <table:table-cell table:style-name="Default" office:value-type="float" office:value="0.8367347" calcext:value-type="float">
            <text:p>0,8367347</text:p>
          </table:table-cell>
          <table:table-cell table:style-name="Default" office:value-type="float" office:value="17.378023" calcext:value-type="float">
            <text:p>17,378023</text:p>
          </table:table-cell>
          <table:table-cell table:style-name="Default" office:value-type="float" office:value="0.052499995" calcext:value-type="float">
            <text:p>0,052499995</text:p>
          </table:table-cell>
          <table:table-cell table:style-name="Default" office:value-type="float" office:value="0.22435904" calcext:value-type="float">
            <text:p>0,22435904</text:p>
          </table:table-cell>
          <table:table-cell table:style-name="Default" office:value-type="string" calcext:value-type="string">
            <text:p>(8.2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table:formula="of:=IF(ISNUMBER(SEARCH([.I195];[.J195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195];[.L195]));1;0)" office:value-type="float" office:value="1" calcext:value-type="float">
            <text:p>1</text:p>
          </table:table-cell>
          <table:table-cell office:value-type="string" calcext:value-type="string">
            <text:p>Bh7+ (61)</text:p>
          </table:table-cell>
          <table:table-cell table:formula="of:=IF(ISNUMBER(SEARCH([.I195];[.N19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4624043" calcext:value-type="float">
            <text:p>7,462404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0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3)</text:p>
          </table:table-cell>
          <table:table-cell table:formula="of:=IF(ISNUMBER(SEARCH([.I196];[.J196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6];[.L196]));1;0)" office:value-type="float" office:value="1" calcext:value-type="float">
            <text:p>1</text:p>
          </table:table-cell>
          <table:table-cell office:value-type="string" calcext:value-type="string">
            <text:p>Rf6 (83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8.041746" calcext:value-type="float">
            <text:p>8,041746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46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88)</text:p>
          </table:table-cell>
          <table:table-cell table:formula="of:=IF(ISNUMBER(SEARCH([.I197];[.J197]));1;0)" office:value-type="float" office:value="1" calcext:value-type="float">
            <text:p>1</text:p>
          </table:table-cell>
          <table:table-cell office:value-type="string" calcext:value-type="string">
            <text:p>Rf6+ (100)</text:p>
          </table:table-cell>
          <table:table-cell table:formula="of:=IF(ISNUMBER(SEARCH([.I197];[.L197]));1;0)" office:value-type="float" office:value="1" calcext:value-type="float">
            <text:p>1</text:p>
          </table:table-cell>
          <table:table-cell office:value-type="string" calcext:value-type="string">
            <text:p>Rf6+ (77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6.298828" calcext:value-type="float">
            <text:p>6,29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3.33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62)</text:p>
          </table:table-cell>
          <table:table-cell table:formula="of:=IF(ISNUMBER(SEARCH([.I198];[.J198]));1;0)" office:value-type="float" office:value="1" calcext:value-type="float">
            <text:p>1</text:p>
          </table:table-cell>
          <table:table-cell office:value-type="string" calcext:value-type="string">
            <text:p>Kf2 (65)</text:p>
          </table:table-cell>
          <table:table-cell table:formula="of:=IF(ISNUMBER(SEARCH([.I198];[.L198]));1;0)" office:value-type="float" office:value="1" calcext:value-type="float">
            <text:p>1</text:p>
          </table:table-cell>
          <table:table-cell office:value-type="string" calcext:value-type="string">
            <text:p>Bb3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3.878828" calcext:value-type="float">
            <text:p>3,87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2.12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100)</text:p>
          </table:table-cell>
          <table:table-cell table:formula="of:=IF(ISNUMBER(SEARCH([.I199];[.J199]));1;0)" office:value-type="float" office:value="1" calcext:value-type="float">
            <text:p>1</text:p>
          </table:table-cell>
          <table:table-cell office:value-type="string" calcext:value-type="string">
            <text:p>Kf2 (100)</text:p>
          </table:table-cell>
          <table:table-cell table:formula="of:=IF(ISNUMBER(SEARCH([.I199];[.L199]));1;0)" office:value-type="float" office:value="1" calcext:value-type="float">
            <text:p>1</text:p>
          </table:table-cell>
          <table:table-cell office:value-type="string" calcext:value-type="string">
            <text:p>Kf2 (65)</text:p>
          </table:table-cell>
          <table:table-cell table:formula="of:=IF(ISNUMBER(SEARCH([.I199];[.N19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Default" office:value-type="string" calcext:value-type="string">
            <text:p>3B2r1/n3Pp2/P7/5k1p/q3NP2/7K/5P2/4NB2 w - - 0 1</text:p>
          </table:table-cell>
          <table:table-cell office:value-type="string" calcext:value-type="string">
            <text:p>3B2r1/n3Pp2/P7/5k1p/q3NP2/7K/5P2/4NB2 w - - bm Nf6;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0.6388889" calcext:value-type="float">
            <text:p>0,6388889</text:p>
          </table:table-cell>
          <table:table-cell table:style-name="Default" office:value-type="float" office:value="3.108764" calcext:value-type="float">
            <text:p>3,108764</text:p>
          </table:table-cell>
          <table:table-cell table:style-name="Default" office:value-type="float" office:value="-0.22916669" calcext:value-type="float">
            <text:p>-0,229166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200];[.J200]));1;0)" office:value-type="float" office:value="1" calcext:value-type="float">
            <text:p>1</text:p>
          </table:table-cell>
          <table:table-cell office:value-type="string" calcext:value-type="string">
            <text:p>Bd3 (0)</text:p>
          </table:table-cell>
          <table:table-cell table:formula="of:=IF(ISNUMBER(SEARCH([.I200];[.L200]));1;0)" office:value-type="float" office:value="0" calcext:value-type="float">
            <text:p>0</text:p>
          </table:table-cell>
          <table:table-cell office:value-type="string" calcext:value-type="string">
            <text:p>Nf6 (88)</text:p>
          </table:table-cell>
          <table:table-cell table:formula="of:=IF(ISNUMBER(SEARCH([.I200];[.N20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pN1k2/p4p1p/Pn1R4/3b4/6Pp/1P3K1P/8 w - - 0 1</text:p>
          </table:table-cell>
          <table:table-cell office:value-type="string" calcext:value-type="string">
            <text:p>8/2pN1k2/p4p1p/Pn1R4/3b4/6Pp/1P3K1P/8 w - - bm Ke1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0.22727273" calcext:value-type="float">
            <text:p>0,22727273</text:p>
          </table:table-cell>
          <table:table-cell table:style-name="Default" office:value-type="float" office:value="17.466839" calcext:value-type="float">
            <text:p>17,466839</text:p>
          </table:table-cell>
          <table:table-cell table:style-name="Default" office:value-type="float" office:value="0.006249994" calcext:value-type="float">
            <text:p>0,006249994</text:p>
          </table:table-cell>
          <table:table-cell table:style-name="Default" office:value-type="float" office:value="0.21428561" calcext:value-type="float">
            <text:p>0,2142856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201];[.J201]));1;0)" office:value-type="float" office:value="0" calcext:value-type="float">
            <text:p>0</text:p>
          </table:table-cell>
          <table:table-cell office:value-type="string" calcext:value-type="string">
            <text:p>Ke1 (63)</text:p>
          </table:table-cell>
          <table:table-cell table:formula="of:=IF(ISNUMBER(SEARCH([.I201];[.L201]));1;0)" office:value-type="float" office:value="1" calcext:value-type="float">
            <text:p>1</text:p>
          </table:table-cell>
          <table:table-cell office:value-type="string" calcext:value-type="string">
            <text:p>Ke1 (64)</text:p>
          </table:table-cell>
          <table:table-cell table:formula="of:=IF(ISNUMBER(SEARCH([.I201];[.N20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6pp/1K6/N5P1/3N4/8/npn1P3/k7 w - - 0 1</text:p>
          </table:table-cell>
          <table:table-cell office:value-type="string" calcext:value-type="string">
            <text:p>8/6pp/1K6/N5P1/3N4/8/npn1P3/k7 w - - bm Nab3+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-2.9737382" calcext:value-type="float">
            <text:p>-2,9737382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-1.0999999" calcext:value-type="float">
            <text:p>-1,0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ab3+ (85)</text:p>
          </table:table-cell>
          <table:table-cell table:formula="of:=IF(ISNUMBER(SEARCH([.I202];[.J202]));1;0)" office:value-type="float" office:value="1" calcext:value-type="float">
            <text:p>1</text:p>
          </table:table-cell>
          <table:table-cell office:value-type="string" calcext:value-type="string">
            <text:p>Nab3+ (93)</text:p>
          </table:table-cell>
          <table:table-cell table:formula="of:=IF(ISNUMBER(SEARCH([.I202];[.L202]));1;0)" office:value-type="float" office:value="1" calcext:value-type="float">
            <text:p>1</text:p>
          </table:table-cell>
          <table:table-cell office:value-type="string" calcext:value-type="string">
            <text:p>Nc2+ (0)</text:p>
          </table:table-cell>
          <table:table-cell table:formula="of:=IF(ISNUMBER(SEARCH([.I202];[.N20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8/8/5P2/P2bP2P/P2r1kP1/8/1R2K3 b - - 0 1</text:p>
          </table:table-cell>
          <table:table-cell office:value-type="string" calcext:value-type="string">
            <text:p>8/8/8/5P2/P2bP2P/P2r1kP1/8/1R2K3 b - - bm Bc3+;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626975" calcext:value-type="float">
            <text:p>0,69626975</text:p>
          </table:table-cell>
          <table:table-cell table:style-name="Default" office:value-type="float" office:value="0.825" calcext:value-type="float">
            <text:p>0,825</text:p>
          </table:table-cell>
          <table:table-cell table:style-name="Default" office:value-type="float" office:value="2.5416665" calcext:value-type="float">
            <text:p>2,541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3+</text:p>
          </table:table-cell>
          <table:table-cell office:value-type="string" calcext:value-type="string">
            <text:p>Ke4 (0)</text:p>
          </table:table-cell>
          <table:table-cell table:formula="of:=IF(ISNUMBER(SEARCH([.I203];[.J203]));1;0)" office:value-type="float" office:value="0" calcext:value-type="float">
            <text:p>0</text:p>
          </table:table-cell>
          <table:table-cell office:value-type="string" calcext:value-type="string">
            <text:p>Ra3 (0)</text:p>
          </table:table-cell>
          <table:table-cell table:formula="of:=IF(ISNUMBER(SEARCH([.I203];[.L203]));1;0)" office:value-type="float" office:value="0" calcext:value-type="float">
            <text:p>0</text:p>
          </table:table-cell>
          <table:table-cell office:value-type="string" calcext:value-type="string">
            <text:p>Bc3+ (72)</text:p>
          </table:table-cell>
          <table:table-cell table:formula="of:=IF(ISNUMBER(SEARCH([.I203];[.N20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q7/8/2pp4/5K2/5N2/2R2B2/7k w - - 0 1</text:p>
          </table:table-cell>
          <table:table-cell office:value-type="string" calcext:value-type="string">
            <text:p>8/q7/8/2pp4/5K2/5N2/2R2B2/7k w - - bm Bd4;</text:p>
          </table:table-cell>
          <table:table-cell table:style-name="Default" office:value-type="float" office:value="1.0227273" calcext:value-type="float">
            <text:p>1,0227273</text:p>
          </table:table-cell>
          <table:table-cell table:style-name="Default" office:value-type="float" office:value="1.5263158" calcext:value-type="float">
            <text:p>1,5263158</text:p>
          </table:table-cell>
          <table:table-cell table:style-name="Default" office:value-type="float" office:value="-4.185025" calcext:value-type="float">
            <text:p>-4,185025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-1.75" calcext:value-type="float">
            <text:p>-1,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100)</text:p>
          </table:table-cell>
          <table:table-cell table:formula="of:=IF(ISNUMBER(SEARCH([.I204];[.J204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204];[.L204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204];[.N20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kr1b4/p1p2B2/2p5/2p1p3/KpP1P3/1P4N1/8/7R w - - 0 1</text:p>
          </table:table-cell>
          <table:table-cell office:value-type="string" calcext:value-type="string">
            <text:p>kr1b4/p1p2B2/2p5/2p1p3/KpP1P3/1P4N1/8/7R w - - id ?; bm R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727273" calcext:value-type="float">
            <text:p>2,2727273</text:p>
          </table:table-cell>
          <table:table-cell table:style-name="Default" office:value-type="float" office:value="-16.707884" calcext:value-type="float">
            <text:p>-16,707884</text:p>
          </table:table-cell>
          <table:table-cell table:style-name="Default" office:value-type="float" office:value="0.120000005" calcext:value-type="float">
            <text:p>0,120000005</text:p>
          </table:table-cell>
          <table:table-cell table:style-name="Default" office:value-type="float" office:value="1.15873" calcext:value-type="float">
            <text:p>1,1587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205];[.J20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05];[.L205]));1;0)" office:value-type="float" office:value="1" calcext:value-type="float">
            <text:p>1</text:p>
          </table:table-cell>
          <table:table-cell office:value-type="string" calcext:value-type="string">
            <text:p>Rh6 (67)</text:p>
          </table:table-cell>
          <table:table-cell table:formula="of:=IF(ISNUMBER(SEARCH([.I205];[.N20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q6/5k2/p3pP1p/3p2p1/6PP/1PB1Q3/2P5/1K6 w - - 0 1</text:p>
          </table:table-cell>
          <table:table-cell office:value-type="string" calcext:value-type="string">
            <text:p>rq6/5k2/p3pP1p/3p2p1/6PP/1PB1Q3/2P5/1K6 w - - bm Qd3;</text:p>
          </table:table-cell>
          <table:table-cell table:style-name="Default" office:value-type="float" office:value="0.90789473" calcext:value-type="float">
            <text:p>0,90789473</text:p>
          </table:table-cell>
          <table:table-cell table:style-name="Default" office:value-type="float" office:value="1.2142857" calcext:value-type="float">
            <text:p>1,2142857</text:p>
          </table:table-cell>
          <table:table-cell table:style-name="Default" office:value-type="float" office:value="0.40918738" calcext:value-type="float">
            <text:p>0,40918738</text:p>
          </table:table-cell>
          <table:table-cell table:style-name="Default" office:value-type="float" office:value="-0.10714285" calcext:value-type="float">
            <text:p>-0,10714285</text:p>
          </table:table-cell>
          <table:table-cell table:style-name="Default" office:value-type="float" office:value="0.625" calcext:value-type="float">
            <text:p>0,6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d3 (74)</text:p>
          </table:table-cell>
          <table:table-cell table:formula="of:=IF(ISNUMBER(SEARCH([.I206];[.J206]));1;0)" office:value-type="float" office:value="1" calcext:value-type="float">
            <text:p>1</text:p>
          </table:table-cell>
          <table:table-cell office:value-type="string" calcext:value-type="string">
            <text:p>Qd3 (66)</text:p>
          </table:table-cell>
          <table:table-cell table:formula="of:=IF(ISNUMBER(SEARCH([.I206];[.L206]));1;0)" office:value-type="float" office:value="1" calcext:value-type="float">
            <text:p>1</text:p>
          </table:table-cell>
          <table:table-cell office:value-type="string" calcext:value-type="string">
            <text:p>Qd3 (61)</text:p>
          </table:table-cell>
          <table:table-cell table:formula="of:=IF(ISNUMBER(SEARCH([.I206];[.N20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r4k1/1brp1pp1/1p3n1p/2q1p3/2P1P3/1PNBQ3/P3RP1P/3R3K w - - bm Q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5581184" calcext:value-type="float">
            <text:p>0,5581184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64)</text:p>
          </table:table-cell>
          <table:table-cell table:formula="of:=IF(ISNUMBER(SEARCH([.I207];[.J207]));1;0)" office:value-type="float" office:value="1" calcext:value-type="float">
            <text:p>1</text:p>
          </table:table-cell>
          <table:table-cell office:value-type="string" calcext:value-type="string">
            <text:p>Qh3 (88)</text:p>
          </table:table-cell>
          <table:table-cell table:formula="of:=IF(ISNUMBER(SEARCH([.I207];[.L207]));1;0)" office:value-type="float" office:value="1" calcext:value-type="float">
            <text:p>1</text:p>
          </table:table-cell>
          <table:table-cell office:value-type="string" calcext:value-type="string">
            <text:p>Qh3 (83)</text:p>
          </table:table-cell>
          <table:table-cell table:formula="of:=IF(ISNUMBER(SEARCH([.I207];[.N20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2r1kb1r/5p2/p1npb2p/1p1NppqQ/4P3/N1PB4/PP3PPP/R3R1K1 w k - bm Qe2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2631578" calcext:value-type="float">
            <text:p>1,2631578</text:p>
          </table:table-cell>
          <table:table-cell table:style-name="Default" office:value-type="float" office:value="-0.342768" calcext:value-type="float">
            <text:p>-0,342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08];[.J20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08];[.L20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08];[.N20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k7/p1pR4/1p3p2/2P2rpB/PbP4p/2N1p2p/KP6/8 w - - 0 1</text:p>
          </table:table-cell>
          <table:table-cell office:value-type="string" calcext:value-type="string">
            <text:p>k7/p1pR4/1p3p2/2P2rpB/PbP4p/2N1p2p/KP6/8 w - - bm Bf3;</text:p>
          </table:table-cell>
          <table:table-cell table:style-name="Default" office:value-type="float" office:value="0.93846154" calcext:value-type="float">
            <text:p>0,93846154</text:p>
          </table:table-cell>
          <table:table-cell table:style-name="Default" office:value-type="float" office:value="1.5238096" calcext:value-type="float">
            <text:p>1,5238096</text:p>
          </table:table-cell>
          <table:table-cell table:style-name="Default" office:value-type="float" office:value="-1.4098619" calcext:value-type="float">
            <text:p>-1,4098619</text:p>
          </table:table-cell>
          <table:table-cell table:style-name="Default" office:value-type="float" office:value="0.22916666" calcext:value-type="float">
            <text:p>0,22916666</text:p>
          </table:table-cell>
          <table:table-cell table:style-name="Default" office:value-type="float" office:value="0.27272725" calcext:value-type="float">
            <text:p>0,272727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Bf3+ (61)</text:p>
          </table:table-cell>
          <table:table-cell table:formula="of:=IF(ISNUMBER(SEARCH([.I209];[.J209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209];[.L209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209];[.N20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r3r1k1/ppqbbpp1/2pp1nnp/3Pp3/2P1P3/5N1P/PPBN1PP1/R1BQR1K1 w - - bm a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631579" calcext:value-type="float">
            <text:p>0,7631579</text:p>
          </table:table-cell>
          <table:table-cell table:style-name="Default" office:value-type="float" office:value="0.73848945" calcext:value-type="float">
            <text:p>0,73848945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d3 (0)</text:p>
          </table:table-cell>
          <table:table-cell table:formula="of:=IF(ISNUMBER(SEARCH([.I210];[.J210]));1;0)" office:value-type="float" office:value="0" calcext:value-type="float">
            <text:p>0</text:p>
          </table:table-cell>
          <table:table-cell office:value-type="string" calcext:value-type="string">
            <text:p>a4 (79)</text:p>
          </table:table-cell>
          <table:table-cell table:formula="of:=IF(ISNUMBER(SEARCH([.I210];[.L210]));1;0)" office:value-type="float" office:value="1" calcext:value-type="float">
            <text:p>1</text:p>
          </table:table-cell>
          <table:table-cell office:value-type="string" calcext:value-type="string">
            <text:p>a4 (65)</text:p>
          </table:table-cell>
          <table:table-cell table:formula="of:=IF(ISNUMBER(SEARCH([.I210];[.N21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5/k1p1p1K1/P1p1Pp2/5P2/7P/pB6/2p5/2r5 w - - 0 1</text:p>
          </table:table-cell>
          <table:table-cell office:value-type="string" calcext:value-type="string">
            <text:p>2R5/k1p1p1K1/P1p1Pp2/5P2/7P/pB6/2p5/2r5 w - - bm Rxc7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1.9090909" calcext:value-type="float">
            <text:p>1,9090909</text:p>
          </table:table-cell>
          <table:table-cell table:style-name="Default" office:value-type="float" office:value="-3.0166416" calcext:value-type="float">
            <text:p>-3,0166416</text:p>
          </table:table-cell>
          <table:table-cell table:style-name="Default" office:value-type="float" office:value="-0.038194448" calcext:value-type="float">
            <text:p>-0,038194448</text:p>
          </table:table-cell>
          <table:table-cell table:style-name="Default" office:value-type="float" office:value="1.4464288" calcext:value-type="float">
            <text:p>1,44642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211];[.J211]));1;0)" office:value-type="float" office:value="0" calcext:value-type="float">
            <text:p>0</text:p>
          </table:table-cell>
          <table:table-cell office:value-type="string" calcext:value-type="string">
            <text:p>Rc7+ (83)</text:p>
          </table:table-cell>
          <table:table-cell table:formula="of:=IF(ISNUMBER(SEARCH([.I211];[.L211]));1;0)" office:value-type="float" office:value="1" calcext:value-type="float">
            <text:p>1</text:p>
          </table:table-cell>
          <table:table-cell office:value-type="string" calcext:value-type="string">
            <text:p>Rc7+ (71)</text:p>
          </table:table-cell>
          <table:table-cell table:formula="of:=IF(ISNUMBER(SEARCH([.I211];[.N21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bq1r1k/7p/2np2p1/p2N1p2/R1B1PP1b/1PP1N3/8/3Q1K1R w - - 0 1</text:p>
          </table:table-cell>
          <table:table-cell office:value-type="string" calcext:value-type="string">
            <text:p>1rbq1r1k/7p/2np2p1/p2N1p2/R1B1PP1b/1PP1N3/8/3Q1K1R w - - bm Ra2;</text:p>
          </table:table-cell>
          <table:table-cell table:style-name="Default" office:value-type="float" office:value="0.96268654" calcext:value-type="float">
            <text:p>0,96268654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0.46793696" calcext:value-type="float">
            <text:p>0,46793696</text:p>
          </table:table-cell>
          <table:table-cell table:style-name="Default" office:value-type="float" office:value="0.0625" calcext:value-type="float">
            <text:p>0,0625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2 (80)</text:p>
          </table:table-cell>
          <table:table-cell table:formula="of:=IF(ISNUMBER(SEARCH([.I212];[.J212]));1;0)" office:value-type="float" office:value="1" calcext:value-type="float">
            <text:p>1</text:p>
          </table:table-cell>
          <table:table-cell office:value-type="string" calcext:value-type="string">
            <text:p>ef5 (0)</text:p>
          </table:table-cell>
          <table:table-cell table:formula="of:=IF(ISNUMBER(SEARCH([.I212];[.L212]));1;0)" office:value-type="float" office:value="0" calcext:value-type="float">
            <text:p>0</text:p>
          </table:table-cell>
          <table:table-cell office:value-type="string" calcext:value-type="string">
            <text:p>Ra2 (64)</text:p>
          </table:table-cell>
          <table:table-cell table:formula="of:=IF(ISNUMBER(SEARCH([.I212];[.N21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b1rk2/5p2/p1P5/2p2P2/2p5/7B/P7/2KR4 w - - 0 1</text:p>
          </table:table-cell>
          <table:table-cell office:value-type="string" calcext:value-type="string">
            <text:p>2b1rk2/5p2/p1P5/2p2P2/2p5/7B/P7/2KR4 w - - bm f6;</text:p>
          </table:table-cell>
          <table:table-cell table:style-name="Default" office:value-type="float" office:value="0.9183673" calcext:value-type="float">
            <text:p>0,918367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0.27288806" calcext:value-type="float">
            <text:p>0,27288806</text:p>
          </table:table-cell>
          <table:table-cell table:style-name="Default" office:value-type="float" office:value="-0.05555556" calcext:value-type="float">
            <text:p>-0,05555556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6 (64)</text:p>
          </table:table-cell>
          <table:table-cell table:formula="of:=IF(ISNUMBER(SEARCH([.I213];[.J213]));1;0)" office:value-type="float" office:value="1" calcext:value-type="float">
            <text:p>1</text:p>
          </table:table-cell>
          <table:table-cell office:value-type="string" calcext:value-type="string">
            <text:p>f6 (74)</text:p>
          </table:table-cell>
          <table:table-cell table:formula="of:=IF(ISNUMBER(SEARCH([.I213];[.L213]));1;0)" office:value-type="float" office:value="1" calcext:value-type="float">
            <text:p>1</text:p>
          </table:table-cell>
          <table:table-cell office:value-type="string" calcext:value-type="string">
            <text:p>c7 (0)</text:p>
          </table:table-cell>
          <table:table-cell table:formula="of:=IF(ISNUMBER(SEARCH([.I213];[.N21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k4N/Q1np4/2p2Bpp/1p1P4/pPP1p2P/P7/7q/1K6 w - - 0 1</text:p>
          </table:table-cell>
          <table:table-cell office:value-type="string" calcext:value-type="string">
            <text:p>2k4N/Q1np4/2p2Bpp/1p1P4/pPP1p2P/P7/7q/1K6 w - - bm Nf7;</text:p>
          </table:table-cell>
          <table:table-cell table:style-name="Default" office:value-type="float" office:value="1.0657895" calcext:value-type="float">
            <text:p>1,0657895</text:p>
          </table:table-cell>
          <table:table-cell table:style-name="Default" office:value-type="float" office:value="1.1481482" calcext:value-type="float">
            <text:p>1,1481482</text:p>
          </table:table-cell>
          <table:table-cell table:style-name="Default" office:value-type="float" office:value="0.9084488" calcext:value-type="float">
            <text:p>0,9084488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1666665" calcext:value-type="float">
            <text:p>1,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214];[.J21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14];[.L21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14];[.N21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5/prkpR1p1/2p1ppK1/P1p1N1B1/P1P1P3/8/8/8 w - - 0 1</text:p>
          </table:table-cell>
          <table:table-cell office:value-type="string" calcext:value-type="string">
            <text:p>2r5/prkpR1p1/2p1ppK1/P1p1N1B1/P1P1P3/8/8/8 w - - bm Bf4;</text:p>
          </table:table-cell>
          <table:table-cell table:style-name="Default" office:value-type="float" office:value="0.89705884" calcext:value-type="float">
            <text:p>0,89705884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2.6827838" calcext:value-type="float">
            <text:p>2,6827838</text:p>
          </table:table-cell>
          <table:table-cell table:style-name="Default" office:value-type="float" office:value="-0.14285715" calcext:value-type="float">
            <text:p>-0,142857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Bf4 (77)</text:p>
          </table:table-cell>
          <table:table-cell table:formula="of:=IF(ISNUMBER(SEARCH([.I215];[.J215]));1;0)" office:value-type="float" office:value="1" calcext:value-type="float">
            <text:p>1</text:p>
          </table:table-cell>
          <table:table-cell office:value-type="string" calcext:value-type="string">
            <text:p>Bf4 (88)</text:p>
          </table:table-cell>
          <table:table-cell table:formula="of:=IF(ISNUMBER(SEARCH([.I215];[.L215]));1;0)" office:value-type="float" office:value="1" calcext:value-type="float">
            <text:p>1</text:p>
          </table:table-cell>
          <table:table-cell office:value-type="string" calcext:value-type="string">
            <text:p>Rd7+ (0)</text:p>
          </table:table-cell>
          <table:table-cell table:formula="of:=IF(ISNUMBER(SEARCH([.I215];[.N21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4/3p4/P2p4/N2b4/8/4P3/5p1p/5Kbk w - - 0 1</text:p>
          </table:table-cell>
          <table:table-cell office:value-type="string" calcext:value-type="string">
            <text:p>3Q4/3p4/P2p4/N2b4/8/4P3/5p1p/5Kbk w - - bm Qa8;</text:p>
          </table:table-cell>
          <table:table-cell table:style-name="Default" office:value-type="float" office:value="1.3333334" calcext:value-type="float">
            <text:p>1,3333334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float" office:value="-4.06941" calcext:value-type="float">
            <text:p>-4,06941</text:p>
          </table:table-cell>
          <table:table-cell table:style-name="Default" office:value-type="float" office:value="-0.059523813" calcext:value-type="float">
            <text:p>-0,059523813</text:p>
          </table:table-cell>
          <table:table-cell table:style-name="Default" office:value-type="float" office:value="-0.9714289" calcext:value-type="float">
            <text:p>-0,971428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100)</text:p>
          </table:table-cell>
          <table:table-cell table:formula="of:=IF(ISNUMBER(SEARCH([.I216];[.J216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216];[.L216]));1;0)" office:value-type="float" office:value="1" calcext:value-type="float">
            <text:p>1</text:p>
          </table:table-cell>
          <table:table-cell office:value-type="string" calcext:value-type="string">
            <text:p>Qa8 (64)</text:p>
          </table:table-cell>
          <table:table-cell table:formula="of:=IF(ISNUMBER(SEARCH([.I216];[.N21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3r1rk1/1p2qpp1/p1nNp1np/4P2Q/P3N3/1P2R3/3P1PPP/2R3K1 w - - bm Rxc6;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1.6451613" calcext:value-type="float">
            <text:p>1,6451613</text:p>
          </table:table-cell>
          <table:table-cell table:style-name="Default" office:value-type="float" office:value="-0.87426496" calcext:value-type="float">
            <text:p>-0,87426496</text:p>
          </table:table-cell>
          <table:table-cell table:style-name="Default" office:value-type="float" office:value="-0.091666654" calcext:value-type="float">
            <text:p>-0,091666654</text:p>
          </table:table-cell>
          <table:table-cell table:style-name="Default" office:value-type="float" office:value="0.9102564" calcext:value-type="float">
            <text:p>0,910256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217];[.J217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217];[.L217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17];[.N21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q1kr/p6p/1prQPppB/4n3/4P3/2P5/PP2B2P/R5K1 w - - 0 1</text:p>
          </table:table-cell>
          <table:table-cell office:value-type="string" calcext:value-type="string">
            <text:p>4q1kr/p6p/1prQPppB/4n3/4P3/2P5/PP2B2P/R5K1 w - - bm Qxe5;</text:p>
          </table:table-cell>
          <table:table-cell table:style-name="Default" office:value-type="float" office:value="0.9814815" calcext:value-type="float">
            <text:p>0,9814815</text:p>
          </table:table-cell>
          <table:table-cell table:style-name="Default" office:value-type="float" office:value="1.8846154" calcext:value-type="float">
            <text:p>1,8846154</text:p>
          </table:table-cell>
          <table:table-cell table:style-name="Default" office:value-type="float" office:value="-3.0798771" calcext:value-type="float">
            <text:p>-3,0798771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8818183" calcext:value-type="float">
            <text:p>0,881818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218];[.J218]));1;0)" office:value-type="float" office:value="0" calcext:value-type="float">
            <text:p>0</text:p>
          </table:table-cell>
          <table:table-cell office:value-type="string" calcext:value-type="string">
            <text:p>Qe5 (62)</text:p>
          </table:table-cell>
          <table:table-cell table:formula="of:=IF(ISNUMBER(SEARCH([.I218];[.L218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formula="of:=IF(ISNUMBER(SEARCH([.I218];[.N21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q2r/1b1kbp2/1p2p1p1/pP1pP1N1/P2P1PQP/3BK3/2R5/8 w - - 0 1</text:p>
          </table:table-cell>
          <table:table-cell office:value-type="string" calcext:value-type="string">
            <text:p>4q2r/1b1kbp2/1p2p1p1/pP1pP1N1/P2P1PQP/3BK3/2R5/8 w - - bm Bxg6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87" calcext:value-type="float">
            <text:p>-0,041666687</text:p>
          </table:table-cell>
          <table:table-cell table:style-name="Default" office:value-type="float" office:value="1.4545455" calcext:value-type="float">
            <text:p>1,45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88)</text:p>
          </table:table-cell>
          <table:table-cell table:formula="of:=IF(ISNUMBER(SEARCH([.I219];[.J219]));1;0)" office:value-type="float" office:value="1" calcext:value-type="float">
            <text:p>1</text:p>
          </table:table-cell>
          <table:table-cell office:value-type="string" calcext:value-type="string">
            <text:p>Bg6 (61)</text:p>
          </table:table-cell>
          <table:table-cell table:formula="of:=IF(ISNUMBER(SEARCH([.I219];[.L219]));1;0)" office:value-type="float" office:value="1" calcext:value-type="float">
            <text:p>1</text:p>
          </table:table-cell>
          <table:table-cell office:value-type="string" calcext:value-type="string">
            <text:p>Kf3 (0)</text:p>
          </table:table-cell>
          <table:table-cell table:formula="of:=IF(ISNUMBER(SEARCH([.I219];[.N21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r1k/1r1q1p2/pp3Pp1/7p/3Q4/1P4P1/1P3P2/2R1R1K1 w - - 0 1</text:p>
          </table:table-cell>
          <table:table-cell office:value-type="string" calcext:value-type="string">
            <text:p>5r1k/1r1q1p2/pp3Pp1/7p/3Q4/1P4P1/1P3P2/2R1R1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-1.1569328" calcext:value-type="float">
            <text:p>-1,1569328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22222233" calcext:value-type="float">
            <text:p>0,2222223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100)</text:p>
          </table:table-cell>
          <table:table-cell table:formula="of:=IF(ISNUMBER(SEARCH([.I220];[.J220]));1;0)" office:value-type="float" office:value="1" calcext:value-type="float">
            <text:p>1</text:p>
          </table:table-cell>
          <table:table-cell office:value-type="string" calcext:value-type="string">
            <text:p>Qf4 (85)</text:p>
          </table:table-cell>
          <table:table-cell table:formula="of:=IF(ISNUMBER(SEARCH([.I220];[.L220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220];[.N22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1/1r2bppp/p3pn2/Pp2q3/2pN4/5P1P/1PP3P1/3RQRK1 b - - 0 1</text:p>
          </table:table-cell>
          <table:table-cell office:value-type="string" calcext:value-type="string">
            <text:p>6k1/1r2bppp/p3pn2/Pp2q3/2pN4/5P1P/1PP3P1/3RQRK1 b - - bm Qc5;</text:p>
          </table:table-cell>
          <table:table-cell table:style-name="Default" office:value-type="float" office:value="0.97321427" calcext:value-type="float">
            <text:p>0,97321427</text:p>
          </table:table-cell>
          <table:table-cell table:style-name="Default" office:value-type="float" office:value="1.3225807" calcext:value-type="float">
            <text:p>1,3225807</text:p>
          </table:table-cell>
          <table:table-cell table:style-name="Default" office:value-type="float" office:value="-0.24537244" calcext:value-type="float">
            <text:p>-0,24537244</text:p>
          </table:table-cell>
          <table:table-cell table:style-name="Default" office:value-type="float" office:value="0.025000006" calcext:value-type="float">
            <text:p>0,025000006</text:p>
          </table:table-cell>
          <table:table-cell table:style-name="Default" office:value-type="float" office:value="0.47727275" calcext:value-type="float">
            <text:p>0,477272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e1 (0)</text:p>
          </table:table-cell>
          <table:table-cell table:formula="of:=IF(ISNUMBER(SEARCH([.I221];[.J221]));1;0)" office:value-type="float" office:value="0" calcext:value-type="float">
            <text:p>0</text:p>
          </table:table-cell>
          <table:table-cell office:value-type="string" calcext:value-type="string">
            <text:p>Qc5 (61)</text:p>
          </table:table-cell>
          <table:table-cell table:formula="of:=IF(ISNUMBER(SEARCH([.I221];[.L22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221];[.N22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q/2p4p/6P1/5nN1/K7/2P5/7B/3B4 w - - 0 1</text:p>
          </table:table-cell>
          <table:table-cell office:value-type="string" calcext:value-type="string">
            <text:p>6kq/2p4p/6P1/5nN1/K7/2P5/7B/3B4 w - - bm Bb3+;</text:p>
          </table:table-cell>
          <table:table-cell table:style-name="Default" office:value-type="float" office:value="0.8214286" calcext:value-type="float">
            <text:p>0,8214286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1.2023951" calcext:value-type="float">
            <text:p>1,2023951</text:p>
          </table:table-cell>
          <table:table-cell table:style-name="Default" office:value-type="float" office:value="-0.14285713" calcext:value-type="float">
            <text:p>-0,14285713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+</text:p>
          </table:table-cell>
          <table:table-cell office:value-type="string" calcext:value-type="string">
            <text:p>Bb3+ (100)</text:p>
          </table:table-cell>
          <table:table-cell table:formula="of:=IF(ISNUMBER(SEARCH([.I222];[.J222]));1;0)" office:value-type="float" office:value="1" calcext:value-type="float">
            <text:p>1</text:p>
          </table:table-cell>
          <table:table-cell office:value-type="string" calcext:value-type="string">
            <text:p>Bb3+ (100)</text:p>
          </table:table-cell>
          <table:table-cell table:formula="of:=IF(ISNUMBER(SEARCH([.I222];[.L222]));1;0)" office:value-type="float" office:value="1" calcext:value-type="float">
            <text:p>1</text:p>
          </table:table-cell>
          <table:table-cell office:value-type="string" calcext:value-type="string">
            <text:p>gh7+ (0)</text:p>
          </table:table-cell>
          <table:table-cell table:formula="of:=IF(ISNUMBER(SEARCH([.I222];[.N22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k/pp2Np1p/2p2P1N/5pP1/7K/P4n2/1q3Q2/5n2 w - - 0 1</text:p>
          </table:table-cell>
          <table:table-cell office:value-type="string" calcext:value-type="string">
            <text:p>7k/pp2Np1p/2p2P1N/5pP1/7K/P4n2/1q3Q2/5n2 w - - bm Kh5;</text:p>
          </table:table-cell>
          <table:table-cell table:style-name="Default" office:value-type="float" office:value="0.85714287" calcext:value-type="float">
            <text:p>0,85714287</text:p>
          </table:table-cell>
          <table:table-cell table:style-name="Default" office:value-type="float" office:value="0.08571429" calcext:value-type="float">
            <text:p>0,08571429</text:p>
          </table:table-cell>
          <table:table-cell table:style-name="Default" office:value-type="float" office:value="32.2369" calcext:value-type="float">
            <text:p>32,2369</text:p>
          </table:table-cell>
          <table:table-cell table:style-name="Default" office:value-type="float" office:value="-0.09375" calcext:value-type="float">
            <text:p>-0,09375</text:p>
          </table:table-cell>
          <table:table-cell table:style-name="Default" office:value-type="float" office:value="1.0142858" calcext:value-type="float">
            <text:p>1,014285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h5</text:p>
          </table:table-cell>
          <table:table-cell office:value-type="string" calcext:value-type="string">
            <text:p>Qf3 (0)</text:p>
          </table:table-cell>
          <table:table-cell table:formula="of:=IF(ISNUMBER(SEARCH([.I223];[.J22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23];[.L22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23];[.N22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q/b1p5/1p1Npkb1/pPP2ppP/P1P5/3B2P1/5P1R/K3R3 w - - 0 1</text:p>
          </table:table-cell>
          <table:table-cell office:value-type="string" calcext:value-type="string">
            <text:p>7q/b1p5/1p1Npkb1/pPP2ppP/P1P5/3B2P1/5P1R/K3R3 w - - bm hxg6;</text:p>
          </table:table-cell>
          <table:table-cell table:style-name="Default" office:value-type="float" office:value="1.0813954" calcext:value-type="float">
            <text:p>1,0813954</text:p>
          </table:table-cell>
          <table:table-cell table:style-name="Default" office:value-type="float" office:value="1.5416666" calcext:value-type="float">
            <text:p>1,5416666</text:p>
          </table:table-cell>
          <table:table-cell table:style-name="Default" office:value-type="float" office:value="-1.0030057" calcext:value-type="float">
            <text:p>-1,003005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51666665" calcext:value-type="float">
            <text:p>0,5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224];[.J224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24];[.L224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24];[.N22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p1q3/p3P3/2P4p/1PBP2kP/2N3P1/7K/8 w - - 0 1</text:p>
          </table:table-cell>
          <table:table-cell office:value-type="string" calcext:value-type="string">
            <text:p>8/2p1q3/p3P3/2P4p/1PBP2kP/2N3P1/7K/8 w - - bm Be2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2941177" calcext:value-type="float">
            <text:p>1,294117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6888888" calcext:value-type="float">
            <text:p>0,68888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e2+ (80)</text:p>
          </table:table-cell>
          <table:table-cell table:formula="of:=IF(ISNUMBER(SEARCH([.I225];[.J225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formula="of:=IF(ISNUMBER(SEARCH([.I225];[.L225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formula="of:=IF(ISNUMBER(SEARCH([.I225];[.N22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Nq3n1k/8/P1p2Npp/2Kp3R/pp6/n3p3/8/4Q3 w - - 0 1</text:p>
          </table:table-cell>
          <table:table-cell office:value-type="string" calcext:value-type="string">
            <text:p>Nq3n1k/8/P1p2Npp/2Kp3R/pp6/n3p3/8/4Q3 w - - bm Nc7;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1.3333334" calcext:value-type="float">
            <text:p>1,3333334</text:p>
          </table:table-cell>
          <table:table-cell table:style-name="Default" office:value-type="float" office:value="0.8281378" calcext:value-type="float">
            <text:p>0,8281378</text:p>
          </table:table-cell>
          <table:table-cell table:style-name="Default" office:value-type="float" office:value="0.16666667" calcext:value-type="float">
            <text:p>0,16666667</text:p>
          </table:table-cell>
          <table:table-cell table:style-name="Default" office:value-type="float" office:value="1.712121" calcext:value-type="float">
            <text:p>1,71212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table:formula="of:=IF(ISNUMBER(SEARCH([.I226];[.J226]));1;0)" office:value-type="float" office:value="0" calcext:value-type="float">
            <text:p>0</text:p>
          </table:table-cell>
          <table:table-cell office:value-type="string" calcext:value-type="string">
            <text:p>Nc7 (64)</text:p>
          </table:table-cell>
          <table:table-cell table:formula="of:=IF(ISNUMBER(SEARCH([.I226];[.L226]));1;0)" office:value-type="float" office:value="1" calcext:value-type="float">
            <text:p>1</text:p>
          </table:table-cell>
          <table:table-cell office:value-type="string" calcext:value-type="string">
            <text:p>Rh6+ (0)</text:p>
          </table:table-cell>
          <table:table-cell table:formula="of:=IF(ISNUMBER(SEARCH([.I226];[.N22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r1b3k1/pp2b1pp/2p1pn2/8/P1p1Pq2/2N5/1P2BP1P/R1Q2RK1 b - - bm Qe5;</text:p>
          </table:table-cell>
          <table:table-cell table:style-name="Default" office:value-type="float" office:value="1.0082644" calcext:value-type="float">
            <text:p>1,0082644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37062955" calcext:value-type="float">
            <text:p>0,37062955</text:p>
          </table:table-cell>
          <table:table-cell table:style-name="Default" office:value-type="string" calcext:value-type="string">
            <text:p>(0.2) - Capablanca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e5 (65)</text:p>
          </table:table-cell>
          <table:table-cell table:formula="of:=IF(ISNUMBER(SEARCH([.I227];[.J227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227];[.L227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227];[.N22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r2qk2r/1b3ppp/p2p1b2/2nNp3/1R2P3/2P5/1PN2PPP/3QKB1R w Kkq - bm Rxb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-0.5388276" calcext:value-type="float">
            <text:p>-0,5388276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1) - Capablanca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Rb7 (100)</text:p>
          </table:table-cell>
          <table:table-cell table:formula="of:=IF(ISNUMBER(SEARCH([.I228];[.J228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formula="of:=IF(ISNUMBER(SEARCH([.I228];[.L228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8];[.N22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k2/2p4p/6P1/1p3n2/3q4/PB4BN/KP5P/8 w - - 0 1</text:p>
          </table:table-cell>
          <table:table-cell office:value-type="string" calcext:value-type="string">
            <text:p>5k2/2p4p/6P1/1p3n2/3q4/PB4BN/KP5P/8 w - - bm Ng5;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5714286" calcext:value-type="float">
            <text:p>0,5714286</text:p>
          </table:table-cell>
          <table:table-cell table:style-name="Default" office:value-type="float" office:value="2.864068" calcext:value-type="float">
            <text:p>2,864068</text:p>
          </table:table-cell>
          <table:table-cell table:style-name="Default" office:value-type="float" office:value="-0.01785715" calcext:value-type="float">
            <text:p>-0,01785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229];[.J229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229];[.L229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229];[.N22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6k1/pb1r1p1p/1b1r2pP/p3p1q1/4P3/PN1B1RN1/1RPQ4/7K b - - bm Qd8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0.9756098" calcext:value-type="float">
            <text:p>0,9756098</text:p>
          </table:table-cell>
          <table:table-cell table:style-name="Default" office:value-type="float" office:value="-0.29866928" calcext:value-type="float">
            <text:p>-0,29866928</text:p>
          </table:table-cell>
          <table:table-cell table:style-name="Default" office:value-type="float" office:value="0.114583336" calcext:value-type="float">
            <text:p>0,114583336</text:p>
          </table:table-cell>
          <table:table-cell table:style-name="Default" office:value-type="float" office:value="-0.24242425" calcext:value-type="float">
            <text:p>-0,242424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d8 (88)</text:p>
          </table:table-cell>
          <table:table-cell table:formula="of:=IF(ISNUMBER(SEARCH([.I230];[.J230]));1;0)" office:value-type="float" office:value="1" calcext:value-type="float">
            <text:p>1</text:p>
          </table:table-cell>
          <table:table-cell office:value-type="string" calcext:value-type="string">
            <text:p>Qd8 (88)</text:p>
          </table:table-cell>
          <table:table-cell table:formula="of:=IF(ISNUMBER(SEARCH([.I230];[.L230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230];[.N23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1r1r2k1/5pp1/p2b2bp/1q1Pp3/1p6/1P2P1P1/R2NQPB1/2R3K1 w - - bm Qg4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-0.30284292" calcext:value-type="float">
            <text:p>-0,30284292</text:p>
          </table:table-cell>
          <table:table-cell table:style-name="Default" office:value-type="float" office:value="0.025000006" calcext:value-type="float">
            <text:p>0,025000006</text:p>
          </table:table-cell>
          <table:table-cell table:style-name="Default" office:value-type="float" office:value="-0.3030305" calcext:value-type="float">
            <text:p>-0,3030305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93)</text:p>
          </table:table-cell>
          <table:table-cell table:formula="of:=IF(ISNUMBER(SEARCH([.I231];[.J231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formula="of:=IF(ISNUMBER(SEARCH([.I231];[.L231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31];[.N23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1rbqr1k1/2n2pb1/5np1/3Pp1B1/1pp5/2N3NP/1PB3P1/R2Q1RK1 w - - bm Nh5;</text:p>
          </table:table-cell>
          <table:table-cell table:style-name="Default" office:value-type="float" office:value="0.9726027" calcext:value-type="float">
            <text:p>0,9726027</text:p>
          </table:table-cell>
          <table:table-cell table:style-name="Default" office:value-type="float" office:value="1.4736842" calcext:value-type="float">
            <text:p>1,4736842</text:p>
          </table:table-cell>
          <table:table-cell table:style-name="Default" office:value-type="float" office:value="-1.1756916" calcext:value-type="float">
            <text:p>-1,1756916</text:p>
          </table:table-cell>
          <table:table-cell table:style-name="Default" office:value-type="float" office:value="-0.057142854" calcext:value-type="float">
            <text:p>-0,057142854</text:p>
          </table:table-cell>
          <table:table-cell table:style-name="Default" office:value-type="float" office:value="0.032051325" calcext:value-type="float">
            <text:p>0,032051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75)</text:p>
          </table:table-cell>
          <table:table-cell table:formula="of:=IF(ISNUMBER(SEARCH([.I232];[.J232]));1;0)" office:value-type="float" office:value="1" calcext:value-type="float">
            <text:p>1</text:p>
          </table:table-cell>
          <table:table-cell office:value-type="string" calcext:value-type="string">
            <text:p>Nh5 (79)</text:p>
          </table:table-cell>
          <table:table-cell table:formula="of:=IF(ISNUMBER(SEARCH([.I232];[.L232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formula="of:=IF(ISNUMBER(SEARCH([.I232];[.N23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2kr2r1/1p3p2/1R2p3/p3Pn2/b4P2/P1pB4/2P3PP/2B1K1R1 b - - bm Rxd3;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1.1333333" calcext:value-type="float">
            <text:p>1,133333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08333325" calcext:value-type="float">
            <text:p>-0,008333325</text:p>
          </table:table-cell>
          <table:table-cell table:style-name="Default" office:value-type="float" office:value="0.17272735" calcext:value-type="float">
            <text:p>0,172727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3 (80)</text:p>
          </table:table-cell>
          <table:table-cell table:formula="of:=IF(ISNUMBER(SEARCH([.I233];[.J233]));1;0)" office:value-type="float" office:value="1" calcext:value-type="float">
            <text:p>1</text:p>
          </table:table-cell>
          <table:table-cell office:value-type="string" calcext:value-type="string">
            <text:p>Rh8 (0)</text:p>
          </table:table-cell>
          <table:table-cell table:formula="of:=IF(ISNUMBER(SEARCH([.I233];[.L233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formula="of:=IF(ISNUMBER(SEARCH([.I233];[.N23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1r1k/6rp/3p4/P2Pbp1Q/N3Pp1n/2P5/P1B2RPP/R6K b - - 0 1</text:p>
          </table:table-cell>
          <table:table-cell office:value-type="string" calcext:value-type="string">
            <text:p>3q1r1k/6rp/3p4/P2Pbp1Q/N3Pp1n/2P5/P1B2RPP/R6K b - - bm f3;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3076916" calcext:value-type="float">
            <text:p>-0,12307691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Rfg8 (0)</text:p>
          </table:table-cell>
          <table:table-cell table:formula="of:=IF(ISNUMBER(SEARCH([.I234];[.J234]));1;0)" office:value-type="float" office:value="0" calcext:value-type="float">
            <text:p>0</text:p>
          </table:table-cell>
          <table:table-cell office:value-type="string" calcext:value-type="string">
            <text:p>Rfg8 (0)</text:p>
          </table:table-cell>
          <table:table-cell table:formula="of:=IF(ISNUMBER(SEARCH([.I234];[.L234]));1;0)" office:value-type="float" office:value="0" calcext:value-type="float">
            <text:p>0</text:p>
          </table:table-cell>
          <table:table-cell office:value-type="string" calcext:value-type="string">
            <text:p>Rfg8 (0)</text:p>
          </table:table-cell>
          <table:table-cell table:formula="of:=IF(ISNUMBER(SEARCH([.I234];[.N23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5p2/N1p3p1/3pP1P1/7P/2kP4/Pb6/7K w - - 0 1</text:p>
          </table:table-cell>
          <table:table-cell office:value-type="string" calcext:value-type="string">
            <text:p>8/5p2/N1p3p1/3pP1P1/7P/2kP4/Pb6/7K w - - bm h5;</text:p>
          </table:table-cell>
          <table:table-cell table:style-name="Default" office:value-type="float" office:value="1.1034483" calcext:value-type="float">
            <text:p>1,1034483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-0.43490404" calcext:value-type="float">
            <text:p>-0,434904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4523809" calcext:value-type="float">
            <text:p>-0,4523809</text:p>
          </table:table-cell>
          <table:table-cell table:style-name="Default" office:value-type="string" calcext:value-type="string">
            <text:p>(0.1) - Capablanca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a4 (0)</text:p>
          </table:table-cell>
          <table:table-cell table:formula="of:=IF(ISNUMBER(SEARCH([.I235];[.J235]));1;0)" office:value-type="float" office:value="0" calcext:value-type="float">
            <text:p>0</text:p>
          </table:table-cell>
          <table:table-cell office:value-type="string" calcext:value-type="string">
            <text:p>h5 (79)</text:p>
          </table:table-cell>
          <table:table-cell table:formula="of:=IF(ISNUMBER(SEARCH([.I235];[.L235]));1;0)" office:value-type="float" office:value="1" calcext:value-type="float">
            <text:p>1</text:p>
          </table:table-cell>
          <table:table-cell office:value-type="string" calcext:value-type="string">
            <text:p>h5 (60)</text:p>
          </table:table-cell>
          <table:table-cell table:formula="of:=IF(ISNUMBER(SEARCH([.I235];[.N23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6pp/5k2/1p1r4/4R3/7P/5PP1/5K2 w - - 0 1</text:p>
          </table:table-cell>
          <table:table-cell office:value-type="string" calcext:value-type="string">
            <text:p>8/6pp/5k2/1p1r4/4R3/7P/5PP1/5K2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76191" calcext:value-type="float">
            <text:p>1,0476191</text:p>
          </table:table-cell>
          <table:table-cell table:style-name="Default" office:value-type="float" office:value="-0.9294322" calcext:value-type="float">
            <text:p>-0,9294322</text:p>
          </table:table-cell>
          <table:table-cell table:style-name="Default" office:value-type="float" office:value="0.25396824" calcext:value-type="float">
            <text:p>0,25396824</text:p>
          </table:table-cell>
          <table:table-cell table:style-name="Default" office:value-type="float" office:value="-0.5999999" calcext:value-type="float">
            <text:p>-0,5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79)</text:p>
          </table:table-cell>
          <table:table-cell table:formula="of:=IF(ISNUMBER(SEARCH([.I236];[.J236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36];[.L236]));1;0)" office:value-type="float" office:value="1" calcext:value-type="float">
            <text:p>1</text:p>
          </table:table-cell>
          <table:table-cell office:value-type="string" calcext:value-type="string">
            <text:p>g4 (74)</text:p>
          </table:table-cell>
          <table:table-cell table:formula="of:=IF(ISNUMBER(SEARCH([.I236];[.N23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bp4Pk/4KB2/R6p/2pNp1P1/p7/3p1Pnq/2r5 w - - 0 1</text:p>
          </table:table-cell>
          <table:table-cell office:value-type="string" calcext:value-type="string">
            <text:p>8/bp4Pk/4KB2/R6p/2pNp1P1/p7/3p1Pnq/2r5 w - - bm Nc6;</text:p>
          </table:table-cell>
          <table:table-cell table:style-name="Default" office:value-type="float" office:value="0.54285717" calcext:value-type="float">
            <text:p>0,54285717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1.6946357" calcext:value-type="float">
            <text:p>1,6946357</text:p>
          </table:table-cell>
          <table:table-cell table:style-name="Default" office:value-type="float" office:value="0.076388896" calcext:value-type="float">
            <text:p>0,07638889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g8Q+ (0)</text:p>
          </table:table-cell>
          <table:table-cell table:formula="of:=IF(ISNUMBER(SEARCH([.I237];[.J237]));1;0)" office:value-type="float" office:value="0" calcext:value-type="float">
            <text:p>0</text:p>
          </table:table-cell>
          <table:table-cell office:value-type="string" calcext:value-type="string">
            <text:p>g8B+ (0)</text:p>
          </table:table-cell>
          <table:table-cell table:formula="of:=IF(ISNUMBER(SEARCH([.I237];[.L237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237];[.N23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r2q1rk1/pp3pp1/2p2n1p/8/2BQ2b1/4PN2/PP3PPP/2R2R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32432" calcext:value-type="float">
            <text:p>1,2432432</text:p>
          </table:table-cell>
          <table:table-cell table:style-name="Default" office:value-type="float" office:value="-0.39815852" calcext:value-type="float">
            <text:p>-0,39815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80)</text:p>
          </table:table-cell>
          <table:table-cell table:formula="of:=IF(ISNUMBER(SEARCH([.I238];[.J238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238];[.L238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238];[.N23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1kb1r/1p1n1p2/p3pP1p/q7/3N3p/2N5/P1PQB1PP/1R3R1K b kq - 0 1</text:p>
          </table:table-cell>
          <table:table-cell office:value-type="string" calcext:value-type="string">
            <text:p>r1b1kb1r/1p1n1p2/p3pP1p/q7/3N3p/2N5/P1PQB1PP/1R3R1K b kq - bm Qg5;</text:p>
          </table:table-cell>
          <table:table-cell table:style-name="Default" office:value-type="float" office:value="1.037594" calcext:value-type="float">
            <text:p>1,037594</text:p>
          </table:table-cell>
          <table:table-cell table:style-name="Default" office:value-type="float" office:value="0.7058824" calcext:value-type="float">
            <text:p>0,7058824</text:p>
          </table:table-cell>
          <table:table-cell table:style-name="Default" office:value-type="float" office:value="0.8896962" calcext:value-type="float">
            <text:p>0,889696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1025641" calcext:value-type="float">
            <text:p>-0,102564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g5 (100)</text:p>
          </table:table-cell>
          <table:table-cell table:formula="of:=IF(ISNUMBER(SEARCH([.I239];[.J239]));1;0)" office:value-type="float" office:value="1" calcext:value-type="float">
            <text:p>1</text:p>
          </table:table-cell>
          <table:table-cell office:value-type="string" calcext:value-type="string">
            <text:p>Qg5 (100)</text:p>
          </table:table-cell>
          <table:table-cell table:formula="of:=IF(ISNUMBER(SEARCH([.I239];[.L239]));1;0)" office:value-type="float" office:value="1" calcext:value-type="float">
            <text:p>1</text:p>
          </table:table-cell>
          <table:table-cell office:value-type="string" calcext:value-type="string">
            <text:p>Qg5 (88)</text:p>
          </table:table-cell>
          <table:table-cell table:formula="of:=IF(ISNUMBER(SEARCH([.I239];[.N23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k6/4R3/1p6/p1p3p1/qnBn2Qp/5P2/1P6/1K6 w - - 0 1</text:p>
          </table:table-cell>
          <table:table-cell office:value-type="string" calcext:value-type="string">
            <text:p>1k6/4R3/1p6/p1p3p1/qnBn2Qp/5P2/1P6/1K6 w - - bm Bb3;</text:p>
          </table:table-cell>
          <table:table-cell table:style-name="Default" office:value-type="float" office:value="0.9625" calcext:value-type="float">
            <text:p>0,962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-2.1716378" calcext:value-type="float">
            <text:p>-2,1716378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Bb3 (85)</text:p>
          </table:table-cell>
          <table:table-cell table:formula="of:=IF(ISNUMBER(SEARCH([.I240];[.J240]));1;0)" office:value-type="float" office:value="1" calcext:value-type="float">
            <text:p>1</text:p>
          </table:table-cell>
          <table:table-cell office:value-type="string" calcext:value-type="string">
            <text:p>Bb3 (79)</text:p>
          </table:table-cell>
          <table:table-cell table:formula="of:=IF(ISNUMBER(SEARCH([.I240];[.L240]));1;0)" office:value-type="float" office:value="1" calcext:value-type="float">
            <text:p>1</text:p>
          </table:table-cell>
          <table:table-cell office:value-type="string" calcext:value-type="string">
            <text:p>Bb3 (79)</text:p>
          </table:table-cell>
          <table:table-cell table:formula="of:=IF(ISNUMBER(SEARCH([.I240];[.N24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0.597299" calcext:value-type="float">
            <text:p>-0,597299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table:formula="of:=IF(ISNUMBER(SEARCH([.I241];[.J241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241];[.L241]));1;0)" office:value-type="float" office:value="1" calcext:value-type="float">
            <text:p>1</text:p>
          </table:table-cell>
          <table:table-cell office:value-type="string" calcext:value-type="string">
            <text:p>Bc7+ (100)</text:p>
          </table:table-cell>
          <table:table-cell table:formula="of:=IF(ISNUMBER(SEARCH([.I241];[.N24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kN1/3p1q2/5P2/5PP1/2pK4/1p1R4/1P6/8 w - - 0 1</text:p>
          </table:table-cell>
          <table:table-cell office:value-type="string" calcext:value-type="string">
            <text:p>5kN1/3p1q2/5P2/5PP1/2pK4/1p1R4/1P6/8 w - - bm Rxb3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4809585" calcext:value-type="float">
            <text:p>1,4809585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1.5142858" calcext:value-type="float">
            <text:p>1,514285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b3 (100)</text:p>
          </table:table-cell>
          <table:table-cell table:formula="of:=IF(ISNUMBER(SEARCH([.I242];[.J242]));1;0)" office:value-type="float" office:value="1" calcext:value-type="float">
            <text:p>1</text:p>
          </table:table-cell>
          <table:table-cell office:value-type="string" calcext:value-type="string">
            <text:p>Rb3 (100)</text:p>
          </table:table-cell>
          <table:table-cell table:formula="of:=IF(ISNUMBER(SEARCH([.I242];[.L242]));1;0)" office:value-type="float" office:value="1" calcext:value-type="float">
            <text:p>1</text:p>
          </table:table-cell>
          <table:table-cell office:value-type="string" calcext:value-type="string">
            <text:p>Rb3 (63)</text:p>
          </table:table-cell>
          <table:table-cell table:formula="of:=IF(ISNUMBER(SEARCH([.I242];[.N24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q2k1/R5pp/8/Q2pnp2/8/1P2P1P1/7P/5B1K w - - 0 1</text:p>
          </table:table-cell>
          <table:table-cell office:value-type="string" calcext:value-type="string">
            <text:p>2rq2k1/R5pp/8/Q2pnp2/8/1P2P1P1/7P/5B1K w - - bm Qa1;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float" office:value="1.0277778" calcext:value-type="float">
            <text:p>1,0277778</text:p>
          </table:table-cell>
          <table:table-cell table:style-name="Default" office:value-type="float" office:value="1.1085656" calcext:value-type="float">
            <text:p>1,1085656</text:p>
          </table:table-cell>
          <table:table-cell table:style-name="Default" office:value-type="float" office:value="-0.011904761" calcext:value-type="float">
            <text:p>-0,011904761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string" calcext:value-type="string">
            <text:p>(0.2) - Capablanca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a6 (0)</text:p>
          </table:table-cell>
          <table:table-cell table:formula="of:=IF(ISNUMBER(SEARCH([.I243];[.J243]));1;0)" office:value-type="float" office:value="0" calcext:value-type="float">
            <text:p>0</text:p>
          </table:table-cell>
          <table:table-cell office:value-type="string" calcext:value-type="string">
            <text:p>Qb5 (0)</text:p>
          </table:table-cell>
          <table:table-cell table:formula="of:=IF(ISNUMBER(SEARCH([.I243];[.L243]));1;0)" office:value-type="float" office:value="0" calcext:value-type="float">
            <text:p>0</text:p>
          </table:table-cell>
          <table:table-cell office:value-type="string" calcext:value-type="string">
            <text:p>Qa1 (93)</text:p>
          </table:table-cell>
          <table:table-cell table:formula="of:=IF(ISNUMBER(SEARCH([.I243];[.N24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1/p7/8/4B3/Pp3p1P/qP5P/P1Rb2K1/8 w - - 0 1</text:p>
          </table:table-cell>
          <table:table-cell office:value-type="string" calcext:value-type="string">
            <text:p>6k1/p7/8/4B3/Pp3p1P/qP5P/P1Rb2K1/8 w - - bm Kf3;</text:p>
          </table:table-cell>
          <table:table-cell table:style-name="Default" office:value-type="float" office:value="0.86885244" calcext:value-type="float">
            <text:p>0,86885244</text:p>
          </table:table-cell>
          <table:table-cell table:style-name="Default" office:value-type="float" office:value="1.8666667" calcext:value-type="float">
            <text:p>1,8666667</text:p>
          </table:table-cell>
          <table:table-cell table:style-name="Default" office:value-type="float" office:value="-5.076667" calcext:value-type="float">
            <text:p>-5,076667</text:p>
          </table:table-cell>
          <table:table-cell table:style-name="Default" office:value-type="float" office:value="0.13571429" calcext:value-type="float">
            <text:p>0,13571429</text:p>
          </table:table-cell>
          <table:table-cell table:style-name="Default" office:value-type="float" office:value="-1.2083335" calcext:value-type="float">
            <text:p>-1,208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f3</text:p>
          </table:table-cell>
          <table:table-cell office:value-type="string" calcext:value-type="string">
            <text:p>Rd2 (0)</text:p>
          </table:table-cell>
          <table:table-cell table:formula="of:=IF(ISNUMBER(SEARCH([.I244];[.J244]));1;0)" office:value-type="float" office:value="0" calcext:value-type="float">
            <text:p>0</text:p>
          </table:table-cell>
          <table:table-cell office:value-type="string" calcext:value-type="string">
            <text:p>Kf3 (61)</text:p>
          </table:table-cell>
          <table:table-cell table:formula="of:=IF(ISNUMBER(SEARCH([.I244];[.L244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formula="of:=IF(ISNUMBER(SEARCH([.I244];[.N24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R1/8/2pB3k/2P4p/5p1q/5P2/4P1K1/8 w - - 0 1</text:p>
          </table:table-cell>
          <table:table-cell office:value-type="string" calcext:value-type="string">
            <text:p>6R1/8/2pB3k/2P4p/5p1q/5P2/4P1K1/8 w - - bm Bf8+;</text:p>
          </table:table-cell>
          <table:table-cell table:style-name="Default" office:value-type="float" office:value="0.9375" calcext:value-type="float">
            <text:p>0,937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3.0922234" calcext:value-type="float">
            <text:p>-3,0922234</text:p>
          </table:table-cell>
          <table:table-cell table:style-name="Default" office:value-type="float" office:value="-0.02222222" calcext:value-type="float">
            <text:p>-0,02222222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Bf8+ (70)</text:p>
          </table:table-cell>
          <table:table-cell table:formula="of:=IF(ISNUMBER(SEARCH([.I245];[.J245]));1;0)" office:value-type="float" office:value="1" calcext:value-type="float">
            <text:p>1</text:p>
          </table:table-cell>
          <table:table-cell office:value-type="string" calcext:value-type="string">
            <text:p>Bf8+ (64)</text:p>
          </table:table-cell>
          <table:table-cell table:formula="of:=IF(ISNUMBER(SEARCH([.I245];[.L245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45];[.N24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3k4/2p5/8/p1p5/PpP5/1P2B3/r1NK4 w - - 0 1</text:p>
          </table:table-cell>
          <table:table-cell office:value-type="string" calcext:value-type="string">
            <text:p>8/3k4/2p5/8/p1p5/PpP5/1P2B3/r1NK4 w - - bm Bg4+;</text:p>
          </table:table-cell>
          <table:table-cell table:style-name="Default" office:value-type="float" office:value="1.0277778" calcext:value-type="float">
            <text:p>1,0277778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-1.5043087" calcext:value-type="float">
            <text:p>-1,5043087</text:p>
          </table:table-cell>
          <table:table-cell table:style-name="Default" office:value-type="float" office:value="0.08333334" calcext:value-type="float">
            <text:p>0,08333334</text:p>
          </table:table-cell>
          <table:table-cell table:style-name="Default" office:value-type="float" office:value="-2.8333335" calcext:value-type="float">
            <text:p>-2,8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246];[.J246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246];[.L246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246];[.N24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r1pk/2B5/1P3P2/2PrPb1p/6qP/1R1p2P1/3R2QK b - - 0 1</text:p>
          </table:table-cell>
          <table:table-cell office:value-type="string" calcext:value-type="string">
            <text:p>8/4r1pk/2B5/1P3P2/2PrPb1p/6qP/1R1p2P1/3R2QK b - - bm Ra7;</text:p>
          </table:table-cell>
          <table:table-cell table:style-name="Default" office:value-type="float" office:value="0.8938053" calcext:value-type="float">
            <text:p>0,8938053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-0.3277755" calcext:value-type="float">
            <text:p>-0,3277755</text:p>
          </table:table-cell>
          <table:table-cell table:style-name="Default" office:value-type="float" office:value="-0.06666666" calcext:value-type="float">
            <text:p>-0,06666666</text:p>
          </table:table-cell>
          <table:table-cell table:style-name="Default" office:value-type="float" office:value="1.159091" calcext:value-type="float">
            <text:p>1,15909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7 (100)</text:p>
          </table:table-cell>
          <table:table-cell table:formula="of:=IF(ISNUMBER(SEARCH([.I247];[.J247]));1;0)" office:value-type="float" office:value="1" calcext:value-type="float">
            <text:p>1</text:p>
          </table:table-cell>
          <table:table-cell office:value-type="string" calcext:value-type="string">
            <text:p>Ra7 (61)</text:p>
          </table:table-cell>
          <table:table-cell table:formula="of:=IF(ISNUMBER(SEARCH([.I247];[.L247]));1;0)" office:value-type="float" office:value="1" calcext:value-type="float">
            <text:p>1</text:p>
          </table:table-cell>
          <table:table-cell office:value-type="string" calcext:value-type="string">
            <text:p>Ra7 (61)</text:p>
          </table:table-cell>
          <table:table-cell table:formula="of:=IF(ISNUMBER(SEARCH([.I247];[.N24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7p/5P1k/1p5P/5p2/2p1p3/P1P1P1P1/1K3Nb1 w - - 0 1</text:p>
          </table:table-cell>
          <table:table-cell office:value-type="string" calcext:value-type="string">
            <text:p>8/7p/5P1k/1p5P/5p2/2p1p3/P1P1P1P1/1K3Nb1 w - - bm Ng3;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5.7813296" calcext:value-type="float">
            <text:p>-5,7813296</text:p>
          </table:table-cell>
          <table:table-cell table:style-name="Default" office:value-type="float" office:value="-0.025595248" calcext:value-type="float">
            <text:p>-0,025595248</text:p>
          </table:table-cell>
          <table:table-cell table:style-name="Default" office:value-type="float" office:value="-2.232143" calcext:value-type="float">
            <text:p>-2,23214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248];[.J248]));1;0)" office:value-type="float" office:value="0" calcext:value-type="float">
            <text:p>0</text:p>
          </table:table-cell>
          <table:table-cell office:value-type="string" calcext:value-type="string">
            <text:p>Ng3 (85)</text:p>
          </table:table-cell>
          <table:table-cell table:formula="of:=IF(ISNUMBER(SEARCH([.I248];[.L248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248];[.N24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8/8/2pK3p/8/5N2/1P4pq/5Rbk w - - 0 1</text:p>
          </table:table-cell>
          <table:table-cell office:value-type="string" calcext:value-type="string">
            <text:p>8/8/8/2pK3p/8/5N2/1P4pq/5Rbk w - - bm Rb1;</text:p>
          </table:table-cell>
          <table:table-cell table:style-name="Default" office:value-type="float" office:value="0.59016395" calcext:value-type="float">
            <text:p>0,59016395</text:p>
          </table:table-cell>
          <table:table-cell table:style-name="Default" office:value-type="float" office:value="1.9090909" calcext:value-type="float">
            <text:p>1,9090909</text:p>
          </table:table-cell>
          <table:table-cell table:style-name="Default" office:value-type="float" office:value="-6.8053513" calcext:value-type="float">
            <text:p>-6,8053513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3.5833335" calcext:value-type="float">
            <text:p>-3,58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b1 (88)</text:p>
          </table:table-cell>
          <table:table-cell table:formula="of:=IF(ISNUMBER(SEARCH([.I249];[.J249]));1;0)" office:value-type="float" office:value="1" calcext:value-type="float">
            <text:p>1</text:p>
          </table:table-cell>
          <table:table-cell office:value-type="string" calcext:value-type="string">
            <text:p>Rb1 (88)</text:p>
          </table:table-cell>
          <table:table-cell table:formula="of:=IF(ISNUMBER(SEARCH([.I249];[.L249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249];[.N24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q1p1N1p1/3p1p1p/pk5P/1p2BB2/8/PK3P2/8 w - - 0 1</text:p>
          </table:table-cell>
          <table:table-cell office:value-type="string" calcext:value-type="string">
            <text:p>8/q1p1N1p1/3p1p1p/pk5P/1p2BB2/8/PK3P2/8 w - - bm Be3;</text:p>
          </table:table-cell>
          <table:table-cell table:style-name="Default" office:value-type="float" office:value="0.78125" calcext:value-type="float">
            <text:p>0,78125</text:p>
          </table:table-cell>
          <table:table-cell table:style-name="Default" office:value-type="float" office:value="1.6363636" calcext:value-type="float">
            <text:p>1,6363636</text:p>
          </table:table-cell>
          <table:table-cell table:style-name="Default" office:value-type="float" office:value="-1.0404813" calcext:value-type="float">
            <text:p>-1,0404813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0.60317445" calcext:value-type="float">
            <text:p>0,603174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d3+ (0)</text:p>
          </table:table-cell>
          <table:table-cell table:formula="of:=IF(ISNUMBER(SEARCH([.I250];[.J250]));1;0)" office:value-type="float" office:value="0" calcext:value-type="float">
            <text:p>0</text:p>
          </table:table-cell>
          <table:table-cell office:value-type="string" calcext:value-type="string">
            <text:p>Be3 (100)</text:p>
          </table:table-cell>
          <table:table-cell table:formula="of:=IF(ISNUMBER(SEARCH([.I250];[.L250]));1;0)" office:value-type="float" office:value="1" calcext:value-type="float">
            <text:p>1</text:p>
          </table:table-cell>
          <table:table-cell office:value-type="string" calcext:value-type="string">
            <text:p>Bd3+ (0)</text:p>
          </table:table-cell>
          <table:table-cell table:formula="of:=IF(ISNUMBER(SEARCH([.I250];[.N25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q1r5/k3ppp1/2R5/PP1KP2r/2p4Q/2p1p3/5pP1/3R4 w - - 0 1</text:p>
          </table:table-cell>
          <table:table-cell office:value-type="string" calcext:value-type="string">
            <text:p>q1r5/k3ppp1/2R5/PP1KP2r/2p4Q/2p1p3/5pP1/3R4 w - - bm Qd4+;</text:p>
          </table:table-cell>
          <table:table-cell table:style-name="Default" office:value-type="float" office:value="0.88461536" calcext:value-type="float">
            <text:p>0,8846153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0.5474171" calcext:value-type="float">
            <text:p>0,5474171</text:p>
          </table:table-cell>
          <table:table-cell table:style-name="Default" office:value-type="float" office:value="-0.011904761" calcext:value-type="float">
            <text:p>-0,011904761</text:p>
          </table:table-cell>
          <table:table-cell table:style-name="Default" office:value-type="float" office:value="0.6704545" calcext:value-type="float">
            <text:p>0,670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251];[.J251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251];[.L251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251];[.N25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bb2r1k/1p3pp1/p3q2p/B7/4Q3/1N4P1/PP3P1P/3R1RK1 w - - 0 1</text:p>
          </table:table-cell>
          <table:table-cell office:value-type="string" calcext:value-type="string">
            <text:p>rbb2r1k/1p3pp1/p3q2p/B7/4Q3/1N4P1/PP3P1P/3R1RK1 w - - bm Qb4;</text:p>
          </table:table-cell>
          <table:table-cell table:style-name="Default" office:value-type="float" office:value="0.9918033" calcext:value-type="float">
            <text:p>0,9918033</text:p>
          </table:table-cell>
          <table:table-cell table:style-name="Default" office:value-type="float" office:value="1.6285714" calcext:value-type="float">
            <text:p>1,6285714</text:p>
          </table:table-cell>
          <table:table-cell table:style-name="Default" office:value-type="float" office:value="-1.4679124" calcext:value-type="float">
            <text:p>-1,4679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54544" calcext:value-type="float">
            <text:p>0,54545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b4</text:p>
          </table:table-cell>
          <table:table-cell office:value-type="string" calcext:value-type="string">
            <text:p>Rfe1 (0)</text:p>
          </table:table-cell>
          <table:table-cell table:formula="of:=IF(ISNUMBER(SEARCH([.I252];[.J252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252];[.L252]));1;0)" office:value-type="float" office:value="0" calcext:value-type="float">
            <text:p>0</text:p>
          </table:table-cell>
          <table:table-cell office:value-type="string" calcext:value-type="string">
            <text:p>Qb4 (75)</text:p>
          </table:table-cell>
          <table:table-cell table:formula="of:=IF(ISNUMBER(SEARCH([.I252];[.N25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6/8/1ppp1qkp/5pn1/2P2B2/2Q3R1/1P3PP1/6K1 w - - 0 1</text:p>
          </table:table-cell>
          <table:table-cell office:value-type="string" calcext:value-type="string">
            <text:p>1r6/8/1ppp1qkp/5pn1/2P2B2/2Q3R1/1P3PP1/6K1 w - - bm Qd2;</text:p>
          </table:table-cell>
          <table:table-cell table:style-name="Default" office:value-type="float" office:value="0.96590906" calcext:value-type="float">
            <text:p>0,96590906</text:p>
          </table:table-cell>
          <table:table-cell table:style-name="Default" office:value-type="float" office:value="1.2692307" calcext:value-type="float">
            <text:p>1,2692307</text:p>
          </table:table-cell>
          <table:table-cell table:style-name="Default" office:value-type="float" office:value="-0.6813267" calcext:value-type="float">
            <text:p>-0,681326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e1 (0)</text:p>
          </table:table-cell>
          <table:table-cell table:formula="of:=IF(ISNUMBER(SEARCH([.I253];[.J253]));1;0)" office:value-type="float" office:value="0" calcext:value-type="float">
            <text:p>0</text:p>
          </table:table-cell>
          <table:table-cell office:value-type="string" calcext:value-type="string">
            <text:p>Qd3 (0)</text:p>
          </table:table-cell>
          <table:table-cell table:formula="of:=IF(ISNUMBER(SEARCH([.I253];[.L253]));1;0)" office:value-type="float" office:value="0" calcext:value-type="float">
            <text:p>0</text:p>
          </table:table-cell>
          <table:table-cell office:value-type="string" calcext:value-type="string">
            <text:p>Rd3 (0)</text:p>
          </table:table-cell>
          <table:table-cell table:formula="of:=IF(ISNUMBER(SEARCH([.I253];[.N25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1rN1r1k1/1pq2pp1/2p1nn1p/p2p1B2/3P4/4P2P/PPQ1NPP1/2R2RK1 b - - bm Rbxc8;</text:p>
          </table:table-cell>
          <table:table-cell table:style-name="Default" office:value-type="float" office:value="0.9078014" calcext:value-type="float">
            <text:p>0,9078014</text:p>
          </table:table-cell>
          <table:table-cell table:style-name="Default" office:value-type="float" office:value="0.8780488" calcext:value-type="float">
            <text:p>0,8780488</text:p>
          </table:table-cell>
          <table:table-cell table:style-name="Default" office:value-type="float" office:value="-0.40995055" calcext:value-type="float">
            <text:p>-0,409950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296702" calcext:value-type="float">
            <text:p>-0,3296702</text:p>
          </table:table-cell>
          <table:table-cell table:style-name="Default" office:value-type="string" calcext:value-type="string">
            <text:p>(-0.2) - Capablanca</text:p>
          </table:table-cell>
          <table:table-cell office:value-type="string" calcext:value-type="string">
            <text:p>Rbc8</text:p>
          </table:table-cell>
          <table:table-cell office:value-type="string" calcext:value-type="string">
            <text:p>Rbc8 (100)</text:p>
          </table:table-cell>
          <table:table-cell table:formula="of:=IF(ISNUMBER(SEARCH([.I254];[.J254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254];[.L254]));1;0)" office:value-type="float" office:value="0" calcext:value-type="float">
            <text:p>0</text:p>
          </table:table-cell>
          <table:table-cell office:value-type="string" calcext:value-type="string">
            <text:p>Rec8 (0)</text:p>
          </table:table-cell>
          <table:table-cell table:formula="of:=IF(ISNUMBER(SEARCH([.I254];[.N25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2r2bk1/1R3p2/3p1np1/p1rPp2p/P3P3/1N2N2P/R4PP1/6K1 b - - bm Rc1+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5454545" calcext:value-type="float">
            <text:p>-0,545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255];[.J255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55];[.L255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55];[.N25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nk2/1p3p2/1r1p2pp/1P1R1N1P/6P1/3KPP2/8 w - - 0 1</text:p>
          </table:table-cell>
          <table:table-cell office:value-type="string" calcext:value-type="string">
            <text:p>8/4nk2/1p3p2/1r1p2pp/1P1R1N1P/6P1/3KPP2/8 w - - bm N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375" calcext:value-type="float">
            <text:p>1,4375</text:p>
          </table:table-cell>
          <table:table-cell table:style-name="Default" office:value-type="float" office:value="-1.263625" calcext:value-type="float">
            <text:p>-1,263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d3 (63)</text:p>
          </table:table-cell>
          <table:table-cell table:formula="of:=IF(ISNUMBER(SEARCH([.I256];[.J256]));1;0)" office:value-type="float" office:value="1" calcext:value-type="float">
            <text:p>1</text:p>
          </table:table-cell>
          <table:table-cell office:value-type="string" calcext:value-type="string">
            <text:p>Nd3 (64)</text:p>
          </table:table-cell>
          <table:table-cell table:formula="of:=IF(ISNUMBER(SEARCH([.I256];[.L256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formula="of:=IF(ISNUMBER(SEARCH([.I256];[.N25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nk2/1p3p2/2rp2pp/1P1R1N1P/6P1/3KPP2/8 b - - 0 1</text:p>
          </table:table-cell>
          <table:table-cell office:value-type="string" calcext:value-type="string">
            <text:p>8/4nk2/1p3p2/2rp2pp/1P1R1N1P/6P1/3KPP2/8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257];[.J257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257];[.L257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257];[.N25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r1bqr1k1/pp3pbp/2n2np1/2Pp4/3N4/2N1BP2/PP1QB1PP/R4RK1 b - - bm Rx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95652" calcext:value-type="float">
            <text:p>0,869565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5714293" calcext:value-type="float">
            <text:p>-0,35714293</text:p>
          </table:table-cell>
          <table:table-cell table:style-name="Default" office:value-type="string" calcext:value-type="string">
            <text:p>(0.09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258];[.J258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258];[.L258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258];[.N25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r2bk1/5p1p/5qp1/2np4/2pN1Q2/1P2P3/P3NPPP/R4RK1 b - - 0 1</text:p>
          </table:table-cell>
          <table:table-cell office:value-type="string" calcext:value-type="string">
            <text:p>r1r2bk1/5p1p/5qp1/2np4/2pN1Q2/1P2P3/P3NPPP/R4RK1 b - - bm Qa6;</text:p>
          </table:table-cell>
          <table:table-cell table:style-name="Default" office:value-type="float" office:value="0.9758065" calcext:value-type="float">
            <text:p>0,9758065</text:p>
          </table:table-cell>
          <table:table-cell table:style-name="Default" office:value-type="float" office:value="1.1219512" calcext:value-type="float">
            <text:p>1,121951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91666654" calcext:value-type="float">
            <text:p>-0,091666654</text:p>
          </table:table-cell>
          <table:table-cell table:style-name="Default" office:value-type="float" office:value="0.2045455" calcext:value-type="float">
            <text:p>0,20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d8 (0)</text:p>
          </table:table-cell>
          <table:table-cell table:formula="of:=IF(ISNUMBER(SEARCH([.I259];[.J259]));1;0)" office:value-type="float" office:value="0" calcext:value-type="float">
            <text:p>0</text:p>
          </table:table-cell>
          <table:table-cell office:value-type="string" calcext:value-type="string">
            <text:p>Qa6 (93)</text:p>
          </table:table-cell>
          <table:table-cell table:formula="of:=IF(ISNUMBER(SEARCH([.I259];[.L259]));1;0)" office:value-type="float" office:value="1" calcext:value-type="float">
            <text:p>1</text:p>
          </table:table-cell>
          <table:table-cell office:value-type="string" calcext:value-type="string">
            <text:p>Qa6 (88)</text:p>
          </table:table-cell>
          <table:table-cell table:formula="of:=IF(ISNUMBER(SEARCH([.I259];[.N25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r2q1rk1/4bppp/p1p1pn2/4B3/8/2N3P1/PPP2P1P/R2Q1RK1 w - - bm Qe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11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60];[.J26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60];[.L26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60];[.N26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4/p4pkp/bp4p1/2nP1r2/8/2N2B2/PP4PP/R2Q1R1K w - - 0 1</text:p>
          </table:table-cell>
          <table:table-cell office:value-type="string" calcext:value-type="string">
            <text:p>r2q4/p4pkp/bp4p1/2nP1r2/8/2N2B2/PP4PP/R2Q1R1K w - - bm 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34042" calcext:value-type="float">
            <text:p>0,7234042</text:p>
          </table:table-cell>
          <table:table-cell table:style-name="Default" office:value-type="float" office:value="0.79825824" calcext:value-type="float">
            <text:p>0,79825824</text:p>
          </table:table-cell>
          <table:table-cell table:style-name="Default" office:value-type="float" office:value="-0.225" calcext:value-type="float">
            <text:p>-0,225</text:p>
          </table:table-cell>
          <table:table-cell table:style-name="Default" office:value-type="float" office:value="-0.3636365" calcext:value-type="float">
            <text:p>-0,36363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2 (0)</text:p>
          </table:table-cell>
          <table:table-cell table:formula="of:=IF(ISNUMBER(SEARCH([.I261];[.J261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261];[.L261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261];[.N26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r3rbk1/5bp1/p2p3p/1pp2P2/PB6/R4N1P/1q3PP1/1B1QR1K1 w - - bm Re6;</text:p>
          </table:table-cell>
          <table:table-cell table:style-name="Default" office:value-type="float" office:value="1.0634921" calcext:value-type="float">
            <text:p>1,0634921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68749994" calcext:value-type="float">
            <text:p>-0,068749994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262];[.J262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62];[.L262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62];[.N26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n3r2/p3b1k1/2p3p1/1p4p1/8/q1P1B1P1/P4P2/3RR1KQ w - - 0 1</text:p>
          </table:table-cell>
          <table:table-cell office:value-type="string" calcext:value-type="string">
            <text:p>rn3r2/p3b1k1/2p3p1/1p4p1/8/q1P1B1P1/P4P2/3RR1KQ w - - bm Qh3;</text:p>
          </table:table-cell>
          <table:table-cell table:style-name="Default" office:value-type="float" office:value="0.8677686" calcext:value-type="float">
            <text:p>0,8677686</text:p>
          </table:table-cell>
          <table:table-cell table:style-name="Default" office:value-type="float" office:value="1.054054" calcext:value-type="float">
            <text:p>1,054054</text:p>
          </table:table-cell>
          <table:table-cell table:style-name="Default" office:value-type="float" office:value="-0.43369162" calcext:value-type="float">
            <text:p>-0,43369162</text:p>
          </table:table-cell>
          <table:table-cell table:style-name="Default" office:value-type="float" office:value="-0.04761906" calcext:value-type="float">
            <text:p>-0,04761906</text:p>
          </table:table-cell>
          <table:table-cell table:style-name="Default" office:value-type="float" office:value="-0.7474749" calcext:value-type="float">
            <text:p>-0,7474749</text:p>
          </table:table-cell>
          <table:table-cell table:style-name="Default" office:value-type="string" calcext:value-type="string">
            <text:p>(0.11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263];[.J263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263];[.L263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263];[.N26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k3q2/2r2n2/5NR1/3p1p2/p2PbP1p/P1n3bK/8/5Q2 w - - 0 1</text:p>
          </table:table-cell>
          <table:table-cell office:value-type="string" calcext:value-type="string">
            <text:p>1k3q2/2r2n2/5NR1/3p1p2/p2PbP1p/P1n3bK/8/5Q2 w - - bm Nd7+;</text:p>
          </table:table-cell>
          <table:table-cell table:style-name="Default" office:value-type="float" office:value="0.6557377" calcext:value-type="float">
            <text:p>0,6557377</text:p>
          </table:table-cell>
          <table:table-cell table:style-name="Default" office:value-type="float" office:value="0.64444447" calcext:value-type="float">
            <text:p>0,64444447</text:p>
          </table:table-cell>
          <table:table-cell table:style-name="Default" office:value-type="float" office:value="2.462222" calcext:value-type="float">
            <text:p>2,462222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float" office:value="0.12987018" calcext:value-type="float">
            <text:p>0,1298701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7+</text:p>
          </table:table-cell>
          <table:table-cell office:value-type="string" calcext:value-type="string">
            <text:p>Nd7+ (83)</text:p>
          </table:table-cell>
          <table:table-cell table:formula="of:=IF(ISNUMBER(SEARCH([.I264];[.J264]));1;0)" office:value-type="float" office:value="1" calcext:value-type="float">
            <text:p>1</text:p>
          </table:table-cell>
          <table:table-cell office:value-type="string" calcext:value-type="string">
            <text:p>Nd7+ (72)</text:p>
          </table:table-cell>
          <table:table-cell table:formula="of:=IF(ISNUMBER(SEARCH([.I264];[.L264]));1;0)" office:value-type="float" office:value="1" calcext:value-type="float">
            <text:p>1</text:p>
          </table:table-cell>
          <table:table-cell office:value-type="string" calcext:value-type="string">
            <text:p>Nd7+ (64)</text:p>
          </table:table-cell>
          <table:table-cell table:formula="of:=IF(ISNUMBER(SEARCH([.I264];[.N26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r2q1r2/1b2bpkp/n3p1p1/2ppP1P1/p6R/1PN1BQR1/NPP2P1P/4K3 w - - bm Qf6+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-1.2157892" calcext:value-type="float">
            <text:p>-1,2157892</text:p>
          </table:table-cell>
          <table:table-cell table:style-name="Default" office:value-type="float" office:value="-0.02142857" calcext:value-type="float">
            <text:p>-0,02142857</text:p>
          </table:table-cell>
          <table:table-cell table:style-name="Default" office:value-type="float" office:value="0.35714293" calcext:value-type="float">
            <text:p>0,35714293</text:p>
          </table:table-cell>
          <table:table-cell table:style-name="Default" office:value-type="string" calcext:value-type="string">
            <text:p>(-0.1) - Capablanca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265];[.J265]));1;0)" office:value-type="float" office:value="0" calcext:value-type="float">
            <text:p>0</text:p>
          </table:table-cell>
          <table:table-cell office:value-type="string" calcext:value-type="string">
            <text:p>Qf6+ (61)</text:p>
          </table:table-cell>
          <table:table-cell table:formula="of:=IF(ISNUMBER(SEARCH([.I265];[.L265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formula="of:=IF(ISNUMBER(SEARCH([.I265];[.N26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3nrk1/5pB1/p2q1P1b/1p2P3/3p4/3B1N2/PPP5/5R1K w - - 0 1</text:p>
          </table:table-cell>
          <table:table-cell office:value-type="string" calcext:value-type="string">
            <text:p>r3nrk1/5pB1/p2q1P1b/1p2P3/3p4/3B1N2/PPP5/5R1K w - - bm Bxh6;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1.2068965" calcext:value-type="float">
            <text:p>1,2068965</text:p>
          </table:table-cell>
          <table:table-cell table:style-name="Default" office:value-type="float" office:value="1.1473396" calcext:value-type="float">
            <text:p>1,1473396</text:p>
          </table:table-cell>
          <table:table-cell table:style-name="Default" office:value-type="float" office:value="-0.01785715" calcext:value-type="float">
            <text:p>-0,01785715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100)</text:p>
          </table:table-cell>
          <table:table-cell table:formula="of:=IF(ISNUMBER(SEARCH([.I266];[.J266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66];[.L266]));1;0)" office:value-type="float" office:value="1" calcext:value-type="float">
            <text:p>1</text:p>
          </table:table-cell>
          <table:table-cell office:value-type="string" calcext:value-type="string">
            <text:p>Bh6 (67)</text:p>
          </table:table-cell>
          <table:table-cell table:formula="of:=IF(ISNUMBER(SEARCH([.I266];[.N26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K2p/6pr/5pk1/1pB2R2/p4PP1/8/8 w - - 0 1</text:p>
          </table:table-cell>
          <table:table-cell office:value-type="string" calcext:value-type="string">
            <text:p>8/4K2p/6pr/5pk1/1pB2R2/p4PP1/8/8 w - - bm Rg4;</text:p>
          </table:table-cell>
          <table:table-cell table:style-name="Default" office:value-type="float" office:value="1.025" calcext:value-type="float">
            <text:p>1,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62.22018" calcext:value-type="float">
            <text:p>-262,22018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34285688" calcext:value-type="float">
            <text:p>0,342856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Rg4+ (100)</text:p>
          </table:table-cell>
          <table:table-cell table:formula="of:=IF(ISNUMBER(SEARCH([.I267];[.J267]));1;0)" office:value-type="float" office:value="1" calcext:value-type="float">
            <text:p>1</text:p>
          </table:table-cell>
          <table:table-cell office:value-type="string" calcext:value-type="string">
            <text:p>Rg4+ (93)</text:p>
          </table:table-cell>
          <table:table-cell table:formula="of:=IF(ISNUMBER(SEARCH([.I267];[.L267]));1;0)" office:value-type="float" office:value="1" calcext:value-type="float">
            <text:p>1</text:p>
          </table:table-cell>
          <table:table-cell office:value-type="string" calcext:value-type="string">
            <text:p>Rg4+ (66)</text:p>
          </table:table-cell>
          <table:table-cell table:formula="of:=IF(ISNUMBER(SEARCH([.I267];[.N26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Pr1N/8/6PN/8/3K1ppp/4prkb/4Bbnn w - - 0 1</text:p>
          </table:table-cell>
          <table:table-cell office:value-type="string" calcext:value-type="string">
            <text:p>8/4Pr1N/8/6PN/8/3K1ppp/4prkb/4Bbnn w - - bm Nf8;</text:p>
          </table:table-cell>
          <table:table-cell table:style-name="Default" office:value-type="float" office:value="0.4245283" calcext:value-type="float">
            <text:p>0,4245283</text:p>
          </table:table-cell>
          <table:table-cell table:style-name="Default" office:value-type="float" office:value="2.857143" calcext:value-type="float">
            <text:p>2,857143</text:p>
          </table:table-cell>
          <table:table-cell table:style-name="Default" office:value-type="float" office:value="-163.97528" calcext:value-type="float">
            <text:p>-163,97528</text:p>
          </table:table-cell>
          <table:table-cell table:style-name="Default" office:value-type="float" office:value="-0.475" calcext:value-type="float">
            <text:p>-0,475</text:p>
          </table:table-cell>
          <table:table-cell table:style-name="Default" office:value-type="float" office:value="-1.878788" calcext:value-type="float">
            <text:p>-1,8787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e8Q (0)</text:p>
          </table:table-cell>
          <table:table-cell table:formula="of:=IF(ISNUMBER(SEARCH([.I268];[.J268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8];[.L268]));1;0)" office:value-type="float" office:value="0" calcext:value-type="float">
            <text:p>0</text:p>
          </table:table-cell>
          <table:table-cell office:value-type="string" calcext:value-type="string">
            <text:p>e8Q (0)</text:p>
          </table:table-cell>
          <table:table-cell table:formula="of:=IF(ISNUMBER(SEARCH([.I268];[.N26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r1b3k1/ppp1q1pp/2n1p3/3pP2P/8/2NB2Q1/PPP3P1/2K2R2 w - - bm Bg6;</text:p>
          </table:table-cell>
          <table:table-cell table:style-name="Default" office:value-type="float" office:value="0.96330273" calcext:value-type="float">
            <text:p>0,96330273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1.1429194" calcext:value-type="float">
            <text:p>-1,1429194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5530305" calcext:value-type="float">
            <text:p>0,553030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64)</text:p>
          </table:table-cell>
          <table:table-cell table:formula="of:=IF(ISNUMBER(SEARCH([.I269];[.J269]));1;0)" office:value-type="float" office:value="1" calcext:value-type="float">
            <text:p>1</text:p>
          </table:table-cell>
          <table:table-cell office:value-type="string" calcext:value-type="string">
            <text:p>h6 (0)</text:p>
          </table:table-cell>
          <table:table-cell table:formula="of:=IF(ISNUMBER(SEARCH([.I269];[.L269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269];[.N26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r3r1k1/pp1q1p2/2p2npb/PPPp4/3Pp3/2NNPpP1/1R1B1P1K/3Q3R b - - bm Kg7;</text:p>
          </table:table-cell>
          <table:table-cell table:style-name="Default" office:value-type="float" office:value="0.9432624" calcext:value-type="float">
            <text:p>0,9432624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35714284" calcext:value-type="float">
            <text:p>-0,035714284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g7</text:p>
          </table:table-cell>
          <table:table-cell office:value-type="string" calcext:value-type="string">
            <text:p>ed3 (0)</text:p>
          </table:table-cell>
          <table:table-cell table:formula="of:=IF(ISNUMBER(SEARCH([.I270];[.J270]));1;0)" office:value-type="float" office:value="0" calcext:value-type="float">
            <text:p>0</text:p>
          </table:table-cell>
          <table:table-cell office:value-type="string" calcext:value-type="string">
            <text:p>Kg7 (68)</text:p>
          </table:table-cell>
          <table:table-cell table:formula="of:=IF(ISNUMBER(SEARCH([.I270];[.L270]));1;0)" office:value-type="float" office:value="1" calcext:value-type="float">
            <text:p>1</text:p>
          </table:table-cell>
          <table:table-cell office:value-type="string" calcext:value-type="string">
            <text:p>ed3 (0)</text:p>
          </table:table-cell>
          <table:table-cell table:formula="of:=IF(ISNUMBER(SEARCH([.I270];[.N27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r1bq1rk1/pp5p/n1pp2p1/4bp2/2P5/BP4P1/P2NPPBP/R2Q1RK1 w - - bm Nf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48718" calcext:value-type="float">
            <text:p>0,7948718</text:p>
          </table:table-cell>
          <table:table-cell table:style-name="Default" office:value-type="float" office:value="0.8398432" calcext:value-type="float">
            <text:p>0,8398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0.23) - Capablanca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Rb1 (0)</text:p>
          </table:table-cell>
          <table:table-cell table:formula="of:=IF(ISNUMBER(SEARCH([.I271];[.J271]));1;0)" office:value-type="float" office:value="0" calcext:value-type="float">
            <text:p>0</text:p>
          </table:table-cell>
          <table:table-cell office:value-type="string" calcext:value-type="string">
            <text:p>Rb1 (0)</text:p>
          </table:table-cell>
          <table:table-cell table:formula="of:=IF(ISNUMBER(SEARCH([.I271];[.L27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271];[.N27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k4/2pq3p/pp5R/4P3/P6P/2PN4/1PN3K1/8 w - - 0 1</text:p>
          </table:table-cell>
          <table:table-cell office:value-type="string" calcext:value-type="string">
            <text:p>3k4/2pq3p/pp5R/4P3/P6P/2PN4/1PN3K1/8 w - - bm Nd4;</text:p>
          </table:table-cell>
          <table:table-cell table:style-name="Default" office:value-type="float" office:value="1.2307693" calcext:value-type="float">
            <text:p>1,2307693</text:p>
          </table:table-cell>
          <table:table-cell table:style-name="Default" office:value-type="float" office:value="1.4347826" calcext:value-type="float">
            <text:p>1,434782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1.2777777" calcext:value-type="float">
            <text:p>1,277777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272];[.J27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272];[.L27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272];[.N27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r2r2k1/2p2p1p/1p4p1/pBnPq3/P3p3/2R1P2P/1P1Q1PP1/2R3K1 w - - bm Rxc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0.8372093" calcext:value-type="float">
            <text:p>0,8372093</text:p>
          </table:table-cell>
          <table:table-cell table:style-name="Default" office:value-type="float" office:value="0.43369916" calcext:value-type="float">
            <text:p>0,43369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273];[.J273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73];[.L273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73];[.N27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1p2b3/6k1/5p2/p2NbP1p/P1B1P1p1/1P5P/6K1 w - - 0 1</text:p>
          </table:table-cell>
          <table:table-cell office:value-type="string" calcext:value-type="string">
            <text:p>8/1p2b3/6k1/5p2/p2NbP1p/P1B1P1p1/1P5P/6K1 w - - bm h3;</text:p>
          </table:table-cell>
          <table:table-cell table:style-name="Default" office:value-type="float" office:value="0.9782609" calcext:value-type="float">
            <text:p>0,9782609</text:p>
          </table:table-cell>
          <table:table-cell table:style-name="Default" office:value-type="float" office:value="0.6296296" calcext:value-type="float">
            <text:p>0,629629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7499994" calcext:value-type="float">
            <text:p>0,037499994</text:p>
          </table:table-cell>
          <table:table-cell table:style-name="Default" office:value-type="float" office:value="-1.25" calcext:value-type="float">
            <text:p>-1,25</text:p>
          </table:table-cell>
          <table:table-cell table:style-name="Default" office:value-type="string" calcext:value-type="string">
            <text:p>(-0.2) - Capablanca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274];[.J27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274];[.L27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274];[.N27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r2qkb2/1b3p1p/p2Ppp2/2p5/2Q2Br1/2P2NPP/P4P2/R4RK1 b q - bm Rxf4;</text:p>
          </table:table-cell>
          <table:table-cell table:style-name="Default" office:value-type="float" office:value="1.008" calcext:value-type="float">
            <text:p>1,008</text:p>
          </table:table-cell>
          <table:table-cell table:style-name="Default" office:value-type="float" office:value="0.80487806" calcext:value-type="float">
            <text:p>0,804878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7" calcext:value-type="float">
            <text:p>0,07291667</text:p>
          </table:table-cell>
          <table:table-cell table:style-name="Default" office:value-type="float" office:value="-0.41666675" calcext:value-type="float">
            <text:p>-0,41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275];[.J275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275];[.L275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275];[.N27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6/8/8/2p5/p1k5/6r1/1K6/8 w - - 0 1</text:p>
          </table:table-cell>
          <table:table-cell office:value-type="string" calcext:value-type="string">
            <text:p>1R6/8/8/2p5/p1k5/6r1/1K6/8 w - - bm Rh8;</text:p>
          </table:table-cell>
          <table:table-cell table:style-name="Default" office:value-type="float" office:value="0.71428573" calcext:value-type="float">
            <text:p>0,71428573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276];[.J27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76];[.L27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76];[.N27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k2/R7/p4p2/r7/5KPP/8/8/8 b - - 0 1</text:p>
          </table:table-cell>
          <table:table-cell office:value-type="string" calcext:value-type="string">
            <text:p>5k2/R7/p4p2/r7/5KPP/8/8/8 b - - bm Kg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3333334" calcext:value-type="float">
            <text:p>0,93333334</text:p>
          </table:table-cell>
          <table:table-cell table:style-name="Default" office:value-type="float" office:value="-1.3523692" calcext:value-type="float">
            <text:p>-1,3523692</text:p>
          </table:table-cell>
          <table:table-cell table:style-name="Default" office:value-type="float" office:value="-0.8333333" calcext:value-type="float">
            <text:p>-0,833333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(-0.15) - Capablanca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Rd5 (0)</text:p>
          </table:table-cell>
          <table:table-cell table:formula="of:=IF(ISNUMBER(SEARCH([.I277];[.J277]));1;0)" office:value-type="float" office:value="0" calcext:value-type="float">
            <text:p>0</text:p>
          </table:table-cell>
          <table:table-cell office:value-type="string" calcext:value-type="string">
            <text:p>Ke8 (0)</text:p>
          </table:table-cell>
          <table:table-cell table:formula="of:=IF(ISNUMBER(SEARCH([.I277];[.L277]));1;0)" office:value-type="float" office:value="0" calcext:value-type="float">
            <text:p>0</text:p>
          </table:table-cell>
          <table:table-cell office:value-type="string" calcext:value-type="string">
            <text:p>Kg8 (85)</text:p>
          </table:table-cell>
          <table:table-cell table:formula="of:=IF(ISNUMBER(SEARCH([.I277];[.N27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1/1qr1p2p/ppN5/3p1N2/6p1/1P1P2Pp/PP1KPP1P/2R5 w - - 0 1</text:p>
          </table:table-cell>
          <table:table-cell office:value-type="string" calcext:value-type="string">
            <text:p>6k1/1qr1p2p/ppN5/3p1N2/6p1/1P1P2Pp/PP1KPP1P/2R5 w - - bm Ncxe7+;</text:p>
          </table:table-cell>
          <table:table-cell table:style-name="Default" office:value-type="float" office:value="0.9047619" calcext:value-type="float">
            <text:p>0,9047619</text:p>
          </table:table-cell>
          <table:table-cell table:style-name="Default" office:value-type="float" office:value="2.1666667" calcext:value-type="float">
            <text:p>2,1666667</text:p>
          </table:table-cell>
          <table:table-cell table:style-name="Default" office:value-type="float" office:value="-21.616877" calcext:value-type="float">
            <text:p>-21,616877</text:p>
          </table:table-cell>
          <table:table-cell table:style-name="Default" office:value-type="float" office:value="0.3958333" calcext:value-type="float">
            <text:p>0,3958333</text:p>
          </table:table-cell>
          <table:table-cell table:style-name="Default" office:value-type="float" office:value="-0.25" calcext:value-type="float">
            <text:p>-0,25</text:p>
          </table:table-cell>
          <table:table-cell table:style-name="Default" office:value-type="string" calcext:value-type="string">
            <text:p>(-4.81) - Petrosian</text:p>
          </table:table-cell>
          <table:table-cell office:value-type="string" calcext:value-type="string">
            <text:p>Nce7+</text:p>
          </table:table-cell>
          <table:table-cell office:value-type="string" calcext:value-type="string">
            <text:p>Nd8 (0)</text:p>
          </table:table-cell>
          <table:table-cell table:formula="of:=IF(ISNUMBER(SEARCH([.I278];[.J278]));1;0)" office:value-type="float" office:value="0" calcext:value-type="float">
            <text:p>0</text:p>
          </table:table-cell>
          <table:table-cell office:value-type="string" calcext:value-type="string">
            <text:p>Nd8 (0)</text:p>
          </table:table-cell>
          <table:table-cell table:formula="of:=IF(ISNUMBER(SEARCH([.I278];[.L278]));1;0)" office:value-type="float" office:value="0" calcext:value-type="float">
            <text:p>0</text:p>
          </table:table-cell>
          <table:table-cell office:value-type="string" calcext:value-type="string">
            <text:p>Nd8 (0)</text:p>
          </table:table-cell>
          <table:table-cell table:formula="of:=IF(ISNUMBER(SEARCH([.I278];[.N27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q7/b1p5/kp1p4/p2PN3/PPP5/1K6/8/5B2 w - - 0 1</text:p>
          </table:table-cell>
          <table:table-cell office:value-type="string" calcext:value-type="string">
            <text:p>q7/b1p5/kp1p4/p2PN3/PPP5/1K6/8/5B2 w - - bm c5+;</text:p>
          </table:table-cell>
          <table:table-cell table:style-name="Default" office:value-type="float" office:value="0.63076925" calcext:value-type="float">
            <text:p>0,63076925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-15.127845" calcext:value-type="float">
            <text:p>-15,1278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28571" calcext:value-type="float">
            <text:p>1,1428571</text:p>
          </table:table-cell>
          <table:table-cell table:style-name="Default" office:value-type="string" calcext:value-type="string">
            <text:p>(-8.5) - Petrosian</text:p>
          </table:table-cell>
          <table:table-cell office:value-type="string" calcext:value-type="string">
            <text:p>c5+</text:p>
          </table:table-cell>
          <table:table-cell office:value-type="string" calcext:value-type="string">
            <text:p>c5+ (100)</text:p>
          </table:table-cell>
          <table:table-cell table:formula="of:=IF(ISNUMBER(SEARCH([.I279];[.J279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formula="of:=IF(ISNUMBER(SEARCH([.I279];[.L279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formula="of:=IF(ISNUMBER(SEARCH([.I279];[.N27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1r1k1/3p1pP1/pp1P1q2/2bQ4/5P1n/P1N5/1PP1B1PP/R1B2K1R b - - 0 1</text:p>
          </table:table-cell>
          <table:table-cell office:value-type="string" calcext:value-type="string">
            <text:p>r1b1r1k1/3p1pP1/pp1P1q2/2bQ4/5P1n/P1N5/1PP1B1PP/R1B2K1R b - - bm Bb7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84782606" calcext:value-type="float">
            <text:p>0,84782606</text:p>
          </table:table-cell>
          <table:table-cell table:style-name="Default" office:value-type="float" office:value="-2.0681472" calcext:value-type="float">
            <text:p>-2,0681472</text:p>
          </table:table-cell>
          <table:table-cell table:style-name="Default" office:value-type="float" office:value="0.077380955" calcext:value-type="float">
            <text:p>0,077380955</text:p>
          </table:table-cell>
          <table:table-cell table:style-name="Default" office:value-type="float" office:value="-0.4363637" calcext:value-type="float">
            <text:p>-0,4363637</text:p>
          </table:table-cell>
          <table:table-cell table:style-name="Default" office:value-type="string" calcext:value-type="string">
            <text:p>(-0.99) - Petrosian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Bb7 (79)</text:p>
          </table:table-cell>
          <table:table-cell table:formula="of:=IF(ISNUMBER(SEARCH([.I280];[.J280]));1;0)" office:value-type="float" office:value="1" calcext:value-type="float">
            <text:p>1</text:p>
          </table:table-cell>
          <table:table-cell office:value-type="string" calcext:value-type="string">
            <text:p>Bb7 (83)</text:p>
          </table:table-cell>
          <table:table-cell table:formula="of:=IF(ISNUMBER(SEARCH([.I280];[.L280]));1;0)" office:value-type="float" office:value="1" calcext:value-type="float">
            <text:p>1</text:p>
          </table:table-cell>
          <table:table-cell office:value-type="string" calcext:value-type="string">
            <text:p>Rb8 (0)</text:p>
          </table:table-cell>
          <table:table-cell table:formula="of:=IF(ISNUMBER(SEARCH([.I280];[.N28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n2N1k/2n2K1p/3pp3/5Pp1/b5R1/8/1PPP4/8 w - - 0 1</text:p>
          </table:table-cell>
          <table:table-cell office:value-type="string" calcext:value-type="string">
            <text:p>r1n2N1k/2n2K1p/3pp3/5Pp1/b5R1/8/1PPP4/8 w - - bm Ng6;</text:p>
          </table:table-cell>
          <table:table-cell table:style-name="Default" office:value-type="float" office:value="0.65753424" calcext:value-type="float">
            <text:p>0,65753424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-16.657036" calcext:value-type="float">
            <text:p>-16,657036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8412697" calcext:value-type="float">
            <text:p>1,8412697</text:p>
          </table:table-cell>
          <table:table-cell table:style-name="Default" office:value-type="string" calcext:value-type="string">
            <text:p>(-9.6) - Petrosian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table:formula="of:=IF(ISNUMBER(SEARCH([.I281];[.J281]));1;0)" office:value-type="float" office:value="1" calcext:value-type="float">
            <text:p>1</text:p>
          </table:table-cell>
          <table:table-cell office:value-type="string" calcext:value-type="string">
            <text:p>Ne6 (0)</text:p>
          </table:table-cell>
          <table:table-cell table:formula="of:=IF(ISNUMBER(SEARCH([.I281];[.L281]));1;0)" office:value-type="float" office:value="0" calcext:value-type="float">
            <text:p>0</text:p>
          </table:table-cell>
          <table:table-cell office:value-type="string" calcext:value-type="string">
            <text:p>Ne6 (0)</text:p>
          </table:table-cell>
          <table:table-cell table:formula="of:=IF(ISNUMBER(SEARCH([.I281];[.N28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knQ1/7r/3p2p1/2bP1pP1/5P1N/6K1/8/8 b - - 0 1</text:p>
          </table:table-cell>
          <table:table-cell office:value-type="string" calcext:value-type="string">
            <text:p>4knQ1/7r/3p2p1/2bP1pP1/5P1N/6K1/8/8 b - - bm Rxh4;</text:p>
          </table:table-cell>
          <table:table-cell table:style-name="Default" office:value-type="float" office:value="0.95" calcext:value-type="float">
            <text:p>0,95</text:p>
          </table:table-cell>
          <table:table-cell table:style-name="Default" office:value-type="float" office:value="1.4666667" calcext:value-type="float">
            <text:p>1,4666667</text:p>
          </table:table-cell>
          <table:table-cell table:style-name="Default" office:value-type="float" office:value="-10.794569" calcext:value-type="float">
            <text:p>-10,794569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2.261905" calcext:value-type="float">
            <text:p>-2,261905</text:p>
          </table:table-cell>
          <table:table-cell table:style-name="Default" office:value-type="string" calcext:value-type="string">
            <text:p>(-3.7) - Petrosian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Rh4 (71)</text:p>
          </table:table-cell>
          <table:table-cell table:formula="of:=IF(ISNUMBER(SEARCH([.I282];[.J282]));1;0)" office:value-type="float" office:value="1" calcext:value-type="float">
            <text:p>1</text:p>
          </table:table-cell>
          <table:table-cell office:value-type="string" calcext:value-type="string">
            <text:p>Rh4 (65)</text:p>
          </table:table-cell>
          <table:table-cell table:formula="of:=IF(ISNUMBER(SEARCH([.I282];[.L282]));1;0)" office:value-type="float" office:value="1" calcext:value-type="float">
            <text:p>1</text:p>
          </table:table-cell>
          <table:table-cell office:value-type="string" calcext:value-type="string">
            <text:p>Bf2+ (0)</text:p>
          </table:table-cell>
          <table:table-cell table:formula="of:=IF(ISNUMBER(SEARCH([.I282];[.N28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r1b3r1/ppk1qp2/3p1n1R/2pPn3/2P1p3/1QP1P1BP/P5P1/1R1B1NK1 b - - bm Nf3+;</text:p>
          </table:table-cell>
          <table:table-cell table:style-name="Default" office:value-type="float" office:value="0.96478873" calcext:value-type="float">
            <text:p>0,96478873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-1.0793439" calcext:value-type="float">
            <text:p>-1,079343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-0.25274706" calcext:value-type="float">
            <text:p>-0,25274706</text:p>
          </table:table-cell>
          <table:table-cell table:style-name="Default" office:value-type="string" calcext:value-type="string">
            <text:p>(-0.29) - Petrosian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Nf3+ (93)</text:p>
          </table:table-cell>
          <table:table-cell table:formula="of:=IF(ISNUMBER(SEARCH([.I283];[.J283]));1;0)" office:value-type="float" office:value="1" calcext:value-type="float">
            <text:p>1</text:p>
          </table:table-cell>
          <table:table-cell office:value-type="string" calcext:value-type="string">
            <text:p>Nfd7 (0)</text:p>
          </table:table-cell>
          <table:table-cell table:formula="of:=IF(ISNUMBER(SEARCH([.I283];[.L283]));1;0)" office:value-type="float" office:value="0" calcext:value-type="float">
            <text:p>0</text:p>
          </table:table-cell>
          <table:table-cell office:value-type="string" calcext:value-type="string">
            <text:p>Nf3+ (74)</text:p>
          </table:table-cell>
          <table:table-cell table:formula="of:=IF(ISNUMBER(SEARCH([.I283];[.N28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1r2k1/2pq3p/4p3/2Q1Pp2/1PNn1R2/P5P1/5P1P/4R2K b - - 0 1</text:p>
          </table:table-cell>
          <table:table-cell office:value-type="string" calcext:value-type="string">
            <text:p>1r1r2k1/2pq3p/4p3/2Q1Pp2/1PNn1R2/P5P1/5P1P/4R2K b - - bm Rb5;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0.775" calcext:value-type="float">
            <text:p>0,775</text:p>
          </table:table-cell>
          <table:table-cell table:style-name="Default" office:value-type="float" office:value="-5.5105634" calcext:value-type="float">
            <text:p>-5,5105634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75757575" calcext:value-type="float">
            <text:p>-0,75757575</text:p>
          </table:table-cell>
          <table:table-cell table:style-name="Default" office:value-type="string" calcext:value-type="string">
            <text:p>(-2.7) - Petrosian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Rb5 (93)</text:p>
          </table:table-cell>
          <table:table-cell table:formula="of:=IF(ISNUMBER(SEARCH([.I284];[.J284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formula="of:=IF(ISNUMBER(SEARCH([.I284];[.L284]));1;0)" office:value-type="float" office:value="1" calcext:value-type="float">
            <text:p>1</text:p>
          </table:table-cell>
          <table:table-cell office:value-type="string" calcext:value-type="string">
            <text:p>Rb5 (64)</text:p>
          </table:table-cell>
          <table:table-cell table:formula="of:=IF(ISNUMBER(SEARCH([.I284];[.N28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N4r/1p3pkp/8/5K1p/2P4N/P3Bn2/8 w - - 0 1</text:p>
          </table:table-cell>
          <table:table-cell office:value-type="string" calcext:value-type="string">
            <text:p>8/2N4r/1p3pkp/8/5K1p/2P4N/P3Bn2/8 w - - id ?; bm Bh5;</text:p>
          </table:table-cell>
          <table:table-cell table:style-name="Default" office:value-type="float" office:value="0.9375" calcext:value-type="float">
            <text:p>0,9375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-3.9116642" calcext:value-type="float">
            <text:p>-3,9116642</text:p>
          </table:table-cell>
          <table:table-cell table:style-name="Default" office:value-type="float" office:value="-0.07142857" calcext:value-type="float">
            <text:p>-0,07142857</text:p>
          </table:table-cell>
          <table:table-cell table:style-name="Default" office:value-type="float" office:value="-0.21428561" calcext:value-type="float">
            <text:p>-0,21428561</text:p>
          </table:table-cell>
          <table:table-cell table:style-name="Default" office:value-type="string" calcext:value-type="string">
            <text:p>(-1.5) - Petrosian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Bh5+ (63)</text:p>
          </table:table-cell>
          <table:table-cell table:formula="of:=IF(ISNUMBER(SEARCH([.I285];[.J285]));1;0)" office:value-type="float" office:value="1" calcext:value-type="float">
            <text:p>1</text:p>
          </table:table-cell>
          <table:table-cell office:value-type="string" calcext:value-type="string">
            <text:p>Nf2 (0)</text:p>
          </table:table-cell>
          <table:table-cell table:formula="of:=IF(ISNUMBER(SEARCH([.I285];[.L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N28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3P3k/n2K3p/2p3n1/1b4N1/2p1p1P1/8/3B4 w - - 0 1</text:p>
          </table:table-cell>
          <table:table-cell office:value-type="string" calcext:value-type="string">
            <text:p>8/3P3k/n2K3p/2p3n1/1b4N1/2p1p1P1/8/3B4 w - - bm Nf6+;</text:p>
          </table:table-cell>
          <table:table-cell table:style-name="Default" office:value-type="float" office:value="0.6226415" calcext:value-type="float">
            <text:p>0,6226415</text:p>
          </table:table-cell>
          <table:table-cell table:style-name="Default" office:value-type="float" office:value="0.9411765" calcext:value-type="float">
            <text:p>0,9411765</text:p>
          </table:table-cell>
          <table:table-cell table:style-name="Default" office:value-type="float" office:value="-5.610127" calcext:value-type="float">
            <text:p>-5,610127</text:p>
          </table:table-cell>
          <table:table-cell table:style-name="Default" office:value-type="float" office:value="-0.016666666" calcext:value-type="float">
            <text:p>-0,016666666</text:p>
          </table:table-cell>
          <table:table-cell table:style-name="Default" office:value-type="float" office:value="0.07499981" calcext:value-type="float">
            <text:p>0,07499981</text:p>
          </table:table-cell>
          <table:table-cell table:style-name="Default" office:value-type="string" calcext:value-type="string">
            <text:p>(-3.39) - Petrosian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d8Q (0)</text:p>
          </table:table-cell>
          <table:table-cell table:formula="of:=IF(ISNUMBER(SEARCH([.I286];[.J286]));1;0)" office:value-type="float" office:value="0" calcext:value-type="float">
            <text:p>0</text:p>
          </table:table-cell>
          <table:table-cell office:value-type="string" calcext:value-type="string">
            <text:p>Nf6+ (64)</text:p>
          </table:table-cell>
          <table:table-cell table:formula="of:=IF(ISNUMBER(SEARCH([.I286];[.L286]));1;0)" office:value-type="float" office:value="1" calcext:value-type="float">
            <text:p>1</text:p>
          </table:table-cell>
          <table:table-cell office:value-type="string" calcext:value-type="string">
            <text:p>d8Q (0)</text:p>
          </table:table-cell>
          <table:table-cell table:formula="of:=IF(ISNUMBER(SEARCH([.I286];[.N28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N7/8/2KQ2rp/6k1/3p3p/2p4P/4PP2/5N2 w - - 0 1</text:p>
          </table:table-cell>
          <table:table-cell office:value-type="string" calcext:value-type="string">
            <text:p>N7/8/2KQ2rp/6k1/3p3p/2p4P/4PP2/5N2 w - - bm f4+;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16.897738" calcext:value-type="float">
            <text:p>-16,897738</text:p>
          </table:table-cell>
          <table:table-cell table:style-name="Default" office:value-type="float" office:value="-0.07499999" calcext:value-type="float">
            <text:p>-0,07499999</text:p>
          </table:table-cell>
          <table:table-cell table:style-name="Default" office:value-type="float" office:value="-0.3333335" calcext:value-type="float">
            <text:p>-0,3333335</text:p>
          </table:table-cell>
          <table:table-cell table:style-name="Default" office:value-type="string" calcext:value-type="string">
            <text:p>(-3.82) - Petrosian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287];[.J287]));1;0)" office:value-type="float" office:value="0" calcext:value-type="float">
            <text:p>0</text:p>
          </table:table-cell>
          <table:table-cell office:value-type="string" calcext:value-type="string">
            <text:p>Nc7 (0)</text:p>
          </table:table-cell>
          <table:table-cell table:formula="of:=IF(ISNUMBER(SEARCH([.I287];[.L287]));1;0)" office:value-type="float" office:value="0" calcext:value-type="float">
            <text:p>0</text:p>
          </table:table-cell>
          <table:table-cell office:value-type="string" calcext:value-type="string">
            <text:p>Nc7 (0)</text:p>
          </table:table-cell>
          <table:table-cell table:formula="of:=IF(ISNUMBER(SEARCH([.I287];[.N28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K3/2k1Bp1N/6p1/5PP1/8/7p/b7/8 w - - 0 1</text:p>
          </table:table-cell>
          <table:table-cell office:value-type="string" calcext:value-type="string">
            <text:p>4K3/2k1Bp1N/6p1/5PP1/8/7p/b7/8 w - - bm Bf6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9230769" calcext:value-type="float">
            <text:p>0,9230769</text:p>
          </table:table-cell>
          <table:table-cell table:style-name="Default" office:value-type="float" office:value="-16.797766" calcext:value-type="float">
            <text:p>-16,797766</text:p>
          </table:table-cell>
          <table:table-cell table:style-name="Default" office:value-type="float" office:value="0.11666666" calcext:value-type="float">
            <text:p>0,11666666</text:p>
          </table:table-cell>
          <table:table-cell table:style-name="Default" office:value-type="float" office:value="2.4" calcext:value-type="float">
            <text:p>2,4</text:p>
          </table:table-cell>
          <table:table-cell table:style-name="Default" office:value-type="string" calcext:value-type="string">
            <text:p>(-9.43) - Petrosian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288];[.J288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288];[.L288]));1;0)" office:value-type="float" office:value="0" calcext:value-type="float">
            <text:p>0</text:p>
          </table:table-cell>
          <table:table-cell office:value-type="string" calcext:value-type="string">
            <text:p>Bf6 (100)</text:p>
          </table:table-cell>
          <table:table-cell table:formula="of:=IF(ISNUMBER(SEARCH([.I288];[.N28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pP2/4r3/4p3/ppp1P3/7p/R4K1P/3k4 w - - 0 1</text:p>
          </table:table-cell>
          <table:table-cell office:value-type="string" calcext:value-type="string">
            <text:p>8/4pP2/4r3/4p3/ppp1P3/7p/R4K1P/3k4 w - - bm Ra1+;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float" office:value="1.1818181" calcext:value-type="float">
            <text:p>1,1818181</text:p>
          </table:table-cell>
          <table:table-cell table:style-name="Default" office:value-type="float" office:value="-31.565586" calcext:value-type="float">
            <text:p>-31,565586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-1.3499999" calcext:value-type="float">
            <text:p>-1,3499999</text:p>
          </table:table-cell>
          <table:table-cell table:style-name="Default" office:value-type="string" calcext:value-type="string">
            <text:p>(-15.15) - Petrosian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f8R (0)</text:p>
          </table:table-cell>
          <table:table-cell table:formula="of:=IF(ISNUMBER(SEARCH([.I289];[.J289]));1;0)" office:value-type="float" office:value="0" calcext:value-type="float">
            <text:p>0</text:p>
          </table:table-cell>
          <table:table-cell office:value-type="string" calcext:value-type="string">
            <text:p>f8R (0)</text:p>
          </table:table-cell>
          <table:table-cell table:formula="of:=IF(ISNUMBER(SEARCH([.I289];[.L289]));1;0)" office:value-type="float" office:value="0" calcext:value-type="float">
            <text:p>0</text:p>
          </table:table-cell>
          <table:table-cell office:value-type="string" calcext:value-type="string">
            <text:p>f8Q (0)</text:p>
          </table:table-cell>
          <table:table-cell table:formula="of:=IF(ISNUMBER(SEARCH([.I289];[.N28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2k3/2Rp4/3Ppqp1/1p1b3r/p2P3P/P3B1Q1/1P3P2/2R1K3 b - - 0 1</text:p>
          </table:table-cell>
          <table:table-cell office:value-type="string" calcext:value-type="string">
            <text:p>1r2k3/2Rp4/3Ppqp1/1p1b3r/p2P3P/P3B1Q1/1P3P2/2R1K3 b - - bm Bc4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-2.5929306" calcext:value-type="float">
            <text:p>-2,5929306</text:p>
          </table:table-cell>
          <table:table-cell table:style-name="Default" office:value-type="float" office:value="0.025595248" calcext:value-type="float">
            <text:p>0,025595248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-1.1) - Petrosian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4 (93)</text:p>
          </table:table-cell>
          <table:table-cell table:formula="of:=IF(ISNUMBER(SEARCH([.I290];[.J29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90];[.L29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90];[.N29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3B4/1r2p3/r2p1p2/bkp1P1p1/1p1P1PPp/p1P1K2P/PPB5/8 w - - bm Ba4+;</text:p>
          </table:table-cell>
          <table:table-cell table:style-name="Default" office:value-type="float" office:value="0.68235296" calcext:value-type="float">
            <text:p>0,68235296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-25.30146" calcext:value-type="float">
            <text:p>-25,30146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13636255" calcext:value-type="float">
            <text:p>-0,113636255</text:p>
          </table:table-cell>
          <table:table-cell table:style-name="Default" office:value-type="string" calcext:value-type="string">
            <text:p>(-12.7) - Petrosian</text:p>
          </table:table-cell>
          <table:table-cell office:value-type="string" calcext:value-type="string">
            <text:p>Ba4+</text:p>
          </table:table-cell>
          <table:table-cell office:value-type="string" calcext:value-type="string">
            <text:p>Ba4+ (61)</text:p>
          </table:table-cell>
          <table:table-cell table:formula="of:=IF(ISNUMBER(SEARCH([.I291];[.J291]));1;0)" office:value-type="float" office:value="1" calcext:value-type="float">
            <text:p>1</text:p>
          </table:table-cell>
          <table:table-cell office:value-type="string" calcext:value-type="string">
            <text:p>c4+ (0)</text:p>
          </table:table-cell>
          <table:table-cell table:formula="of:=IF(ISNUMBER(SEARCH([.I291];[.L291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291];[.N29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r3k1/8/1p1p1p2/p2PbPp1/PB4P1/1P1K4/5R2 w - - 0 1</text:p>
          </table:table-cell>
          <table:table-cell office:value-type="string" calcext:value-type="string">
            <text:p>8/2r3k1/8/1p1p1p2/p2PbPp1/PB4P1/1P1K4/5R2 w - - bm R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-6.4415345" calcext:value-type="float">
            <text:p>-6,4415345</text:p>
          </table:table-cell>
          <table:table-cell table:style-name="Default" office:value-type="float" office:value="0.07142858" calcext:value-type="float">
            <text:p>0,07142858</text:p>
          </table:table-cell>
          <table:table-cell table:style-name="Default" office:value-type="float" office:value="-1.125" calcext:value-type="float">
            <text:p>-1,125</text:p>
          </table:table-cell>
          <table:table-cell table:style-name="Default" office:value-type="string" calcext:value-type="string">
            <text:p>(-3.28) - Petrosian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1 (83)</text:p>
          </table:table-cell>
          <table:table-cell table:formula="of:=IF(ISNUMBER(SEARCH([.I292];[.J292]));1;0)" office:value-type="float" office:value="1" calcext:value-type="float">
            <text:p>1</text:p>
          </table:table-cell>
          <table:table-cell office:value-type="string" calcext:value-type="string">
            <text:p>Rc1 (85)</text:p>
          </table:table-cell>
          <table:table-cell table:formula="of:=IF(ISNUMBER(SEARCH([.I292];[.L292]));1;0)" office:value-type="float" office:value="1" calcext:value-type="float">
            <text:p>1</text:p>
          </table:table-cell>
          <table:table-cell office:value-type="string" calcext:value-type="string">
            <text:p>Rc1 (64)</text:p>
          </table:table-cell>
          <table:table-cell table:formula="of:=IF(ISNUMBER(SEARCH([.I292];[.N29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5pk1/p5p1/4r2p/3R4/5P1P/6N1/6K1 b - - 0 1</text:p>
          </table:table-cell>
          <table:table-cell office:value-type="string" calcext:value-type="string">
            <text:p>8/5pk1/p5p1/4r2p/3R4/5P1P/6N1/6K1 b - - bm g5;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.0432293" calcext:value-type="float">
            <text:p>-2,0432293</text:p>
          </table:table-cell>
          <table:table-cell table:style-name="Default" office:value-type="float" office:value="-0.12500001" calcext:value-type="float">
            <text:p>-0,12500001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-1.33) - Petrosian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5 (0)</text:p>
          </table:table-cell>
          <table:table-cell table:formula="of:=IF(ISNUMBER(SEARCH([.I293];[.J293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93];[.L293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93];[.N29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6B1/5N2/3p1k2/1bb3p1/6Pp/5K1P/8 w - - 0 1</text:p>
          </table:table-cell>
          <table:table-cell office:value-type="string" calcext:value-type="string">
            <text:p>8/6B1/5N2/3p1k2/1bb3p1/6Pp/5K1P/8 w - - bm Nxd5;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0.61904764" calcext:value-type="float">
            <text:p>0,61904764</text:p>
          </table:table-cell>
          <table:table-cell table:style-name="Default" office:value-type="float" office:value="-10.429356" calcext:value-type="float">
            <text:p>-10,429356</text:p>
          </table:table-cell>
          <table:table-cell table:style-name="Default" office:value-type="float" office:value="0.23333332" calcext:value-type="float">
            <text:p>0,23333332</text:p>
          </table:table-cell>
          <table:table-cell table:style-name="Default" office:value-type="float" office:value="-0.8333335" calcext:value-type="float">
            <text:p>-0,8333335</text:p>
          </table:table-cell>
          <table:table-cell table:style-name="Default" office:value-type="string" calcext:value-type="string">
            <text:p>(-5.75) - Petrosian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100)</text:p>
          </table:table-cell>
          <table:table-cell table:formula="of:=IF(ISNUMBER(SEARCH([.I294];[.J294]));1;0)" office:value-type="float" office:value="1" calcext:value-type="float">
            <text:p>1</text:p>
          </table:table-cell>
          <table:table-cell office:value-type="string" calcext:value-type="string">
            <text:p>Nd5 (77)</text:p>
          </table:table-cell>
          <table:table-cell table:formula="of:=IF(ISNUMBER(SEARCH([.I294];[.L294]));1;0)" office:value-type="float" office:value="1" calcext:value-type="float">
            <text:p>1</text:p>
          </table:table-cell>
          <table:table-cell office:value-type="string" calcext:value-type="string">
            <text:p>Nd5 (71)</text:p>
          </table:table-cell>
          <table:table-cell table:formula="of:=IF(ISNUMBER(SEARCH([.I294];[.N29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3r1k/2qbbpnp/3p1np1/p1pPp3/P1P1P1P1/2B1NNRP/Q1B1KP2/6R1 b - - 0 1</text:p>
          </table:table-cell>
          <table:table-cell office:value-type="string" calcext:value-type="string">
            <text:p>1r3r1k/2qbbpnp/3p1np1/p1pPp3/P1P1P1P1/2B1NNRP/Q1B1KP2/6R1 b - - bm Rb4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.819994" calcext:value-type="float">
            <text:p>-2,819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999999" calcext:value-type="float">
            <text:p>-0,5999999</text:p>
          </table:table-cell>
          <table:table-cell table:style-name="Default" office:value-type="string" calcext:value-type="string">
            <text:p>(-1.11) - Petrosian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Rb4 (88)</text:p>
          </table:table-cell>
          <table:table-cell table:formula="of:=IF(ISNUMBER(SEARCH([.I295];[.J295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295];[.L295]));1;0)" office:value-type="float" office:value="0" calcext:value-type="float">
            <text:p>0</text:p>
          </table:table-cell>
          <table:table-cell office:value-type="string" calcext:value-type="string">
            <text:p>Kg8 (0)</text:p>
          </table:table-cell>
          <table:table-cell table:formula="of:=IF(ISNUMBER(SEARCH([.I295];[.N29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2r3k1/3qppb1/2Np1np1/1p1Pn2p/1P6/4BP2/P2QB1PP/3R2K1 b - - bm Rxc6;</text:p>
          </table:table-cell>
          <table:table-cell table:style-name="Default" office:value-type="float" office:value="0.9915254" calcext:value-type="float">
            <text:p>0,9915254</text:p>
          </table:table-cell>
          <table:table-cell table:style-name="Default" office:value-type="float" office:value="0.8780488" calcext:value-type="float">
            <text:p>0,8780488</text:p>
          </table:table-cell>
          <table:table-cell table:style-name="Default" office:value-type="float" office:value="-1.3582854" calcext:value-type="float">
            <text:p>-1,3582854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-0.68) - Petrosian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296];[.J296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6];[.L296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6];[.N29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r2/4brkp/6p1/nBq1p3/P1P1P3/R4PNb/2NR1P1P/3Q2K1 b - - 0 1</text:p>
          </table:table-cell>
          <table:table-cell office:value-type="string" calcext:value-type="string">
            <text:p>5r2/4brkp/6p1/nBq1p3/P1P1P3/R4PNb/2NR1P1P/3Q2K1 b - - bm Nc6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3714286" calcext:value-type="float">
            <text:p>1,3714286</text:p>
          </table:table-cell>
          <table:table-cell table:style-name="Default" office:value-type="float" office:value="-3.180665" calcext:value-type="float">
            <text:p>-3,180665</text:p>
          </table:table-cell>
          <table:table-cell table:style-name="Default" office:value-type="float" office:value="0.11458334" calcext:value-type="float">
            <text:p>0,11458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-1.24) - Petrosian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Qc8 (0)</text:p>
          </table:table-cell>
          <table:table-cell table:formula="of:=IF(ISNUMBER(SEARCH([.I297];[.J297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97];[.L297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97];[.N29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r2qr1k1/ppp2pbp/2np2pn/8/2PPN1b1/5PP1/PP2N1BP/R1BQ1RK1 b - - bm Rxe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21622" calcext:value-type="float">
            <text:p>1,1621622</text:p>
          </table:table-cell>
          <table:table-cell table:style-name="Default" office:value-type="float" office:value="-1.1284093" calcext:value-type="float">
            <text:p>-1,1284093</text:p>
          </table:table-cell>
          <table:table-cell table:style-name="Default" office:value-type="float" office:value="0.08333334" calcext:value-type="float">
            <text:p>0,08333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38) - Petrosian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298];[.J298]));1;0)" office:value-type="float" office:value="0" calcext:value-type="float">
            <text:p>0</text:p>
          </table:table-cell>
          <table:table-cell office:value-type="string" calcext:value-type="string">
            <text:p>Re4 (62)</text:p>
          </table:table-cell>
          <table:table-cell table:formula="of:=IF(ISNUMBER(SEARCH([.I298];[.L298]));1;0)" office:value-type="float" office:value="1" calcext:value-type="float">
            <text:p>1</text:p>
          </table:table-cell>
          <table:table-cell office:value-type="string" calcext:value-type="string">
            <text:p>Re4 (64)</text:p>
          </table:table-cell>
          <table:table-cell table:formula="of:=IF(ISNUMBER(SEARCH([.I298];[.N29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nbq3r/pppp4/3b1pkp/5p2/2BP4/4P3/PPP2PPP/RN1QK2R w KQ - 0 1</text:p>
          </table:table-cell>
          <table:table-cell office:value-type="string" calcext:value-type="string">
            <text:p>rnbq3r/pppp4/3b1pkp/5p2/2BP4/4P3/PPP2PPP/RN1QK2R w KQ - bm Qh5+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-1.6524574" calcext:value-type="float">
            <text:p>-1,6524574</text:p>
          </table:table-cell>
          <table:table-cell table:style-name="Default" office:value-type="float" office:value="-0.052083343" calcext:value-type="float">
            <text:p>-0,052083343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-0.52) - Petrosian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Qh5+ (93)</text:p>
          </table:table-cell>
          <table:table-cell table:formula="of:=IF(ISNUMBER(SEARCH([.I299];[.J299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299];[.L299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299];[.N29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b6/2p5/1kB5/1PN5/8/3K4/8/q7 w - - 0 1</text:p>
          </table:table-cell>
          <table:table-cell office:value-type="string" calcext:value-type="string">
            <text:p>1b6/2p5/1kB5/1PN5/8/3K4/8/q7 w - - bm Nb3;</text:p>
          </table:table-cell>
          <table:table-cell table:style-name="Default" office:value-type="float" office:value="0.5471698" calcext:value-type="float">
            <text:p>0,5471698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-13.433018" calcext:value-type="float">
            <text:p>-13,433018</text:p>
          </table:table-cell>
          <table:table-cell table:style-name="Default" office:value-type="float" office:value="-0.2777778" calcext:value-type="float">
            <text:p>-0,2777778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string" calcext:value-type="string">
            <text:p>(-8.4) - Petrosian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300];[.J300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300];[.L300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300];[.N30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N4K1/1pp1p3/7k/2r3pP/p2pp1P1/P6N/8/2B5 w - - 0 1</text:p>
          </table:table-cell>
          <table:table-cell office:value-type="string" calcext:value-type="string">
            <text:p>1N4K1/1pp1p3/7k/2r3pP/p2pp1P1/P6N/8/2B5 w - - bm Nc6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-9.868299" calcext:value-type="float">
            <text:p>-9,868299</text:p>
          </table:table-cell>
          <table:table-cell table:style-name="Default" office:value-type="float" office:value="-0.16666666" calcext:value-type="float">
            <text:p>-0,16666666</text:p>
          </table:table-cell>
          <table:table-cell table:style-name="Default" office:value-type="float" office:value="1.0158732" calcext:value-type="float">
            <text:p>1,0158732</text:p>
          </table:table-cell>
          <table:table-cell table:style-name="Default" office:value-type="string" calcext:value-type="string">
            <text:p>(-5.63) - Petrosian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d7 (0)</text:p>
          </table:table-cell>
          <table:table-cell table:formula="of:=IF(ISNUMBER(SEARCH([.I301];[.J301]));1;0)" office:value-type="float" office:value="0" calcext:value-type="float">
            <text:p>0</text:p>
          </table:table-cell>
          <table:table-cell office:value-type="string" calcext:value-type="string">
            <text:p>Nc6 (63)</text:p>
          </table:table-cell>
          <table:table-cell table:formula="of:=IF(ISNUMBER(SEARCH([.I301];[.L301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301];[.N30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3rk1/2qbppbp/3p1np1/nP1P2B1/2p2P2/2N1P2P/1P1NB1P1/R2Q1RK1 b - - 0 1</text:p>
          </table:table-cell>
          <table:table-cell office:value-type="string" calcext:value-type="string">
            <text:p>1r3rk1/2qbppbp/3p1np1/nP1P2B1/2p2P2/2N1P2P/1P1NB1P1/R2Q1RK1 b - - bm Qb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302326" calcext:value-type="float">
            <text:p>0,9302326</text:p>
          </table:table-cell>
          <table:table-cell table:style-name="Default" office:value-type="float" office:value="-2.0729434" calcext:value-type="float">
            <text:p>-2,0729434</text:p>
          </table:table-cell>
          <table:table-cell table:style-name="Default" office:value-type="float" office:value="0.0047619045" calcext:value-type="float">
            <text:p>0,0047619045</text:p>
          </table:table-cell>
          <table:table-cell table:style-name="Default" office:value-type="float" office:value="-0.30952382" calcext:value-type="float">
            <text:p>-0,30952382</text:p>
          </table:table-cell>
          <table:table-cell table:style-name="Default" office:value-type="string" calcext:value-type="string">
            <text:p>(-0.95) - Petrosian</text:p>
          </table:table-cell>
          <table:table-cell office:value-type="string" calcext:value-type="string">
            <text:p>Qb6</text:p>
          </table:table-cell>
          <table:table-cell office:value-type="string" calcext:value-type="string">
            <text:p>Bb5 (0)</text:p>
          </table:table-cell>
          <table:table-cell table:formula="of:=IF(ISNUMBER(SEARCH([.I302];[.J302]));1;0)" office:value-type="float" office:value="0" calcext:value-type="float">
            <text:p>0</text:p>
          </table:table-cell>
          <table:table-cell office:value-type="string" calcext:value-type="string">
            <text:p>Qb6 (93)</text:p>
          </table:table-cell>
          <table:table-cell table:formula="of:=IF(ISNUMBER(SEARCH([.I302];[.L302]));1;0)" office:value-type="float" office:value="1" calcext:value-type="float">
            <text:p>1</text:p>
          </table:table-cell>
          <table:table-cell office:value-type="string" calcext:value-type="string">
            <text:p>Qb6 (64)</text:p>
          </table:table-cell>
          <table:table-cell table:formula="of:=IF(ISNUMBER(SEARCH([.I302];[.N30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1rnr2k1/p4pp1/2qp1n1p/4pb1P/2p1P3/B1P2BP1/P1QR1PN1/3R2K1 w - - bm Rd5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0.68085104" calcext:value-type="float">
            <text:p>0,68085104</text:p>
          </table:table-cell>
          <table:table-cell table:style-name="Default" office:value-type="float" office:value="-3.4063504" calcext:value-type="float">
            <text:p>-3,4063504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038461447" calcext:value-type="float">
            <text:p>0,038461447</text:p>
          </table:table-cell>
          <table:table-cell table:style-name="Default" office:value-type="string" calcext:value-type="string">
            <text:p>(-2.39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5 (63)</text:p>
          </table:table-cell>
          <table:table-cell table:formula="of:=IF(ISNUMBER(SEARCH([.I303];[.J303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303];[.L303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303];[.N30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b1r3/r2ppN2/8/1p1p1k2/pP1P4/2P3R1/PP3PP1/2K5 w - - 0 1</text:p>
          </table:table-cell>
          <table:table-cell office:value-type="string" calcext:value-type="string">
            <text:p>2b1r3/r2ppN2/8/1p1p1k2/pP1P4/2P3R1/PP3PP1/2K5 w - - bm Nd6+;</text:p>
          </table:table-cell>
          <table:table-cell table:style-name="Default" office:value-type="float" office:value="0.82191783" calcext:value-type="float">
            <text:p>0,82191783</text:p>
          </table:table-cell>
          <table:table-cell table:style-name="Default" office:value-type="float" office:value="1.2631578" calcext:value-type="float">
            <text:p>1,2631578</text:p>
          </table:table-cell>
          <table:table-cell table:style-name="Default" office:value-type="float" office:value="-11.6647005" calcext:value-type="float">
            <text:p>-11,6647005</text:p>
          </table:table-cell>
          <table:table-cell table:style-name="Default" office:value-type="float" office:value="0.0357143" calcext:value-type="float">
            <text:p>0,0357143</text:p>
          </table:table-cell>
          <table:table-cell table:style-name="Default" office:value-type="float" office:value="0.22222233" calcext:value-type="float">
            <text:p>0,22222233</text:p>
          </table:table-cell>
          <table:table-cell table:style-name="Default" office:value-type="string" calcext:value-type="string">
            <text:p>(-5.76) - Petrosian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Nh6+ (0)</text:p>
          </table:table-cell>
          <table:table-cell table:formula="of:=IF(ISNUMBER(SEARCH([.I304];[.J304]));1;0)" office:value-type="float" office:value="0" calcext:value-type="float">
            <text:p>0</text:p>
          </table:table-cell>
          <table:table-cell office:value-type="string" calcext:value-type="string">
            <text:p>Rf3+ (0)</text:p>
          </table:table-cell>
          <table:table-cell table:formula="of:=IF(ISNUMBER(SEARCH([.I304];[.L304]));1;0)" office:value-type="float" office:value="0" calcext:value-type="float">
            <text:p>0</text:p>
          </table:table-cell>
          <table:table-cell office:value-type="string" calcext:value-type="string">
            <text:p>Rf3+ (0)</text:p>
          </table:table-cell>
          <table:table-cell table:formula="of:=IF(ISNUMBER(SEARCH([.I304];[.N30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B5/8/3kp3/1P3pp1/3b4/7P/6K1/8 w - - 0 1</text:p>
          </table:table-cell>
          <table:table-cell office:value-type="string" calcext:value-type="string">
            <text:p>2B5/8/3kp3/1P3pp1/3b4/7P/6K1/8 w - - bm b6;</text:p>
          </table:table-cell>
          <table:table-cell table:style-name="Default" office:value-type="float" office:value="0.84" calcext:value-type="float">
            <text:p>0,84</text:p>
          </table:table-cell>
          <table:table-cell table:style-name="Default" office:value-type="float" office:value="0.52380955" calcext:value-type="float">
            <text:p>0,52380955</text:p>
          </table:table-cell>
          <table:table-cell table:style-name="Default" office:value-type="float" office:value="1.9829484" calcext:value-type="float">
            <text:p>1,9829484</text:p>
          </table:table-cell>
          <table:table-cell table:style-name="Default" office:value-type="float" office:value="-0.39285713" calcext:value-type="float">
            <text:p>-0,39285713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-1.5) - Petrosia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6 (79)</text:p>
          </table:table-cell>
          <table:table-cell table:formula="of:=IF(ISNUMBER(SEARCH([.I305];[.J305]));1;0)" office:value-type="float" office:value="1" calcext:value-type="float">
            <text:p>1</text:p>
          </table:table-cell>
          <table:table-cell office:value-type="string" calcext:value-type="string">
            <text:p>b6 (93)</text:p>
          </table:table-cell>
          <table:table-cell table:formula="of:=IF(ISNUMBER(SEARCH([.I305];[.L305]));1;0)" office:value-type="float" office:value="1" calcext:value-type="float">
            <text:p>1</text:p>
          </table:table-cell>
          <table:table-cell office:value-type="string" calcext:value-type="string">
            <text:p>b6 (71)</text:p>
          </table:table-cell>
          <table:table-cell table:formula="of:=IF(ISNUMBER(SEARCH([.I305];[.N30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2r1k/qb3p1p/p2p1Np1/np1Pp1P1/2P5/3RP2P/5R2/4Q1K1 w - - 0 1</text:p>
          </table:table-cell>
          <table:table-cell office:value-type="string" calcext:value-type="string">
            <text:p>2r2r1k/qb3p1p/p2p1Np1/np1Pp1P1/2P5/3RP2P/5R2/4Q1K1 w - - bm Rf4;</text:p>
          </table:table-cell>
          <table:table-cell table:style-name="Default" office:value-type="float" office:value="0.8372093" calcext:value-type="float">
            <text:p>0,8372093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-9.854996" calcext:value-type="float">
            <text:p>-9,85499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8384614" calcext:value-type="float">
            <text:p>0,8384614</text:p>
          </table:table-cell>
          <table:table-cell table:style-name="Default" office:value-type="string" calcext:value-type="string">
            <text:p>(-4.87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67)</text:p>
          </table:table-cell>
          <table:table-cell table:formula="of:=IF(ISNUMBER(SEARCH([.I306];[.J306]));1;0)" office:value-type="float" office:value="1" calcext:value-type="float">
            <text:p>1</text:p>
          </table:table-cell>
          <table:table-cell office:value-type="string" calcext:value-type="string">
            <text:p>Qa5 (0)</text:p>
          </table:table-cell>
          <table:table-cell table:formula="of:=IF(ISNUMBER(SEARCH([.I306];[.L306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306];[.N30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2rq1rk1/pb2pp1p/1p4pb/n2n4/3PN3/5NP1/PBP2P1P/2RQRBK1 w -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-2.4264052" calcext:value-type="float">
            <text:p>-2,426405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-1.27) - Petrosia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307];[.J307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307];[.L3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307];[.N30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k4/4pp2/n2n4/5BN1/3N4/b7/4K3/8 w - - 0 1</text:p>
          </table:table-cell>
          <table:table-cell office:value-type="string" calcext:value-type="string">
            <text:p>3k4/4pp2/n2n4/5BN1/3N4/b7/4K3/8 w - - bm Nxf7+;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1.55" calcext:value-type="float">
            <text:p>1,55</text:p>
          </table:table-cell>
          <table:table-cell table:style-name="Default" office:value-type="float" office:value="-4.374405" calcext:value-type="float">
            <text:p>-4,37440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-1.81) - Petrosian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Nf7+ (100)</text:p>
          </table:table-cell>
          <table:table-cell table:formula="of:=IF(ISNUMBER(SEARCH([.I308];[.J308]));1;0)" office:value-type="float" office:value="1" calcext:value-type="float">
            <text:p>1</text:p>
          </table:table-cell>
          <table:table-cell office:value-type="string" calcext:value-type="string">
            <text:p>Nf7+ (65)</text:p>
          </table:table-cell>
          <table:table-cell table:formula="of:=IF(ISNUMBER(SEARCH([.I308];[.L308]));1;0)" office:value-type="float" office:value="1" calcext:value-type="float">
            <text:p>1</text:p>
          </table:table-cell>
          <table:table-cell office:value-type="string" calcext:value-type="string">
            <text:p>Bc2 (0)</text:p>
          </table:table-cell>
          <table:table-cell table:formula="of:=IF(ISNUMBER(SEARCH([.I308];[.N30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3q1rk1/3n1ppp/p2b1r2/P1pPp2P/1pP1P1Q1/1N2B3/1P4P1/R4RK1 b - - bm R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77778" calcext:value-type="float">
            <text:p>0,5777778</text:p>
          </table:table-cell>
          <table:table-cell table:style-name="Default" office:value-type="float" office:value="-0.7752673" calcext:value-type="float">
            <text:p>-0,77526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384617" calcext:value-type="float">
            <text:p>-0,5384617</text:p>
          </table:table-cell>
          <table:table-cell table:style-name="Default" office:value-type="string" calcext:value-type="string">
            <text:p>(-1.44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309];[.J309]));1;0)" office:value-type="float" office:value="1" calcext:value-type="float">
            <text:p>1</text:p>
          </table:table-cell>
          <table:table-cell office:value-type="string" calcext:value-type="string">
            <text:p>Rf4 (83)</text:p>
          </table:table-cell>
          <table:table-cell table:formula="of:=IF(ISNUMBER(SEARCH([.I309];[.L309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309];[.N30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3q3r/4kpb1/Q1ppp3/3b3p/PP1P1np1/6P1/5P1P/R1R1NBK1 b - - bm Bxd4;</text:p>
          </table:table-cell>
          <table:table-cell table:style-name="Default" office:value-type="float" office:value="0.944" calcext:value-type="float">
            <text:p>0,944</text:p>
          </table:table-cell>
          <table:table-cell table:style-name="Default" office:value-type="float" office:value="1.1081082" calcext:value-type="float">
            <text:p>1,1081082</text:p>
          </table:table-cell>
          <table:table-cell table:style-name="Default" office:value-type="float" office:value="-0.6473533" calcext:value-type="float">
            <text:p>-0,647353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-0.43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64)</text:p>
          </table:table-cell>
          <table:table-cell table:formula="of:=IF(ISNUMBER(SEARCH([.I310];[.J310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310];[.L310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310];[.N31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B3/k1K1pp2/p3bq2/2p1p3/1p2P1P1/4P2Q/nR6/8 w - - 0 1</text:p>
          </table:table-cell>
          <table:table-cell office:value-type="string" calcext:value-type="string">
            <text:p>4B3/k1K1pp2/p3bq2/2p1p3/1p2P1P1/4P2Q/nR6/8 w - - bm g5;</text:p>
          </table:table-cell>
          <table:table-cell table:style-name="Default" office:value-type="float" office:value="0.9529412" calcext:value-type="float">
            <text:p>0,9529412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-6.2318335" calcext:value-type="float">
            <text:p>-6,2318335</text:p>
          </table:table-cell>
          <table:table-cell table:style-name="Default" office:value-type="float" office:value="-0.13166666" calcext:value-type="float">
            <text:p>-0,13166666</text:p>
          </table:table-cell>
          <table:table-cell table:style-name="Default" office:value-type="float" office:value="0.9285712" calcext:value-type="float">
            <text:p>0,9285712</text:p>
          </table:table-cell>
          <table:table-cell table:style-name="Default" office:value-type="string" calcext:value-type="string">
            <text:p>(-3.47) - Petrosian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100)</text:p>
          </table:table-cell>
          <table:table-cell table:formula="of:=IF(ISNUMBER(SEARCH([.I311];[.J311]));1;0)" office:value-type="float" office:value="1" calcext:value-type="float">
            <text:p>1</text:p>
          </table:table-cell>
          <table:table-cell office:value-type="string" calcext:value-type="string">
            <text:p>g5 (100)</text:p>
          </table:table-cell>
          <table:table-cell table:formula="of:=IF(ISNUMBER(SEARCH([.I311];[.L311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formula="of:=IF(ISNUMBER(SEARCH([.I311];[.N31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k2/4bp2/2B3p1/1P4p1/3R4/3P2PP/2r2PK1/8 b - - 0 1</text:p>
          </table:table-cell>
          <table:table-cell office:value-type="string" calcext:value-type="string">
            <text:p>5k2/4bp2/2B3p1/1P4p1/3R4/3P2PP/2r2PK1/8 b - - bm Rxf2+;</text:p>
          </table:table-cell>
          <table:table-cell table:style-name="Default" office:value-type="float" office:value="0.8490566" calcext:value-type="float">
            <text:p>0,8490566</text:p>
          </table:table-cell>
          <table:table-cell table:style-name="Default" office:value-type="float" office:value="0.8076923" calcext:value-type="float">
            <text:p>0,8076923</text:p>
          </table:table-cell>
          <table:table-cell table:style-name="Default" office:value-type="float" office:value="-3.1322196" calcext:value-type="float">
            <text:p>-3,132219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-0.33333325" calcext:value-type="float">
            <text:p>-0,33333325</text:p>
          </table:table-cell>
          <table:table-cell table:style-name="Default" office:value-type="string" calcext:value-type="string">
            <text:p>(-1.57) - Petrosian</text:p>
          </table:table-cell>
          <table:table-cell office:value-type="string" calcext:value-type="string">
            <text:p>Rf2+</text:p>
          </table:table-cell>
          <table:table-cell office:value-type="string" calcext:value-type="string">
            <text:p>Rf2+ (100)</text:p>
          </table:table-cell>
          <table:table-cell table:formula="of:=IF(ISNUMBER(SEARCH([.I312];[.J312]));1;0)" office:value-type="float" office:value="1" calcext:value-type="float">
            <text:p>1</text:p>
          </table:table-cell>
          <table:table-cell office:value-type="string" calcext:value-type="string">
            <text:p>Rf2+ (65)</text:p>
          </table:table-cell>
          <table:table-cell table:formula="of:=IF(ISNUMBER(SEARCH([.I312];[.L312]));1;0)" office:value-type="float" office:value="1" calcext:value-type="float">
            <text:p>1</text:p>
          </table:table-cell>
          <table:table-cell office:value-type="string" calcext:value-type="string">
            <text:p>Rf2+ (62)</text:p>
          </table:table-cell>
          <table:table-cell table:formula="of:=IF(ISNUMBER(SEARCH([.I312];[.N31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5rk1/1pp5/5rbp/p1nPp1q1/2P2p2/2N2B2/PP1Q1RPP/5R1K w - - bm Re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-1.4729477" calcext:value-type="float">
            <text:p>-1,47294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8333325" calcext:value-type="float">
            <text:p>-0,58333325</text:p>
          </table:table-cell>
          <table:table-cell table:style-name="Default" office:value-type="string" calcext:value-type="string">
            <text:p>(-0.65) - Petrosian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e2 (0)</text:p>
          </table:table-cell>
          <table:table-cell table:formula="of:=IF(ISNUMBER(SEARCH([.I313];[.J313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313];[.L313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313];[.N31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6r1/6r1/2p1k1pp/p1pbP2q/Pp1p1PpP/1P1P2NR/1KPQ3R/8 b - - bm Qf5;</text:p>
          </table:table-cell>
          <table:table-cell table:style-name="Default" office:value-type="float" office:value="1.0431035" calcext:value-type="float">
            <text:p>1,0431035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-14.851484" calcext:value-type="float">
            <text:p>-14,851484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float" office:value="0.4551282" calcext:value-type="float">
            <text:p>0,4551282</text:p>
          </table:table-cell>
          <table:table-cell table:style-name="Default" office:value-type="string" calcext:value-type="string">
            <text:p>(-7.44) - Petrosian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Qf5 (61)</text:p>
          </table:table-cell>
          <table:table-cell table:formula="of:=IF(ISNUMBER(SEARCH([.I314];[.J314]));1;0)" office:value-type="float" office:value="1" calcext:value-type="float">
            <text:p>1</text:p>
          </table:table-cell>
          <table:table-cell office:value-type="string" calcext:value-type="string">
            <text:p>Qf5 (62)</text:p>
          </table:table-cell>
          <table:table-cell table:formula="of:=IF(ISNUMBER(SEARCH([.I314];[.L314]));1;0)" office:value-type="float" office:value="1" calcext:value-type="float">
            <text:p>1</text:p>
          </table:table-cell>
          <table:table-cell office:value-type="string" calcext:value-type="string">
            <text:p>gh3 (0)</text:p>
          </table:table-cell>
          <table:table-cell table:formula="of:=IF(ISNUMBER(SEARCH([.I314];[.N31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k/4PBNp/7P/2p5/2P5/2rq2Pp/1P3P1K/8 b - - 0 1</text:p>
          </table:table-cell>
          <table:table-cell office:value-type="string" calcext:value-type="string">
            <text:p>7k/4PBNp/7P/2p5/2P5/2rq2Pp/1P3P1K/8 b - - bm Qxg3+;</text:p>
          </table:table-cell>
          <table:table-cell table:style-name="Default" office:value-type="float" office:value="1.3877552" calcext:value-type="float">
            <text:p>1,3877552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-7.155258" calcext:value-type="float">
            <text:p>-7,155258</text:p>
          </table:table-cell>
          <table:table-cell table:style-name="Default" office:value-type="float" office:value="-0.05555556" calcext:value-type="float">
            <text:p>-0,05555556</text:p>
          </table:table-cell>
          <table:table-cell table:style-name="Default" office:value-type="float" office:value="-0.27777815" calcext:value-type="float">
            <text:p>-0,27777815</text:p>
          </table:table-cell>
          <table:table-cell table:style-name="Default" office:value-type="string" calcext:value-type="string">
            <text:p>(-3.1) - Petrosian</text:p>
          </table:table-cell>
          <table:table-cell office:value-type="string" calcext:value-type="string">
            <text:p>Qg3+</text:p>
          </table:table-cell>
          <table:table-cell office:value-type="string" calcext:value-type="string">
            <text:p>Qe2 (0)</text:p>
          </table:table-cell>
          <table:table-cell table:formula="of:=IF(ISNUMBER(SEARCH([.I315];[.J315]));1;0)" office:value-type="float" office:value="0" calcext:value-type="float">
            <text:p>0</text:p>
          </table:table-cell>
          <table:table-cell office:value-type="string" calcext:value-type="string">
            <text:p>Qd7 (0)</text:p>
          </table:table-cell>
          <table:table-cell table:formula="of:=IF(ISNUMBER(SEARCH([.I315];[.L315]));1;0)" office:value-type="float" office:value="0" calcext:value-type="float">
            <text:p>0</text:p>
          </table:table-cell>
          <table:table-cell office:value-type="string" calcext:value-type="string">
            <text:p>Qd7 (0)</text:p>
          </table:table-cell>
          <table:table-cell table:formula="of:=IF(ISNUMBER(SEARCH([.I315];[.N31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r/p3k3/2p5/1pPp4/3P4/PP4P1/3P1PB1/2K5 w - - 0 1</text:p>
          </table:table-cell>
          <table:table-cell office:value-type="string" calcext:value-type="string">
            <text:p>7r/p3k3/2p5/1pPp4/3P4/PP4P1/3P1PB1/2K5 w - - bm Kd1;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-3.2283015" calcext:value-type="float">
            <text:p>-3,2283015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111110926" calcext:value-type="float">
            <text:p>0,111110926</text:p>
          </table:table-cell>
          <table:table-cell table:style-name="Default" office:value-type="string" calcext:value-type="string">
            <text:p>(-2.38) - Petrosian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316];[.J316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316];[.L316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316];[.N31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1B3b1p/7P/p2p4/P2pp1kp/Q7/1N1Pq2P/7K w - - 0 1</text:p>
          </table:table-cell>
          <table:table-cell office:value-type="string" calcext:value-type="string">
            <text:p>8/1B3b1p/7P/p2p4/P2pp1kp/Q7/1N1Pq2P/7K w - - bm Qh3;</text:p>
          </table:table-cell>
          <table:table-cell table:style-name="Default" office:value-type="float" office:value="1.0547945" calcext:value-type="float">
            <text:p>1,05479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827267" calcext:value-type="float">
            <text:p>-4,827267</text:p>
          </table:table-cell>
          <table:table-cell table:style-name="Default" office:value-type="float" office:value="-0.114583336" calcext:value-type="float">
            <text:p>-0,114583336</text:p>
          </table:table-cell>
          <table:table-cell table:style-name="Default" office:value-type="float" office:value="-0.9583335" calcext:value-type="float">
            <text:p>-0,9583335</text:p>
          </table:table-cell>
          <table:table-cell table:style-name="Default" office:value-type="string" calcext:value-type="string">
            <text:p>(-1.97) - Petrosian</text:p>
          </table:table-cell>
          <table:table-cell office:value-type="string" calcext:value-type="string">
            <text:p>Qh3+</text:p>
          </table:table-cell>
          <table:table-cell office:value-type="string" calcext:value-type="string">
            <text:p>Qh3+ (61)</text:p>
          </table:table-cell>
          <table:table-cell table:formula="of:=IF(ISNUMBER(SEARCH([.I317];[.J317]));1;0)" office:value-type="float" office:value="1" calcext:value-type="float">
            <text:p>1</text:p>
          </table:table-cell>
          <table:table-cell office:value-type="string" calcext:value-type="string">
            <text:p>Qh3+ (77)</text:p>
          </table:table-cell>
          <table:table-cell table:formula="of:=IF(ISNUMBER(SEARCH([.I317];[.L317]));1;0)" office:value-type="float" office:value="1" calcext:value-type="float">
            <text:p>1</text:p>
          </table:table-cell>
          <table:table-cell office:value-type="string" calcext:value-type="string">
            <text:p>Bc8+ (0)</text:p>
          </table:table-cell>
          <table:table-cell table:formula="of:=IF(ISNUMBER(SEARCH([.I317];[.N31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r4rk1/1bq1bppp/p1npp3/2nB1NP1/1p2P3/2N1B3/PPP1QP1P/2KR2R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95122" calcext:value-type="float">
            <text:p>1,2195122</text:p>
          </table:table-cell>
          <table:table-cell table:style-name="Default" office:value-type="float" office:value="-1.5124855" calcext:value-type="float">
            <text:p>-1,5124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-0.68) - Petrosian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4)</text:p>
          </table:table-cell>
          <table:table-cell table:formula="of:=IF(ISNUMBER(SEARCH([.I318];[.J318]));1;0)" office:value-type="float" office:value="1" calcext:value-type="float">
            <text:p>1</text:p>
          </table:table-cell>
          <table:table-cell office:value-type="string" calcext:value-type="string">
            <text:p>Qh5 (63)</text:p>
          </table:table-cell>
          <table:table-cell table:formula="of:=IF(ISNUMBER(SEARCH([.I318];[.L318]));1;0)" office:value-type="float" office:value="1" calcext:value-type="float">
            <text:p>1</text:p>
          </table:table-cell>
          <table:table-cell office:value-type="string" calcext:value-type="string">
            <text:p>Bc6 (0)</text:p>
          </table:table-cell>
          <table:table-cell table:formula="of:=IF(ISNUMBER(SEARCH([.I318];[.N31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5k1/5p2/4p1n1/6Q1/1p2b3/1P1p3B/2p5/5RK1 b - - 0 1</text:p>
          </table:table-cell>
          <table:table-cell office:value-type="string" calcext:value-type="string">
            <text:p>r5k1/5p2/4p1n1/6Q1/1p2b3/1P1p3B/2p5/5RK1 b - - bm Rc8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7567568" calcext:value-type="float">
            <text:p>0,7567568</text:p>
          </table:table-cell>
          <table:table-cell table:style-name="Default" office:value-type="float" office:value="-2.0833235" calcext:value-type="float">
            <text:p>-2,0833235</text:p>
          </table:table-cell>
          <table:table-cell table:style-name="Default" office:value-type="float" office:value="0.031746037" calcext:value-type="float">
            <text:p>0,031746037</text:p>
          </table:table-cell>
          <table:table-cell table:style-name="Default" office:value-type="float" office:value="1.0666668" calcext:value-type="float">
            <text:p>1,0666668</text:p>
          </table:table-cell>
          <table:table-cell table:style-name="Default" office:value-type="string" calcext:value-type="string">
            <text:p>(-1.97) - Petrosian</text:p>
          </table:table-cell>
          <table:table-cell office:value-type="string" calcext:value-type="string">
            <text:p>Rc8</text:p>
          </table:table-cell>
          <table:table-cell office:value-type="string" calcext:value-type="string">
            <text:p>Ra7 (0)</text:p>
          </table:table-cell>
          <table:table-cell table:formula="of:=IF(ISNUMBER(SEARCH([.I319];[.J319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319];[.L319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319];[.N31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K2:.K319])" office:value-type="float" office:value="193" calcext:value-type="float">
            <text:p>193</text:p>
          </table:table-cell>
          <table:table-cell/>
          <table:table-cell table:formula="of:=SUM([.M2:.M319])" office:value-type="float" office:value="194" calcext:value-type="float">
            <text:p>194</text:p>
          </table:table-cell>
          <table:table-cell/>
          <table:table-cell table:formula="of:=SUM([.O2:.O319])" office:value-type="float" office:value="156" calcext:value-type="float">
            <text:p>156</text:p>
          </table:table-cell>
          <table:table-cell table:number-columns-repeated="48"/>
        </table:table-row>
        <table:table-row table:style-name="ro1" table:number-rows-repeated="104825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Tal" table:style-name="ta2">
        <office:forms form:automatic-focus="false" form:apply-design-mode="false"/>
        <table:table-column table:style-name="co14" table:default-cell-style-name="ce134"/>
        <table:table-column table:style-name="co15" table:default-cell-style-name="ce134"/>
        <table:table-column table:style-name="co14" table:number-columns-repeated="62" table:default-cell-style-name="ce134"/>
        <table:table-row table:style-name="ro1">
          <table:table-cell table:style-name="Default" office:value-type="string" calcext:value-type="string">
            <text:p>Fen Shashin Generator</text:p>
          </table:table-cell>
          <table:table-cell office:value-type="string" calcext:value-type="string">
            <text:p>Fen Chess Assistant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table:style-name="Default" office:value-type="string" calcext:value-type="string">
            <text:p>Houdini 6.03 Pro x64-pext</text:p>
          </table:table-cell>
          <table:table-cell table:style-name="Default"/>
          <table:table-cell table:style-name="Default" office:value-type="string" calcext:value-type="string">
            <text:p>ShashChess 260620 64 BMI2</text:p>
          </table:table-cell>
          <table:table-cell table:style-name="Default"/>
          <table:table-cell table:style-name="Default" office:value-type="string" calcext:value-type="string">
            <text:p>Stockfish 280620 64 BMI2</text:p>
          </table:table-cell>
          <table:table-cell table:number-columns-repeated="48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307.68268" calcext:value-type="float">
            <text:p>307,68268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154.14) - Tal</text:p>
          </table:table-cell>
          <table:table-cell table:style-name="ce72" office:value-type="string" calcext:value-type="string">
            <text:p>Bc7+</text:p>
          </table:table-cell>
          <table:table-cell table:style-name="Default" office:value-type="string" calcext:value-type="string">
            <text:p>Bc7+ (65)</text:p>
          </table:table-cell>
          <table:table-cell table:style-name="Default" table:formula="of:=IF(ISNUMBER(SEARCH([.I2];[.J2]));1;0)" office:value-type="float" office:value="1" calcext:value-type="float">
            <text:p>1</text:p>
          </table:table-cell>
          <table:table-cell table:style-name="Default" office:value-type="string" calcext:value-type="string">
            <text:p>Bc7+ (93)</text:p>
          </table:table-cell>
          <table:table-cell table:style-name="Default" table:formula="of:=IF(ISNUMBER(SEARCH([.I2];[.L2]));1;0)" office:value-type="float" office:value="1" calcext:value-type="float">
            <text:p>1</text:p>
          </table:table-cell>
          <table:table-cell table:style-name="Default" office:value-type="string" calcext:value-type="string">
            <text:p>Bc7+ (63)</text:p>
          </table:table-cell>
          <table:table-cell table:formula="of:=IF(ISNUMBER(SEARCH([.I2];[.N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3.6835434" calcext:value-type="float">
            <text:p>3,683543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2.02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68)</text:p>
          </table:table-cell>
          <table:table-cell table:style-name="Default" table:formula="of:=IF(ISNUMBER(SEARCH([.I3];[.J3]));1;0)" office:value-type="float" office:value="1" calcext:value-type="float">
            <text:p>1</text:p>
          </table:table-cell>
          <table:table-cell table:style-name="Default" office:value-type="string" calcext:value-type="string">
            <text:p>b4 (63)</text:p>
          </table:table-cell>
          <table:table-cell table:style-name="Default" table:formula="of:=IF(ISNUMBER(SEARCH([.I3];[.L3]));1;0)" office:value-type="float" office:value="1" calcext:value-type="float">
            <text:p>1</text:p>
          </table:table-cell>
          <table:table-cell table:style-name="Default" office:value-type="string" calcext:value-type="string">
            <text:p>Qf7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6590893" calcext:value-type="float">
            <text:p>3,659089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05) - Tal</text:p>
          </table:table-cell>
          <table:table-cell table:style-name="ce72" office:value-type="string" calcext:value-type="string">
            <text:p>Qc1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4];[.J4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4];[.L4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,981132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8.0431" calcext:value-type="float">
            <text:p>8,0431</text:p>
          </table:table-cell>
          <table:table-cell table:style-name="Default" office:value-type="float" office:value="-0.014285713" calcext:value-type="float">
            <text:p>-0,014285713</text:p>
          </table:table-cell>
          <table:table-cell table:style-name="Default" office:value-type="float" office:value="0.6500001" calcext:value-type="float">
            <text:p>0,6500001</text:p>
          </table:table-cell>
          <table:table-cell table:style-name="Default" office:value-type="string" calcext:value-type="string">
            <text:p>(3.84) - Tal</text:p>
          </table:table-cell>
          <table:table-cell table:style-name="ce72" office:value-type="string" calcext:value-type="string">
            <text:p>Na8</text:p>
          </table:table-cell>
          <table:table-cell table:style-name="Default" office:value-type="string" calcext:value-type="string">
            <text:p>Rf2 (0)</text:p>
          </table:table-cell>
          <table:table-cell table:style-name="Default" table:formula="of:=IF(ISNUMBER(SEARCH([.I5];[.J5]));1;0)" office:value-type="float" office:value="0" calcext:value-type="float">
            <text:p>0</text:p>
          </table:table-cell>
          <table:table-cell table:style-name="Default" office:value-type="string" calcext:value-type="string">
            <text:p>Rf2 (0)</text:p>
          </table:table-cell>
          <table:table-cell table:style-name="Default" table:formula="of:=IF(ISNUMBER(SEARCH([.I5];[.L5]));1;0)" office:value-type="float" office:value="0" calcext:value-type="float">
            <text:p>0</text:p>
          </table:table-cell>
          <table:table-cell table:style-name="Default" office:value-type="string" calcext:value-type="string">
            <text:p>Rf2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6525726" calcext:value-type="float">
            <text:p>4,6525726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4523809" calcext:value-type="float">
            <text:p>0,4523809</text:p>
          </table:table-cell>
          <table:table-cell table:style-name="Default" office:value-type="string" calcext:value-type="string">
            <text:p>(1.87) - Tal</text:p>
          </table:table-cell>
          <table:table-cell table:style-name="ce72" office:value-type="string" calcext:value-type="string">
            <text:p>e5+</text:p>
          </table:table-cell>
          <table:table-cell table:style-name="Default" office:value-type="string" calcext:value-type="string">
            <text:p>e5+ (62)</text:p>
          </table:table-cell>
          <table:table-cell table:style-name="Default" table:formula="of:=IF(ISNUMBER(SEARCH([.I6];[.J6]));1;0)" office:value-type="float" office:value="1" calcext:value-type="float">
            <text:p>1</text:p>
          </table:table-cell>
          <table:table-cell table:style-name="Default" office:value-type="string" calcext:value-type="string">
            <text:p>e5+ (63)</text:p>
          </table:table-cell>
          <table:table-cell table:style-name="Default" table:formula="of:=IF(ISNUMBER(SEARCH([.I6];[.L6]));1;0)" office:value-type="float" office:value="1" calcext:value-type="float">
            <text:p>1</text:p>
          </table:table-cell>
          <table:table-cell table:style-name="Default" office:value-type="string" calcext:value-type="string">
            <text:p>e5+ (64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,483871</text:p>
          </table:table-cell>
          <table:table-cell table:style-name="Default" office:value-type="float" office:value="8.149663" calcext:value-type="float">
            <text:p>8,14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4.34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88)</text:p>
          </table:table-cell>
          <table:table-cell table:style-name="Default" table:formula="of:=IF(ISNUMBER(SEARCH([.I7];[.J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8)</text:p>
          </table:table-cell>
          <table:table-cell table:style-name="Default" table:formula="of:=IF(ISNUMBER(SEARCH([.I7];[.L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79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12.458329" calcext:value-type="float">
            <text:p>12,458329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2.4444442" calcext:value-type="float">
            <text:p>2,4444442</text:p>
          </table:table-cell>
          <table:table-cell table:style-name="Default" office:value-type="string" calcext:value-type="string">
            <text:p>(5.99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100)</text:p>
          </table:table-cell>
          <table:table-cell table:style-name="Default" table:formula="of:=IF(ISNUMBER(SEARCH([.I8];[.J8]));1;0)" office:value-type="float" office:value="1" calcext:value-type="float">
            <text:p>1</text:p>
          </table:table-cell>
          <table:table-cell table:style-name="Default" office:value-type="string" calcext:value-type="string">
            <text:p>Rf6 (65)</text:p>
          </table:table-cell>
          <table:table-cell table:style-name="Default" table:formula="of:=IF(ISNUMBER(SEARCH([.I8];[.L8]));1;0)" office:value-type="float" office:value="1" calcext:value-type="float">
            <text:p>1</text:p>
          </table:table-cell>
          <table:table-cell table:style-name="Default" office:value-type="string" calcext:value-type="string">
            <text:p>Rf6 (63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0.8947368" calcext:value-type="float">
            <text:p>0,8947368</text:p>
          </table:table-cell>
          <table:table-cell table:style-name="Default" office:value-type="float" office:value="4.599554" calcext:value-type="float">
            <text:p>4,59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,36363626</text:p>
          </table:table-cell>
          <table:table-cell table:style-name="Default" office:value-type="string" calcext:value-type="string">
            <text:p>(2.38) - Tal</text:p>
          </table:table-cell>
          <table:table-cell table:style-name="ce72" office:value-type="string" calcext:value-type="string">
            <text:p>Rf1</text:p>
          </table:table-cell>
          <table:table-cell table:style-name="Default" office:value-type="string" calcext:value-type="string">
            <text:p>Be7 (0)</text:p>
          </table:table-cell>
          <table:table-cell table:style-name="Default" table:formula="of:=IF(ISNUMBER(SEARCH([.I9];[.J9]));1;0)" office:value-type="float" office:value="0" calcext:value-type="float">
            <text:p>0</text:p>
          </table:table-cell>
          <table:table-cell table:style-name="Default" office:value-type="string" calcext:value-type="string">
            <text:p>Rf1 (100)</text:p>
          </table:table-cell>
          <table:table-cell table:style-name="Default" table:formula="of:=IF(ISNUMBER(SEARCH([.I9];[.L9]));1;0)" office:value-type="float" office:value="1" calcext:value-type="float">
            <text:p>1</text:p>
          </table:table-cell>
          <table:table-cell table:style-name="Default" office:value-type="string" calcext:value-type="string">
            <text:p>Be7 (0)</text:p>
          </table:table-cell>
          <table:table-cell table:formula="of:=IF(ISNUMBER(SEARCH([.I9];[.N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1.0726517" calcext:value-type="float">
            <text:p>1,072651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0.44) - Tal</text:p>
          </table:table-cell>
          <table:table-cell table:style-name="ce72" office:value-type="string" calcext:value-type="string">
            <text:p>Nd4</text:p>
          </table:table-cell>
          <table:table-cell table:style-name="Default" office:value-type="string" calcext:value-type="string">
            <text:p>Nd4 (100)</text:p>
          </table:table-cell>
          <table:table-cell table:style-name="Default" table:formula="of:=IF(ISNUMBER(SEARCH([.I10];[.J10]));1;0)" office:value-type="float" office:value="1" calcext:value-type="float">
            <text:p>1</text:p>
          </table:table-cell>
          <table:table-cell table:style-name="Default" office:value-type="string" calcext:value-type="string">
            <text:p>Nd4 (100)</text:p>
          </table:table-cell>
          <table:table-cell table:style-name="Default" table:formula="of:=IF(ISNUMBER(SEARCH([.I10];[.L10]));1;0)" office:value-type="float" office:value="1" calcext:value-type="float">
            <text:p>1</text:p>
          </table:table-cell>
          <table:table-cell table:style-name="Default" office:value-type="string" calcext:value-type="string">
            <text:p>Nd4 (100)</text:p>
          </table:table-cell>
          <table:table-cell table:formula="of:=IF(ISNUMBER(SEARCH([.I10];[.N1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,991453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5.22219" calcext:value-type="float">
            <text:p>25,2221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12.99) - Tal</text:p>
          </table:table-cell>
          <table:table-cell table:style-name="ce72" office:value-type="string" calcext:value-type="string">
            <text:p>Rg7+</text:p>
          </table:table-cell>
          <table:table-cell table:style-name="Default" office:value-type="string" calcext:value-type="string">
            <text:p>Rg7+ (64)</text:p>
          </table:table-cell>
          <table:table-cell table:style-name="Default" table:formula="of:=IF(ISNUMBER(SEARCH([.I11];[.J11]));1;0)" office:value-type="float" office:value="1" calcext:value-type="float">
            <text:p>1</text:p>
          </table:table-cell>
          <table:table-cell table:style-name="Default" office:value-type="string" calcext:value-type="string">
            <text:p>Rg7+ (65)</text:p>
          </table:table-cell>
          <table:table-cell table:style-name="Default" table:formula="of:=IF(ISNUMBER(SEARCH([.I11];[.L11]));1;0)" office:value-type="float" office:value="1" calcext:value-type="float">
            <text:p>1</text:p>
          </table:table-cell>
          <table:table-cell table:style-name="Default" office:value-type="string" calcext:value-type="string">
            <text:p>Rg7+ (61)</text:p>
          </table:table-cell>
          <table:table-cell table:formula="of:=IF(ISNUMBER(SEARCH([.I11];[.N1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,9752066</text:p>
          </table:table-cell>
          <table:table-cell table:style-name="Default" office:value-type="float" office:value="0.9722222" calcext:value-type="float">
            <text:p>0,9722222</text:p>
          </table:table-cell>
          <table:table-cell table:style-name="Default" office:value-type="float" office:value="8.458927" calcext:value-type="float">
            <text:p>8,458927</text:p>
          </table:table-cell>
          <table:table-cell table:style-name="Default" office:value-type="float" office:value="-0.1809524" calcext:value-type="float">
            <text:p>-0,1809524</text:p>
          </table:table-cell>
          <table:table-cell table:style-name="Default" office:value-type="float" office:value="0.0727272" calcext:value-type="float">
            <text:p>0,0727272</text:p>
          </table:table-cell>
          <table:table-cell table:style-name="Default" office:value-type="string" calcext:value-type="string">
            <text:p>(4.07) - Tal</text:p>
          </table:table-cell>
          <table:table-cell table:style-name="ce72" office:value-type="string" calcext:value-type="string">
            <text:p>Rde3</text:p>
          </table:table-cell>
          <table:table-cell table:style-name="Default" office:value-type="string" calcext:value-type="string">
            <text:p>Rde3 (93)</text:p>
          </table:table-cell>
          <table:table-cell table:style-name="Default" table:formula="of:=IF(ISNUMBER(SEARCH([.I12];[.J12]));1;0)" office:value-type="float" office:value="1" calcext:value-type="float">
            <text:p>1</text:p>
          </table:table-cell>
          <table:table-cell table:style-name="Default" office:value-type="string" calcext:value-type="string">
            <text:p>Rde3 (100)</text:p>
          </table:table-cell>
          <table:table-cell table:style-name="Default" table:formula="of:=IF(ISNUMBER(SEARCH([.I12];[.L12]));1;0)" office:value-type="float" office:value="1" calcext:value-type="float">
            <text:p>1</text:p>
          </table:table-cell>
          <table:table-cell table:style-name="Default" office:value-type="string" calcext:value-type="string">
            <text:p>Rde3 (85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,9931507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3.6189597" calcext:value-type="float">
            <text:p>3,6189597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1.79) - Tal</text:p>
          </table:table-cell>
          <table:table-cell table:style-name="ce72" office:value-type="string" calcext:value-type="string">
            <text:p>Nf3+</text:p>
          </table:table-cell>
          <table:table-cell table:style-name="Default" office:value-type="string" calcext:value-type="string">
            <text:p>Nf3+ (64)</text:p>
          </table:table-cell>
          <table:table-cell table:style-name="Default" table:formula="of:=IF(ISNUMBER(SEARCH([.I13];[.J13]));1;0)" office:value-type="float" office:value="1" calcext:value-type="float">
            <text:p>1</text:p>
          </table:table-cell>
          <table:table-cell table:style-name="Default" office:value-type="string" calcext:value-type="string">
            <text:p>Nf3+ (69)</text:p>
          </table:table-cell>
          <table:table-cell table:style-name="Default" table:formula="of:=IF(ISNUMBER(SEARCH([.I13];[.L13]));1;0)" office:value-type="float" office:value="1" calcext:value-type="float">
            <text:p>1</text:p>
          </table:table-cell>
          <table:table-cell table:style-name="Default" office:value-type="string" calcext:value-type="string">
            <text:p>Nf3+ (64)</text:p>
          </table:table-cell>
          <table:table-cell table:formula="of:=IF(ISNUMBER(SEARCH([.I13];[.N1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3.5819757" calcext:value-type="float">
            <text:p>3,581975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2051282" calcext:value-type="float">
            <text:p>0,2051282</text:p>
          </table:table-cell>
          <table:table-cell table:style-name="Default" office:value-type="string" calcext:value-type="string">
            <text:p>(1.76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83)</text:p>
          </table:table-cell>
          <table:table-cell table:style-name="Default" table:formula="of:=IF(ISNUMBER(SEARCH([.I14];[.J14]));1;0)" office:value-type="float" office:value="1" calcext:value-type="float">
            <text:p>1</text:p>
          </table:table-cell>
          <table:table-cell table:style-name="Default" office:value-type="string" calcext:value-type="string">
            <text:p>h5 (0)</text:p>
          </table:table-cell>
          <table:table-cell table:style-name="Default" table:formula="of:=IF(ISNUMBER(SEARCH([.I14];[.L14]));1;0)" office:value-type="float" office:value="0" calcext:value-type="float">
            <text:p>0</text:p>
          </table:table-cell>
          <table:table-cell table:style-name="Default" office:value-type="string" calcext:value-type="string">
            <text:p>h5 (0)</text:p>
          </table:table-cell>
          <table:table-cell table:formula="of:=IF(ISNUMBER(SEARCH([.I14];[.N1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,308642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-4.1664977" calcext:value-type="float">
            <text:p>-4,1664977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54545474" calcext:value-type="float">
            <text:p>0,54545474</text:p>
          </table:table-cell>
          <table:table-cell table:style-name="Default" office:value-type="string" calcext:value-type="string">
            <text:p>(25.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2)</text:p>
          </table:table-cell>
          <table:table-cell table:style-name="Default" table:formula="of:=IF(ISNUMBER(SEARCH([.I15];[.J1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2)</text:p>
          </table:table-cell>
          <table:table-cell table:style-name="Default" table:formula="of:=IF(ISNUMBER(SEARCH([.I15];[.L15]));1;0)" office:value-type="float" office:value="1" calcext:value-type="float">
            <text:p>1</text:p>
          </table:table-cell>
          <table:table-cell table:style-name="Default" office:value-type="string" calcext:value-type="string">
            <text:p>Bb8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,96899223</text:p>
          </table:table-cell>
          <table:table-cell table:style-name="Default" office:value-type="float" office:value="0.10810811" calcext:value-type="float">
            <text:p>0,10810811</text:p>
          </table:table-cell>
          <table:table-cell table:style-name="Default" office:value-type="float" office:value="45.37118" calcext:value-type="float">
            <text:p>45,3711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21153855" calcext:value-type="float">
            <text:p>0,21153855</text:p>
          </table:table-cell>
          <table:table-cell table:style-name="Default" office:value-type="string" calcext:value-type="string">
            <text:p>(8.35) - Tal</text:p>
          </table:table-cell>
          <table:table-cell table:style-name="ce72" office:value-type="string" calcext:value-type="string">
            <text:p>Nd4</text:p>
          </table:table-cell>
          <table:table-cell table:style-name="Default" office:value-type="string" calcext:value-type="string">
            <text:p>Nd4 (80)</text:p>
          </table:table-cell>
          <table:table-cell table:style-name="Default" table:formula="of:=IF(ISNUMBER(SEARCH([.I16];[.J16]));1;0)" office:value-type="float" office:value="1" calcext:value-type="float">
            <text:p>1</text:p>
          </table:table-cell>
          <table:table-cell table:style-name="Default" office:value-type="string" calcext:value-type="string">
            <text:p>Kh1 (0)</text:p>
          </table:table-cell>
          <table:table-cell table:style-name="Default" table:formula="of:=IF(ISNUMBER(SEARCH([.I16];[.L16]));1;0)" office:value-type="float" office:value="0" calcext:value-type="float">
            <text:p>0</text:p>
          </table:table-cell>
          <table:table-cell table:style-name="Default" office:value-type="string" calcext:value-type="string">
            <text:p>Kh1 (0)</text:p>
          </table:table-cell>
          <table:table-cell table:formula="of:=IF(ISNUMBER(SEARCH([.I16];[.N1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,85365856</text:p>
          </table:table-cell>
          <table:table-cell table:style-name="Default" office:value-type="float" office:value="7.3289967" calcext:value-type="float">
            <text:p>7,3289967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21428585" calcext:value-type="float">
            <text:p>0,21428585</text:p>
          </table:table-cell>
          <table:table-cell table:style-name="Default" office:value-type="string" calcext:value-type="string">
            <text:p>(3.38) - Tal</text:p>
          </table:table-cell>
          <table:table-cell table:style-name="ce72" office:value-type="string" calcext:value-type="string">
            <text:p>Ng5</text:p>
          </table:table-cell>
          <table:table-cell table:style-name="Default" office:value-type="string" calcext:value-type="string">
            <text:p>Ng5 (100)</text:p>
          </table:table-cell>
          <table:table-cell table:style-name="Default" table:formula="of:=IF(ISNUMBER(SEARCH([.I17];[.J17]));1;0)" office:value-type="float" office:value="1" calcext:value-type="float">
            <text:p>1</text:p>
          </table:table-cell>
          <table:table-cell table:style-name="Default" office:value-type="string" calcext:value-type="string">
            <text:p>Ng5 (100)</text:p>
          </table:table-cell>
          <table:table-cell table:style-name="Default" table:formula="of:=IF(ISNUMBER(SEARCH([.I17];[.L17]));1;0)" office:value-type="float" office:value="1" calcext:value-type="float">
            <text:p>1</text:p>
          </table:table-cell>
          <table:table-cell table:style-name="Default" office:value-type="string" calcext:value-type="string">
            <text:p>Ng5 (88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,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9903026" calcext:value-type="float">
            <text:p>2,990302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1.32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Nf6+ (0)</text:p>
          </table:table-cell>
          <table:table-cell table:style-name="Default" table:formula="of:=IF(ISNUMBER(SEARCH([.I18];[.J18]));1;0)" office:value-type="float" office:value="0" calcext:value-type="float">
            <text:p>0</text:p>
          </table:table-cell>
          <table:table-cell table:style-name="Default" office:value-type="string" calcext:value-type="string">
            <text:p>Nf6+ (0)</text:p>
          </table:table-cell>
          <table:table-cell table:style-name="Default" table:formula="of:=IF(ISNUMBER(SEARCH([.I18];[.L18]));1;0)" office:value-type="float" office:value="0" calcext:value-type="float">
            <text:p>0</text:p>
          </table:table-cell>
          <table:table-cell table:style-name="Default" office:value-type="string" calcext:value-type="string">
            <text:p>Nf6+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,968</text:p>
          </table:table-cell>
          <table:table-cell table:style-name="Default" office:value-type="float" office:value="1.2571429" calcext:value-type="float">
            <text:p>1,2571429</text:p>
          </table:table-cell>
          <table:table-cell table:style-name="Default" office:value-type="float" office:value="1.0775771" calcext:value-type="float">
            <text:p>1,0775771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0.05303049" calcext:value-type="float">
            <text:p>0,05303049</text:p>
          </table:table-cell>
          <table:table-cell table:style-name="Default" office:value-type="string" calcext:value-type="string">
            <text:p>(0.78) - Tal</text:p>
          </table:table-cell>
          <table:table-cell table:style-name="ce72" office:value-type="string" calcext:value-type="string">
            <text:p>Rb2</text:p>
          </table:table-cell>
          <table:table-cell table:style-name="Default" office:value-type="string" calcext:value-type="string">
            <text:p>Rb2 (88)</text:p>
          </table:table-cell>
          <table:table-cell table:style-name="Default" table:formula="of:=IF(ISNUMBER(SEARCH([.I19];[.J19]));1;0)" office:value-type="float" office:value="1" calcext:value-type="float">
            <text:p>1</text:p>
          </table:table-cell>
          <table:table-cell table:style-name="Default" office:value-type="string" calcext:value-type="string">
            <text:p>Rb2 (80)</text:p>
          </table:table-cell>
          <table:table-cell table:style-name="Default" table:formula="of:=IF(ISNUMBER(SEARCH([.I19];[.L19]));1;0)" office:value-type="float" office:value="1" calcext:value-type="float">
            <text:p>1</text:p>
          </table:table-cell>
          <table:table-cell table:style-name="Default" office:value-type="string" calcext:value-type="string">
            <text:p>Rb2 (62)</text:p>
          </table:table-cell>
          <table:table-cell table:formula="of:=IF(ISNUMBER(SEARCH([.I19];[.N1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2.74379" calcext:value-type="float">
            <text:p>2,74379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18181825" calcext:value-type="float">
            <text:p>0,18181825</text:p>
          </table:table-cell>
          <table:table-cell table:style-name="Default" office:value-type="string" calcext:value-type="string">
            <text:p>(1.43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Ne4 (0)</text:p>
          </table:table-cell>
          <table:table-cell table:style-name="Default" table:formula="of:=IF(ISNUMBER(SEARCH([.I20];[.J20]));1;0)" office:value-type="float" office:value="0" calcext:value-type="float">
            <text:p>0</text:p>
          </table:table-cell>
          <table:table-cell table:style-name="Default" office:value-type="string" calcext:value-type="string">
            <text:p>Ne4 (0)</text:p>
          </table:table-cell>
          <table:table-cell table:style-name="Default" table:formula="of:=IF(ISNUMBER(SEARCH([.I20];[.L20]));1;0)" office:value-type="float" office:value="0" calcext:value-type="float">
            <text:p>0</text:p>
          </table:table-cell>
          <table:table-cell table:style-name="Default" office:value-type="string" calcext:value-type="string">
            <text:p>Ne4 (0)</text:p>
          </table:table-cell>
          <table:table-cell table:formula="of:=IF(ISNUMBER(SEARCH([.I20];[.N2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,1147541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3.1984053" calcext:value-type="float">
            <text:p>3,1984053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9999995" calcext:value-type="float">
            <text:p>0,29999995</text:p>
          </table:table-cell>
          <table:table-cell table:style-name="Default" office:value-type="string" calcext:value-type="string">
            <text:p>(2.76) - Tal</text:p>
          </table:table-cell>
          <table:table-cell table:style-name="ce72" office:value-type="string" calcext:value-type="string">
            <text:p>Rb3+</text:p>
          </table:table-cell>
          <table:table-cell table:style-name="Default" office:value-type="string" calcext:value-type="string">
            <text:p>Ke6 (0)</text:p>
          </table:table-cell>
          <table:table-cell table:style-name="Default" table:formula="of:=IF(ISNUMBER(SEARCH([.I21];[.J21]));1;0)" office:value-type="float" office:value="0" calcext:value-type="float">
            <text:p>0</text:p>
          </table:table-cell>
          <table:table-cell table:style-name="Default" office:value-type="string" calcext:value-type="string">
            <text:p>Rab6 (0)</text:p>
          </table:table-cell>
          <table:table-cell table:style-name="Default" table:formula="of:=IF(ISNUMBER(SEARCH([.I21];[.L21]));1;0)" office:value-type="float" office:value="0" calcext:value-type="float">
            <text:p>0</text:p>
          </table:table-cell>
          <table:table-cell table:style-name="Default" office:value-type="string" calcext:value-type="string">
            <text:p>Ra7 (0)</text:p>
          </table:table-cell>
          <table:table-cell table:formula="of:=IF(ISNUMBER(SEARCH([.I21];[.N2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,8936170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38.511593" calcext:value-type="float">
            <text:p>-38,511593</text:p>
          </table:table-cell>
          <table:table-cell table:style-name="Default" office:value-type="float" office:value="-0.099999994" calcext:value-type="float">
            <text:p>-0,099999994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string" calcext:value-type="string">
            <text:p>(2.66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e6 (0)</text:p>
          </table:table-cell>
          <table:table-cell table:style-name="Default" table:formula="of:=IF(ISNUMBER(SEARCH([.I22];[.J22]));1;0)" office:value-type="float" office:value="0" calcext:value-type="float">
            <text:p>0</text:p>
          </table:table-cell>
          <table:table-cell table:style-name="Default" office:value-type="string" calcext:value-type="string">
            <text:p>g4 (93)</text:p>
          </table:table-cell>
          <table:table-cell table:style-name="Default" table:formula="of:=IF(ISNUMBER(SEARCH([.I22];[.L22]));1;0)" office:value-type="float" office:value="1" calcext:value-type="float">
            <text:p>1</text:p>
          </table:table-cell>
          <table:table-cell table:style-name="Default" office:value-type="string" calcext:value-type="string">
            <text:p>g4 (85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,9219858</text:p>
          </table:table-cell>
          <table:table-cell table:style-name="Default" office:value-type="float" office:value="2.2608695" calcext:value-type="float">
            <text:p>2,2608695</text:p>
          </table:table-cell>
          <table:table-cell table:style-name="Default" office:value-type="float" office:value="-10.469714" calcext:value-type="float">
            <text:p>-10,469714</text:p>
          </table:table-cell>
          <table:table-cell table:style-name="Default" office:value-type="float" office:value="-0.15833335" calcext:value-type="float">
            <text:p>-0,15833335</text:p>
          </table:table-cell>
          <table:table-cell table:style-name="Default" office:value-type="float" office:value="1.1538463" calcext:value-type="float">
            <text:p>1,1538463</text:p>
          </table:table-cell>
          <table:table-cell table:style-name="Default" office:value-type="string" calcext:value-type="string">
            <text:p>(2.52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Nb6 (0)</text:p>
          </table:table-cell>
          <table:table-cell table:style-name="Default" table:formula="of:=IF(ISNUMBER(SEARCH([.I23];[.J23]));1;0)" office:value-type="float" office:value="0" calcext:value-type="float">
            <text:p>0</text:p>
          </table:table-cell>
          <table:table-cell table:style-name="Default" office:value-type="string" calcext:value-type="string">
            <text:p>e5 (100)</text:p>
          </table:table-cell>
          <table:table-cell table:style-name="Default" table:formula="of:=IF(ISNUMBER(SEARCH([.I23];[.L23]));1;0)" office:value-type="float" office:value="1" calcext:value-type="float">
            <text:p>1</text:p>
          </table:table-cell>
          <table:table-cell table:style-name="Default" office:value-type="string" calcext:value-type="string">
            <text:p>e5 (77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,2352941</text:p>
          </table:table-cell>
          <table:table-cell table:style-name="Default" office:value-type="float" office:value="2.7484035" calcext:value-type="float">
            <text:p>2,7484035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78) - Tal</text:p>
          </table:table-cell>
          <table:table-cell table:style-name="ce72" office:value-type="string" calcext:value-type="string">
            <text:p>Bf5</text:p>
          </table:table-cell>
          <table:table-cell table:style-name="Default" office:value-type="string" calcext:value-type="string">
            <text:p>Bf5 (100)</text:p>
          </table:table-cell>
          <table:table-cell table:style-name="Default" table:formula="of:=IF(ISNUMBER(SEARCH([.I24];[.J24]));1;0)" office:value-type="float" office:value="1" calcext:value-type="float">
            <text:p>1</text:p>
          </table:table-cell>
          <table:table-cell table:style-name="Default" office:value-type="string" calcext:value-type="string">
            <text:p>g5 (0)</text:p>
          </table:table-cell>
          <table:table-cell table:style-name="Default" table:formula="of:=IF(ISNUMBER(SEARCH([.I24];[.L24]));1;0)" office:value-type="float" office:value="0" calcext:value-type="float">
            <text:p>0</text:p>
          </table:table-cell>
          <table:table-cell table:style-name="Default" office:value-type="string" calcext:value-type="string">
            <text:p>g5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,1315789</text:p>
          </table:table-cell>
          <table:table-cell table:style-name="Default" office:value-type="float" office:value="3.8774517" calcext:value-type="float">
            <text:p>3,8774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85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Rad1 (0)</text:p>
          </table:table-cell>
          <table:table-cell table:style-name="Default" table:formula="of:=IF(ISNUMBER(SEARCH([.I25];[.J25]));1;0)" office:value-type="float" office:value="0" calcext:value-type="float">
            <text:p>0</text:p>
          </table:table-cell>
          <table:table-cell table:style-name="Default" office:value-type="string" calcext:value-type="string">
            <text:p>e5 (100)</text:p>
          </table:table-cell>
          <table:table-cell table:style-name="Default" table:formula="of:=IF(ISNUMBER(SEARCH([.I25];[.L25]));1;0)" office:value-type="float" office:value="1" calcext:value-type="float">
            <text:p>1</text:p>
          </table:table-cell>
          <table:table-cell table:style-name="Default" office:value-type="string" calcext:value-type="string">
            <text:p>e5 (93)</text:p>
          </table:table-cell>
          <table:table-cell table:formula="of:=IF(ISNUMBER(SEARCH([.I25];[.N2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,6923077</text:p>
          </table:table-cell>
          <table:table-cell table:style-name="Default" office:value-type="float" office:value="2.9754128" calcext:value-type="float">
            <text:p>2,9754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2.5) - Tal</text:p>
          </table:table-cell>
          <table:table-cell table:style-name="ce72" office:value-type="string" calcext:value-type="string">
            <text:p>Re8+</text:p>
          </table:table-cell>
          <table:table-cell table:style-name="Default" office:value-type="string" calcext:value-type="string">
            <text:p>Re8+ (65)</text:p>
          </table:table-cell>
          <table:table-cell table:style-name="Default" table:formula="of:=IF(ISNUMBER(SEARCH([.I26];[.J26]));1;0)" office:value-type="float" office:value="1" calcext:value-type="float">
            <text:p>1</text:p>
          </table:table-cell>
          <table:table-cell table:style-name="Default" office:value-type="string" calcext:value-type="string">
            <text:p>Re8+ (85)</text:p>
          </table:table-cell>
          <table:table-cell table:style-name="Default" table:formula="of:=IF(ISNUMBER(SEARCH([.I26];[.L26]));1;0)" office:value-type="float" office:value="1" calcext:value-type="float">
            <text:p>1</text:p>
          </table:table-cell>
          <table:table-cell table:style-name="Default" office:value-type="string" calcext:value-type="string">
            <text:p>Nd2 (0)</text:p>
          </table:table-cell>
          <table:table-cell table:formula="of:=IF(ISNUMBER(SEARCH([.I26];[.N2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7.311821" calcext:value-type="float">
            <text:p>17,311821</text:p>
          </table:table-cell>
          <table:table-cell table:style-name="Default" office:value-type="float" office:value="-0.015476197" calcext:value-type="float">
            <text:p>-0,015476197</text:p>
          </table:table-cell>
          <table:table-cell table:style-name="Default" office:value-type="float" office:value="0.11904764" calcext:value-type="float">
            <text:p>0,11904764</text:p>
          </table:table-cell>
          <table:table-cell table:style-name="Default" office:value-type="string" calcext:value-type="string">
            <text:p>(8.67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4)</text:p>
          </table:table-cell>
          <table:table-cell table:style-name="Default" table:formula="of:=IF(ISNUMBER(SEARCH([.I27];[.J2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83)</text:p>
          </table:table-cell>
          <table:table-cell table:style-name="Default" table:formula="of:=IF(ISNUMBER(SEARCH([.I27];[.L2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61)</text:p>
          </table:table-cell>
          <table:table-cell table:formula="of:=IF(ISNUMBER(SEARCH([.I27];[.N2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float" office:value="1.3076923" calcext:value-type="float">
            <text:p>1,3076923</text:p>
          </table:table-cell>
          <table:table-cell table:style-name="Default" office:value-type="float" office:value="6.707924" calcext:value-type="float">
            <text:p>6,70792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6527777" calcext:value-type="float">
            <text:p>0,6527777</text:p>
          </table:table-cell>
          <table:table-cell table:style-name="Default" office:value-type="string" calcext:value-type="string">
            <text:p>(3.35) - Tal</text:p>
          </table:table-cell>
          <table:table-cell table:style-name="ce72" office:value-type="string" calcext:value-type="string">
            <text:p>e4</text:p>
          </table:table-cell>
          <table:table-cell table:style-name="Default" office:value-type="string" calcext:value-type="string">
            <text:p>e4 (88)</text:p>
          </table:table-cell>
          <table:table-cell table:style-name="Default" table:formula="of:=IF(ISNUMBER(SEARCH([.I28];[.J28]));1;0)" office:value-type="float" office:value="1" calcext:value-type="float">
            <text:p>1</text:p>
          </table:table-cell>
          <table:table-cell table:style-name="Default" office:value-type="string" calcext:value-type="string">
            <text:p>a3 (0)</text:p>
          </table:table-cell>
          <table:table-cell table:style-name="Default" table:formula="of:=IF(ISNUMBER(SEARCH([.I28];[.L28]));1;0)" office:value-type="float" office:value="0" calcext:value-type="float">
            <text:p>0</text:p>
          </table:table-cell>
          <table:table-cell table:style-name="Default" office:value-type="string" calcext:value-type="string">
            <text:p>a3 (0)</text:p>
          </table:table-cell>
          <table:table-cell table:formula="of:=IF(ISNUMBER(SEARCH([.I28];[.N2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-0.38932076" calcext:value-type="float">
            <text:p>-0,38932076</text:p>
          </table:table-cell>
          <table:table-cell table:style-name="Default" office:value-type="float" office:value="-0.16071428" calcext:value-type="float">
            <text:p>-0,16071428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0.61) - Tal</text:p>
          </table:table-cell>
          <table:table-cell table:style-name="ce72" office:value-type="string" calcext:value-type="string">
            <text:p>c3</text:p>
          </table:table-cell>
          <table:table-cell table:style-name="Default" office:value-type="string" calcext:value-type="string">
            <text:p>c3 (100)</text:p>
          </table:table-cell>
          <table:table-cell table:style-name="Default" table:formula="of:=IF(ISNUMBER(SEARCH([.I29];[.J29]));1;0)" office:value-type="float" office:value="1" calcext:value-type="float">
            <text:p>1</text:p>
          </table:table-cell>
          <table:table-cell table:style-name="Default" office:value-type="string" calcext:value-type="string">
            <text:p>c3 (62)</text:p>
          </table:table-cell>
          <table:table-cell table:style-name="Default" table:formula="of:=IF(ISNUMBER(SEARCH([.I29];[.L29]));1;0)" office:value-type="float" office:value="1" calcext:value-type="float">
            <text:p>1</text:p>
          </table:table-cell>
          <table:table-cell table:style-name="Default" office:value-type="string" calcext:value-type="string">
            <text:p>c3 (64)</text:p>
          </table:table-cell>
          <table:table-cell table:formula="of:=IF(ISNUMBER(SEARCH([.I29];[.N2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648649" calcext:value-type="float">
            <text:p>0,8648649</text:p>
          </table:table-cell>
          <table:table-cell table:style-name="Default" office:value-type="float" office:value="3.0866141" calcext:value-type="float">
            <text:p>3,0866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41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100)</text:p>
          </table:table-cell>
          <table:table-cell table:style-name="Default" table:formula="of:=IF(ISNUMBER(SEARCH([.I30];[.J30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style-name="Default" table:formula="of:=IF(ISNUMBER(SEARCH([.I30];[.L30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formula="of:=IF(ISNUMBER(SEARCH([.I30];[.N3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,2708334</text:p>
          </table:table-cell>
          <table:table-cell table:style-name="Default" office:value-type="float" office:value="2.142857" calcext:value-type="float">
            <text:p>2,142857</text:p>
          </table:table-cell>
          <table:table-cell table:style-name="Default" office:value-type="float" office:value="-0.722911" calcext:value-type="float">
            <text:p>-0,722911</text:p>
          </table:table-cell>
          <table:table-cell table:style-name="Default" office:value-type="float" office:value="0.10714285" calcext:value-type="float">
            <text:p>0,10714285</text:p>
          </table:table-cell>
          <table:table-cell table:style-name="Default" office:value-type="float" office:value="1.6666667" calcext:value-type="float">
            <text:p>1,6666667</text:p>
          </table:table-cell>
          <table:table-cell table:style-name="Default" office:value-type="string" calcext:value-type="string">
            <text:p>(4.19) - Tal</text:p>
          </table:table-cell>
          <table:table-cell table:style-name="ce72" office:value-type="string" calcext:value-type="string">
            <text:p>Re3</text:p>
          </table:table-cell>
          <table:table-cell table:style-name="Default" office:value-type="string" calcext:value-type="string">
            <text:p>Re3 (67)</text:p>
          </table:table-cell>
          <table:table-cell table:style-name="Default" table:formula="of:=IF(ISNUMBER(SEARCH([.I31];[.J31]));1;0)" office:value-type="float" office:value="1" calcext:value-type="float">
            <text:p>1</text:p>
          </table:table-cell>
          <table:table-cell table:style-name="Default" office:value-type="string" calcext:value-type="string">
            <text:p>Re3 (85)</text:p>
          </table:table-cell>
          <table:table-cell table:style-name="Default" table:formula="of:=IF(ISNUMBER(SEARCH([.I31];[.L31]));1;0)" office:value-type="float" office:value="1" calcext:value-type="float">
            <text:p>1</text:p>
          </table:table-cell>
          <table:table-cell table:style-name="Default" office:value-type="string" calcext:value-type="string">
            <text:p>Re3 (100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6.9959764" calcext:value-type="float">
            <text:p>6,9959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,42857146</text:p>
          </table:table-cell>
          <table:table-cell table:style-name="Default" office:value-type="string" calcext:value-type="string">
            <text:p>(3.59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83)</text:p>
          </table:table-cell>
          <table:table-cell table:style-name="Default" table:formula="of:=IF(ISNUMBER(SEARCH([.I32];[.J32]));1;0)" office:value-type="float" office:value="1" calcext:value-type="float">
            <text:p>1</text:p>
          </table:table-cell>
          <table:table-cell table:style-name="Default" office:value-type="string" calcext:value-type="string">
            <text:p>g3 (0)</text:p>
          </table:table-cell>
          <table:table-cell table:style-name="Default" table:formula="of:=IF(ISNUMBER(SEARCH([.I32];[.L32]));1;0)" office:value-type="float" office:value="0" calcext:value-type="float">
            <text:p>0</text:p>
          </table:table-cell>
          <table:table-cell table:style-name="Default" office:value-type="string" calcext:value-type="string">
            <text:p>g3 (0)</text:p>
          </table:table-cell>
          <table:table-cell table:formula="of:=IF(ISNUMBER(SEARCH([.I32];[.N3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3.7204373" calcext:value-type="float">
            <text:p>3,7204373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9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88)</text:p>
          </table:table-cell>
          <table:table-cell table:style-name="Default" table:formula="of:=IF(ISNUMBER(SEARCH([.I33];[.J33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style-name="Default" table:formula="of:=IF(ISNUMBER(SEARCH([.I33];[.L33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,9909091</text:p>
          </table:table-cell>
          <table:table-cell table:style-name="Default" office:value-type="float" office:value="2.642857" calcext:value-type="float">
            <text:p>2,642857</text:p>
          </table:table-cell>
          <table:table-cell table:style-name="Default" office:value-type="float" office:value="-68.1427" calcext:value-type="float">
            <text:p>-68,142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4.43) - Tal</text:p>
          </table:table-cell>
          <table:table-cell table:style-name="ce72" office:value-type="string" calcext:value-type="string">
            <text:p>Re6</text:p>
          </table:table-cell>
          <table:table-cell table:style-name="Default" office:value-type="string" calcext:value-type="string">
            <text:p>b3 (0)</text:p>
          </table:table-cell>
          <table:table-cell table:style-name="Default" table:formula="of:=IF(ISNUMBER(SEARCH([.I34];[.J34]));1;0)" office:value-type="float" office:value="0" calcext:value-type="float">
            <text:p>0</text:p>
          </table:table-cell>
          <table:table-cell table:style-name="Default" office:value-type="string" calcext:value-type="string">
            <text:p>Re3 (0)</text:p>
          </table:table-cell>
          <table:table-cell table:style-name="Default" table:formula="of:=IF(ISNUMBER(SEARCH([.I34];[.L34]));1;0)" office:value-type="float" office:value="0" calcext:value-type="float">
            <text:p>0</text:p>
          </table:table-cell>
          <table:table-cell table:style-name="Default" office:value-type="string" calcext:value-type="string">
            <text:p>b3 (0)</text:p>
          </table:table-cell>
          <table:table-cell table:formula="of:=IF(ISNUMBER(SEARCH([.I34];[.N3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,94736844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2.9354968" calcext:value-type="float">
            <text:p>2,9354968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string" calcext:value-type="string">
            <text:p>(1.42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35];[.J35]));1;0)" office:value-type="float" office:value="0" calcext:value-type="float">
            <text:p>0</text:p>
          </table:table-cell>
          <table:table-cell table:style-name="Default" office:value-type="string" calcext:value-type="string">
            <text:p>Rf6 (88)</text:p>
          </table:table-cell>
          <table:table-cell table:style-name="Default" table:formula="of:=IF(ISNUMBER(SEARCH([.I35];[.L35]));1;0)" office:value-type="float" office:value="1" calcext:value-type="float">
            <text:p>1</text:p>
          </table:table-cell>
          <table:table-cell table:style-name="Default" office:value-type="string" calcext:value-type="string">
            <text:p>Rd7 (0)</text:p>
          </table:table-cell>
          <table:table-cell table:formula="of:=IF(ISNUMBER(SEARCH([.I35];[.N3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15.905014" calcext:value-type="float">
            <text:p>15,905014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2727275" calcext:value-type="float">
            <text:p>-0,2727275</text:p>
          </table:table-cell>
          <table:table-cell table:style-name="Default" office:value-type="string" calcext:value-type="string">
            <text:p>(8.21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Nb6+ (0)</text:p>
          </table:table-cell>
          <table:table-cell table:style-name="Default" table:formula="of:=IF(ISNUMBER(SEARCH([.I36];[.J36]));1;0)" office:value-type="float" office:value="0" calcext:value-type="float">
            <text:p>0</text:p>
          </table:table-cell>
          <table:table-cell table:style-name="Default" office:value-type="string" calcext:value-type="string">
            <text:p>Nb6+ (0)</text:p>
          </table:table-cell>
          <table:table-cell table:style-name="Default" table:formula="of:=IF(ISNUMBER(SEARCH([.I36];[.L36]));1;0)" office:value-type="float" office:value="0" calcext:value-type="float">
            <text:p>0</text:p>
          </table:table-cell>
          <table:table-cell table:style-name="Default" office:value-type="string" calcext:value-type="string">
            <text:p>Nb6+ (0)</text:p>
          </table:table-cell>
          <table:table-cell table:formula="of:=IF(ISNUMBER(SEARCH([.I36];[.N3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,1212121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4.2934403" calcext:value-type="float">
            <text:p>4,2934403</text:p>
          </table:table-cell>
          <table:table-cell table:style-name="Default" office:value-type="float" office:value="0.068749994" calcext:value-type="float">
            <text:p>0,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67) - Tal</text:p>
          </table:table-cell>
          <table:table-cell table:style-name="ce72" office:value-type="string" calcext:value-type="string">
            <text:p>c5</text:p>
          </table:table-cell>
          <table:table-cell table:style-name="Default" office:value-type="string" calcext:value-type="string">
            <text:p>c5 (83)</text:p>
          </table:table-cell>
          <table:table-cell table:style-name="Default" table:formula="of:=IF(ISNUMBER(SEARCH([.I37];[.J37]));1;0)" office:value-type="float" office:value="1" calcext:value-type="float">
            <text:p>1</text:p>
          </table:table-cell>
          <table:table-cell table:style-name="Default" office:value-type="string" calcext:value-type="string">
            <text:p>Ke2 (0)</text:p>
          </table:table-cell>
          <table:table-cell table:style-name="Default" table:formula="of:=IF(ISNUMBER(SEARCH([.I37];[.L37]));1;0)" office:value-type="float" office:value="0" calcext:value-type="float">
            <text:p>0</text:p>
          </table:table-cell>
          <table:table-cell table:style-name="Default" office:value-type="string" calcext:value-type="string">
            <text:p>c5 (61)</text:p>
          </table:table-cell>
          <table:table-cell table:formula="of:=IF(ISNUMBER(SEARCH([.I37];[.N3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,0217391</text:p>
          </table:table-cell>
          <table:table-cell table:style-name="Default" office:value-type="float" office:value="1.1842105" calcext:value-type="float">
            <text:p>1,1842105</text:p>
          </table:table-cell>
          <table:table-cell table:style-name="Default" office:value-type="float" office:value="7.1340194" calcext:value-type="float">
            <text:p>7,1340194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62637377" calcext:value-type="float">
            <text:p>0,62637377</text:p>
          </table:table-cell>
          <table:table-cell table:style-name="Default" office:value-type="string" calcext:value-type="string">
            <text:p>(3.42) - Tal</text:p>
          </table:table-cell>
          <table:table-cell table:style-name="ce72" office:value-type="string" calcext:value-type="string">
            <text:p>Ng6+</text:p>
          </table:table-cell>
          <table:table-cell table:style-name="Default" office:value-type="string" calcext:value-type="string">
            <text:p>Nd3 (0)</text:p>
          </table:table-cell>
          <table:table-cell table:style-name="Default" table:formula="of:=IF(ISNUMBER(SEARCH([.I38];[.J38]));1;0)" office:value-type="float" office:value="0" calcext:value-type="float">
            <text:p>0</text:p>
          </table:table-cell>
          <table:table-cell table:style-name="Default" office:value-type="string" calcext:value-type="string">
            <text:p>Ng6+ (61)</text:p>
          </table:table-cell>
          <table:table-cell table:style-name="Default" table:formula="of:=IF(ISNUMBER(SEARCH([.I38];[.L38]));1;0)" office:value-type="float" office:value="1" calcext:value-type="float">
            <text:p>1</text:p>
          </table:table-cell>
          <table:table-cell table:style-name="Default" office:value-type="string" calcext:value-type="string">
            <text:p>Ng6+ (61)</text:p>
          </table:table-cell>
          <table:table-cell table:formula="of:=IF(ISNUMBER(SEARCH([.I38];[.N3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,0166667</text:p>
          </table:table-cell>
          <table:table-cell table:style-name="Default" office:value-type="float" office:value="0.8611111" calcext:value-type="float">
            <text:p>0,8611111</text:p>
          </table:table-cell>
          <table:table-cell table:style-name="Default" office:value-type="float" office:value="4.792937" calcext:value-type="float">
            <text:p>4,792937</text:p>
          </table:table-cell>
          <table:table-cell table:style-name="Default" office:value-type="float" office:value="-0.11428572" calcext:value-type="float">
            <text:p>-0,11428572</text:p>
          </table:table-cell>
          <table:table-cell table:style-name="Default" office:value-type="float" office:value="-0.09090924" calcext:value-type="float">
            <text:p>-0,09090924</text:p>
          </table:table-cell>
          <table:table-cell table:style-name="Default" office:value-type="string" calcext:value-type="string">
            <text:p>(2.25) - Tal</text:p>
          </table:table-cell>
          <table:table-cell table:style-name="ce72" office:value-type="string" calcext:value-type="string">
            <text:p>Rg5+</text:p>
          </table:table-cell>
          <table:table-cell table:style-name="Default" office:value-type="string" calcext:value-type="string">
            <text:p>Rg5+ (75)</text:p>
          </table:table-cell>
          <table:table-cell table:style-name="Default" table:formula="of:=IF(ISNUMBER(SEARCH([.I39];[.J39]));1;0)" office:value-type="float" office:value="1" calcext:value-type="float">
            <text:p>1</text:p>
          </table:table-cell>
          <table:table-cell table:style-name="Default" office:value-type="string" calcext:value-type="string">
            <text:p>Rg5+ (63)</text:p>
          </table:table-cell>
          <table:table-cell table:style-name="Default" table:formula="of:=IF(ISNUMBER(SEARCH([.I39];[.L39]));1;0)" office:value-type="float" office:value="1" calcext:value-type="float">
            <text:p>1</text:p>
          </table:table-cell>
          <table:table-cell table:style-name="Default" office:value-type="string" calcext:value-type="string">
            <text:p>Rg5+ (63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,992</text:p>
          </table:table-cell>
          <table:table-cell table:style-name="Default" office:value-type="float" office:value="1.1785715" calcext:value-type="float">
            <text:p>1,1785715</text:p>
          </table:table-cell>
          <table:table-cell table:style-name="Default" office:value-type="float" office:value="22.490705" calcext:value-type="float">
            <text:p>22,490705</text:p>
          </table:table-cell>
          <table:table-cell table:style-name="Default" office:value-type="float" office:value="-0.05208333" calcext:value-type="float">
            <text:p>-0,05208333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10.96) - Tal</text:p>
          </table:table-cell>
          <table:table-cell table:style-name="ce72" office:value-type="string" calcext:value-type="string">
            <text:p>Ra3</text:p>
          </table:table-cell>
          <table:table-cell table:style-name="Default" office:value-type="string" calcext:value-type="string">
            <text:p>Ra3 (85)</text:p>
          </table:table-cell>
          <table:table-cell table:style-name="Default" table:formula="of:=IF(ISNUMBER(SEARCH([.I40];[.J40]));1;0)" office:value-type="float" office:value="1" calcext:value-type="float">
            <text:p>1</text:p>
          </table:table-cell>
          <table:table-cell table:style-name="Default" office:value-type="string" calcext:value-type="string">
            <text:p>Ra3 (85)</text:p>
          </table:table-cell>
          <table:table-cell table:style-name="Default" table:formula="of:=IF(ISNUMBER(SEARCH([.I40];[.L40]));1;0)" office:value-type="float" office:value="1" calcext:value-type="float">
            <text:p>1</text:p>
          </table:table-cell>
          <table:table-cell table:style-name="Default" office:value-type="string" calcext:value-type="string">
            <text:p>Ra3 (70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1.9285715" calcext:value-type="float">
            <text:p>1,9285715</text:p>
          </table:table-cell>
          <table:table-cell table:style-name="Default" office:value-type="float" office:value="-3.6451852" calcext:value-type="float">
            <text:p>-3,6451852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05769229" calcext:value-type="float">
            <text:p>-0,05769229</text:p>
          </table:table-cell>
          <table:table-cell table:style-name="Default" office:value-type="string" calcext:value-type="string">
            <text:p>(0.56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b8 (93)</text:p>
          </table:table-cell>
          <table:table-cell table:style-name="Default" table:formula="of:=IF(ISNUMBER(SEARCH([.I41];[.J41]));1;0)" office:value-type="float" office:value="1" calcext:value-type="float">
            <text:p>1</text:p>
          </table:table-cell>
          <table:table-cell table:style-name="Default" office:value-type="string" calcext:value-type="string">
            <text:p>Qc7 (0)</text:p>
          </table:table-cell>
          <table:table-cell table:style-name="Default" table:formula="of:=IF(ISNUMBER(SEARCH([.I41];[.L41]));1;0)" office:value-type="float" office:value="0" calcext:value-type="float">
            <text:p>0</text:p>
          </table:table-cell>
          <table:table-cell table:style-name="Default" office:value-type="string" calcext:value-type="string">
            <text:p>Qb8 (85)</text:p>
          </table:table-cell>
          <table:table-cell table:formula="of:=IF(ISNUMBER(SEARCH([.I41];[.N4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,93442625</text:p>
          </table:table-cell>
          <table:table-cell table:style-name="Default" office:value-type="float" office:value="1.7419355" calcext:value-type="float">
            <text:p>1,7419355</text:p>
          </table:table-cell>
          <table:table-cell table:style-name="Default" office:value-type="float" office:value="-1.146138" calcext:value-type="float">
            <text:p>-1,146138</text:p>
          </table:table-cell>
          <table:table-cell table:style-name="Default" office:value-type="float" office:value="-0.04336735" calcext:value-type="float">
            <text:p>-0,04336735</text:p>
          </table:table-cell>
          <table:table-cell table:style-name="Default" office:value-type="float" office:value="0.5353534" calcext:value-type="float">
            <text:p>0,5353534</text:p>
          </table:table-cell>
          <table:table-cell table:style-name="Default" office:value-type="string" calcext:value-type="string">
            <text:p>(0.47) - Tal</text:p>
          </table:table-cell>
          <table:table-cell table:style-name="ce72" office:value-type="string" calcext:value-type="string">
            <text:p>Qf3</text:p>
          </table:table-cell>
          <table:table-cell table:style-name="Default" office:value-type="string" calcext:value-type="string">
            <text:p>Qf3 (100)</text:p>
          </table:table-cell>
          <table:table-cell table:style-name="Default" table:formula="of:=IF(ISNUMBER(SEARCH([.I42];[.J42]));1;0)" office:value-type="float" office:value="1" calcext:value-type="float">
            <text:p>1</text:p>
          </table:table-cell>
          <table:table-cell table:style-name="Default" office:value-type="string" calcext:value-type="string">
            <text:p>Qf3 (65)</text:p>
          </table:table-cell>
          <table:table-cell table:style-name="Default" table:formula="of:=IF(ISNUMBER(SEARCH([.I42];[.L42]));1;0)" office:value-type="float" office:value="1" calcext:value-type="float">
            <text:p>1</text:p>
          </table:table-cell>
          <table:table-cell table:style-name="Default" office:value-type="string" calcext:value-type="string">
            <text:p>Qf3 (63)</text:p>
          </table:table-cell>
          <table:table-cell table:formula="of:=IF(ISNUMBER(SEARCH([.I42];[.N4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,0072993</text:p>
          </table:table-cell>
          <table:table-cell table:style-name="Default" office:value-type="float" office:value="0.7346939" calcext:value-type="float">
            <text:p>0,7346939</text:p>
          </table:table-cell>
          <table:table-cell table:style-name="Default" office:value-type="float" office:value="3.5472324" calcext:value-type="float">
            <text:p>3,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,38461518</text:p>
          </table:table-cell>
          <table:table-cell table:style-name="Default" office:value-type="string" calcext:value-type="string">
            <text:p>(1.54) - Tal</text:p>
          </table:table-cell>
          <table:table-cell table:style-name="ce72" office:value-type="string" calcext:value-type="string">
            <text:p>e6</text:p>
          </table:table-cell>
          <table:table-cell table:style-name="Default" office:value-type="string" calcext:value-type="string">
            <text:p>e6 (100)</text:p>
          </table:table-cell>
          <table:table-cell table:style-name="Default" table:formula="of:=IF(ISNUMBER(SEARCH([.I43];[.J43]));1;0)" office:value-type="float" office:value="1" calcext:value-type="float">
            <text:p>1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43];[.L43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formula="of:=IF(ISNUMBER(SEARCH([.I43];[.N4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,9710145</text:p>
          </table:table-cell>
          <table:table-cell table:style-name="Default" office:value-type="float" office:value="1.4444444" calcext:value-type="float">
            <text:p>1,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,10416666</text:p>
          </table:table-cell>
          <table:table-cell table:style-name="Default" office:value-type="float" office:value="0.025640965" calcext:value-type="float">
            <text:p>0,025640965</text:p>
          </table:table-cell>
          <table:table-cell table:style-name="Default" office:value-type="string" calcext:value-type="string">
            <text:p>(0.5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e7 (0)</text:p>
          </table:table-cell>
          <table:table-cell table:style-name="Default" table:formula="of:=IF(ISNUMBER(SEARCH([.I44];[.J44]));1;0)" office:value-type="float" office:value="0" calcext:value-type="float">
            <text:p>0</text:p>
          </table:table-cell>
          <table:table-cell table:style-name="Default" office:value-type="string" calcext:value-type="string">
            <text:p>Qe7 (0)</text:p>
          </table:table-cell>
          <table:table-cell table:style-name="Default" table:formula="of:=IF(ISNUMBER(SEARCH([.I44];[.L44]));1;0)" office:value-type="float" office:value="0" calcext:value-type="float">
            <text:p>0</text:p>
          </table:table-cell>
          <table:table-cell table:style-name="Default" office:value-type="string" calcext:value-type="string">
            <text:p>Qe7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,7857143</text:p>
          </table:table-cell>
          <table:table-cell table:style-name="Default" office:value-type="float" office:value="2.238169" calcext:value-type="float">
            <text:p>2,238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79)</text:p>
          </table:table-cell>
          <table:table-cell table:style-name="Default" table:formula="of:=IF(ISNUMBER(SEARCH([.I45];[.J45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style-name="Default" table:formula="of:=IF(ISNUMBER(SEARCH([.I45];[.L45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formula="of:=IF(ISNUMBER(SEARCH([.I45];[.N4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1.7339135" calcext:value-type="float">
            <text:p>1,7339135</text:p>
          </table:table-cell>
          <table:table-cell table:style-name="Default" office:value-type="float" office:value="0.085714296" calcext:value-type="float">
            <text:p>0,085714296</text:p>
          </table:table-cell>
          <table:table-cell table:style-name="Default" office:value-type="float" office:value="-0.70000005" calcext:value-type="float">
            <text:p>-0,70000005</text:p>
          </table:table-cell>
          <table:table-cell table:style-name="Default" office:value-type="string" calcext:value-type="string">
            <text:p>(1.32) - Tal</text:p>
          </table:table-cell>
          <table:table-cell table:style-name="ce72" office:value-type="string" calcext:value-type="string">
            <text:p>Rc4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46];[.J46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46];[.L46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formula="of:=IF(ISNUMBER(SEARCH([.I46];[.N4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1745741" calcext:value-type="float">
            <text:p>1,1745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75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80)</text:p>
          </table:table-cell>
          <table:table-cell table:style-name="Default" table:formula="of:=IF(ISNUMBER(SEARCH([.I47];[.J4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2)</text:p>
          </table:table-cell>
          <table:table-cell table:style-name="Default" table:formula="of:=IF(ISNUMBER(SEARCH([.I47];[.L4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1)</text:p>
          </table:table-cell>
          <table:table-cell table:formula="of:=IF(ISNUMBER(SEARCH([.I47];[.N4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12.412" calcext:value-type="float">
            <text:p>12,412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2575774" calcext:value-type="float">
            <text:p>0,32575774</text:p>
          </table:table-cell>
          <table:table-cell table:style-name="Default" office:value-type="string" calcext:value-type="string">
            <text:p>(6.62) - Tal</text:p>
          </table:table-cell>
          <table:table-cell table:style-name="ce72" office:value-type="string" calcext:value-type="string">
            <text:p>Bc4+</text:p>
          </table:table-cell>
          <table:table-cell table:style-name="Default" office:value-type="string" calcext:value-type="string">
            <text:p>Bc4+ (67)</text:p>
          </table:table-cell>
          <table:table-cell table:style-name="Default" table:formula="of:=IF(ISNUMBER(SEARCH([.I48];[.J48]));1;0)" office:value-type="float" office:value="1" calcext:value-type="float">
            <text:p>1</text:p>
          </table:table-cell>
          <table:table-cell table:style-name="Default" office:value-type="string" calcext:value-type="string">
            <text:p>Bb5 (0)</text:p>
          </table:table-cell>
          <table:table-cell table:style-name="Default" table:formula="of:=IF(ISNUMBER(SEARCH([.I48];[.L48]));1;0)" office:value-type="float" office:value="0" calcext:value-type="float">
            <text:p>0</text:p>
          </table:table-cell>
          <table:table-cell table:style-name="Default" office:value-type="string" calcext:value-type="string">
            <text:p>Bc4+ (93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,9741379</text:p>
          </table:table-cell>
          <table:table-cell table:style-name="Default" office:value-type="float" office:value="1.3548387" calcext:value-type="float">
            <text:p>1,3548387</text:p>
          </table:table-cell>
          <table:table-cell table:style-name="Default" office:value-type="float" office:value="307.10287" calcext:value-type="float">
            <text:p>307,10287</text:p>
          </table:table-cell>
          <table:table-cell table:style-name="Default" office:value-type="float" office:value="-0.054166675" calcext:value-type="float">
            <text:p>-0,054166675</text:p>
          </table:table-cell>
          <table:table-cell table:style-name="Default" office:value-type="float" office:value="0.13636374" calcext:value-type="float">
            <text:p>0,13636374</text:p>
          </table:table-cell>
          <table:table-cell table:style-name="Default" office:value-type="string" calcext:value-type="string">
            <text:p>(153.86) - Tal</text:p>
          </table:table-cell>
          <table:table-cell table:style-name="ce72" office:value-type="string" calcext:value-type="string">
            <text:p>Rf5</text:p>
          </table:table-cell>
          <table:table-cell table:style-name="Default" office:value-type="string" calcext:value-type="string">
            <text:p>Rf5 (83)</text:p>
          </table:table-cell>
          <table:table-cell table:style-name="Default" table:formula="of:=IF(ISNUMBER(SEARCH([.I49];[.J49]));1;0)" office:value-type="float" office:value="1" calcext:value-type="float">
            <text:p>1</text:p>
          </table:table-cell>
          <table:table-cell table:style-name="Default" office:value-type="string" calcext:value-type="string">
            <text:p>Rf5 (93)</text:p>
          </table:table-cell>
          <table:table-cell table:style-name="Default" table:formula="of:=IF(ISNUMBER(SEARCH([.I49];[.L49]));1;0)" office:value-type="float" office:value="1" calcext:value-type="float">
            <text:p>1</text:p>
          </table:table-cell>
          <table:table-cell table:style-name="Default" office:value-type="string" calcext:value-type="string">
            <text:p>Rae1 (0)</text:p>
          </table:table-cell>
          <table:table-cell table:formula="of:=IF(ISNUMBER(SEARCH([.I49];[.N4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0.82978725" calcext:value-type="float">
            <text:p>0,82978725</text:p>
          </table:table-cell>
          <table:table-cell table:style-name="Default" office:value-type="float" office:value="4.7980204" calcext:value-type="float">
            <text:p>4,798020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099999905" calcext:value-type="float">
            <text:p>0,099999905</text:p>
          </table:table-cell>
          <table:table-cell table:style-name="Default" office:value-type="string" calcext:value-type="string">
            <text:p>(2.13) - Tal</text:p>
          </table:table-cell>
          <table:table-cell table:style-name="ce72" office:value-type="string" calcext:value-type="string">
            <text:p>Qg5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50];[.J50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50];[.L50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,0337079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45.00602" calcext:value-type="float">
            <text:p>45,00602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42222238" calcext:value-type="float">
            <text:p>0,42222238</text:p>
          </table:table-cell>
          <table:table-cell table:style-name="Default" office:value-type="string" calcext:value-type="string">
            <text:p>(22.89) - Tal</text:p>
          </table:table-cell>
          <table:table-cell table:style-name="ce72" office:value-type="string" calcext:value-type="string">
            <text:p>Nh5+</text:p>
          </table:table-cell>
          <table:table-cell table:style-name="Default" office:value-type="string" calcext:value-type="string">
            <text:p>Nh5+ (93)</text:p>
          </table:table-cell>
          <table:table-cell table:style-name="Default" table:formula="of:=IF(ISNUMBER(SEARCH([.I51];[.J51]));1;0)" office:value-type="float" office:value="1" calcext:value-type="float">
            <text:p>1</text:p>
          </table:table-cell>
          <table:table-cell table:style-name="Default" office:value-type="string" calcext:value-type="string">
            <text:p>Nh5+ (85)</text:p>
          </table:table-cell>
          <table:table-cell table:style-name="Default" table:formula="of:=IF(ISNUMBER(SEARCH([.I51];[.L51]));1;0)" office:value-type="float" office:value="1" calcext:value-type="float">
            <text:p>1</text:p>
          </table:table-cell>
          <table:table-cell table:style-name="Default" office:value-type="string" calcext:value-type="string">
            <text:p>Qe2 (0)</text:p>
          </table:table-cell>
          <table:table-cell table:formula="of:=IF(ISNUMBER(SEARCH([.I51];[.N5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3.5668094" calcext:value-type="float">
            <text:p>3,5668094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53846145" calcext:value-type="float">
            <text:p>0,53846145</text:p>
          </table:table-cell>
          <table:table-cell table:style-name="Default" office:value-type="string" calcext:value-type="string">
            <text:p>(1.44) - Tal</text:p>
          </table:table-cell>
          <table:table-cell table:style-name="ce72" office:value-type="string" calcext:value-type="string">
            <text:p>Qf2</text:p>
          </table:table-cell>
          <table:table-cell table:style-name="Default" office:value-type="string" calcext:value-type="string">
            <text:p>Qf2 (100)</text:p>
          </table:table-cell>
          <table:table-cell table:style-name="Default" table:formula="of:=IF(ISNUMBER(SEARCH([.I52];[.J52]));1;0)" office:value-type="float" office:value="1" calcext:value-type="float">
            <text:p>1</text:p>
          </table:table-cell>
          <table:table-cell table:style-name="Default" office:value-type="string" calcext:value-type="string">
            <text:p>Qb2 (0)</text:p>
          </table:table-cell>
          <table:table-cell table:style-name="Default" table:formula="of:=IF(ISNUMBER(SEARCH([.I52];[.L52]));1;0)" office:value-type="float" office:value="0" calcext:value-type="float">
            <text:p>0</text:p>
          </table:table-cell>
          <table:table-cell table:style-name="Default" office:value-type="string" calcext:value-type="string">
            <text:p>Qb2 (0)</text:p>
          </table:table-cell>
          <table:table-cell table:formula="of:=IF(ISNUMBER(SEARCH([.I52];[.N5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,9101124</text:p>
          </table:table-cell>
          <table:table-cell table:style-name="Default" office:value-type="float" office:value="1.5769231" calcext:value-type="float">
            <text:p>1,5769231</text:p>
          </table:table-cell>
          <table:table-cell table:style-name="Default" office:value-type="float" office:value="2.671589" calcext:value-type="float">
            <text:p>2,671589</text:p>
          </table:table-cell>
          <table:table-cell table:style-name="Default" office:value-type="float" office:value="0.002976194" calcext:value-type="float">
            <text:p>0,002976194</text:p>
          </table:table-cell>
          <table:table-cell table:style-name="Default" office:value-type="float" office:value="-0.6507938" calcext:value-type="float">
            <text:p>-0,6507938</text:p>
          </table:table-cell>
          <table:table-cell table:style-name="Default" office:value-type="string" calcext:value-type="string">
            <text:p>(2.5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75)</text:p>
          </table:table-cell>
          <table:table-cell table:style-name="Default" table:formula="of:=IF(ISNUMBER(SEARCH([.I53];[.J53]));1;0)" office:value-type="float" office:value="1" calcext:value-type="float">
            <text:p>1</text:p>
          </table:table-cell>
          <table:table-cell table:style-name="Default" office:value-type="string" calcext:value-type="string">
            <text:p>Bg1 (0)</text:p>
          </table:table-cell>
          <table:table-cell table:style-name="Default" table:formula="of:=IF(ISNUMBER(SEARCH([.I53];[.L53]));1;0)" office:value-type="float" office:value="0" calcext:value-type="float">
            <text:p>0</text:p>
          </table:table-cell>
          <table:table-cell table:style-name="Default" office:value-type="string" calcext:value-type="string">
            <text:p>b4 (100)</text:p>
          </table:table-cell>
          <table:table-cell table:formula="of:=IF(ISNUMBER(SEARCH([.I53];[.N5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,0107527</text:p>
          </table:table-cell>
          <table:table-cell table:style-name="Default" office:value-type="float" office:value="1.1290323" calcext:value-type="float">
            <text:p>1,1290323</text:p>
          </table:table-cell>
          <table:table-cell table:style-name="Default" office:value-type="float" office:value="0.607213" calcext:value-type="float">
            <text:p>0,607213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18333316" calcext:value-type="float">
            <text:p>0,18333316</text:p>
          </table:table-cell>
          <table:table-cell table:style-name="Default" office:value-type="string" calcext:value-type="string">
            <text:p>(0.35) - Tal</text:p>
          </table:table-cell>
          <table:table-cell table:style-name="ce72" office:value-type="string" calcext:value-type="string">
            <text:p>Qc6</text:p>
          </table:table-cell>
          <table:table-cell table:style-name="Default" office:value-type="string" calcext:value-type="string">
            <text:p>Qa4 (0)</text:p>
          </table:table-cell>
          <table:table-cell table:style-name="Default" table:formula="of:=IF(ISNUMBER(SEARCH([.I54];[.J54]));1;0)" office:value-type="float" office:value="0" calcext:value-type="float">
            <text:p>0</text:p>
          </table:table-cell>
          <table:table-cell table:style-name="Default" office:value-type="string" calcext:value-type="string">
            <text:p>Qc6 (88)</text:p>
          </table:table-cell>
          <table:table-cell table:style-name="Default" table:formula="of:=IF(ISNUMBER(SEARCH([.I54];[.L54]));1;0)" office:value-type="float" office:value="1" calcext:value-type="float">
            <text:p>1</text:p>
          </table:table-cell>
          <table:table-cell table:style-name="Default" office:value-type="string" calcext:value-type="string">
            <text:p>Qc6 (79)</text:p>
          </table:table-cell>
          <table:table-cell table:formula="of:=IF(ISNUMBER(SEARCH([.I54];[.N5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1.7142857" calcext:value-type="float">
            <text:p>1,7142857</text:p>
          </table:table-cell>
          <table:table-cell table:style-name="Default" office:value-type="float" office:value="0.36688292" calcext:value-type="float">
            <text:p>0,36688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1.16) - Tal</text:p>
          </table:table-cell>
          <table:table-cell table:style-name="ce72" office:value-type="string" calcext:value-type="string">
            <text:p>Qb5</text:p>
          </table:table-cell>
          <table:table-cell table:style-name="Default" office:value-type="string" calcext:value-type="string">
            <text:p>Qb5 (100)</text:p>
          </table:table-cell>
          <table:table-cell table:style-name="Default" table:formula="of:=IF(ISNUMBER(SEARCH([.I55];[.J55]));1;0)" office:value-type="float" office:value="1" calcext:value-type="float">
            <text:p>1</text:p>
          </table:table-cell>
          <table:table-cell table:style-name="Default" office:value-type="string" calcext:value-type="string">
            <text:p>Qb5 (93)</text:p>
          </table:table-cell>
          <table:table-cell table:style-name="Default" table:formula="of:=IF(ISNUMBER(SEARCH([.I55];[.L55]));1;0)" office:value-type="float" office:value="1" calcext:value-type="float">
            <text:p>1</text:p>
          </table:table-cell>
          <table:table-cell table:style-name="Default" office:value-type="string" calcext:value-type="string">
            <text:p>Qd5 (0)</text:p>
          </table:table-cell>
          <table:table-cell table:formula="of:=IF(ISNUMBER(SEARCH([.I55];[.N5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,67058825</text:p>
          </table:table-cell>
          <table:table-cell table:style-name="Default" office:value-type="float" office:value="2.125" calcext:value-type="float">
            <text:p>2,125</text:p>
          </table:table-cell>
          <table:table-cell table:style-name="Default" office:value-type="float" office:value="-4.6892357" calcext:value-type="float">
            <text:p>-4,6892357</text:p>
          </table:table-cell>
          <table:table-cell table:style-name="Default" office:value-type="float" office:value="-0.114999995" calcext:value-type="float">
            <text:p>-0,114999995</text:p>
          </table:table-cell>
          <table:table-cell table:style-name="Default" office:value-type="float" office:value="1.8222222" calcext:value-type="float">
            <text:p>1,8222222</text:p>
          </table:table-cell>
          <table:table-cell table:style-name="Default" office:value-type="string" calcext:value-type="string">
            <text:p>(1.17) - Tal</text:p>
          </table:table-cell>
          <table:table-cell table:style-name="ce72" office:value-type="string" calcext:value-type="string">
            <text:p>Kc8</text:p>
          </table:table-cell>
          <table:table-cell table:style-name="Default" office:value-type="string" calcext:value-type="string">
            <text:p>a6 (0)</text:p>
          </table:table-cell>
          <table:table-cell table:style-name="Default" table:formula="of:=IF(ISNUMBER(SEARCH([.I56];[.J56]));1;0)" office:value-type="float" office:value="0" calcext:value-type="float">
            <text:p>0</text:p>
          </table:table-cell>
          <table:table-cell table:style-name="Default" office:value-type="string" calcext:value-type="string">
            <text:p>a6 (0)</text:p>
          </table:table-cell>
          <table:table-cell table:style-name="Default" table:formula="of:=IF(ISNUMBER(SEARCH([.I56];[.L56]));1;0)" office:value-type="float" office:value="0" calcext:value-type="float">
            <text:p>0</text:p>
          </table:table-cell>
          <table:table-cell table:style-name="Default" office:value-type="string" calcext:value-type="string">
            <text:p>a6 (0)</text:p>
          </table:table-cell>
          <table:table-cell table:formula="of:=IF(ISNUMBER(SEARCH([.I56];[.N5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75953" calcext:value-type="float">
            <text:p>2,57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1.18) - Tal</text:p>
          </table:table-cell>
          <table:table-cell table:style-name="ce72" office:value-type="string" calcext:value-type="string">
            <text:p>f4</text:p>
          </table:table-cell>
          <table:table-cell table:style-name="Default" office:value-type="string" calcext:value-type="string">
            <text:p>f4 (64)</text:p>
          </table:table-cell>
          <table:table-cell table:style-name="Default" table:formula="of:=IF(ISNUMBER(SEARCH([.I57];[.J57]));1;0)" office:value-type="float" office:value="1" calcext:value-type="float">
            <text:p>1</text:p>
          </table:table-cell>
          <table:table-cell table:style-name="Default" office:value-type="string" calcext:value-type="string">
            <text:p>Kd7 (0)</text:p>
          </table:table-cell>
          <table:table-cell table:style-name="Default" table:formula="of:=IF(ISNUMBER(SEARCH([.I57];[.L57]));1;0)" office:value-type="float" office:value="0" calcext:value-type="float">
            <text:p>0</text:p>
          </table:table-cell>
          <table:table-cell table:style-name="Default" office:value-type="string" calcext:value-type="string">
            <text:p>Kd7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22.694536" calcext:value-type="float">
            <text:p>22,694536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string" calcext:value-type="string">
            <text:p>(11.24) - Tal</text:p>
          </table:table-cell>
          <table:table-cell table:style-name="ce72" office:value-type="string" calcext:value-type="string">
            <text:p>Nf8</text:p>
          </table:table-cell>
          <table:table-cell table:style-name="Default" office:value-type="string" calcext:value-type="string">
            <text:p>Nf8 (100)</text:p>
          </table:table-cell>
          <table:table-cell table:style-name="Default" table:formula="of:=IF(ISNUMBER(SEARCH([.I58];[.J58]));1;0)" office:value-type="float" office:value="1" calcext:value-type="float">
            <text:p>1</text:p>
          </table:table-cell>
          <table:table-cell table:style-name="Default" office:value-type="string" calcext:value-type="string">
            <text:p>Nf8 (100)</text:p>
          </table:table-cell>
          <table:table-cell table:style-name="Default" table:formula="of:=IF(ISNUMBER(SEARCH([.I58];[.L58]));1;0)" office:value-type="float" office:value="1" calcext:value-type="float">
            <text:p>1</text:p>
          </table:table-cell>
          <table:table-cell table:style-name="Default" office:value-type="string" calcext:value-type="string">
            <text:p>Nb6 (0)</text:p>
          </table:table-cell>
          <table:table-cell table:formula="of:=IF(ISNUMBER(SEARCH([.I58];[.N5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1k1/1p2qp2/p1p2n1Q/3p1BN1/3P4/1PP5/1KP5/8 w - - 0 1</text:p>
          </table:table-cell>
          <table:table-cell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10.372734" calcext:value-type="float">
            <text:p>10,372734</text:p>
          </table:table-cell>
          <table:table-cell table:style-name="Default" office:value-type="float" office:value="0.34126985" calcext:value-type="float">
            <text:p>0,34126985</text:p>
          </table:table-cell>
          <table:table-cell table:style-name="Default" office:value-type="float" office:value="1.4166667" calcext:value-type="float">
            <text:p>1,4166667</text:p>
          </table:table-cell>
          <table:table-cell table:style-name="Default" office:value-type="string" calcext:value-type="string">
            <text:p>(4.71) - Tal</text:p>
          </table:table-cell>
          <table:table-cell table:style-name="ce72" office:value-type="string" calcext:value-type="string">
            <text:p>c4</text:p>
          </table:table-cell>
          <table:table-cell table:style-name="Default" office:value-type="string" calcext:value-type="string">
            <text:p>c4 (80)</text:p>
          </table:table-cell>
          <table:table-cell table:style-name="Default" table:formula="of:=IF(ISNUMBER(SEARCH([.I59];[.J59]));1;0)" office:value-type="float" office:value="1" calcext:value-type="float">
            <text:p>1</text:p>
          </table:table-cell>
          <table:table-cell table:style-name="Default" office:value-type="string" calcext:value-type="string">
            <text:p>c4 (93)</text:p>
          </table:table-cell>
          <table:table-cell table:style-name="Default" table:formula="of:=IF(ISNUMBER(SEARCH([.I59];[.L59]));1;0)" office:value-type="float" office:value="1" calcext:value-type="float">
            <text:p>1</text:p>
          </table:table-cell>
          <table:table-cell table:style-name="Default" office:value-type="string" calcext:value-type="string">
            <text:p>c4 (80)</text:p>
          </table:table-cell>
          <table:table-cell table:formula="of:=IF(ISNUMBER(SEARCH([.I59];[.N5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,9453125</text:p>
          </table:table-cell>
          <table:table-cell table:style-name="Default" office:value-type="float" office:value="1.2647059" calcext:value-type="float">
            <text:p>1,2647059</text:p>
          </table:table-cell>
          <table:table-cell table:style-name="Default" office:value-type="float" office:value="2.8357737" calcext:value-type="float">
            <text:p>2,8357737</text:p>
          </table:table-cell>
          <table:table-cell table:style-name="Default" office:value-type="float" office:value="0.041666657" calcext:value-type="float">
            <text:p>0,041666657</text:p>
          </table:table-cell>
          <table:table-cell table:style-name="Default" office:value-type="float" office:value="0.1328671" calcext:value-type="float">
            <text:p>0,1328671</text:p>
          </table:table-cell>
          <table:table-cell table:style-name="Default" office:value-type="string" calcext:value-type="string">
            <text:p>(1.62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4)</text:p>
          </table:table-cell>
          <table:table-cell table:style-name="Default" table:formula="of:=IF(ISNUMBER(SEARCH([.I60];[.J60]));1;0)" office:value-type="float" office:value="1" calcext:value-type="float">
            <text:p>1</text:p>
          </table:table-cell>
          <table:table-cell table:style-name="Default" office:value-type="string" calcext:value-type="string">
            <text:p>Nf6+ (83)</text:p>
          </table:table-cell>
          <table:table-cell table:style-name="Default" table:formula="of:=IF(ISNUMBER(SEARCH([.I60];[.L60]));1;0)" office:value-type="float" office:value="1" calcext:value-type="float">
            <text:p>1</text:p>
          </table:table-cell>
          <table:table-cell table:style-name="Default" office:value-type="string" calcext:value-type="string">
            <text:p>Nf6+ (85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0.7241379" calcext:value-type="float">
            <text:p>0,7241379</text:p>
          </table:table-cell>
          <table:table-cell table:style-name="Default" office:value-type="float" office:value="5.3359146" calcext:value-type="float">
            <text:p>5,3359146</text:p>
          </table:table-cell>
          <table:table-cell table:style-name="Default" office:value-type="float" office:value="-0.053571418" calcext:value-type="float">
            <text:p>-0,053571418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2.41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f3 (0)</text:p>
          </table:table-cell>
          <table:table-cell table:style-name="Default" table:formula="of:=IF(ISNUMBER(SEARCH([.I61];[.J61]));1;0)" office:value-type="float" office:value="0" calcext:value-type="float">
            <text:p>0</text:p>
          </table:table-cell>
          <table:table-cell table:style-name="Default" office:value-type="string" calcext:value-type="string">
            <text:p>b4 (0)</text:p>
          </table:table-cell>
          <table:table-cell table:style-name="Default" table:formula="of:=IF(ISNUMBER(SEARCH([.I61];[.L61]));1;0)" office:value-type="float" office:value="0" calcext:value-type="float">
            <text:p>0</text:p>
          </table:table-cell>
          <table:table-cell table:style-name="Default" office:value-type="string" calcext:value-type="string">
            <text:p>b4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,0816326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7.6473303" calcext:value-type="float">
            <text:p>7,6473303</text:p>
          </table:table-cell>
          <table:table-cell table:style-name="Default" office:value-type="float" office:value="-0.20833334" calcext:value-type="float">
            <text:p>-0,208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3.58) - Tal</text:p>
          </table:table-cell>
          <table:table-cell table:style-name="ce72" office:value-type="string" calcext:value-type="string">
            <text:p>Re5+</text:p>
          </table:table-cell>
          <table:table-cell table:style-name="Default" office:value-type="string" calcext:value-type="string">
            <text:p>Rc8 (0)</text:p>
          </table:table-cell>
          <table:table-cell table:style-name="Default" table:formula="of:=IF(ISNUMBER(SEARCH([.I62];[.J62]));1;0)" office:value-type="float" office:value="0" calcext:value-type="float">
            <text:p>0</text:p>
          </table:table-cell>
          <table:table-cell table:style-name="Default" office:value-type="string" calcext:value-type="string">
            <text:p>Re7 (0)</text:p>
          </table:table-cell>
          <table:table-cell table:style-name="Default" table:formula="of:=IF(ISNUMBER(SEARCH([.I62];[.L62]));1;0)" office:value-type="float" office:value="0" calcext:value-type="float">
            <text:p>0</text:p>
          </table:table-cell>
          <table:table-cell table:style-name="Default" office:value-type="string" calcext:value-type="string">
            <text:p>Rc8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9673567" calcext:value-type="float">
            <text:p>6,967356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351648" calcext:value-type="float">
            <text:p>0,3351648</text:p>
          </table:table-cell>
          <table:table-cell table:style-name="Default" office:value-type="string" calcext:value-type="string">
            <text:p>(3.27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3 (100)</text:p>
          </table:table-cell>
          <table:table-cell table:style-name="Default" table:formula="of:=IF(ISNUMBER(SEARCH([.I63];[.J63]));1;0)" office:value-type="float" office:value="1" calcext:value-type="float">
            <text:p>1</text:p>
          </table:table-cell>
          <table:table-cell table:style-name="Default" office:value-type="string" calcext:value-type="string">
            <text:p>Bh3 (100)</text:p>
          </table:table-cell>
          <table:table-cell table:style-name="Default" table:formula="of:=IF(ISNUMBER(SEARCH([.I63];[.L63]));1;0)" office:value-type="float" office:value="1" calcext:value-type="float">
            <text:p>1</text:p>
          </table:table-cell>
          <table:table-cell table:style-name="Default" office:value-type="string" calcext:value-type="string">
            <text:p>Bh3 (100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0.96153843" calcext:value-type="float">
            <text:p>0,96153843</text:p>
          </table:table-cell>
          <table:table-cell table:style-name="Default" office:value-type="float" office:value="13.005351" calcext:value-type="float">
            <text:p>13,005351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85227275" calcext:value-type="float">
            <text:p>0,85227275</text:p>
          </table:table-cell>
          <table:table-cell table:style-name="Default" office:value-type="string" calcext:value-type="string">
            <text:p>(6.01) - Tal</text:p>
          </table:table-cell>
          <table:table-cell table:style-name="ce72" office:value-type="string" calcext:value-type="string">
            <text:p>Rg5</text:p>
          </table:table-cell>
          <table:table-cell table:style-name="Default" office:value-type="string" calcext:value-type="string">
            <text:p>Rg5 (64)</text:p>
          </table:table-cell>
          <table:table-cell table:style-name="Default" table:formula="of:=IF(ISNUMBER(SEARCH([.I64];[.J64]));1;0)" office:value-type="float" office:value="1" calcext:value-type="float">
            <text:p>1</text:p>
          </table:table-cell>
          <table:table-cell table:style-name="Default" office:value-type="string" calcext:value-type="string">
            <text:p>Kf5 (0)</text:p>
          </table:table-cell>
          <table:table-cell table:style-name="Default" table:formula="of:=IF(ISNUMBER(SEARCH([.I64];[.L64]));1;0)" office:value-type="float" office:value="0" calcext:value-type="float">
            <text:p>0</text:p>
          </table:table-cell>
          <table:table-cell table:style-name="Default" office:value-type="string" calcext:value-type="string">
            <text:p>Ke5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308.1305" calcext:value-type="float">
            <text:p>308,1305</text:p>
          </table:table-cell>
          <table:table-cell table:style-name="Default" office:value-type="float" office:value="0.057142854" calcext:value-type="float">
            <text:p>0,057142854</text:p>
          </table:table-cell>
          <table:table-cell table:style-name="Default" office:value-type="float" office:value="1.095238" calcext:value-type="float">
            <text:p>1,095238</text:p>
          </table:table-cell>
          <table:table-cell table:style-name="Default" office:value-type="string" calcext:value-type="string">
            <text:p>(153.95) - Tal</text:p>
          </table:table-cell>
          <table:table-cell table:style-name="ce72" office:value-type="string" calcext:value-type="string">
            <text:p>Kc8</text:p>
          </table:table-cell>
          <table:table-cell table:style-name="Default" office:value-type="string" calcext:value-type="string">
            <text:p>Kc8 (93)</text:p>
          </table:table-cell>
          <table:table-cell table:style-name="Default" table:formula="of:=IF(ISNUMBER(SEARCH([.I65];[.J65]));1;0)" office:value-type="float" office:value="1" calcext:value-type="float">
            <text:p>1</text:p>
          </table:table-cell>
          <table:table-cell table:style-name="Default" office:value-type="string" calcext:value-type="string">
            <text:p>Kc8 (100)</text:p>
          </table:table-cell>
          <table:table-cell table:style-name="Default" table:formula="of:=IF(ISNUMBER(SEARCH([.I65];[.L65]));1;0)" office:value-type="float" office:value="1" calcext:value-type="float">
            <text:p>1</text:p>
          </table:table-cell>
          <table:table-cell table:style-name="Default" office:value-type="string" calcext:value-type="string">
            <text:p>Kc8 (100)</text:p>
          </table:table-cell>
          <table:table-cell table:formula="of:=IF(ISNUMBER(SEARCH([.I65];[.N6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,333333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1.173439" calcext:value-type="float">
            <text:p>11,173439</text:p>
          </table:table-cell>
          <table:table-cell table:style-name="Default" office:value-type="float" office:value="-0.26" calcext:value-type="float">
            <text:p>-0,26</text:p>
          </table:table-cell>
          <table:table-cell table:style-name="Default" office:value-type="float" office:value="2.25" calcext:value-type="float">
            <text:p>2,25</text:p>
          </table:table-cell>
          <table:table-cell table:style-name="Default" office:value-type="string" calcext:value-type="string">
            <text:p>(2.39) - Tal</text:p>
          </table:table-cell>
          <table:table-cell table:style-name="ce72" office:value-type="string" calcext:value-type="string">
            <text:p>c8N</text:p>
          </table:table-cell>
          <table:table-cell table:style-name="Default" office:value-type="string" calcext:value-type="string">
            <text:p>Kg2 (0)</text:p>
          </table:table-cell>
          <table:table-cell table:style-name="Default" table:formula="of:=IF(ISNUMBER(SEARCH([.I66];[.J66]));1;0)" office:value-type="float" office:value="0" calcext:value-type="float">
            <text:p>0</text:p>
          </table:table-cell>
          <table:table-cell table:style-name="Default" office:value-type="string" calcext:value-type="string">
            <text:p>c8N (63)</text:p>
          </table:table-cell>
          <table:table-cell table:style-name="Default" table:formula="of:=IF(ISNUMBER(SEARCH([.I66];[.L66]));1;0)" office:value-type="float" office:value="1" calcext:value-type="float">
            <text:p>1</text:p>
          </table:table-cell>
          <table:table-cell table:style-name="Default" office:value-type="string" calcext:value-type="string">
            <text:p>Kg2 (0)</text:p>
          </table:table-cell>
          <table:table-cell table:formula="of:=IF(ISNUMBER(SEARCH([.I66];[.N6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,92105263</text:p>
          </table:table-cell>
          <table:table-cell table:style-name="Default" office:value-type="float" office:value="3.6393583" calcext:value-type="float">
            <text:p>3,6393583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85) - Tal</text:p>
          </table:table-cell>
          <table:table-cell table:style-name="ce72" office:value-type="string" calcext:value-type="string">
            <text:p>Bc1</text:p>
          </table:table-cell>
          <table:table-cell table:style-name="Default" office:value-type="string" calcext:value-type="string">
            <text:p>Bc1 (93)</text:p>
          </table:table-cell>
          <table:table-cell table:style-name="Default" table:formula="of:=IF(ISNUMBER(SEARCH([.I67];[.J67]));1;0)" office:value-type="float" office:value="1" calcext:value-type="float">
            <text:p>1</text:p>
          </table:table-cell>
          <table:table-cell table:style-name="Default" office:value-type="string" calcext:value-type="string">
            <text:p>Bc1 (79)</text:p>
          </table:table-cell>
          <table:table-cell table:style-name="Default" table:formula="of:=IF(ISNUMBER(SEARCH([.I67];[.L67]));1;0)" office:value-type="float" office:value="1" calcext:value-type="float">
            <text:p>1</text:p>
          </table:table-cell>
          <table:table-cell table:style-name="Default" office:value-type="string" calcext:value-type="string">
            <text:p>Bc1 (64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101305" calcext:value-type="float">
            <text:p>28,10130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090909" calcext:value-type="float">
            <text:p>1,090909</text:p>
          </table:table-cell>
          <table:table-cell table:style-name="Default" office:value-type="string" calcext:value-type="string">
            <text:p>(16.48) - Tal</text:p>
          </table:table-cell>
          <table:table-cell table:style-name="ce72" office:value-type="string" calcext:value-type="string">
            <text:p>Qe6</text:p>
          </table:table-cell>
          <table:table-cell table:style-name="Default" office:value-type="string" calcext:value-type="string">
            <text:p>Qe6 (64)</text:p>
          </table:table-cell>
          <table:table-cell table:style-name="Default" table:formula="of:=IF(ISNUMBER(SEARCH([.I68];[.J68]));1;0)" office:value-type="float" office:value="1" calcext:value-type="float">
            <text:p>1</text:p>
          </table:table-cell>
          <table:table-cell table:style-name="Default" office:value-type="string" calcext:value-type="string">
            <text:p>Qe6 (85)</text:p>
          </table:table-cell>
          <table:table-cell table:style-name="Default" table:formula="of:=IF(ISNUMBER(SEARCH([.I68];[.L68]));1;0)" office:value-type="float" office:value="1" calcext:value-type="float">
            <text:p>1</text:p>
          </table:table-cell>
          <table:table-cell table:style-name="Default" office:value-type="string" calcext:value-type="string">
            <text:p>Qe6 (88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,0366973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17.343904" calcext:value-type="float">
            <text:p>17,343904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28181815" calcext:value-type="float">
            <text:p>0,28181815</text:p>
          </table:table-cell>
          <table:table-cell table:style-name="Default" office:value-type="string" calcext:value-type="string">
            <text:p>(8.71) - Tal</text:p>
          </table:table-cell>
          <table:table-cell table:style-name="ce72" office:value-type="string" calcext:value-type="string">
            <text:p>Rg5+</text:p>
          </table:table-cell>
          <table:table-cell table:style-name="Default" office:value-type="string" calcext:value-type="string">
            <text:p>a4 (0)</text:p>
          </table:table-cell>
          <table:table-cell table:style-name="Default" table:formula="of:=IF(ISNUMBER(SEARCH([.I69];[.J69]));1;0)" office:value-type="float" office:value="0" calcext:value-type="float">
            <text:p>0</text:p>
          </table:table-cell>
          <table:table-cell table:style-name="Default" office:value-type="string" calcext:value-type="string">
            <text:p>a4 (0)</text:p>
          </table:table-cell>
          <table:table-cell table:style-name="Default" table:formula="of:=IF(ISNUMBER(SEARCH([.I69];[.L69]));1;0)" office:value-type="float" office:value="0" calcext:value-type="float">
            <text:p>0</text:p>
          </table:table-cell>
          <table:table-cell table:style-name="Default" office:value-type="string" calcext:value-type="string">
            <text:p>Rg5+ (64)</text:p>
          </table:table-cell>
          <table:table-cell table:formula="of:=IF(ISNUMBER(SEARCH([.I69];[.N6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1.5654684" calcext:value-type="float">
            <text:p>1,565468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85) - Tal</text:p>
          </table:table-cell>
          <table:table-cell table:style-name="ce72" office:value-type="string" calcext:value-type="string">
            <text:p>Rb4</text:p>
          </table:table-cell>
          <table:table-cell table:style-name="Default" office:value-type="string" calcext:value-type="string">
            <text:p>Rab1 (0)</text:p>
          </table:table-cell>
          <table:table-cell table:style-name="Default" table:formula="of:=IF(ISNUMBER(SEARCH([.I70];[.J70]));1;0)" office:value-type="float" office:value="0" calcext:value-type="float">
            <text:p>0</text:p>
          </table:table-cell>
          <table:table-cell table:style-name="Default" office:value-type="string" calcext:value-type="string">
            <text:p>Rb4 (63)</text:p>
          </table:table-cell>
          <table:table-cell table:style-name="Default" table:formula="of:=IF(ISNUMBER(SEARCH([.I70];[.L70]));1;0)" office:value-type="float" office:value="1" calcext:value-type="float">
            <text:p>1</text:p>
          </table:table-cell>
          <table:table-cell table:style-name="Default" office:value-type="string" calcext:value-type="string">
            <text:p>Bd3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,0138888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4.913635" calcext:value-type="float">
            <text:p>4,913635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46) - Tal</text:p>
          </table:table-cell>
          <table:table-cell table:style-name="ce72" office:value-type="string" calcext:value-type="string">
            <text:p>Rd2</text:p>
          </table:table-cell>
          <table:table-cell table:style-name="Default" office:value-type="string" calcext:value-type="string">
            <text:p>Rd2 (88)</text:p>
          </table:table-cell>
          <table:table-cell table:style-name="Default" table:formula="of:=IF(ISNUMBER(SEARCH([.I71];[.J71]));1;0)" office:value-type="float" office:value="1" calcext:value-type="float">
            <text:p>1</text:p>
          </table:table-cell>
          <table:table-cell table:style-name="Default" office:value-type="string" calcext:value-type="string">
            <text:p>Rg2 (0)</text:p>
          </table:table-cell>
          <table:table-cell table:style-name="Default" table:formula="of:=IF(ISNUMBER(SEARCH([.I71];[.L71]));1;0)" office:value-type="float" office:value="0" calcext:value-type="float">
            <text:p>0</text:p>
          </table:table-cell>
          <table:table-cell table:style-name="Default" office:value-type="string" calcext:value-type="string">
            <text:p>Rg2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,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,045068026</text:p>
          </table:table-cell>
          <table:table-cell table:style-name="Default" office:value-type="float" office:value="-0.6999998" calcext:value-type="float">
            <text:p>-0,6999998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Kh2</text:p>
          </table:table-cell>
          <table:table-cell table:style-name="Default" office:value-type="string" calcext:value-type="string">
            <text:p>Kh3 (0)</text:p>
          </table:table-cell>
          <table:table-cell table:style-name="Default" table:formula="of:=IF(ISNUMBER(SEARCH([.I72];[.J72]));1;0)" office:value-type="float" office:value="0" calcext:value-type="float">
            <text:p>0</text:p>
          </table:table-cell>
          <table:table-cell table:style-name="Default" office:value-type="string" calcext:value-type="string">
            <text:p>Kh2 (100)</text:p>
          </table:table-cell>
          <table:table-cell table:style-name="Default" table:formula="of:=IF(ISNUMBER(SEARCH([.I72];[.L72]));1;0)" office:value-type="float" office:value="1" calcext:value-type="float">
            <text:p>1</text:p>
          </table:table-cell>
          <table:table-cell table:style-name="Default" office:value-type="string" calcext:value-type="string">
            <text:p>Kf3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,0645162</text:p>
          </table:table-cell>
          <table:table-cell table:style-name="Default" office:value-type="float" office:value="1.5637412" calcext:value-type="float">
            <text:p>1,56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0.5) - Tal</text:p>
          </table:table-cell>
          <table:table-cell table:style-name="ce72" office:value-type="string" calcext:value-type="string">
            <text:p>Qd4</text:p>
          </table:table-cell>
          <table:table-cell table:style-name="Default" office:value-type="string" calcext:value-type="string">
            <text:p>h3 (0)</text:p>
          </table:table-cell>
          <table:table-cell table:style-name="Default" table:formula="of:=IF(ISNUMBER(SEARCH([.I73];[.J73]));1;0)" office:value-type="float" office:value="0" calcext:value-type="float">
            <text:p>0</text:p>
          </table:table-cell>
          <table:table-cell table:style-name="Default" office:value-type="string" calcext:value-type="string">
            <text:p>h3 (0)</text:p>
          </table:table-cell>
          <table:table-cell table:style-name="Default" table:formula="of:=IF(ISNUMBER(SEARCH([.I73];[.L73]));1;0)" office:value-type="float" office:value="0" calcext:value-type="float">
            <text:p>0</text:p>
          </table:table-cell>
          <table:table-cell table:style-name="Default" office:value-type="string" calcext:value-type="string">
            <text:p>Qd4 (83)</text:p>
          </table:table-cell>
          <table:table-cell table:formula="of:=IF(ISNUMBER(SEARCH([.I73];[.N7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,0384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3.030286" calcext:value-type="float">
            <text:p>13,030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,3000002</text:p>
          </table:table-cell>
          <table:table-cell table:style-name="Default" office:value-type="string" calcext:value-type="string">
            <text:p>(6.72) - Tal</text:p>
          </table:table-cell>
          <table:table-cell table:style-name="ce72" office:value-type="string" calcext:value-type="string">
            <text:p>Be4</text:p>
          </table:table-cell>
          <table:table-cell table:style-name="Default" office:value-type="string" calcext:value-type="string">
            <text:p>Be4 (79)</text:p>
          </table:table-cell>
          <table:table-cell table:style-name="Default" table:formula="of:=IF(ISNUMBER(SEARCH([.I74];[.J74]));1;0)" office:value-type="float" office:value="1" calcext:value-type="float">
            <text:p>1</text:p>
          </table:table-cell>
          <table:table-cell table:style-name="Default" office:value-type="string" calcext:value-type="string">
            <text:p>Be4 (64)</text:p>
          </table:table-cell>
          <table:table-cell table:style-name="Default" table:formula="of:=IF(ISNUMBER(SEARCH([.I74];[.L74]));1;0)" office:value-type="float" office:value="1" calcext:value-type="float">
            <text:p>1</text:p>
          </table:table-cell>
          <table:table-cell table:style-name="Default" office:value-type="string" calcext:value-type="string">
            <text:p>Be4 (100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,2222223</text:p>
          </table:table-cell>
          <table:table-cell table:style-name="Default" office:value-type="float" office:value="293.43832" calcext:value-type="float">
            <text:p>293,43832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153.96) - Tal</text:p>
          </table:table-cell>
          <table:table-cell table:style-name="ce72" office:value-type="string" calcext:value-type="string">
            <text:p>Kd4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75];[.J75]));1;0)" office:value-type="float" office:value="0" calcext:value-type="float">
            <text:p>0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75];[.L75]));1;0)" office:value-type="float" office:value="0" calcext:value-type="float">
            <text:p>0</text:p>
          </table:table-cell>
          <table:table-cell table:style-name="Default" office:value-type="string" calcext:value-type="string">
            <text:p>Rc1 (0)</text:p>
          </table:table-cell>
          <table:table-cell table:formula="of:=IF(ISNUMBER(SEARCH([.I75];[.N7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309.35608" calcext:value-type="float">
            <text:p>309,35608</text:p>
          </table:table-cell>
          <table:table-cell table:style-name="Default" office:value-type="float" office:value="0.7083334" calcext:value-type="float">
            <text:p>0,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53.94) - Tal</text:p>
          </table:table-cell>
          <table:table-cell table:style-name="ce72" office:value-type="string" calcext:value-type="string">
            <text:p>Kf7</text:p>
          </table:table-cell>
          <table:table-cell table:style-name="Default" office:value-type="string" calcext:value-type="string">
            <text:p>Rf5+ (0)</text:p>
          </table:table-cell>
          <table:table-cell table:style-name="Default" table:formula="of:=IF(ISNUMBER(SEARCH([.I76];[.J76]));1;0)" office:value-type="float" office:value="0" calcext:value-type="float">
            <text:p>0</text:p>
          </table:table-cell>
          <table:table-cell table:style-name="Default" office:value-type="string" calcext:value-type="string">
            <text:p>Kf7 (64)</text:p>
          </table:table-cell>
          <table:table-cell table:style-name="Default" table:formula="of:=IF(ISNUMBER(SEARCH([.I76];[.L76]));1;0)" office:value-type="float" office:value="1" calcext:value-type="float">
            <text:p>1</text:p>
          </table:table-cell>
          <table:table-cell table:style-name="Default" office:value-type="string" calcext:value-type="string">
            <text:p>Kf7 (88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1.4210526" calcext:value-type="float">
            <text:p>1,4210526</text:p>
          </table:table-cell>
          <table:table-cell table:style-name="Default" office:value-type="float" office:value="2.702963" calcext:value-type="float">
            <text:p>2,70296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1.2333333" calcext:value-type="float">
            <text:p>1,2333333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Ncd5</text:p>
          </table:table-cell>
          <table:table-cell table:style-name="Default" office:value-type="string" calcext:value-type="string">
            <text:p>Ncd5 (63)</text:p>
          </table:table-cell>
          <table:table-cell table:style-name="Default" table:formula="of:=IF(ISNUMBER(SEARCH([.I77];[.J77]));1;0)" office:value-type="float" office:value="1" calcext:value-type="float">
            <text:p>1</text:p>
          </table:table-cell>
          <table:table-cell table:style-name="Default" office:value-type="string" calcext:value-type="string">
            <text:p>Ncd5 (100)</text:p>
          </table:table-cell>
          <table:table-cell table:style-name="Default" table:formula="of:=IF(ISNUMBER(SEARCH([.I77];[.L77]));1;0)" office:value-type="float" office:value="1" calcext:value-type="float">
            <text:p>1</text:p>
          </table:table-cell>
          <table:table-cell table:style-name="Default" office:value-type="string" calcext:value-type="string">
            <text:p>Ned5 (0)</text:p>
          </table:table-cell>
          <table:table-cell table:formula="of:=IF(ISNUMBER(SEARCH([.I77];[.N7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,4193548</text:p>
          </table:table-cell>
          <table:table-cell table:style-name="Default" office:value-type="float" office:value="17.520885" calcext:value-type="float">
            <text:p>17,520885</text:p>
          </table:table-cell>
          <table:table-cell table:style-name="Default" office:value-type="float" office:value="0.038095236" calcext:value-type="float">
            <text:p>0,038095236</text:p>
          </table:table-cell>
          <table:table-cell table:style-name="Default" office:value-type="float" office:value="-0.013985872" calcext:value-type="float">
            <text:p>-0,013985872</text:p>
          </table:table-cell>
          <table:table-cell table:style-name="Default" office:value-type="string" calcext:value-type="string">
            <text:p>(9.32) - Tal</text:p>
          </table:table-cell>
          <table:table-cell table:style-name="ce72" office:value-type="string" calcext:value-type="string">
            <text:p>Qg6+</text:p>
          </table:table-cell>
          <table:table-cell table:style-name="Default" office:value-type="string" calcext:value-type="string">
            <text:p>Qg6+ (65)</text:p>
          </table:table-cell>
          <table:table-cell table:style-name="Default" table:formula="of:=IF(ISNUMBER(SEARCH([.I78];[.J78]));1;0)" office:value-type="float" office:value="1" calcext:value-type="float">
            <text:p>1</text:p>
          </table:table-cell>
          <table:table-cell table:style-name="Default" office:value-type="string" calcext:value-type="string">
            <text:p>h5 (0)</text:p>
          </table:table-cell>
          <table:table-cell table:style-name="Default" table:formula="of:=IF(ISNUMBER(SEARCH([.I78];[.L78]));1;0)" office:value-type="float" office:value="0" calcext:value-type="float">
            <text:p>0</text:p>
          </table:table-cell>
          <table:table-cell table:style-name="Default" office:value-type="string" calcext:value-type="string">
            <text:p>h5 (0)</text:p>
          </table:table-cell>
          <table:table-cell table:formula="of:=IF(ISNUMBER(SEARCH([.I78];[.N7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8/p7/5p2/1k3K2/7P/P1P3P1/4N3 b - - 0 1</text:p>
          </table:table-cell>
          <table:table-cell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8.068405" calcext:value-type="float">
            <text:p>8,068405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0.91666675" calcext:value-type="float">
            <text:p>0,91666675</text:p>
          </table:table-cell>
          <table:table-cell table:style-name="Default" office:value-type="string" calcext:value-type="string">
            <text:p>(4.53) - Tal</text:p>
          </table:table-cell>
          <table:table-cell table:style-name="ce72" office:value-type="string" calcext:value-type="string">
            <text:p>Rf8</text:p>
          </table:table-cell>
          <table:table-cell table:style-name="Default" office:value-type="string" calcext:value-type="string">
            <text:p>a5 (0)</text:p>
          </table:table-cell>
          <table:table-cell table:style-name="Default" table:formula="of:=IF(ISNUMBER(SEARCH([.I79];[.J79]));1;0)" office:value-type="float" office:value="0" calcext:value-type="float">
            <text:p>0</text:p>
          </table:table-cell>
          <table:table-cell table:style-name="Default" office:value-type="string" calcext:value-type="string">
            <text:p>Rf8 (69)</text:p>
          </table:table-cell>
          <table:table-cell table:style-name="Default" table:formula="of:=IF(ISNUMBER(SEARCH([.I79];[.L79]));1;0)" office:value-type="float" office:value="1" calcext:value-type="float">
            <text:p>1</text:p>
          </table:table-cell>
          <table:table-cell table:style-name="Default" office:value-type="string" calcext:value-type="string">
            <text:p>Rf8 (64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,99206346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5.8695054" calcext:value-type="float">
            <text:p>5,869505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61) - Tal</text:p>
          </table:table-cell>
          <table:table-cell table:style-name="ce72" office:value-type="string" calcext:value-type="string">
            <text:p>Qg6</text:p>
          </table:table-cell>
          <table:table-cell table:style-name="Default" office:value-type="string" calcext:value-type="string">
            <text:p>Qg6 (93)</text:p>
          </table:table-cell>
          <table:table-cell table:style-name="Default" table:formula="of:=IF(ISNUMBER(SEARCH([.I80];[.J80]));1;0)" office:value-type="float" office:value="1" calcext:value-type="float">
            <text:p>1</text:p>
          </table:table-cell>
          <table:table-cell table:style-name="Default" office:value-type="string" calcext:value-type="string">
            <text:p>Qg6 (100)</text:p>
          </table:table-cell>
          <table:table-cell table:style-name="Default" table:formula="of:=IF(ISNUMBER(SEARCH([.I80];[.L80]));1;0)" office:value-type="float" office:value="1" calcext:value-type="float">
            <text:p>1</text:p>
          </table:table-cell>
          <table:table-cell table:style-name="Default" office:value-type="string" calcext:value-type="string">
            <text:p>Qg6 (100)</text:p>
          </table:table-cell>
          <table:table-cell table:formula="of:=IF(ISNUMBER(SEARCH([.I80];[.N8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28.143639" calcext:value-type="float">
            <text:p>28,143639</text:p>
          </table:table-cell>
          <table:table-cell table:style-name="Default" office:value-type="float" office:value="-0.029166669" calcext:value-type="float">
            <text:p>-0,029166669</text:p>
          </table:table-cell>
          <table:table-cell table:style-name="Default" office:value-type="float" office:value="0.81818175" calcext:value-type="float">
            <text:p>0,81818175</text:p>
          </table:table-cell>
          <table:table-cell table:style-name="Default" office:value-type="string" calcext:value-type="string">
            <text:p>(13.98) - Tal</text:p>
          </table:table-cell>
          <table:table-cell table:style-name="ce72" office:value-type="string" calcext:value-type="string">
            <text:p>Rf3</text:p>
          </table:table-cell>
          <table:table-cell table:style-name="Default" office:value-type="string" calcext:value-type="string">
            <text:p>Rf3 (100)</text:p>
          </table:table-cell>
          <table:table-cell table:style-name="Default" table:formula="of:=IF(ISNUMBER(SEARCH([.I81];[.J81]));1;0)" office:value-type="float" office:value="1" calcext:value-type="float">
            <text:p>1</text:p>
          </table:table-cell>
          <table:table-cell table:style-name="Default" office:value-type="string" calcext:value-type="string">
            <text:p>Rf3 (66)</text:p>
          </table:table-cell>
          <table:table-cell table:style-name="Default" table:formula="of:=IF(ISNUMBER(SEARCH([.I81];[.L81]));1;0)" office:value-type="float" office:value="1" calcext:value-type="float">
            <text:p>1</text:p>
          </table:table-cell>
          <table:table-cell table:style-name="Default" office:value-type="string" calcext:value-type="string">
            <text:p>Rh6 (0)</text:p>
          </table:table-cell>
          <table:table-cell table:formula="of:=IF(ISNUMBER(SEARCH([.I81];[.N8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,3214285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08.72977" calcext:value-type="float">
            <text:p>308,72977</text:p>
          </table:table-cell>
          <table:table-cell table:style-name="Default" office:value-type="float" office:value="-0.6666666" calcext:value-type="float">
            <text:p>-0,6666666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string" calcext:value-type="string">
            <text:p>(153.93) - Tal</text:p>
          </table:table-cell>
          <table:table-cell table:style-name="ce72" office:value-type="string" calcext:value-type="string">
            <text:p>Ke5</text:p>
          </table:table-cell>
          <table:table-cell table:style-name="Default" office:value-type="string" calcext:value-type="string">
            <text:p>Rc8 (0)</text:p>
          </table:table-cell>
          <table:table-cell table:style-name="Default" table:formula="of:=IF(ISNUMBER(SEARCH([.I82];[.J82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82];[.L82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formula="of:=IF(ISNUMBER(SEARCH([.I82];[.N8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.1052631" calcext:value-type="float">
            <text:p>1,1052631</text:p>
          </table:table-cell>
          <table:table-cell table:style-name="Default" office:value-type="float" office:value="2.0130997" calcext:value-type="float">
            <text:p>2,0130997</text:p>
          </table:table-cell>
          <table:table-cell table:style-name="Default" office:value-type="float" office:value="-0.0059523582" calcext:value-type="float">
            <text:p>-0,0059523582</text:p>
          </table:table-cell>
          <table:table-cell table:style-name="Default" office:value-type="float" office:value="-0.26785707" calcext:value-type="float">
            <text:p>-0,26785707</text:p>
          </table:table-cell>
          <table:table-cell table:style-name="Default" office:value-type="string" calcext:value-type="string">
            <text:p>(1.27) - Tal</text:p>
          </table:table-cell>
          <table:table-cell table:style-name="ce72" office:value-type="string" calcext:value-type="string">
            <text:p>b5</text:p>
          </table:table-cell>
          <table:table-cell table:style-name="Default" office:value-type="string" calcext:value-type="string">
            <text:p>Rg1 (0)</text:p>
          </table:table-cell>
          <table:table-cell table:style-name="Default" table:formula="of:=IF(ISNUMBER(SEARCH([.I83];[.J83]));1;0)" office:value-type="float" office:value="0" calcext:value-type="float">
            <text:p>0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83];[.L83]));1;0)" office:value-type="float" office:value="0" calcext:value-type="float">
            <text:p>0</text:p>
          </table:table-cell>
          <table:table-cell table:style-name="Default" office:value-type="string" calcext:value-type="string">
            <text:p>Rf1 (0)</text:p>
          </table:table-cell>
          <table:table-cell table:formula="of:=IF(ISNUMBER(SEARCH([.I83];[.N8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,4081633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67.1025" calcext:value-type="float">
            <text:p>67,1025</text:p>
          </table:table-cell>
          <table:table-cell table:style-name="Default" office:value-type="float" office:value="-0.03333333" calcext:value-type="float">
            <text:p>-0,03333333</text:p>
          </table:table-cell>
          <table:table-cell table:style-name="Default" office:value-type="float" office:value="-0.811111" calcext:value-type="float">
            <text:p>-0,811111</text:p>
          </table:table-cell>
          <table:table-cell table:style-name="Default" office:value-type="string" calcext:value-type="string">
            <text:p>(67.39) - Tal</text:p>
          </table:table-cell>
          <table:table-cell table:style-name="ce72" office:value-type="string" calcext:value-type="string">
            <text:p>e8N</text:p>
          </table:table-cell>
          <table:table-cell table:style-name="Default" office:value-type="string" calcext:value-type="string">
            <text:p>e8N (74)</text:p>
          </table:table-cell>
          <table:table-cell table:style-name="Default" table:formula="of:=IF(ISNUMBER(SEARCH([.I84];[.J84]));1;0)" office:value-type="float" office:value="1" calcext:value-type="float">
            <text:p>1</text:p>
          </table:table-cell>
          <table:table-cell table:style-name="Default" office:value-type="string" calcext:value-type="string">
            <text:p>e8N (75)</text:p>
          </table:table-cell>
          <table:table-cell table:style-name="Default" table:formula="of:=IF(ISNUMBER(SEARCH([.I84];[.L84]));1;0)" office:value-type="float" office:value="1" calcext:value-type="float">
            <text:p>1</text:p>
          </table:table-cell>
          <table:table-cell table:style-name="Default" office:value-type="string" calcext:value-type="string">
            <text:p>e8N (64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.0714285" calcext:value-type="float">
            <text:p>1,0714285</text:p>
          </table:table-cell>
          <table:table-cell table:style-name="Default" office:value-type="float" office:value="38.32727" calcext:value-type="float">
            <text:p>38,327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,6571429</text:p>
          </table:table-cell>
          <table:table-cell table:style-name="Default" office:value-type="string" calcext:value-type="string">
            <text:p>(18.57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Be4 (0)</text:p>
          </table:table-cell>
          <table:table-cell table:style-name="Default" table:formula="of:=IF(ISNUMBER(SEARCH([.I85];[.J85]));1;0)" office:value-type="float" office:value="0" calcext:value-type="float">
            <text:p>0</text:p>
          </table:table-cell>
          <table:table-cell table:style-name="Default" office:value-type="string" calcext:value-type="string">
            <text:p>g4 (64)</text:p>
          </table:table-cell>
          <table:table-cell table:style-name="Default" table:formula="of:=IF(ISNUMBER(SEARCH([.I85];[.L85]));1;0)" office:value-type="float" office:value="1" calcext:value-type="float">
            <text:p>1</text:p>
          </table:table-cell>
          <table:table-cell table:style-name="Default" office:value-type="string" calcext:value-type="string">
            <text:p>g4 (64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4k2p/8/1P3p2/p2q4/p5QK/P5PP/8 w - - 0 1</text:p>
          </table:table-cell>
          <table:table-cell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,5555556</text:p>
          </table:table-cell>
          <table:table-cell table:style-name="Default" office:value-type="float" office:value="310.01144" calcext:value-type="float">
            <text:p>310,011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1.1666667" calcext:value-type="float">
            <text:p>-1,1666667</text:p>
          </table:table-cell>
          <table:table-cell table:style-name="Default" office:value-type="string" calcext:value-type="string">
            <text:p>(154.08) - Tal</text:p>
          </table:table-cell>
          <table:table-cell table:style-name="ce72" office:value-type="string" calcext:value-type="string">
            <text:p>Qh4+</text:p>
          </table:table-cell>
          <table:table-cell table:style-name="Default" office:value-type="string" calcext:value-type="string">
            <text:p>Qh4+ (63)</text:p>
          </table:table-cell>
          <table:table-cell table:style-name="Default" table:formula="of:=IF(ISNUMBER(SEARCH([.I86];[.J86]));1;0)" office:value-type="float" office:value="1" calcext:value-type="float">
            <text:p>1</text:p>
          </table:table-cell>
          <table:table-cell table:style-name="Default" office:value-type="string" calcext:value-type="string">
            <text:p>Qh4+ (64)</text:p>
          </table:table-cell>
          <table:table-cell table:style-name="Default" table:formula="of:=IF(ISNUMBER(SEARCH([.I86];[.L86]));1;0)" office:value-type="float" office:value="1" calcext:value-type="float">
            <text:p>1</text:p>
          </table:table-cell>
          <table:table-cell table:style-name="Default" office:value-type="string" calcext:value-type="string">
            <text:p>Qh4+ (63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,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67868" calcext:value-type="float">
            <text:p>25,167868</text:p>
          </table:table-cell>
          <table:table-cell table:style-name="Default" office:value-type="float" office:value="-0.15476191" calcext:value-type="float">
            <text:p>-0,15476191</text:p>
          </table:table-cell>
          <table:table-cell table:style-name="Default" office:value-type="float" office:value="0.53333354" calcext:value-type="float">
            <text:p>0,53333354</text:p>
          </table:table-cell>
          <table:table-cell table:style-name="Default" office:value-type="string" calcext:value-type="string">
            <text:p>(12.31) - Tal</text:p>
          </table:table-cell>
          <table:table-cell table:style-name="ce72" office:value-type="string" calcext:value-type="string">
            <text:p>g5</text:p>
          </table:table-cell>
          <table:table-cell table:style-name="Default" office:value-type="string" calcext:value-type="string">
            <text:p>d4+ (0)</text:p>
          </table:table-cell>
          <table:table-cell table:style-name="Default" table:formula="of:=IF(ISNUMBER(SEARCH([.I87];[.J87]));1;0)" office:value-type="float" office:value="0" calcext:value-type="float">
            <text:p>0</text:p>
          </table:table-cell>
          <table:table-cell table:style-name="Default" office:value-type="string" calcext:value-type="string">
            <text:p>g5 (85)</text:p>
          </table:table-cell>
          <table:table-cell table:style-name="Default" table:formula="of:=IF(ISNUMBER(SEARCH([.I87];[.L87]));1;0)" office:value-type="float" office:value="1" calcext:value-type="float">
            <text:p>1</text:p>
          </table:table-cell>
          <table:table-cell table:style-name="Default" office:value-type="string" calcext:value-type="string">
            <text:p>g5 (88)</text:p>
          </table:table-cell>
          <table:table-cell table:formula="of:=IF(ISNUMBER(SEARCH([.I87];[.N8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,3809524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73048" calcext:value-type="float">
            <text:p>4,73048</text:p>
          </table:table-cell>
          <table:table-cell table:style-name="Default" office:value-type="float" office:value="-0.13690476" calcext:value-type="float">
            <text:p>-0,13690476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1.72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3 (61)</text:p>
          </table:table-cell>
          <table:table-cell table:style-name="Default" table:formula="of:=IF(ISNUMBER(SEARCH([.I88];[.J88]));1;0)" office:value-type="float" office:value="1" calcext:value-type="float">
            <text:p>1</text:p>
          </table:table-cell>
          <table:table-cell table:style-name="Default" office:value-type="string" calcext:value-type="string">
            <text:p>Bh3 (65)</text:p>
          </table:table-cell>
          <table:table-cell table:style-name="Default" table:formula="of:=IF(ISNUMBER(SEARCH([.I88];[.L88]));1;0)" office:value-type="float" office:value="1" calcext:value-type="float">
            <text:p>1</text:p>
          </table:table-cell>
          <table:table-cell table:style-name="Default" office:value-type="string" calcext:value-type="string">
            <text:p>Bh3 (73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7272727" calcext:value-type="float">
            <text:p>1,7272727</text:p>
          </table:table-cell>
          <table:table-cell table:style-name="Default" office:value-type="float" office:value="31.10753" calcext:value-type="float">
            <text:p>31,10753</text:p>
          </table:table-cell>
          <table:table-cell table:style-name="Default" office:value-type="float" office:value="-0.024999999" calcext:value-type="float">
            <text:p>-0,024999999</text:p>
          </table:table-cell>
          <table:table-cell table:style-name="Default" office:value-type="float" office:value="0.8499999" calcext:value-type="float">
            <text:p>0,8499999</text:p>
          </table:table-cell>
          <table:table-cell table:style-name="Default" office:value-type="string" calcext:value-type="string">
            <text:p>(16.55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63)</text:p>
          </table:table-cell>
          <table:table-cell table:style-name="Default" table:formula="of:=IF(ISNUMBER(SEARCH([.I89];[.J89]));1;0)" office:value-type="float" office:value="1" calcext:value-type="float">
            <text:p>1</text:p>
          </table:table-cell>
          <table:table-cell table:style-name="Default" office:value-type="string" calcext:value-type="string">
            <text:p>h4 (88)</text:p>
          </table:table-cell>
          <table:table-cell table:style-name="Default" table:formula="of:=IF(ISNUMBER(SEARCH([.I89];[.L89]));1;0)" office:value-type="float" office:value="1" calcext:value-type="float">
            <text:p>1</text:p>
          </table:table-cell>
          <table:table-cell table:style-name="Default" office:value-type="string" calcext:value-type="string">
            <text:p>h4 (77)</text:p>
          </table:table-cell>
          <table:table-cell table:formula="of:=IF(ISNUMBER(SEARCH([.I89];[.N8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0.8636364" calcext:value-type="float">
            <text:p>0,8636364</text:p>
          </table:table-cell>
          <table:table-cell table:style-name="Default" office:value-type="float" office:value="6.760311" calcext:value-type="float">
            <text:p>6,76031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-1.4999998" calcext:value-type="float">
            <text:p>-1,4999998</text:p>
          </table:table-cell>
          <table:table-cell table:style-name="Default" office:value-type="string" calcext:value-type="string">
            <text:p>(4.09) - Tal</text:p>
          </table:table-cell>
          <table:table-cell table:style-name="ce72" office:value-type="string" calcext:value-type="string">
            <text:p>Qd3+</text:p>
          </table:table-cell>
          <table:table-cell table:style-name="Default" office:value-type="string" calcext:value-type="string">
            <text:p>Qf1+ (0)</text:p>
          </table:table-cell>
          <table:table-cell table:style-name="Default" table:formula="of:=IF(ISNUMBER(SEARCH([.I90];[.J90]));1;0)" office:value-type="float" office:value="0" calcext:value-type="float">
            <text:p>0</text:p>
          </table:table-cell>
          <table:table-cell table:style-name="Default" office:value-type="string" calcext:value-type="string">
            <text:p>Qd3+ (62)</text:p>
          </table:table-cell>
          <table:table-cell table:style-name="Default" table:formula="of:=IF(ISNUMBER(SEARCH([.I90];[.L90]));1;0)" office:value-type="float" office:value="1" calcext:value-type="float">
            <text:p>1</text:p>
          </table:table-cell>
          <table:table-cell table:style-name="Default" office:value-type="string" calcext:value-type="string">
            <text:p>Qf1+ (0)</text:p>
          </table:table-cell>
          <table:table-cell table:formula="of:=IF(ISNUMBER(SEARCH([.I90];[.N9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,125</text:p>
          </table:table-cell>
          <table:table-cell table:style-name="Default" office:value-type="float" office:value="0.9130435" calcext:value-type="float">
            <text:p>0,9130435</text:p>
          </table:table-cell>
          <table:table-cell table:style-name="Default" office:value-type="float" office:value="2.6817706" calcext:value-type="float">
            <text:p>2,6817706</text:p>
          </table:table-cell>
          <table:table-cell table:style-name="Default" office:value-type="float" office:value="-0.45833337" calcext:value-type="float">
            <text:p>-0,45833337</text:p>
          </table:table-cell>
          <table:table-cell table:style-name="Default" office:value-type="float" office:value="0.23333335" calcext:value-type="float">
            <text:p>0,23333335</text:p>
          </table:table-cell>
          <table:table-cell table:style-name="Default" office:value-type="string" calcext:value-type="string">
            <text:p>(0.97) - Tal</text:p>
          </table:table-cell>
          <table:table-cell table:style-name="ce72" office:value-type="string" calcext:value-type="string">
            <text:p>Ra3</text:p>
          </table:table-cell>
          <table:table-cell table:style-name="Default" office:value-type="string" calcext:value-type="string">
            <text:p>Kd2 (0)</text:p>
          </table:table-cell>
          <table:table-cell table:style-name="Default" table:formula="of:=IF(ISNUMBER(SEARCH([.I91];[.J91]));1;0)" office:value-type="float" office:value="0" calcext:value-type="float">
            <text:p>0</text:p>
          </table:table-cell>
          <table:table-cell table:style-name="Default" office:value-type="string" calcext:value-type="string">
            <text:p>Ra6+ (0)</text:p>
          </table:table-cell>
          <table:table-cell table:style-name="Default" table:formula="of:=IF(ISNUMBER(SEARCH([.I91];[.L91]));1;0)" office:value-type="float" office:value="0" calcext:value-type="float">
            <text:p>0</text:p>
          </table:table-cell>
          <table:table-cell table:style-name="Default" office:value-type="string" calcext:value-type="string">
            <text:p>Ra6+ (0)</text:p>
          </table:table-cell>
          <table:table-cell table:formula="of:=IF(ISNUMBER(SEARCH([.I91];[.N9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297677" calcext:value-type="float">
            <text:p>5,29767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6993008" calcext:value-type="float">
            <text:p>0,06993008</text:p>
          </table:table-cell>
          <table:table-cell table:style-name="Default" office:value-type="string" calcext:value-type="string">
            <text:p>(2.55) - Tal</text:p>
          </table:table-cell>
          <table:table-cell table:style-name="ce72" office:value-type="string" calcext:value-type="string">
            <text:p>Bf7+</text:p>
          </table:table-cell>
          <table:table-cell table:style-name="Default" office:value-type="string" calcext:value-type="string">
            <text:p>Bf7+ (80)</text:p>
          </table:table-cell>
          <table:table-cell table:style-name="Default" table:formula="of:=IF(ISNUMBER(SEARCH([.I92];[.J92]));1;0)" office:value-type="float" office:value="1" calcext:value-type="float">
            <text:p>1</text:p>
          </table:table-cell>
          <table:table-cell table:style-name="Default" office:value-type="string" calcext:value-type="string">
            <text:p>Bf7+ (80)</text:p>
          </table:table-cell>
          <table:table-cell table:style-name="Default" table:formula="of:=IF(ISNUMBER(SEARCH([.I92];[.L92]));1;0)" office:value-type="float" office:value="1" calcext:value-type="float">
            <text:p>1</text:p>
          </table:table-cell>
          <table:table-cell table:style-name="Default" office:value-type="string" calcext:value-type="string">
            <text:p>Bf7+ (62)</text:p>
          </table:table-cell>
          <table:table-cell table:formula="of:=IF(ISNUMBER(SEARCH([.I92];[.N9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,8823528</text:p>
          </table:table-cell>
          <table:table-cell table:style-name="Default" office:value-type="float" office:value="-179.1955" calcext:value-type="float">
            <text:p>-179,19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f4</text:p>
          </table:table-cell>
          <table:table-cell table:style-name="Default" office:value-type="string" calcext:value-type="string">
            <text:p>f3 (0)</text:p>
          </table:table-cell>
          <table:table-cell table:style-name="Default" table:formula="of:=IF(ISNUMBER(SEARCH([.I93];[.J93]));1;0)" office:value-type="float" office:value="0" calcext:value-type="float">
            <text:p>0</text:p>
          </table:table-cell>
          <table:table-cell table:style-name="Default" office:value-type="string" calcext:value-type="string">
            <text:p>f4 (88)</text:p>
          </table:table-cell>
          <table:table-cell table:style-name="Default" table:formula="of:=IF(ISNUMBER(SEARCH([.I93];[.L93]));1;0)" office:value-type="float" office:value="1" calcext:value-type="float">
            <text:p>1</text:p>
          </table:table-cell>
          <table:table-cell table:style-name="Default" office:value-type="string" calcext:value-type="string">
            <text:p>f4 (100)</text:p>
          </table:table-cell>
          <table:table-cell table:formula="of:=IF(ISNUMBER(SEARCH([.I93];[.N9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,0465117</text:p>
          </table:table-cell>
          <table:table-cell table:style-name="Default" office:value-type="float" office:value="3.606922" calcext:value-type="float">
            <text:p>3,60692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1.65) - Tal</text:p>
          </table:table-cell>
          <table:table-cell table:style-name="ce72" office:value-type="string" calcext:value-type="string">
            <text:p>Bg6</text:p>
          </table:table-cell>
          <table:table-cell table:style-name="Default" office:value-type="string" calcext:value-type="string">
            <text:p>Bd3 (0)</text:p>
          </table:table-cell>
          <table:table-cell table:style-name="Default" table:formula="of:=IF(ISNUMBER(SEARCH([.I94];[.J94]));1;0)" office:value-type="float" office:value="0" calcext:value-type="float">
            <text:p>0</text:p>
          </table:table-cell>
          <table:table-cell table:style-name="Default" office:value-type="string" calcext:value-type="string">
            <text:p>Bd3 (0)</text:p>
          </table:table-cell>
          <table:table-cell table:style-name="Default" table:formula="of:=IF(ISNUMBER(SEARCH([.I94];[.L94]));1;0)" office:value-type="float" office:value="0" calcext:value-type="float">
            <text:p>0</text:p>
          </table:table-cell>
          <table:table-cell table:style-name="Default" office:value-type="string" calcext:value-type="string">
            <text:p>Bd3 (0)</text:p>
          </table:table-cell>
          <table:table-cell table:formula="of:=IF(ISNUMBER(SEARCH([.I94];[.N9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,0245901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-0.6763424" calcext:value-type="float">
            <text:p>-0,676342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57575774" calcext:value-type="float">
            <text:p>0,57575774</text:p>
          </table:table-cell>
          <table:table-cell table:style-name="Default" office:value-type="string" calcext:value-type="string">
            <text:p>(0.97) - Tal</text:p>
          </table:table-cell>
          <table:table-cell table:style-name="ce72" office:value-type="string" calcext:value-type="string">
            <text:p>Qf4+</text:p>
          </table:table-cell>
          <table:table-cell table:style-name="Default" office:value-type="string" calcext:value-type="string">
            <text:p>Qf4+ (74)</text:p>
          </table:table-cell>
          <table:table-cell table:style-name="Default" table:formula="of:=IF(ISNUMBER(SEARCH([.I95];[.J95]));1;0)" office:value-type="float" office:value="1" calcext:value-type="float">
            <text:p>1</text:p>
          </table:table-cell>
          <table:table-cell table:style-name="Default" office:value-type="string" calcext:value-type="string">
            <text:p>Qh3 (0)</text:p>
          </table:table-cell>
          <table:table-cell table:style-name="Default" table:formula="of:=IF(ISNUMBER(SEARCH([.I95];[.L95]));1;0)" office:value-type="float" office:value="0" calcext:value-type="float">
            <text:p>0</text:p>
          </table:table-cell>
          <table:table-cell table:style-name="Default" office:value-type="string" calcext:value-type="string">
            <text:p>Qf4+ (100)</text:p>
          </table:table-cell>
          <table:table-cell table:formula="of:=IF(ISNUMBER(SEARCH([.I95];[.N9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,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56) - Tal</text:p>
          </table:table-cell>
          <table:table-cell table:style-name="ce72" office:value-type="string" calcext:value-type="string">
            <text:p>Qh4</text:p>
          </table:table-cell>
          <table:table-cell table:style-name="Default" office:value-type="string" calcext:value-type="string">
            <text:p>Qh4 (100)</text:p>
          </table:table-cell>
          <table:table-cell table:style-name="Default" table:formula="of:=IF(ISNUMBER(SEARCH([.I96];[.J96]));1;0)" office:value-type="float" office:value="1" calcext:value-type="float">
            <text:p>1</text:p>
          </table:table-cell>
          <table:table-cell table:style-name="Default" office:value-type="string" calcext:value-type="string">
            <text:p>Qh4 (100)</text:p>
          </table:table-cell>
          <table:table-cell table:style-name="Default" table:formula="of:=IF(ISNUMBER(SEARCH([.I96];[.L96]));1;0)" office:value-type="float" office:value="1" calcext:value-type="float">
            <text:p>1</text:p>
          </table:table-cell>
          <table:table-cell table:style-name="Default" office:value-type="string" calcext:value-type="string">
            <text:p>Qc2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1.9268501" calcext:value-type="float">
            <text:p>1,9268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18) - Tal</text:p>
          </table:table-cell>
          <table:table-cell table:style-name="ce72" office:value-type="string" calcext:value-type="string">
            <text:p>Bf6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97];[.J97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97];[.L97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formula="of:=IF(ISNUMBER(SEARCH([.I97];[.N9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1.9383808" calcext:value-type="float">
            <text:p>1,938380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73) - Tal</text:p>
          </table:table-cell>
          <table:table-cell table:style-name="ce72" office:value-type="string" calcext:value-type="string">
            <text:p>Rh2</text:p>
          </table:table-cell>
          <table:table-cell table:style-name="Default" office:value-type="string" calcext:value-type="string">
            <text:p>Rb8 (0)</text:p>
          </table:table-cell>
          <table:table-cell table:style-name="Default" table:formula="of:=IF(ISNUMBER(SEARCH([.I98];[.J98]));1;0)" office:value-type="float" office:value="0" calcext:value-type="float">
            <text:p>0</text:p>
          </table:table-cell>
          <table:table-cell table:style-name="Default" office:value-type="string" calcext:value-type="string">
            <text:p>Qf7 (0)</text:p>
          </table:table-cell>
          <table:table-cell table:style-name="Default" table:formula="of:=IF(ISNUMBER(SEARCH([.I98];[.L98]));1;0)" office:value-type="float" office:value="0" calcext:value-type="float">
            <text:p>0</text:p>
          </table:table-cell>
          <table:table-cell table:style-name="Default" office:value-type="string" calcext:value-type="string">
            <text:p>Qf5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,9328358</text:p>
          </table:table-cell>
          <table:table-cell table:style-name="Default" office:value-type="float" office:value="1.1282052" calcext:value-type="float">
            <text:p>1,1282052</text:p>
          </table:table-cell>
          <table:table-cell table:style-name="Default" office:value-type="float" office:value="36.857044" calcext:value-type="float">
            <text:p>36,8570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18.19) - Tal</text:p>
          </table:table-cell>
          <table:table-cell table:style-name="ce72" office:value-type="string" calcext:value-type="string">
            <text:p>Re5</text:p>
          </table:table-cell>
          <table:table-cell table:style-name="Default" office:value-type="string" calcext:value-type="string">
            <text:p>Re5 (65)</text:p>
          </table:table-cell>
          <table:table-cell table:style-name="Default" table:formula="of:=IF(ISNUMBER(SEARCH([.I99];[.J99]));1;0)" office:value-type="float" office:value="1" calcext:value-type="float">
            <text:p>1</text:p>
          </table:table-cell>
          <table:table-cell table:style-name="Default" office:value-type="string" calcext:value-type="string">
            <text:p>Re5 (61)</text:p>
          </table:table-cell>
          <table:table-cell table:style-name="Default" table:formula="of:=IF(ISNUMBER(SEARCH([.I99];[.L99]));1;0)" office:value-type="float" office:value="1" calcext:value-type="float">
            <text:p>1</text:p>
          </table:table-cell>
          <table:table-cell table:style-name="Default" office:value-type="string" calcext:value-type="string">
            <text:p>c4 (0)</text:p>
          </table:table-cell>
          <table:table-cell table:formula="of:=IF(ISNUMBER(SEARCH([.I99];[.N9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7.107179" calcext:value-type="float">
            <text:p>7,10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,19999981</text:p>
          </table:table-cell>
          <table:table-cell table:style-name="Default" office:value-type="string" calcext:value-type="string">
            <text:p>(3.95) - Tal</text:p>
          </table:table-cell>
          <table:table-cell table:style-name="ce72" office:value-type="string" calcext:value-type="string">
            <text:p>Nc4</text:p>
          </table:table-cell>
          <table:table-cell table:style-name="Default" office:value-type="string" calcext:value-type="string">
            <text:p>a5 (0)</text:p>
          </table:table-cell>
          <table:table-cell table:style-name="Default" table:formula="of:=IF(ISNUMBER(SEARCH([.I100];[.J100]));1;0)" office:value-type="float" office:value="0" calcext:value-type="float">
            <text:p>0</text:p>
          </table:table-cell>
          <table:table-cell table:style-name="Default" office:value-type="string" calcext:value-type="string">
            <text:p>Nc4 (83)</text:p>
          </table:table-cell>
          <table:table-cell table:style-name="Default" table:formula="of:=IF(ISNUMBER(SEARCH([.I100];[.L100]));1;0)" office:value-type="float" office:value="1" calcext:value-type="float">
            <text:p>1</text:p>
          </table:table-cell>
          <table:table-cell table:style-name="Default" office:value-type="string" calcext:value-type="string">
            <text:p>Nc4 (63)</text:p>
          </table:table-cell>
          <table:table-cell table:formula="of:=IF(ISNUMBER(SEARCH([.I100];[.N10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3.7796726" calcext:value-type="float">
            <text:p>3,7796726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8461542" calcext:value-type="float">
            <text:p>0,38461542</text:p>
          </table:table-cell>
          <table:table-cell table:style-name="Default" office:value-type="string" calcext:value-type="string">
            <text:p>(2.79) - Tal</text:p>
          </table:table-cell>
          <table:table-cell table:style-name="ce72" office:value-type="string" calcext:value-type="string">
            <text:p>Qh4</text:p>
          </table:table-cell>
          <table:table-cell table:style-name="Default" office:value-type="string" calcext:value-type="string">
            <text:p>Qh4 (68)</text:p>
          </table:table-cell>
          <table:table-cell table:style-name="Default" table:formula="of:=IF(ISNUMBER(SEARCH([.I101];[.J101]));1;0)" office:value-type="float" office:value="1" calcext:value-type="float">
            <text:p>1</text:p>
          </table:table-cell>
          <table:table-cell table:style-name="Default" office:value-type="string" calcext:value-type="string">
            <text:p>Qh4 (88)</text:p>
          </table:table-cell>
          <table:table-cell table:style-name="Default" table:formula="of:=IF(ISNUMBER(SEARCH([.I101];[.L101]));1;0)" office:value-type="float" office:value="1" calcext:value-type="float">
            <text:p>1</text:p>
          </table:table-cell>
          <table:table-cell table:style-name="Default" office:value-type="string" calcext:value-type="string">
            <text:p>Qh4 (62)</text:p>
          </table:table-cell>
          <table:table-cell table:formula="of:=IF(ISNUMBER(SEARCH([.I101];[.N10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4.491092" calcext:value-type="float">
            <text:p>4,491092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94) - Tal</text:p>
          </table:table-cell>
          <table:table-cell table:style-name="ce72" office:value-type="string" calcext:value-type="string">
            <text:p>Neg5</text:p>
          </table:table-cell>
          <table:table-cell table:style-name="Default" office:value-type="string" calcext:value-type="string">
            <text:p>g4 (0)</text:p>
          </table:table-cell>
          <table:table-cell table:style-name="Default" table:formula="of:=IF(ISNUMBER(SEARCH([.I102];[.J102]));1;0)" office:value-type="float" office:value="0" calcext:value-type="float">
            <text:p>0</text:p>
          </table:table-cell>
          <table:table-cell table:style-name="Default" office:value-type="string" calcext:value-type="string">
            <text:p>Neg5 (64)</text:p>
          </table:table-cell>
          <table:table-cell table:style-name="Default" table:formula="of:=IF(ISNUMBER(SEARCH([.I102];[.L102]));1;0)" office:value-type="float" office:value="1" calcext:value-type="float">
            <text:p>1</text:p>
          </table:table-cell>
          <table:table-cell table:style-name="Default" office:value-type="string" calcext:value-type="string">
            <text:p>Neg5 (63)</text:p>
          </table:table-cell>
          <table:table-cell table:formula="of:=IF(ISNUMBER(SEARCH([.I102];[.N10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,7111111</text:p>
          </table:table-cell>
          <table:table-cell table:style-name="Default" office:value-type="float" office:value="5.9386435" calcext:value-type="float">
            <text:p>5,9386435</text:p>
          </table:table-cell>
          <table:table-cell table:style-name="Default" office:value-type="float" office:value="-0.06190476" calcext:value-type="float">
            <text:p>-0,06190476</text:p>
          </table:table-cell>
          <table:table-cell table:style-name="Default" office:value-type="float" office:value="-0.73333335" calcext:value-type="float">
            <text:p>-0,73333335</text:p>
          </table:table-cell>
          <table:table-cell table:style-name="Default" office:value-type="string" calcext:value-type="string">
            <text:p>(2.79) - Tal</text:p>
          </table:table-cell>
          <table:table-cell table:style-name="ce72" office:value-type="string" calcext:value-type="string">
            <text:p>Bh6</text:p>
          </table:table-cell>
          <table:table-cell table:style-name="Default" office:value-type="string" calcext:value-type="string">
            <text:p>Qe8 (0)</text:p>
          </table:table-cell>
          <table:table-cell table:style-name="Default" table:formula="of:=IF(ISNUMBER(SEARCH([.I103];[.J103]));1;0)" office:value-type="float" office:value="0" calcext:value-type="float">
            <text:p>0</text:p>
          </table:table-cell>
          <table:table-cell table:style-name="Default" office:value-type="string" calcext:value-type="string">
            <text:p>Qe8 (0)</text:p>
          </table:table-cell>
          <table:table-cell table:style-name="Default" table:formula="of:=IF(ISNUMBER(SEARCH([.I103];[.L103]));1;0)" office:value-type="float" office:value="0" calcext:value-type="float">
            <text:p>0</text:p>
          </table:table-cell>
          <table:table-cell table:style-name="Default" office:value-type="string" calcext:value-type="string">
            <text:p>Qe8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,9347826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2.3865695" calcext:value-type="float">
            <text:p>2,3865695</text:p>
          </table:table-cell>
          <table:table-cell table:style-name="Default" office:value-type="float" office:value="0.053571433" calcext:value-type="float">
            <text:p>0,053571433</text:p>
          </table:table-cell>
          <table:table-cell table:style-name="Default" office:value-type="float" office:value="0.7692306" calcext:value-type="float">
            <text:p>0,7692306</text:p>
          </table:table-cell>
          <table:table-cell table:style-name="Default" office:value-type="string" calcext:value-type="string">
            <text:p>(2.23) - Tal</text:p>
          </table:table-cell>
          <table:table-cell table:style-name="ce72" office:value-type="string" calcext:value-type="string">
            <text:p>Qe8+</text:p>
          </table:table-cell>
          <table:table-cell table:style-name="Default" office:value-type="string" calcext:value-type="string">
            <text:p>Qe8+ (66)</text:p>
          </table:table-cell>
          <table:table-cell table:style-name="Default" table:formula="of:=IF(ISNUMBER(SEARCH([.I104];[.J104]));1;0)" office:value-type="float" office:value="1" calcext:value-type="float">
            <text:p>1</text:p>
          </table:table-cell>
          <table:table-cell table:style-name="Default" office:value-type="string" calcext:value-type="string">
            <text:p>Qe8+ (67)</text:p>
          </table:table-cell>
          <table:table-cell table:style-name="Default" table:formula="of:=IF(ISNUMBER(SEARCH([.I104];[.L104]));1;0)" office:value-type="float" office:value="1" calcext:value-type="float">
            <text:p>1</text:p>
          </table:table-cell>
          <table:table-cell table:style-name="Default" office:value-type="string" calcext:value-type="string">
            <text:p>Qe8+ (62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0.931465" calcext:value-type="float">
            <text:p>0,931465</text:p>
          </table:table-cell>
          <table:table-cell table:style-name="Default" office:value-type="float" office:value="-0.124999985" calcext:value-type="float">
            <text:p>-0,124999985</text:p>
          </table:table-cell>
          <table:table-cell table:style-name="Default" office:value-type="float" office:value="0.5923078" calcext:value-type="float">
            <text:p>0,5923078</text:p>
          </table:table-cell>
          <table:table-cell table:style-name="Default" office:value-type="string" calcext:value-type="string">
            <text:p>(0.69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85)</text:p>
          </table:table-cell>
          <table:table-cell table:style-name="Default" table:formula="of:=IF(ISNUMBER(SEARCH([.I105];[.J105]));1;0)" office:value-type="float" office:value="1" calcext:value-type="float">
            <text:p>1</text:p>
          </table:table-cell>
          <table:table-cell table:style-name="Default" office:value-type="string" calcext:value-type="string">
            <text:p>h4 (100)</text:p>
          </table:table-cell>
          <table:table-cell table:style-name="Default" table:formula="of:=IF(ISNUMBER(SEARCH([.I105];[.L105]));1;0)" office:value-type="float" office:value="1" calcext:value-type="float">
            <text:p>1</text:p>
          </table:table-cell>
          <table:table-cell table:style-name="Default" office:value-type="string" calcext:value-type="string">
            <text:p>h4 (88)</text:p>
          </table:table-cell>
          <table:table-cell table:formula="of:=IF(ISNUMBER(SEARCH([.I105];[.N10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,4090909</text:p>
          </table:table-cell>
          <table:table-cell table:style-name="Default" office:value-type="float" office:value="2.3948247" calcext:value-type="float">
            <text:p>2,3948247</text:p>
          </table:table-cell>
          <table:table-cell table:style-name="Default" office:value-type="float" office:value="0.11111112" calcext:value-type="float">
            <text:p>0,11111112</text:p>
          </table:table-cell>
          <table:table-cell table:style-name="Default" office:value-type="float" office:value="0.83333325" calcext:value-type="float">
            <text:p>0,83333325</text:p>
          </table:table-cell>
          <table:table-cell table:style-name="Default" office:value-type="string" calcext:value-type="string">
            <text:p>(1.35) - Tal</text:p>
          </table:table-cell>
          <table:table-cell table:style-name="ce72" office:value-type="string" calcext:value-type="string">
            <text:p>b7+</text:p>
          </table:table-cell>
          <table:table-cell table:style-name="Default" office:value-type="string" calcext:value-type="string">
            <text:p>b7+ (65)</text:p>
          </table:table-cell>
          <table:table-cell table:style-name="Default" table:formula="of:=IF(ISNUMBER(SEARCH([.I106];[.J106]));1;0)" office:value-type="float" office:value="1" calcext:value-type="float">
            <text:p>1</text:p>
          </table:table-cell>
          <table:table-cell table:style-name="Default" office:value-type="string" calcext:value-type="string">
            <text:p>Rf8 (0)</text:p>
          </table:table-cell>
          <table:table-cell table:style-name="Default" table:formula="of:=IF(ISNUMBER(SEARCH([.I106];[.L106]));1;0)" office:value-type="float" office:value="0" calcext:value-type="float">
            <text:p>0</text:p>
          </table:table-cell>
          <table:table-cell table:style-name="Default" office:value-type="string" calcext:value-type="string">
            <text:p>Rf8 (0)</text:p>
          </table:table-cell>
          <table:table-cell table:formula="of:=IF(ISNUMBER(SEARCH([.I106];[.N10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7692307" calcext:value-type="float">
            <text:p>1,7692307</text:p>
          </table:table-cell>
          <table:table-cell table:style-name="Default" office:value-type="float" office:value="-1.3988959" calcext:value-type="float">
            <text:p>-1,3988959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6923077" calcext:value-type="float">
            <text:p>0,6923077</text:p>
          </table:table-cell>
          <table:table-cell table:style-name="Default" office:value-type="string" calcext:value-type="string">
            <text:p>(0.39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1)</text:p>
          </table:table-cell>
          <table:table-cell table:style-name="Default" table:formula="of:=IF(ISNUMBER(SEARCH([.I107];[.J10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83)</text:p>
          </table:table-cell>
          <table:table-cell table:style-name="Default" table:formula="of:=IF(ISNUMBER(SEARCH([.I107];[.L107]));1;0)" office:value-type="float" office:value="1" calcext:value-type="float">
            <text:p>1</text:p>
          </table:table-cell>
          <table:table-cell table:style-name="Default" office:value-type="string" calcext:value-type="string">
            <text:p>h3 (0)</text:p>
          </table:table-cell>
          <table:table-cell table:formula="of:=IF(ISNUMBER(SEARCH([.I107];[.N10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3.129604" calcext:value-type="float">
            <text:p>3,1296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4685321" calcext:value-type="float">
            <text:p>0,14685321</text:p>
          </table:table-cell>
          <table:table-cell table:style-name="Default" office:value-type="string" calcext:value-type="string">
            <text:p>(1.69) - Tal</text:p>
          </table:table-cell>
          <table:table-cell table:style-name="ce72" office:value-type="string" calcext:value-type="string">
            <text:p>f6</text:p>
          </table:table-cell>
          <table:table-cell table:style-name="Default" office:value-type="string" calcext:value-type="string">
            <text:p>Rb2 (0)</text:p>
          </table:table-cell>
          <table:table-cell table:style-name="Default" table:formula="of:=IF(ISNUMBER(SEARCH([.I108];[.J108]));1;0)" office:value-type="float" office:value="0" calcext:value-type="float">
            <text:p>0</text:p>
          </table:table-cell>
          <table:table-cell table:style-name="Default" office:value-type="string" calcext:value-type="string">
            <text:p>Qg4 (0)</text:p>
          </table:table-cell>
          <table:table-cell table:style-name="Default" table:formula="of:=IF(ISNUMBER(SEARCH([.I108];[.L108]));1;0)" office:value-type="float" office:value="0" calcext:value-type="float">
            <text:p>0</text:p>
          </table:table-cell>
          <table:table-cell table:style-name="Default" office:value-type="string" calcext:value-type="string">
            <text:p>Kh1 (0)</text:p>
          </table:table-cell>
          <table:table-cell table:formula="of:=IF(ISNUMBER(SEARCH([.I108];[.N10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25" calcext:value-type="float">
            <text:p>0,925</text:p>
          </table:table-cell>
          <table:table-cell table:style-name="Default" office:value-type="float" office:value="2.7514036" calcext:value-type="float">
            <text:p>2,751403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-0.27777767" calcext:value-type="float">
            <text:p>-0,27777767</text:p>
          </table:table-cell>
          <table:table-cell table:style-name="Default" office:value-type="string" calcext:value-type="string">
            <text:p>(1.41) - Tal</text:p>
          </table:table-cell>
          <table:table-cell table:style-name="ce72" office:value-type="string" calcext:value-type="string">
            <text:p>Qg4</text:p>
          </table:table-cell>
          <table:table-cell table:style-name="Default" office:value-type="string" calcext:value-type="string">
            <text:p>Qh5 (0)</text:p>
          </table:table-cell>
          <table:table-cell table:style-name="Default" table:formula="of:=IF(ISNUMBER(SEARCH([.I109];[.J109]));1;0)" office:value-type="float" office:value="0" calcext:value-type="float">
            <text:p>0</text:p>
          </table:table-cell>
          <table:table-cell table:style-name="Default" office:value-type="string" calcext:value-type="string">
            <text:p>Qh5 (0)</text:p>
          </table:table-cell>
          <table:table-cell table:style-name="Default" table:formula="of:=IF(ISNUMBER(SEARCH([.I109];[.L109]));1;0)" office:value-type="float" office:value="0" calcext:value-type="float">
            <text:p>0</text:p>
          </table:table-cell>
          <table:table-cell table:style-name="Default" office:value-type="string" calcext:value-type="string">
            <text:p>Qh5 (0)</text:p>
          </table:table-cell>
          <table:table-cell table:formula="of:=IF(ISNUMBER(SEARCH([.I109];[.N10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,97333336</text:p>
          </table:table-cell>
          <table:table-cell table:style-name="Default" office:value-type="float" office:value="1.8125" calcext:value-type="float">
            <text:p>1,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,07738094</text:p>
          </table:table-cell>
          <table:table-cell table:style-name="Default" office:value-type="float" office:value="0.64835167" calcext:value-type="float">
            <text:p>0,64835167</text:p>
          </table:table-cell>
          <table:table-cell table:style-name="Default" office:value-type="string" calcext:value-type="string">
            <text:p>(1.28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Nf5 (93)</text:p>
          </table:table-cell>
          <table:table-cell table:style-name="Default" table:formula="of:=IF(ISNUMBER(SEARCH([.I110];[.J110]));1;0)" office:value-type="float" office:value="1" calcext:value-type="float">
            <text:p>1</text:p>
          </table:table-cell>
          <table:table-cell table:style-name="Default" office:value-type="string" calcext:value-type="string">
            <text:p>Rhf4 (0)</text:p>
          </table:table-cell>
          <table:table-cell table:style-name="Default" table:formula="of:=IF(ISNUMBER(SEARCH([.I110];[.L110]));1;0)" office:value-type="float" office:value="0" calcext:value-type="float">
            <text:p>0</text:p>
          </table:table-cell>
          <table:table-cell table:style-name="Default" office:value-type="string" calcext:value-type="string">
            <text:p>Rhf4 (0)</text:p>
          </table:table-cell>
          <table:table-cell table:formula="of:=IF(ISNUMBER(SEARCH([.I110];[.N11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13.410569" calcext:value-type="float">
            <text:p>13,41056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.7) - Tal</text:p>
          </table:table-cell>
          <table:table-cell table:style-name="ce72" office:value-type="string" calcext:value-type="string">
            <text:p>Ng2</text:p>
          </table:table-cell>
          <table:table-cell table:style-name="Default" office:value-type="string" calcext:value-type="string">
            <text:p>Nh5 (0)</text:p>
          </table:table-cell>
          <table:table-cell table:style-name="Default" table:formula="of:=IF(ISNUMBER(SEARCH([.I111];[.J111]));1;0)" office:value-type="float" office:value="0" calcext:value-type="float">
            <text:p>0</text:p>
          </table:table-cell>
          <table:table-cell table:style-name="Default" office:value-type="string" calcext:value-type="string">
            <text:p>f3 (0)</text:p>
          </table:table-cell>
          <table:table-cell table:style-name="Default" table:formula="of:=IF(ISNUMBER(SEARCH([.I111];[.L111]));1;0)" office:value-type="float" office:value="0" calcext:value-type="float">
            <text:p>0</text:p>
          </table:table-cell>
          <table:table-cell table:style-name="Default" office:value-type="string" calcext:value-type="string">
            <text:p>Nh5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0.84615386" calcext:value-type="float">
            <text:p>0,84615386</text:p>
          </table:table-cell>
          <table:table-cell table:style-name="Default" office:value-type="float" office:value="1.383325" calcext:value-type="float">
            <text:p>1,38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0.64) - Tal</text:p>
          </table:table-cell>
          <table:table-cell table:style-name="ce72" office:value-type="string" calcext:value-type="string">
            <text:p>b6</text:p>
          </table:table-cell>
          <table:table-cell table:style-name="Default" office:value-type="string" calcext:value-type="string">
            <text:p>Qa5 (0)</text:p>
          </table:table-cell>
          <table:table-cell table:style-name="Default" table:formula="of:=IF(ISNUMBER(SEARCH([.I112];[.J112]));1;0)" office:value-type="float" office:value="0" calcext:value-type="float">
            <text:p>0</text:p>
          </table:table-cell>
          <table:table-cell table:style-name="Default" office:value-type="string" calcext:value-type="string">
            <text:p>Qa5 (0)</text:p>
          </table:table-cell>
          <table:table-cell table:style-name="Default" table:formula="of:=IF(ISNUMBER(SEARCH([.I112];[.L112]));1;0)" office:value-type="float" office:value="0" calcext:value-type="float">
            <text:p>0</text:p>
          </table:table-cell>
          <table:table-cell table:style-name="Default" office:value-type="string" calcext:value-type="string">
            <text:p>Qa5 (0)</text:p>
          </table:table-cell>
          <table:table-cell table:formula="of:=IF(ISNUMBER(SEARCH([.I112];[.N11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,93835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7.7055593" calcext:value-type="float">
            <text:p>7,7055593</text:p>
          </table:table-cell>
          <table:table-cell table:style-name="Default" office:value-type="float" office:value="0.0044642836" calcext:value-type="float">
            <text:p>0,0044642836</text:p>
          </table:table-cell>
          <table:table-cell table:style-name="Default" office:value-type="float" office:value="0.07692289" calcext:value-type="float">
            <text:p>0,07692289</text:p>
          </table:table-cell>
          <table:table-cell table:style-name="Default" office:value-type="string" calcext:value-type="string">
            <text:p>(3.83) - Tal</text:p>
          </table:table-cell>
          <table:table-cell table:style-name="ce72" office:value-type="string" calcext:value-type="string">
            <text:p>Re3</text:p>
          </table:table-cell>
          <table:table-cell table:style-name="Default" office:value-type="string" calcext:value-type="string">
            <text:p>Re3 (93)</text:p>
          </table:table-cell>
          <table:table-cell table:style-name="Default" table:formula="of:=IF(ISNUMBER(SEARCH([.I113];[.J113]));1;0)" office:value-type="float" office:value="1" calcext:value-type="float">
            <text:p>1</text:p>
          </table:table-cell>
          <table:table-cell table:style-name="Default" office:value-type="string" calcext:value-type="string">
            <text:p>Re3 (75)</text:p>
          </table:table-cell>
          <table:table-cell table:style-name="Default" table:formula="of:=IF(ISNUMBER(SEARCH([.I113];[.L113]));1;0)" office:value-type="float" office:value="1" calcext:value-type="float">
            <text:p>1</text:p>
          </table:table-cell>
          <table:table-cell table:style-name="Default" office:value-type="string" calcext:value-type="string">
            <text:p>Re3 (62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,1578947</text:p>
          </table:table-cell>
          <table:table-cell table:style-name="Default" office:value-type="float" office:value="3.9073355" calcext:value-type="float">
            <text:p>3,90733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2.1) - Tal</text:p>
          </table:table-cell>
          <table:table-cell table:style-name="ce72" office:value-type="string" calcext:value-type="string">
            <text:p>Ng5</text:p>
          </table:table-cell>
          <table:table-cell table:style-name="Default" office:value-type="string" calcext:value-type="string">
            <text:p>Ng5 (66)</text:p>
          </table:table-cell>
          <table:table-cell table:style-name="Default" table:formula="of:=IF(ISNUMBER(SEARCH([.I114];[.J114]));1;0)" office:value-type="float" office:value="1" calcext:value-type="float">
            <text:p>1</text:p>
          </table:table-cell>
          <table:table-cell table:style-name="Default" office:value-type="string" calcext:value-type="string">
            <text:p>Ng5 (88)</text:p>
          </table:table-cell>
          <table:table-cell table:style-name="Default" table:formula="of:=IF(ISNUMBER(SEARCH([.I114];[.L114]));1;0)" office:value-type="float" office:value="1" calcext:value-type="float">
            <text:p>1</text:p>
          </table:table-cell>
          <table:table-cell table:style-name="Default" office:value-type="string" calcext:value-type="string">
            <text:p>h3 (0)</text:p>
          </table:table-cell>
          <table:table-cell table:formula="of:=IF(ISNUMBER(SEARCH([.I114];[.N11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2.144567" calcext:value-type="float">
            <text:p>2,14456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Rh6</text:p>
          </table:table-cell>
          <table:table-cell table:style-name="Default" office:value-type="string" calcext:value-type="string">
            <text:p>Rh6 (75)</text:p>
          </table:table-cell>
          <table:table-cell table:style-name="Default" table:formula="of:=IF(ISNUMBER(SEARCH([.I115];[.J115]));1;0)" office:value-type="float" office:value="1" calcext:value-type="float">
            <text:p>1</text:p>
          </table:table-cell>
          <table:table-cell table:style-name="Default" office:value-type="string" calcext:value-type="string">
            <text:p>Rh6 (100)</text:p>
          </table:table-cell>
          <table:table-cell table:style-name="Default" table:formula="of:=IF(ISNUMBER(SEARCH([.I115];[.L115]));1;0)" office:value-type="float" office:value="1" calcext:value-type="float">
            <text:p>1</text:p>
          </table:table-cell>
          <table:table-cell table:style-name="Default" office:value-type="string" calcext:value-type="string">
            <text:p>Rh6 (93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833334" calcext:value-type="float">
            <text:p>1,0833334</text:p>
          </table:table-cell>
          <table:table-cell table:style-name="Default" office:value-type="float" office:value="4.8506393" calcext:value-type="float">
            <text:p>4,850639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3296709" calcext:value-type="float">
            <text:p>0,03296709</text:p>
          </table:table-cell>
          <table:table-cell table:style-name="Default" office:value-type="string" calcext:value-type="string">
            <text:p>(2.43) - Tal</text:p>
          </table:table-cell>
          <table:table-cell table:style-name="ce72" office:value-type="string" calcext:value-type="string">
            <text:p>Bh6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116];[.J116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116];[.L116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formula="of:=IF(ISNUMBER(SEARCH([.I116];[.N11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,0380952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2.8188899" calcext:value-type="float">
            <text:p>2,8188899</text:p>
          </table:table-cell>
          <table:table-cell table:style-name="Default" office:value-type="float" office:value="0.020833328" calcext:value-type="float">
            <text:p>0,020833328</text:p>
          </table:table-cell>
          <table:table-cell table:style-name="Default" office:value-type="float" office:value="-0.21818185" calcext:value-type="float">
            <text:p>-0,21818185</text:p>
          </table:table-cell>
          <table:table-cell table:style-name="Default" office:value-type="string" calcext:value-type="string">
            <text:p>(1.46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c4 (0)</text:p>
          </table:table-cell>
          <table:table-cell table:style-name="Default" table:formula="of:=IF(ISNUMBER(SEARCH([.I117];[.J117]));1;0)" office:value-type="float" office:value="0" calcext:value-type="float">
            <text:p>0</text:p>
          </table:table-cell>
          <table:table-cell table:style-name="Default" office:value-type="string" calcext:value-type="string">
            <text:p>Qb8 (74)</text:p>
          </table:table-cell>
          <table:table-cell table:style-name="Default" table:formula="of:=IF(ISNUMBER(SEARCH([.I117];[.L117]));1;0)" office:value-type="float" office:value="1" calcext:value-type="float">
            <text:p>1</text:p>
          </table:table-cell>
          <table:table-cell table:style-name="Default" office:value-type="string" calcext:value-type="string">
            <text:p>Qb8 (63)</text:p>
          </table:table-cell>
          <table:table-cell table:formula="of:=IF(ISNUMBER(SEARCH([.I117];[.N11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0.8181818" calcext:value-type="float">
            <text:p>0,8181818</text:p>
          </table:table-cell>
          <table:table-cell table:style-name="Default" office:value-type="float" office:value="2.3750288" calcext:value-type="float">
            <text:p>2,375028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11) - Tal</text:p>
          </table:table-cell>
          <table:table-cell table:style-name="ce72" office:value-type="string" calcext:value-type="string">
            <text:p>Nb5</text:p>
          </table:table-cell>
          <table:table-cell table:style-name="Default" office:value-type="string" calcext:value-type="string">
            <text:p>Nb5 (100)</text:p>
          </table:table-cell>
          <table:table-cell table:style-name="Default" table:formula="of:=IF(ISNUMBER(SEARCH([.I118];[.J118]));1;0)" office:value-type="float" office:value="1" calcext:value-type="float">
            <text:p>1</text:p>
          </table:table-cell>
          <table:table-cell table:style-name="Default" office:value-type="string" calcext:value-type="string">
            <text:p>Nb5 (77)</text:p>
          </table:table-cell>
          <table:table-cell table:style-name="Default" table:formula="of:=IF(ISNUMBER(SEARCH([.I118];[.L118]));1;0)" office:value-type="float" office:value="1" calcext:value-type="float">
            <text:p>1</text:p>
          </table:table-cell>
          <table:table-cell table:style-name="Default" office:value-type="string" calcext:value-type="string">
            <text:p>Nb5 (83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0.67391306" calcext:value-type="float">
            <text:p>0,67391306</text:p>
          </table:table-cell>
          <table:table-cell table:style-name="Default" office:value-type="float" office:value="4.8608866" calcext:value-type="float">
            <text:p>4,8608866</text:p>
          </table:table-cell>
          <table:table-cell table:style-name="Default" office:value-type="float" office:value="0.054166675" calcext:value-type="float">
            <text:p>0,054166675</text:p>
          </table:table-cell>
          <table:table-cell table:style-name="Default" office:value-type="float" office:value="-0.25454545" calcext:value-type="float">
            <text:p>-0,25454545</text:p>
          </table:table-cell>
          <table:table-cell table:style-name="Default" office:value-type="string" calcext:value-type="string">
            <text:p>(1.89) - Tal</text:p>
          </table:table-cell>
          <table:table-cell table:style-name="ce72" office:value-type="string" calcext:value-type="string">
            <text:p>c5</text:p>
          </table:table-cell>
          <table:table-cell table:style-name="Default" office:value-type="string" calcext:value-type="string">
            <text:p>c5 (93)</text:p>
          </table:table-cell>
          <table:table-cell table:style-name="Default" table:formula="of:=IF(ISNUMBER(SEARCH([.I119];[.J119]));1;0)" office:value-type="float" office:value="1" calcext:value-type="float">
            <text:p>1</text:p>
          </table:table-cell>
          <table:table-cell table:style-name="Default" office:value-type="string" calcext:value-type="string">
            <text:p>c5 (93)</text:p>
          </table:table-cell>
          <table:table-cell table:style-name="Default" table:formula="of:=IF(ISNUMBER(SEARCH([.I119];[.L119]));1;0)" office:value-type="float" office:value="1" calcext:value-type="float">
            <text:p>1</text:p>
          </table:table-cell>
          <table:table-cell table:style-name="Default" office:value-type="string" calcext:value-type="string">
            <text:p>c5 (66)</text:p>
          </table:table-cell>
          <table:table-cell table:formula="of:=IF(ISNUMBER(SEARCH([.I119];[.N11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,94520545</text:p>
          </table:table-cell>
          <table:table-cell table:style-name="Default" office:value-type="float" office:value="1.2368422" calcext:value-type="float">
            <text:p>1,2368422</text:p>
          </table:table-cell>
          <table:table-cell table:style-name="Default" office:value-type="float" office:value="6.74872" calcext:value-type="float">
            <text:p>6,7487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3.57) - Tal</text:p>
          </table:table-cell>
          <table:table-cell table:style-name="ce72" office:value-type="string" calcext:value-type="string">
            <text:p>Qg6+</text:p>
          </table:table-cell>
          <table:table-cell table:style-name="Default" office:value-type="string" calcext:value-type="string">
            <text:p>Qg6+ (83)</text:p>
          </table:table-cell>
          <table:table-cell table:style-name="Default" table:formula="of:=IF(ISNUMBER(SEARCH([.I120];[.J120]));1;0)" office:value-type="float" office:value="1" calcext:value-type="float">
            <text:p>1</text:p>
          </table:table-cell>
          <table:table-cell table:style-name="Default" office:value-type="string" calcext:value-type="string">
            <text:p>Qg6+ (79)</text:p>
          </table:table-cell>
          <table:table-cell table:style-name="Default" table:formula="of:=IF(ISNUMBER(SEARCH([.I120];[.L120]));1;0)" office:value-type="float" office:value="1" calcext:value-type="float">
            <text:p>1</text:p>
          </table:table-cell>
          <table:table-cell table:style-name="Default" office:value-type="string" calcext:value-type="string">
            <text:p>Qg6+ (88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,9692308</text:p>
          </table:table-cell>
          <table:table-cell table:style-name="Default" office:value-type="float" office:value="1.1794872" calcext:value-type="float">
            <text:p>1,1794872</text:p>
          </table:table-cell>
          <table:table-cell table:style-name="Default" office:value-type="float" office:value="2.8382876" calcext:value-type="float">
            <text:p>2,838287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-0.044871807" calcext:value-type="float">
            <text:p>-0,044871807</text:p>
          </table:table-cell>
          <table:table-cell table:style-name="Default" office:value-type="string" calcext:value-type="string">
            <text:p>(1.6) - Tal</text:p>
          </table:table-cell>
          <table:table-cell table:style-name="ce72" office:value-type="string" calcext:value-type="string">
            <text:p>Rd5</text:p>
          </table:table-cell>
          <table:table-cell table:style-name="Default" office:value-type="string" calcext:value-type="string">
            <text:p>g5 (0)</text:p>
          </table:table-cell>
          <table:table-cell table:style-name="Default" table:formula="of:=IF(ISNUMBER(SEARCH([.I121];[.J121]));1;0)" office:value-type="float" office:value="0" calcext:value-type="float">
            <text:p>0</text:p>
          </table:table-cell>
          <table:table-cell table:style-name="Default" office:value-type="string" calcext:value-type="string">
            <text:p>g5 (0)</text:p>
          </table:table-cell>
          <table:table-cell table:style-name="Default" table:formula="of:=IF(ISNUMBER(SEARCH([.I121];[.L121]));1;0)" office:value-type="float" office:value="0" calcext:value-type="float">
            <text:p>0</text:p>
          </table:table-cell>
          <table:table-cell table:style-name="Default" office:value-type="string" calcext:value-type="string">
            <text:p>g5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017155" calcext:value-type="float">
            <text:p>4,0171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6666675" calcext:value-type="float">
            <text:p>0,16666675</text:p>
          </table:table-cell>
          <table:table-cell table:style-name="Default" office:value-type="string" calcext:value-type="string">
            <text:p>(2.03) - Tal</text:p>
          </table:table-cell>
          <table:table-cell table:style-name="ce72" office:value-type="string" calcext:value-type="string">
            <text:p>Rc5</text:p>
          </table:table-cell>
          <table:table-cell table:style-name="Default" office:value-type="string" calcext:value-type="string">
            <text:p>Nfe5 (0)</text:p>
          </table:table-cell>
          <table:table-cell table:style-name="Default" table:formula="of:=IF(ISNUMBER(SEARCH([.I122];[.J122]));1;0)" office:value-type="float" office:value="0" calcext:value-type="float">
            <text:p>0</text:p>
          </table:table-cell>
          <table:table-cell table:style-name="Default" office:value-type="string" calcext:value-type="string">
            <text:p>Rc5 (72)</text:p>
          </table:table-cell>
          <table:table-cell table:style-name="Default" table:formula="of:=IF(ISNUMBER(SEARCH([.I122];[.L122]));1;0)" office:value-type="float" office:value="1" calcext:value-type="float">
            <text:p>1</text:p>
          </table:table-cell>
          <table:table-cell table:style-name="Default" office:value-type="string" calcext:value-type="string">
            <text:p>Rc5 (65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0.9512195" calcext:value-type="float">
            <text:p>0,9512195</text:p>
          </table:table-cell>
          <table:table-cell table:style-name="Default" office:value-type="float" office:value="1.5014051" calcext:value-type="float">
            <text:p>1,5014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82) - Tal</text:p>
          </table:table-cell>
          <table:table-cell table:style-name="ce72" office:value-type="string" calcext:value-type="string">
            <text:p>Rh4</text:p>
          </table:table-cell>
          <table:table-cell table:style-name="Default" office:value-type="string" calcext:value-type="string">
            <text:p>Nf2 (0)</text:p>
          </table:table-cell>
          <table:table-cell table:style-name="Default" table:formula="of:=IF(ISNUMBER(SEARCH([.I123];[.J123]));1;0)" office:value-type="float" office:value="0" calcext:value-type="float">
            <text:p>0</text:p>
          </table:table-cell>
          <table:table-cell table:style-name="Default" office:value-type="string" calcext:value-type="string">
            <text:p>Nf2 (0)</text:p>
          </table:table-cell>
          <table:table-cell table:style-name="Default" table:formula="of:=IF(ISNUMBER(SEARCH([.I123];[.L123]));1;0)" office:value-type="float" office:value="0" calcext:value-type="float">
            <text:p>0</text:p>
          </table:table-cell>
          <table:table-cell table:style-name="Default" office:value-type="string" calcext:value-type="string">
            <text:p>Nf2 (0)</text:p>
          </table:table-cell>
          <table:table-cell table:formula="of:=IF(ISNUMBER(SEARCH([.I123];[.N12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3.814821" calcext:value-type="float">
            <text:p>3,81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1.8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65)</text:p>
          </table:table-cell>
          <table:table-cell table:style-name="Default" table:formula="of:=IF(ISNUMBER(SEARCH([.I124];[.J124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style-name="Default" table:formula="of:=IF(ISNUMBER(SEARCH([.I124];[.L124]));1;0)" office:value-type="float" office:value="1" calcext:value-type="float">
            <text:p>1</text:p>
          </table:table-cell>
          <table:table-cell table:style-name="Default" office:value-type="string" calcext:value-type="string">
            <text:p>g4 (85)</text:p>
          </table:table-cell>
          <table:table-cell table:formula="of:=IF(ISNUMBER(SEARCH([.I124];[.N12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,0571429</text:p>
          </table:table-cell>
          <table:table-cell table:style-name="Default" office:value-type="float" office:value="5.2472405" calcext:value-type="float">
            <text:p>5,2472405</text:p>
          </table:table-cell>
          <table:table-cell table:style-name="Default" office:value-type="float" office:value="-0.18095239" calcext:value-type="float">
            <text:p>-0,18095239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65)</text:p>
          </table:table-cell>
          <table:table-cell table:style-name="Default" table:formula="of:=IF(ISNUMBER(SEARCH([.I125];[.J125]));1;0)" office:value-type="float" office:value="1" calcext:value-type="float">
            <text:p>1</text:p>
          </table:table-cell>
          <table:table-cell table:style-name="Default" office:value-type="string" calcext:value-type="string">
            <text:p>g4 (77)</text:p>
          </table:table-cell>
          <table:table-cell table:style-name="Default" table:formula="of:=IF(ISNUMBER(SEARCH([.I125];[.L125]));1;0)" office:value-type="float" office:value="1" calcext:value-type="float">
            <text:p>1</text:p>
          </table:table-cell>
          <table:table-cell table:style-name="Default" office:value-type="string" calcext:value-type="string">
            <text:p>g4 (65)</text:p>
          </table:table-cell>
          <table:table-cell table:formula="of:=IF(ISNUMBER(SEARCH([.I125];[.N12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,9882353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-0.8714316" calcext:value-type="float">
            <text:p>-0,8714316</text:p>
          </table:table-cell>
          <table:table-cell table:style-name="Default" office:value-type="float" office:value="-0.027777776" calcext:value-type="float">
            <text:p>-0,027777776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Qg3</text:p>
          </table:table-cell>
          <table:table-cell table:style-name="Default" office:value-type="string" calcext:value-type="string">
            <text:p>Qg3 (100)</text:p>
          </table:table-cell>
          <table:table-cell table:style-name="Default" table:formula="of:=IF(ISNUMBER(SEARCH([.I126];[.J126]));1;0)" office:value-type="float" office:value="1" calcext:value-type="float">
            <text:p>1</text:p>
          </table:table-cell>
          <table:table-cell table:style-name="Default" office:value-type="string" calcext:value-type="string">
            <text:p>Qg3 (100)</text:p>
          </table:table-cell>
          <table:table-cell table:style-name="Default" table:formula="of:=IF(ISNUMBER(SEARCH([.I126];[.L126]));1;0)" office:value-type="float" office:value="1" calcext:value-type="float">
            <text:p>1</text:p>
          </table:table-cell>
          <table:table-cell table:style-name="Default" office:value-type="string" calcext:value-type="string">
            <text:p>Qg3 (100)</text:p>
          </table:table-cell>
          <table:table-cell table:formula="of:=IF(ISNUMBER(SEARCH([.I126];[.N12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,173913</text:p>
          </table:table-cell>
          <table:table-cell table:style-name="Default" office:value-type="float" office:value="6.0801373" calcext:value-type="float">
            <text:p>6,0801373</text:p>
          </table:table-cell>
          <table:table-cell table:style-name="Default" office:value-type="float" office:value="0.029166669" calcext:value-type="float">
            <text:p>0,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21) - Tal</text:p>
          </table:table-cell>
          <table:table-cell table:style-name="ce72" office:value-type="string" calcext:value-type="string">
            <text:p>Rh3</text:p>
          </table:table-cell>
          <table:table-cell table:style-name="Default" office:value-type="string" calcext:value-type="string">
            <text:p>Rh3 (69)</text:p>
          </table:table-cell>
          <table:table-cell table:style-name="Default" table:formula="of:=IF(ISNUMBER(SEARCH([.I127];[.J127]));1;0)" office:value-type="float" office:value="1" calcext:value-type="float">
            <text:p>1</text:p>
          </table:table-cell>
          <table:table-cell table:style-name="Default" office:value-type="string" calcext:value-type="string">
            <text:p>Rh3 (79)</text:p>
          </table:table-cell>
          <table:table-cell table:style-name="Default" table:formula="of:=IF(ISNUMBER(SEARCH([.I127];[.L127]));1;0)" office:value-type="float" office:value="1" calcext:value-type="float">
            <text:p>1</text:p>
          </table:table-cell>
          <table:table-cell table:style-name="Default" office:value-type="string" calcext:value-type="string">
            <text:p>Rh3 (65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358975" calcext:value-type="float">
            <text:p>1,4358975</text:p>
          </table:table-cell>
          <table:table-cell table:style-name="Default" office:value-type="float" office:value="3.5298142" calcext:value-type="float">
            <text:p>3,5298142</text:p>
          </table:table-cell>
          <table:table-cell table:style-name="Default" office:value-type="float" office:value="0.058333322" calcext:value-type="float">
            <text:p>0,058333322</text:p>
          </table:table-cell>
          <table:table-cell table:style-name="Default" office:value-type="float" office:value="0.3560605" calcext:value-type="float">
            <text:p>0,3560605</text:p>
          </table:table-cell>
          <table:table-cell table:style-name="Default" office:value-type="string" calcext:value-type="string">
            <text:p>(2.17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66)</text:p>
          </table:table-cell>
          <table:table-cell table:style-name="Default" table:formula="of:=IF(ISNUMBER(SEARCH([.I128];[.J128]));1;0)" office:value-type="float" office:value="1" calcext:value-type="float">
            <text:p>1</text:p>
          </table:table-cell>
          <table:table-cell table:style-name="Default" office:value-type="string" calcext:value-type="string">
            <text:p>Rf6 (93)</text:p>
          </table:table-cell>
          <table:table-cell table:style-name="Default" table:formula="of:=IF(ISNUMBER(SEARCH([.I128];[.L128]));1;0)" office:value-type="float" office:value="1" calcext:value-type="float">
            <text:p>1</text:p>
          </table:table-cell>
          <table:table-cell table:style-name="Default" office:value-type="string" calcext:value-type="string">
            <text:p>Rf6 (72)</text:p>
          </table:table-cell>
          <table:table-cell table:formula="of:=IF(ISNUMBER(SEARCH([.I128];[.N12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2/6k1/p2p4/3P4/8/1BN3P1/PPP4P/7K b - - 0 1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,97959185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-0.45803875" calcext:value-type="float">
            <text:p>-0,45803875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5555556" calcext:value-type="float">
            <text:p>-0,5555556</text:p>
          </table:table-cell>
          <table:table-cell table:style-name="Default" office:value-type="string" calcext:value-type="string">
            <text:p>(1.39) - Tal</text:p>
          </table:table-cell>
          <table:table-cell table:style-name="ce72" office:value-type="string" calcext:value-type="string">
            <text:p>Rab8</text:p>
          </table:table-cell>
          <table:table-cell table:style-name="Default" office:value-type="string" calcext:value-type="string">
            <text:p>Rab8 (93)</text:p>
          </table:table-cell>
          <table:table-cell table:style-name="Default" table:formula="of:=IF(ISNUMBER(SEARCH([.I129];[.J129]));1;0)" office:value-type="float" office:value="1" calcext:value-type="float">
            <text:p>1</text:p>
          </table:table-cell>
          <table:table-cell table:style-name="Default" office:value-type="string" calcext:value-type="string">
            <text:p>Rab8 (93)</text:p>
          </table:table-cell>
          <table:table-cell table:style-name="Default" table:formula="of:=IF(ISNUMBER(SEARCH([.I129];[.L129]));1;0)" office:value-type="float" office:value="1" calcext:value-type="float">
            <text:p>1</text:p>
          </table:table-cell>
          <table:table-cell table:style-name="Default" office:value-type="string" calcext:value-type="string">
            <text:p>Rab8 (8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7.7596273" calcext:value-type="float">
            <text:p>7,759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,20000005</text:p>
          </table:table-cell>
          <table:table-cell table:style-name="Default" office:value-type="string" calcext:value-type="string">
            <text:p>(4.04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73)</text:p>
          </table:table-cell>
          <table:table-cell table:style-name="Default" table:formula="of:=IF(ISNUMBER(SEARCH([.I130];[.J130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4)</text:p>
          </table:table-cell>
          <table:table-cell table:style-name="Default" table:formula="of:=IF(ISNUMBER(SEARCH([.I130];[.L130]));1;0)" office:value-type="float" office:value="1" calcext:value-type="float">
            <text:p>1</text:p>
          </table:table-cell>
          <table:table-cell table:style-name="Default" office:value-type="string" calcext:value-type="string">
            <text:p>Rad1 (0)</text:p>
          </table:table-cell>
          <table:table-cell table:formula="of:=IF(ISNUMBER(SEARCH([.I130];[.N13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,0789474</text:p>
          </table:table-cell>
          <table:table-cell table:style-name="Default" office:value-type="float" office:value="1.1615331" calcext:value-type="float">
            <text:p>1,1615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68) - Tal</text:p>
          </table:table-cell>
          <table:table-cell table:style-name="ce72" office:value-type="string" calcext:value-type="string">
            <text:p>Rae8</text:p>
          </table:table-cell>
          <table:table-cell table:style-name="Default" office:value-type="string" calcext:value-type="string">
            <text:p>Rae8 (93)</text:p>
          </table:table-cell>
          <table:table-cell table:style-name="Default" table:formula="of:=IF(ISNUMBER(SEARCH([.I131];[.J131]));1;0)" office:value-type="float" office:value="1" calcext:value-type="float">
            <text:p>1</text:p>
          </table:table-cell>
          <table:table-cell table:style-name="Default" office:value-type="string" calcext:value-type="string">
            <text:p>b5 (0)</text:p>
          </table:table-cell>
          <table:table-cell table:style-name="Default" table:formula="of:=IF(ISNUMBER(SEARCH([.I131];[.L131]));1;0)" office:value-type="float" office:value="0" calcext:value-type="float">
            <text:p>0</text:p>
          </table:table-cell>
          <table:table-cell table:style-name="Default" office:value-type="string" calcext:value-type="string">
            <text:p>Rae8 (100)</text:p>
          </table:table-cell>
          <table:table-cell table:formula="of:=IF(ISNUMBER(SEARCH([.I131];[.N13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3.79713" calcext:value-type="float">
            <text:p>3,79713</text:p>
          </table:table-cell>
          <table:table-cell table:style-name="Default" office:value-type="float" office:value="-0.21875" calcext:value-type="float">
            <text:p>-0,21875</text:p>
          </table:table-cell>
          <table:table-cell table:style-name="Default" office:value-type="float" office:value="-0.18681312" calcext:value-type="float">
            <text:p>-0,18681312</text:p>
          </table:table-cell>
          <table:table-cell table:style-name="Default" office:value-type="string" calcext:value-type="string">
            <text:p>(1.19) - Tal</text:p>
          </table:table-cell>
          <table:table-cell table:style-name="ce72" office:value-type="string" calcext:value-type="string">
            <text:p>Qe2</text:p>
          </table:table-cell>
          <table:table-cell table:style-name="Default" office:value-type="string" calcext:value-type="string">
            <text:p>Qe2 (100)</text:p>
          </table:table-cell>
          <table:table-cell table:style-name="Default" table:formula="of:=IF(ISNUMBER(SEARCH([.I132];[.J132]));1;0)" office:value-type="float" office:value="1" calcext:value-type="float">
            <text:p>1</text:p>
          </table:table-cell>
          <table:table-cell table:style-name="Default" office:value-type="string" calcext:value-type="string">
            <text:p>Qe2 (88)</text:p>
          </table:table-cell>
          <table:table-cell table:style-name="Default" table:formula="of:=IF(ISNUMBER(SEARCH([.I132];[.L132]));1;0)" office:value-type="float" office:value="1" calcext:value-type="float">
            <text:p>1</text:p>
          </table:table-cell>
          <table:table-cell table:style-name="Default" office:value-type="string" calcext:value-type="string">
            <text:p>Qe2 (64)</text:p>
          </table:table-cell>
          <table:table-cell table:formula="of:=IF(ISNUMBER(SEARCH([.I132];[.N13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2p1brpp/p1nqbp2/P2pp3/BP6/2P1BN2/1P3PPP/R2QR1K1 w - - 0 1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.7739234" calcext:value-type="float">
            <text:p>2,773923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68) - Tal</text:p>
          </table:table-cell>
          <table:table-cell table:style-name="ce72" office:value-type="string" calcext:value-type="string">
            <text:p>Rc1</text:p>
          </table:table-cell>
          <table:table-cell table:style-name="Default" office:value-type="string" calcext:value-type="string">
            <text:p>h3 (0)</text:p>
          </table:table-cell>
          <table:table-cell table:style-name="Default" table:formula="of:=IF(ISNUMBER(SEARCH([.I133];[.J133]));1;0)" office:value-type="float" office:value="0" calcext:value-type="float">
            <text:p>0</text:p>
          </table:table-cell>
          <table:table-cell table:style-name="Default" office:value-type="string" calcext:value-type="string">
            <text:p>Rc1 (100)</text:p>
          </table:table-cell>
          <table:table-cell table:style-name="Default" table:formula="of:=IF(ISNUMBER(SEARCH([.I133];[.L133]));1;0)" office:value-type="float" office:value="1" calcext:value-type="float">
            <text:p>1</text:p>
          </table:table-cell>
          <table:table-cell table:style-name="Default" office:value-type="string" calcext:value-type="string">
            <text:p>Rc1 (100)</text:p>
          </table:table-cell>
          <table:table-cell table:formula="of:=IF(ISNUMBER(SEARCH([.I133];[.N13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1.2058823" calcext:value-type="float">
            <text:p>1,2058823</text:p>
          </table:table-cell>
          <table:table-cell table:style-name="Default" office:value-type="float" office:value="12.196037" calcext:value-type="float">
            <text:p>12,196037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0.5999999" calcext:value-type="float">
            <text:p>0,5999999</text:p>
          </table:table-cell>
          <table:table-cell table:style-name="Default" office:value-type="string" calcext:value-type="string">
            <text:p>(5.98) - Tal</text:p>
          </table:table-cell>
          <table:table-cell table:style-name="ce72" office:value-type="string" calcext:value-type="string">
            <text:p>e3</text:p>
          </table:table-cell>
          <table:table-cell table:style-name="Default" office:value-type="string" calcext:value-type="string">
            <text:p>e3 (64)</text:p>
          </table:table-cell>
          <table:table-cell table:style-name="Default" table:formula="of:=IF(ISNUMBER(SEARCH([.I134];[.J134]));1;0)" office:value-type="float" office:value="1" calcext:value-type="float">
            <text:p>1</text:p>
          </table:table-cell>
          <table:table-cell table:style-name="Default" office:value-type="string" calcext:value-type="string">
            <text:p>e3 (65)</text:p>
          </table:table-cell>
          <table:table-cell table:style-name="Default" table:formula="of:=IF(ISNUMBER(SEARCH([.I134];[.L134]));1;0)" office:value-type="float" office:value="1" calcext:value-type="float">
            <text:p>1</text:p>
          </table:table-cell>
          <table:table-cell table:style-name="Default" office:value-type="string" calcext:value-type="string">
            <text:p>e3 (64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,0307692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3875294" calcext:value-type="float">
            <text:p>1,387529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15934062" calcext:value-type="float">
            <text:p>0,15934062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Rh2+</text:p>
          </table:table-cell>
          <table:table-cell table:style-name="Default" office:value-type="string" calcext:value-type="string">
            <text:p>Kh8 (0)</text:p>
          </table:table-cell>
          <table:table-cell table:style-name="Default" table:formula="of:=IF(ISNUMBER(SEARCH([.I135];[.J135]));1;0)" office:value-type="float" office:value="0" calcext:value-type="float">
            <text:p>0</text:p>
          </table:table-cell>
          <table:table-cell table:style-name="Default" office:value-type="string" calcext:value-type="string">
            <text:p>Rh2+ (65)</text:p>
          </table:table-cell>
          <table:table-cell table:style-name="Default" table:formula="of:=IF(ISNUMBER(SEARCH([.I135];[.L135]));1;0)" office:value-type="float" office:value="1" calcext:value-type="float">
            <text:p>1</text:p>
          </table:table-cell>
          <table:table-cell table:style-name="Default" office:value-type="string" calcext:value-type="string">
            <text:p>a6 (0)</text:p>
          </table:table-cell>
          <table:table-cell table:formula="of:=IF(ISNUMBER(SEARCH([.I135];[.N13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4071486" calcext:value-type="float">
            <text:p>2,407148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0) - Tal</text:p>
          </table:table-cell>
          <table:table-cell table:style-name="ce72" office:value-type="string" calcext:value-type="string">
            <text:p>Nd5</text:p>
          </table:table-cell>
          <table:table-cell table:style-name="Default" office:value-type="string" calcext:value-type="string">
            <text:p>Nd5 (67)</text:p>
          </table:table-cell>
          <table:table-cell table:style-name="Default" table:formula="of:=IF(ISNUMBER(SEARCH([.I136];[.J136]));1;0)" office:value-type="float" office:value="1" calcext:value-type="float">
            <text:p>1</text:p>
          </table:table-cell>
          <table:table-cell table:style-name="Default" office:value-type="string" calcext:value-type="string">
            <text:p>Nd5 (64)</text:p>
          </table:table-cell>
          <table:table-cell table:style-name="Default" table:formula="of:=IF(ISNUMBER(SEARCH([.I136];[.L136]));1;0)" office:value-type="float" office:value="1" calcext:value-type="float">
            <text:p>1</text:p>
          </table:table-cell>
          <table:table-cell table:style-name="Default" office:value-type="string" calcext:value-type="string">
            <text:p>Qe3 (0)</text:p>
          </table:table-cell>
          <table:table-cell table:formula="of:=IF(ISNUMBER(SEARCH([.I136];[.N13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9.018466" calcext:value-type="float">
            <text:p>9,018466</text:p>
          </table:table-cell>
          <table:table-cell table:style-name="Default" office:value-type="float" office:value="-0.024999991" calcext:value-type="float">
            <text:p>-0,024999991</text:p>
          </table:table-cell>
          <table:table-cell table:style-name="Default" office:value-type="float" office:value="-0.6346154" calcext:value-type="float">
            <text:p>-0,6346154</text:p>
          </table:table-cell>
          <table:table-cell table:style-name="Default" office:value-type="string" calcext:value-type="string">
            <text:p>(4.6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3 (64)</text:p>
          </table:table-cell>
          <table:table-cell table:style-name="Default" table:formula="of:=IF(ISNUMBER(SEARCH([.I137];[.J137]));1;0)" office:value-type="float" office:value="1" calcext:value-type="float">
            <text:p>1</text:p>
          </table:table-cell>
          <table:table-cell table:style-name="Default" office:value-type="string" calcext:value-type="string">
            <text:p>Bh6 (0)</text:p>
          </table:table-cell>
          <table:table-cell table:style-name="Default" table:formula="of:=IF(ISNUMBER(SEARCH([.I137];[.L137]));1;0)" office:value-type="float" office:value="0" calcext:value-type="float">
            <text:p>0</text:p>
          </table:table-cell>
          <table:table-cell table:style-name="Default" office:value-type="string" calcext:value-type="string">
            <text:p>Bh3 (63)</text:p>
          </table:table-cell>
          <table:table-cell table:formula="of:=IF(ISNUMBER(SEARCH([.I137];[.N13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,2894737</text:p>
          </table:table-cell>
          <table:table-cell table:style-name="Default" office:value-type="float" office:value="2.2153277" calcext:value-type="float">
            <text:p>2,2153277</text:p>
          </table:table-cell>
          <table:table-cell table:style-name="Default" office:value-type="float" office:value="-0.050000012" calcext:value-type="float">
            <text:p>-0,050000012</text:p>
          </table:table-cell>
          <table:table-cell table:style-name="Default" office:value-type="float" office:value="-0.29999995" calcext:value-type="float">
            <text:p>-0,29999995</text:p>
          </table:table-cell>
          <table:table-cell table:style-name="Default" office:value-type="string" calcext:value-type="string">
            <text:p>(1.54) - Tal</text:p>
          </table:table-cell>
          <table:table-cell table:style-name="ce72" office:value-type="string" calcext:value-type="string">
            <text:p>Qd3</text:p>
          </table:table-cell>
          <table:table-cell table:style-name="Default" office:value-type="string" calcext:value-type="string">
            <text:p>Qb6 (0)</text:p>
          </table:table-cell>
          <table:table-cell table:style-name="Default" table:formula="of:=IF(ISNUMBER(SEARCH([.I138];[.J138]));1;0)" office:value-type="float" office:value="0" calcext:value-type="float">
            <text:p>0</text:p>
          </table:table-cell>
          <table:table-cell table:style-name="Default" office:value-type="string" calcext:value-type="string">
            <text:p>Qb2 (0)</text:p>
          </table:table-cell>
          <table:table-cell table:style-name="Default" table:formula="of:=IF(ISNUMBER(SEARCH([.I138];[.L138]));1;0)" office:value-type="float" office:value="0" calcext:value-type="float">
            <text:p>0</text:p>
          </table:table-cell>
          <table:table-cell table:style-name="Default" office:value-type="string" calcext:value-type="string">
            <text:p>Qb6 (0)</text:p>
          </table:table-cell>
          <table:table-cell table:formula="of:=IF(ISNUMBER(SEARCH([.I138];[.N13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1.9741415" calcext:value-type="float">
            <text:p>1,9741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hg4</text:p>
          </table:table-cell>
          <table:table-cell table:style-name="Default" office:value-type="string" calcext:value-type="string">
            <text:p>Rd5 (0)</text:p>
          </table:table-cell>
          <table:table-cell table:style-name="Default" table:formula="of:=IF(ISNUMBER(SEARCH([.I139];[.J139]));1;0)" office:value-type="float" office:value="0" calcext:value-type="float">
            <text:p>0</text:p>
          </table:table-cell>
          <table:table-cell table:style-name="Default" office:value-type="string" calcext:value-type="string">
            <text:p>Rd5 (0)</text:p>
          </table:table-cell>
          <table:table-cell table:style-name="Default" table:formula="of:=IF(ISNUMBER(SEARCH([.I139];[.L139]));1;0)" office:value-type="float" office:value="0" calcext:value-type="float">
            <text:p>0</text:p>
          </table:table-cell>
          <table:table-cell table:style-name="Default" office:value-type="string" calcext:value-type="string">
            <text:p>Rd5 (0)</text:p>
          </table:table-cell>
          <table:table-cell table:formula="of:=IF(ISNUMBER(SEARCH([.I139];[.N13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4.562073" calcext:value-type="float">
            <text:p>4,562073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92307687" calcext:value-type="float">
            <text:p>0,92307687</text:p>
          </table:table-cell>
          <table:table-cell table:style-name="Default" office:value-type="string" calcext:value-type="string">
            <text:p>(3.2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3)</text:p>
          </table:table-cell>
          <table:table-cell table:style-name="Default" table:formula="of:=IF(ISNUMBER(SEARCH([.I140];[.J140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6)</text:p>
          </table:table-cell>
          <table:table-cell table:style-name="Default" table:formula="of:=IF(ISNUMBER(SEARCH([.I140];[.L140]));1;0)" office:value-type="float" office:value="1" calcext:value-type="float">
            <text:p>1</text:p>
          </table:table-cell>
          <table:table-cell table:style-name="Default" office:value-type="string" calcext:value-type="string">
            <text:p>Rd1 (0)</text:p>
          </table:table-cell>
          <table:table-cell table:formula="of:=IF(ISNUMBER(SEARCH([.I140];[.N14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2k2r/p2p1ppp/bp6/2pP4/1b2P2q/2N5/PP4PP/R1BQKBNR w KQkq - 0 1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40.587376" calcext:value-type="float">
            <text:p>40,587376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2.8) - Tal</text:p>
          </table:table-cell>
          <table:table-cell table:style-name="ce72" office:value-type="string" calcext:value-type="string">
            <text:p>g3</text:p>
          </table:table-cell>
          <table:table-cell table:style-name="Default" office:value-type="string" calcext:value-type="string">
            <text:p>g3 (79)</text:p>
          </table:table-cell>
          <table:table-cell table:style-name="Default" table:formula="of:=IF(ISNUMBER(SEARCH([.I141];[.J141]));1;0)" office:value-type="float" office:value="1" calcext:value-type="float">
            <text:p>1</text:p>
          </table:table-cell>
          <table:table-cell table:style-name="Default" office:value-type="string" calcext:value-type="string">
            <text:p>Kd2 (0)</text:p>
          </table:table-cell>
          <table:table-cell table:style-name="Default" table:formula="of:=IF(ISNUMBER(SEARCH([.I141];[.L141]));1;0)" office:value-type="float" office:value="0" calcext:value-type="float">
            <text:p>0</text:p>
          </table:table-cell>
          <table:table-cell table:style-name="Default" office:value-type="string" calcext:value-type="string">
            <text:p>Kd2 (0)</text:p>
          </table:table-cell>
          <table:table-cell table:formula="of:=IF(ISNUMBER(SEARCH([.I141];[.N14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,95035464</text:p>
          </table:table-cell>
          <table:table-cell table:style-name="Default" office:value-type="float" office:value="1.5384616" calcext:value-type="float">
            <text:p>1,5384616</text:p>
          </table:table-cell>
          <table:table-cell table:style-name="Default" office:value-type="float" office:value="-0.3544895" calcext:value-type="float">
            <text:p>-0,3544895</text:p>
          </table:table-cell>
          <table:table-cell table:style-name="Default" office:value-type="float" office:value="-0.18333334" calcext:value-type="float">
            <text:p>-0,18333334</text:p>
          </table:table-cell>
          <table:table-cell table:style-name="Default" office:value-type="float" office:value="0.33333325" calcext:value-type="float">
            <text:p>0,33333325</text:p>
          </table:table-cell>
          <table:table-cell table:style-name="Default" office:value-type="string" calcext:value-type="string">
            <text:p>(0.33) - Tal</text:p>
          </table:table-cell>
          <table:table-cell table:style-name="ce72" office:value-type="string" calcext:value-type="string">
            <text:p>Bg5</text:p>
          </table:table-cell>
          <table:table-cell table:style-name="Default" office:value-type="string" calcext:value-type="string">
            <text:p>Bg5 (61)</text:p>
          </table:table-cell>
          <table:table-cell table:style-name="Default" table:formula="of:=IF(ISNUMBER(SEARCH([.I142];[.J142]));1;0)" office:value-type="float" office:value="1" calcext:value-type="float">
            <text:p>1</text:p>
          </table:table-cell>
          <table:table-cell table:style-name="Default" office:value-type="string" calcext:value-type="string">
            <text:p>b4 (0)</text:p>
          </table:table-cell>
          <table:table-cell table:style-name="Default" table:formula="of:=IF(ISNUMBER(SEARCH([.I142];[.L142]));1;0)" office:value-type="float" office:value="0" calcext:value-type="float">
            <text:p>0</text:p>
          </table:table-cell>
          <table:table-cell table:style-name="Default" office:value-type="string" calcext:value-type="string">
            <text:p>b4 (0)</text:p>
          </table:table-cell>
          <table:table-cell table:formula="of:=IF(ISNUMBER(SEARCH([.I142];[.N14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,9058823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float" office:value="-18.2223" calcext:value-type="float">
            <text:p>-18,2223</text:p>
          </table:table-cell>
          <table:table-cell table:style-name="Default" office:value-type="float" office:value="-0.04166667" calcext:value-type="float">
            <text:p>-0,04166667</text:p>
          </table:table-cell>
          <table:table-cell table:style-name="Default" office:value-type="float" office:value="1.8000002" calcext:value-type="float">
            <text:p>1,8000002</text:p>
          </table:table-cell>
          <table:table-cell table:style-name="Default" office:value-type="string" calcext:value-type="string">
            <text:p>(3.5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74)</text:p>
          </table:table-cell>
          <table:table-cell table:style-name="Default" table:formula="of:=IF(ISNUMBER(SEARCH([.I143];[.J143]));1;0)" office:value-type="float" office:value="1" calcext:value-type="float">
            <text:p>1</text:p>
          </table:table-cell>
          <table:table-cell table:style-name="Default" office:value-type="string" calcext:value-type="string">
            <text:p>h4 (85)</text:p>
          </table:table-cell>
          <table:table-cell table:style-name="Default" table:formula="of:=IF(ISNUMBER(SEARCH([.I143];[.L143]));1;0)" office:value-type="float" office:value="1" calcext:value-type="float">
            <text:p>1</text:p>
          </table:table-cell>
          <table:table-cell table:style-name="Default" office:value-type="string" calcext:value-type="string">
            <text:p>h4 (100)</text:p>
          </table:table-cell>
          <table:table-cell table:formula="of:=IF(ISNUMBER(SEARCH([.I143];[.N14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r/pb1nk1b1/1qpNp3/1p1nP1pB/P1pP4/6B1/1P3PPP/R2Q1RK1 b - - 0 1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071428776" calcext:value-type="float">
            <text:p>-0,071428776</text:p>
          </table:table-cell>
          <table:table-cell table:style-name="Default" office:value-type="string" calcext:value-type="string">
            <text:p>(0.3) - Tal</text:p>
          </table:table-cell>
          <table:table-cell table:style-name="ce72" office:value-type="string" calcext:value-type="string">
            <text:p>Rf4</text:p>
          </table:table-cell>
          <table:table-cell table:style-name="Default" office:value-type="string" calcext:value-type="string">
            <text:p>Rf4 (100)</text:p>
          </table:table-cell>
          <table:table-cell table:style-name="Default" table:formula="of:=IF(ISNUMBER(SEARCH([.I144];[.J144]));1;0)" office:value-type="float" office:value="1" calcext:value-type="float">
            <text:p>1</text:p>
          </table:table-cell>
          <table:table-cell table:style-name="Default" office:value-type="string" calcext:value-type="string">
            <text:p>Rf4 (61)</text:p>
          </table:table-cell>
          <table:table-cell table:style-name="Default" table:formula="of:=IF(ISNUMBER(SEARCH([.I144];[.L144]));1;0)" office:value-type="float" office:value="1" calcext:value-type="float">
            <text:p>1</text:p>
          </table:table-cell>
          <table:table-cell table:style-name="Default" office:value-type="string" calcext:value-type="string">
            <text:p>Nf4 (0)</text:p>
          </table:table-cell>
          <table:table-cell table:formula="of:=IF(ISNUMBER(SEARCH([.I144];[.N14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228903" calcext:value-type="float">
            <text:p>1,022890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123809576" calcext:value-type="float">
            <text:p>-0,123809576</text:p>
          </table:table-cell>
          <table:table-cell table:style-name="Default" office:value-type="string" calcext:value-type="string">
            <text:p>(0.53) - Tal</text:p>
          </table:table-cell>
          <table:table-cell table:style-name="ce72" office:value-type="string" calcext:value-type="string">
            <text:p>Qd5</text:p>
          </table:table-cell>
          <table:table-cell table:style-name="Default" office:value-type="string" calcext:value-type="string">
            <text:p>Qd5 (93)</text:p>
          </table:table-cell>
          <table:table-cell table:style-name="Default" table:formula="of:=IF(ISNUMBER(SEARCH([.I145];[.J145]));1;0)" office:value-type="float" office:value="1" calcext:value-type="float">
            <text:p>1</text:p>
          </table:table-cell>
          <table:table-cell table:style-name="Default" office:value-type="string" calcext:value-type="string">
            <text:p>Qd5 (100)</text:p>
          </table:table-cell>
          <table:table-cell table:style-name="Default" table:formula="of:=IF(ISNUMBER(SEARCH([.I145];[.L145]));1;0)" office:value-type="float" office:value="1" calcext:value-type="float">
            <text:p>1</text:p>
          </table:table-cell>
          <table:table-cell table:style-name="Default" office:value-type="string" calcext:value-type="string">
            <text:p>Qd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,8217054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28.464407" calcext:value-type="float">
            <text:p>28,464407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2307694" calcext:value-type="float">
            <text:p>-0,2307694</text:p>
          </table:table-cell>
          <table:table-cell table:style-name="Default" office:value-type="string" calcext:value-type="string">
            <text:p>(14.38) - Tal</text:p>
          </table:table-cell>
          <table:table-cell table:style-name="ce72" office:value-type="string" calcext:value-type="string">
            <text:p>Rg1</text:p>
          </table:table-cell>
          <table:table-cell table:style-name="Default" office:value-type="string" calcext:value-type="string">
            <text:p>Rg1 (65)</text:p>
          </table:table-cell>
          <table:table-cell table:style-name="Default" table:formula="of:=IF(ISNUMBER(SEARCH([.I146];[.J146]));1;0)" office:value-type="float" office:value="1" calcext:value-type="float">
            <text:p>1</text:p>
          </table:table-cell>
          <table:table-cell table:style-name="Default" office:value-type="string" calcext:value-type="string">
            <text:p>h4 (0)</text:p>
          </table:table-cell>
          <table:table-cell table:style-name="Default" table:formula="of:=IF(ISNUMBER(SEARCH([.I146];[.L146]));1;0)" office:value-type="float" office:value="0" calcext:value-type="float">
            <text:p>0</text:p>
          </table:table-cell>
          <table:table-cell table:style-name="Default" office:value-type="string" calcext:value-type="string">
            <text:p>Rg1 (63)</text:p>
          </table:table-cell>
          <table:table-cell table:formula="of:=IF(ISNUMBER(SEARCH([.I146];[.N14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,3513514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-2.1023612" calcext:value-type="float">
            <text:p>-2,1023612</text:p>
          </table:table-cell>
          <table:table-cell table:style-name="Default" office:value-type="float" office:value="0.84000003" calcext:value-type="float">
            <text:p>0,84000003</text:p>
          </table:table-cell>
          <table:table-cell table:style-name="Default" office:value-type="float" office:value="0.0666666" calcext:value-type="float">
            <text:p>0,0666666</text:p>
          </table:table-cell>
          <table:table-cell table:style-name="Default" office:value-type="string" calcext:value-type="string">
            <text:p>(0.54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Kf8 (0)</text:p>
          </table:table-cell>
          <table:table-cell table:style-name="Default" table:formula="of:=IF(ISNUMBER(SEARCH([.I147];[.J147]));1;0)" office:value-type="float" office:value="0" calcext:value-type="float">
            <text:p>0</text:p>
          </table:table-cell>
          <table:table-cell table:style-name="Default" office:value-type="string" calcext:value-type="string">
            <text:p>Kf8 (0)</text:p>
          </table:table-cell>
          <table:table-cell table:style-name="Default" table:formula="of:=IF(ISNUMBER(SEARCH([.I147];[.L147]));1;0)" office:value-type="float" office:value="0" calcext:value-type="float">
            <text:p>0</text:p>
          </table:table-cell>
          <table:table-cell table:style-name="Default" office:value-type="string" calcext:value-type="string">
            <text:p>Kf8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3560605" calcext:value-type="float">
            <text:p>-0,3560605</text:p>
          </table:table-cell>
          <table:table-cell table:style-name="Default" office:value-type="string" calcext:value-type="string">
            <text:p>(0.27) - Tal</text:p>
          </table:table-cell>
          <table:table-cell table:style-name="ce72" office:value-type="string" calcext:value-type="string">
            <text:p>Qd6</text:p>
          </table:table-cell>
          <table:table-cell table:style-name="Default" office:value-type="string" calcext:value-type="string">
            <text:p>Qd6 (85)</text:p>
          </table:table-cell>
          <table:table-cell table:style-name="Default" table:formula="of:=IF(ISNUMBER(SEARCH([.I148];[.J148]));1;0)" office:value-type="float" office:value="1" calcext:value-type="float">
            <text:p>1</text:p>
          </table:table-cell>
          <table:table-cell table:style-name="Default" office:value-type="string" calcext:value-type="string">
            <text:p>Qc7 (0)</text:p>
          </table:table-cell>
          <table:table-cell table:style-name="Default" table:formula="of:=IF(ISNUMBER(SEARCH([.I148];[.L148]));1;0)" office:value-type="float" office:value="0" calcext:value-type="float">
            <text:p>0</text:p>
          </table:table-cell>
          <table:table-cell table:style-name="Default" office:value-type="string" calcext:value-type="string">
            <text:p>Qb8 (0)</text:p>
          </table:table-cell>
          <table:table-cell table:formula="of:=IF(ISNUMBER(SEARCH([.I148];[.N14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float" office:value="6.488348" calcext:value-type="float">
            <text:p>6,48834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string" calcext:value-type="string">
            <text:p>(3.42) - Tal</text:p>
          </table:table-cell>
          <table:table-cell table:style-name="ce72" office:value-type="string" calcext:value-type="string">
            <text:p>Qh5</text:p>
          </table:table-cell>
          <table:table-cell table:style-name="Default" office:value-type="string" calcext:value-type="string">
            <text:p>Qh5 (65)</text:p>
          </table:table-cell>
          <table:table-cell table:style-name="Default" table:formula="of:=IF(ISNUMBER(SEARCH([.I149];[.J149]));1;0)" office:value-type="float" office:value="1" calcext:value-type="float">
            <text:p>1</text:p>
          </table:table-cell>
          <table:table-cell table:style-name="Default" office:value-type="string" calcext:value-type="string">
            <text:p>Qh5 (93)</text:p>
          </table:table-cell>
          <table:table-cell table:style-name="Default" table:formula="of:=IF(ISNUMBER(SEARCH([.I149];[.L149]));1;0)" office:value-type="float" office:value="1" calcext:value-type="float">
            <text:p>1</text:p>
          </table:table-cell>
          <table:table-cell table:style-name="Default" office:value-type="string" calcext:value-type="string">
            <text:p>Qh5 (64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25" calcext:value-type="float">
            <text:p>1,325</text:p>
          </table:table-cell>
          <table:table-cell table:style-name="Default" office:value-type="float" office:value="0.65993243" calcext:value-type="float">
            <text:p>0,6599324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100)</text:p>
          </table:table-cell>
          <table:table-cell table:style-name="Default" table:formula="of:=IF(ISNUMBER(SEARCH([.I150];[.J150]));1;0)" office:value-type="float" office:value="1" calcext:value-type="float">
            <text:p>1</text:p>
          </table:table-cell>
          <table:table-cell table:style-name="Default" office:value-type="string" calcext:value-type="string">
            <text:p>h3 (0)</text:p>
          </table:table-cell>
          <table:table-cell table:style-name="Default" table:formula="of:=IF(ISNUMBER(SEARCH([.I150];[.L150]));1;0)" office:value-type="float" office:value="0" calcext:value-type="float">
            <text:p>0</text:p>
          </table:table-cell>
          <table:table-cell table:style-name="Default" office:value-type="string" calcext:value-type="string">
            <text:p>h3 (0)</text:p>
          </table:table-cell>
          <table:table-cell table:formula="of:=IF(ISNUMBER(SEARCH([.I150];[.N15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5762833" calcext:value-type="float">
            <text:p>1,5762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1.25) - Tal</text:p>
          </table:table-cell>
          <table:table-cell table:style-name="ce72" office:value-type="string" calcext:value-type="string">
            <text:p>Be3</text:p>
          </table:table-cell>
          <table:table-cell table:style-name="Default" office:value-type="string" calcext:value-type="string">
            <text:p>Qe2+ (0)</text:p>
          </table:table-cell>
          <table:table-cell table:style-name="Default" table:formula="of:=IF(ISNUMBER(SEARCH([.I151];[.J151]));1;0)" office:value-type="float" office:value="0" calcext:value-type="float">
            <text:p>0</text:p>
          </table:table-cell>
          <table:table-cell table:style-name="Default" office:value-type="string" calcext:value-type="string">
            <text:p>Be3 (93)</text:p>
          </table:table-cell>
          <table:table-cell table:style-name="Default" table:formula="of:=IF(ISNUMBER(SEARCH([.I151];[.L151]));1;0)" office:value-type="float" office:value="1" calcext:value-type="float">
            <text:p>1</text:p>
          </table:table-cell>
          <table:table-cell table:style-name="Default" office:value-type="string" calcext:value-type="string">
            <text:p>Be3 (85)</text:p>
          </table:table-cell>
          <table:table-cell table:formula="of:=IF(ISNUMBER(SEARCH([.I151];[.N15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,98876405</text:p>
          </table:table-cell>
          <table:table-cell table:style-name="Default" office:value-type="float" office:value="0.8787879" calcext:value-type="float">
            <text:p>0,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,32857144</text:p>
          </table:table-cell>
          <table:table-cell table:style-name="Default" office:value-type="float" office:value="-1.2222223" calcext:value-type="float">
            <text:p>-1,2222223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Qa1</text:p>
          </table:table-cell>
          <table:table-cell table:style-name="Default" office:value-type="string" calcext:value-type="string">
            <text:p>Qb3 (0)</text:p>
          </table:table-cell>
          <table:table-cell table:style-name="Default" table:formula="of:=IF(ISNUMBER(SEARCH([.I152];[.J152]));1;0)" office:value-type="float" office:value="0" calcext:value-type="float">
            <text:p>0</text:p>
          </table:table-cell>
          <table:table-cell table:style-name="Default" office:value-type="string" calcext:value-type="string">
            <text:p>Qb3 (0)</text:p>
          </table:table-cell>
          <table:table-cell table:style-name="Default" table:formula="of:=IF(ISNUMBER(SEARCH([.I152];[.L152]));1;0)" office:value-type="float" office:value="0" calcext:value-type="float">
            <text:p>0</text:p>
          </table:table-cell>
          <table:table-cell table:style-name="Default" office:value-type="string" calcext:value-type="string">
            <text:p>Qb3 (0)</text:p>
          </table:table-cell>
          <table:table-cell table:formula="of:=IF(ISNUMBER(SEARCH([.I152];[.N15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,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844614" calcext:value-type="float">
            <text:p>5,3844614</text:p>
          </table:table-cell>
          <table:table-cell table:style-name="Default" office:value-type="float" office:value="0.114999995" calcext:value-type="float">
            <text:p>0,114999995</text:p>
          </table:table-cell>
          <table:table-cell table:style-name="Default" office:value-type="float" office:value="-0.8928571" calcext:value-type="float">
            <text:p>-0,8928571</text:p>
          </table:table-cell>
          <table:table-cell table:style-name="Default" office:value-type="string" calcext:value-type="string">
            <text:p>(3.16) - Tal</text:p>
          </table:table-cell>
          <table:table-cell table:style-name="ce72" office:value-type="string" calcext:value-type="string">
            <text:p>Kf6</text:p>
          </table:table-cell>
          <table:table-cell table:style-name="Default" office:value-type="string" calcext:value-type="string">
            <text:p>Qf8+ (0)</text:p>
          </table:table-cell>
          <table:table-cell table:style-name="Default" table:formula="of:=IF(ISNUMBER(SEARCH([.I153];[.J153]));1;0)" office:value-type="float" office:value="0" calcext:value-type="float">
            <text:p>0</text:p>
          </table:table-cell>
          <table:table-cell table:style-name="Default" office:value-type="string" calcext:value-type="string">
            <text:p>Kf6 (93)</text:p>
          </table:table-cell>
          <table:table-cell table:style-name="Default" table:formula="of:=IF(ISNUMBER(SEARCH([.I153];[.L153]));1;0)" office:value-type="float" office:value="1" calcext:value-type="float">
            <text:p>1</text:p>
          </table:table-cell>
          <table:table-cell table:style-name="Default" office:value-type="string" calcext:value-type="string">
            <text:p>Kf6 (63)</text:p>
          </table:table-cell>
          <table:table-cell table:formula="of:=IF(ISNUMBER(SEARCH([.I153];[.N15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,9925373</text:p>
          </table:table-cell>
          <table:table-cell table:style-name="Default" office:value-type="float" office:value="0.6938776" calcext:value-type="float">
            <text:p>0,6938776</text:p>
          </table:table-cell>
          <table:table-cell table:style-name="Default" office:value-type="float" office:value="1.9915355" calcext:value-type="float">
            <text:p>1,9915355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-0.4166665" calcext:value-type="float">
            <text:p>-0,4166665</text:p>
          </table:table-cell>
          <table:table-cell table:style-name="Default" office:value-type="string" calcext:value-type="string">
            <text:p>(0.6) - Tal</text:p>
          </table:table-cell>
          <table:table-cell table:style-name="ce72" office:value-type="string" calcext:value-type="string">
            <text:p>Nc7</text:p>
          </table:table-cell>
          <table:table-cell table:style-name="Default" office:value-type="string" calcext:value-type="string">
            <text:p>Nc7 (66)</text:p>
          </table:table-cell>
          <table:table-cell table:style-name="Default" table:formula="of:=IF(ISNUMBER(SEARCH([.I154];[.J154]));1;0)" office:value-type="float" office:value="1" calcext:value-type="float">
            <text:p>1</text:p>
          </table:table-cell>
          <table:table-cell table:style-name="Default" office:value-type="string" calcext:value-type="string">
            <text:p>Nc7 (62)</text:p>
          </table:table-cell>
          <table:table-cell table:style-name="Default" table:formula="of:=IF(ISNUMBER(SEARCH([.I154];[.L154]));1;0)" office:value-type="float" office:value="1" calcext:value-type="float">
            <text:p>1</text:p>
          </table:table-cell>
          <table:table-cell table:style-name="Default" office:value-type="string" calcext:value-type="string">
            <text:p>Nf6 (0)</text:p>
          </table:table-cell>
          <table:table-cell table:formula="of:=IF(ISNUMBER(SEARCH([.I154];[.N15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1.6785715" calcext:value-type="float">
            <text:p>1,6785715</text:p>
          </table:table-cell>
          <table:table-cell table:style-name="Default" office:value-type="float" office:value="-1.4982245" calcext:value-type="float">
            <text:p>-1,49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,07142854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Qd1</text:p>
          </table:table-cell>
          <table:table-cell table:style-name="Default" office:value-type="string" calcext:value-type="string">
            <text:p>Qe7+ (0)</text:p>
          </table:table-cell>
          <table:table-cell table:style-name="Default" table:formula="of:=IF(ISNUMBER(SEARCH([.I155];[.J155]));1;0)" office:value-type="float" office:value="0" calcext:value-type="float">
            <text:p>0</text:p>
          </table:table-cell>
          <table:table-cell table:style-name="Default" office:value-type="string" calcext:value-type="string">
            <text:p>Qe7+ (0)</text:p>
          </table:table-cell>
          <table:table-cell table:style-name="Default" table:formula="of:=IF(ISNUMBER(SEARCH([.I155];[.L155]));1;0)" office:value-type="float" office:value="0" calcext:value-type="float">
            <text:p>0</text:p>
          </table:table-cell>
          <table:table-cell table:style-name="Default" office:value-type="string" calcext:value-type="string">
            <text:p>Qe7+ (0)</text:p>
          </table:table-cell>
          <table:table-cell table:formula="of:=IF(ISNUMBER(SEARCH([.I155];[.N15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0.9954689" calcext:value-type="float">
            <text:p>-0,995468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0.07619047" calcext:value-type="float">
            <text:p>0,07619047</text:p>
          </table:table-cell>
          <table:table-cell table:style-name="Default" office:value-type="string" calcext:value-type="string">
            <text:p>(0.4) - Tal</text:p>
          </table:table-cell>
          <table:table-cell table:style-name="ce72" office:value-type="string" calcext:value-type="string">
            <text:p>Qa3</text:p>
          </table:table-cell>
          <table:table-cell table:style-name="Default" office:value-type="string" calcext:value-type="string">
            <text:p>Qa3 (100)</text:p>
          </table:table-cell>
          <table:table-cell table:style-name="Default" table:formula="of:=IF(ISNUMBER(SEARCH([.I156];[.J156]));1;0)" office:value-type="float" office:value="1" calcext:value-type="float">
            <text:p>1</text:p>
          </table:table-cell>
          <table:table-cell table:style-name="Default" office:value-type="string" calcext:value-type="string">
            <text:p>Qa3 (93)</text:p>
          </table:table-cell>
          <table:table-cell table:style-name="Default" table:formula="of:=IF(ISNUMBER(SEARCH([.I156];[.L156]));1;0)" office:value-type="float" office:value="1" calcext:value-type="float">
            <text:p>1</text:p>
          </table:table-cell>
          <table:table-cell table:style-name="Default" office:value-type="string" calcext:value-type="string">
            <text:p>Qa3 (88)</text:p>
          </table:table-cell>
          <table:table-cell table:formula="of:=IF(ISNUMBER(SEARCH([.I156];[.N15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1.0952976" calcext:value-type="float">
            <text:p>1,095297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0.52) - Tal</text:p>
          </table:table-cell>
          <table:table-cell table:style-name="ce72" office:value-type="string" calcext:value-type="string">
            <text:p>Nh5</text:p>
          </table:table-cell>
          <table:table-cell table:style-name="Default" office:value-type="string" calcext:value-type="string">
            <text:p>Nh5 (62)</text:p>
          </table:table-cell>
          <table:table-cell table:style-name="Default" table:formula="of:=IF(ISNUMBER(SEARCH([.I157];[.J157]));1;0)" office:value-type="float" office:value="1" calcext:value-type="float">
            <text:p>1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157];[.L157]));1;0)" office:value-type="float" office:value="0" calcext:value-type="float">
            <text:p>0</text:p>
          </table:table-cell>
          <table:table-cell table:style-name="Default" office:value-type="string" calcext:value-type="string">
            <text:p>Ne4 (0)</text:p>
          </table:table-cell>
          <table:table-cell table:formula="of:=IF(ISNUMBER(SEARCH([.I157];[.N15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,9724138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54450554" calcext:value-type="float">
            <text:p>0,54450554</text:p>
          </table:table-cell>
          <table:table-cell table:style-name="Default" office:value-type="float" office:value="-0.08125" calcext:value-type="float">
            <text:p>-0,08125</text:p>
          </table:table-cell>
          <table:table-cell table:style-name="Default" office:value-type="float" office:value="0.16190481" calcext:value-type="float">
            <text:p>0,16190481</text:p>
          </table:table-cell>
          <table:table-cell table:style-name="Default" office:value-type="string" calcext:value-type="string">
            <text:p>(1.04) - Tal</text:p>
          </table:table-cell>
          <table:table-cell table:style-name="ce72" office:value-type="string" calcext:value-type="string">
            <text:p>e6</text:p>
          </table:table-cell>
          <table:table-cell table:style-name="Default" office:value-type="string" calcext:value-type="string">
            <text:p>e6 (83)</text:p>
          </table:table-cell>
          <table:table-cell table:style-name="Default" table:formula="of:=IF(ISNUMBER(SEARCH([.I158];[.J158]));1;0)" office:value-type="float" office:value="1" calcext:value-type="float">
            <text:p>1</text:p>
          </table:table-cell>
          <table:table-cell table:style-name="Default" office:value-type="string" calcext:value-type="string">
            <text:p>e6 (74)</text:p>
          </table:table-cell>
          <table:table-cell table:style-name="Default" table:formula="of:=IF(ISNUMBER(SEARCH([.I158];[.L158]));1;0)" office:value-type="float" office:value="1" calcext:value-type="float">
            <text:p>1</text:p>
          </table:table-cell>
          <table:table-cell table:style-name="Default" office:value-type="string" calcext:value-type="string">
            <text:p>e6 (6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,91549295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float" office:value="11.454691" calcext:value-type="float">
            <text:p>11,454691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3296709" calcext:value-type="float">
            <text:p>-0,03296709</text:p>
          </table:table-cell>
          <table:table-cell table:style-name="Default" office:value-type="string" calcext:value-type="string">
            <text:p>(5.66) - Tal</text:p>
          </table:table-cell>
          <table:table-cell table:style-name="ce72" office:value-type="string" calcext:value-type="string">
            <text:p>gf6</text:p>
          </table:table-cell>
          <table:table-cell table:style-name="Default" office:value-type="string" calcext:value-type="string">
            <text:p>gf6 (93)</text:p>
          </table:table-cell>
          <table:table-cell table:style-name="Default" table:formula="of:=IF(ISNUMBER(SEARCH([.I159];[.J159]));1;0)" office:value-type="float" office:value="1" calcext:value-type="float">
            <text:p>1</text:p>
          </table:table-cell>
          <table:table-cell table:style-name="Default" office:value-type="string" calcext:value-type="string">
            <text:p>gf6 (85)</text:p>
          </table:table-cell>
          <table:table-cell table:style-name="Default" table:formula="of:=IF(ISNUMBER(SEARCH([.I159];[.L159]));1;0)" office:value-type="float" office:value="1" calcext:value-type="float">
            <text:p>1</text:p>
          </table:table-cell>
          <table:table-cell table:style-name="Default" office:value-type="string" calcext:value-type="string">
            <text:p>gf6 (64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6428572" calcext:value-type="float">
            <text:p>1,6428572</text:p>
          </table:table-cell>
          <table:table-cell table:style-name="Default" office:value-type="float" office:value="1.2084048" calcext:value-type="float">
            <text:p>1,2084048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6153846" calcext:value-type="float">
            <text:p>0,6153846</text:p>
          </table:table-cell>
          <table:table-cell table:style-name="Default" office:value-type="string" calcext:value-type="string">
            <text:p>(1.29) - Tal</text:p>
          </table:table-cell>
          <table:table-cell table:style-name="ce72" office:value-type="string" calcext:value-type="string">
            <text:p>Qf6+</text:p>
          </table:table-cell>
          <table:table-cell table:style-name="Default" office:value-type="string" calcext:value-type="string">
            <text:p>Bc5 (0)</text:p>
          </table:table-cell>
          <table:table-cell table:style-name="Default" table:formula="of:=IF(ISNUMBER(SEARCH([.I160];[.J160]));1;0)" office:value-type="float" office:value="0" calcext:value-type="float">
            <text:p>0</text:p>
          </table:table-cell>
          <table:table-cell table:style-name="Default" office:value-type="string" calcext:value-type="string">
            <text:p>Qf6+ (73)</text:p>
          </table:table-cell>
          <table:table-cell table:style-name="Default" table:formula="of:=IF(ISNUMBER(SEARCH([.I160];[.L160]));1;0)" office:value-type="float" office:value="1" calcext:value-type="float">
            <text:p>1</text:p>
          </table:table-cell>
          <table:table-cell table:style-name="Default" office:value-type="string" calcext:value-type="string">
            <text:p>Qf4 (0)</text:p>
          </table:table-cell>
          <table:table-cell table:formula="of:=IF(ISNUMBER(SEARCH([.I160];[.N16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,8796992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41.99216" calcext:value-type="float">
            <text:p>-41,9921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1.21) - Tal</text:p>
          </table:table-cell>
          <table:table-cell table:style-name="ce72" office:value-type="string" calcext:value-type="string">
            <text:p>Rf4</text:p>
          </table:table-cell>
          <table:table-cell table:style-name="Default" office:value-type="string" calcext:value-type="string">
            <text:p>Rf4 (64)</text:p>
          </table:table-cell>
          <table:table-cell table:style-name="Default" table:formula="of:=IF(ISNUMBER(SEARCH([.I161];[.J161]));1;0)" office:value-type="float" office:value="1" calcext:value-type="float">
            <text:p>1</text:p>
          </table:table-cell>
          <table:table-cell table:style-name="Default" office:value-type="string" calcext:value-type="string">
            <text:p>Rf4 (85)</text:p>
          </table:table-cell>
          <table:table-cell table:style-name="Default" table:formula="of:=IF(ISNUMBER(SEARCH([.I161];[.L161]));1;0)" office:value-type="float" office:value="1" calcext:value-type="float">
            <text:p>1</text:p>
          </table:table-cell>
          <table:table-cell table:style-name="Default" office:value-type="string" calcext:value-type="string">
            <text:p>Rf4 (73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,96694213</text:p>
          </table:table-cell>
          <table:table-cell table:style-name="Default" office:value-type="float" office:value="1.0425532" calcext:value-type="float">
            <text:p>1,0425532</text:p>
          </table:table-cell>
          <table:table-cell table:style-name="Default" office:value-type="float" office:value="1.7657233" calcext:value-type="float">
            <text:p>1,7657233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float" office:value="-0.32727265" calcext:value-type="float">
            <text:p>-0,32727265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Qa6</text:p>
          </table:table-cell>
          <table:table-cell table:style-name="Default" office:value-type="string" calcext:value-type="string">
            <text:p>Qa6 (100)</text:p>
          </table:table-cell>
          <table:table-cell table:style-name="Default" table:formula="of:=IF(ISNUMBER(SEARCH([.I162];[.J162]));1;0)" office:value-type="float" office:value="1" calcext:value-type="float">
            <text:p>1</text:p>
          </table:table-cell>
          <table:table-cell table:style-name="Default" office:value-type="string" calcext:value-type="string">
            <text:p>Rd4 (0)</text:p>
          </table:table-cell>
          <table:table-cell table:style-name="Default" table:formula="of:=IF(ISNUMBER(SEARCH([.I162];[.L162]));1;0)" office:value-type="float" office:value="0" calcext:value-type="float">
            <text:p>0</text:p>
          </table:table-cell>
          <table:table-cell table:style-name="Default" office:value-type="string" calcext:value-type="string">
            <text:p>Qa6 (80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,0638298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2.6611083" calcext:value-type="float">
            <text:p>2,6611083</text:p>
          </table:table-cell>
          <table:table-cell table:style-name="Default" office:value-type="float" office:value="0.0367347" calcext:value-type="float">
            <text:p>0,0367347</text:p>
          </table:table-cell>
          <table:table-cell table:style-name="Default" office:value-type="float" office:value="0.2857144" calcext:value-type="float">
            <text:p>0,2857144</text:p>
          </table:table-cell>
          <table:table-cell table:style-name="Default" office:value-type="string" calcext:value-type="string">
            <text:p>(1.35) - Tal</text:p>
          </table:table-cell>
          <table:table-cell table:style-name="ce72" office:value-type="string" calcext:value-type="string">
            <text:p>b7</text:p>
          </table:table-cell>
          <table:table-cell table:style-name="Default" office:value-type="string" calcext:value-type="string">
            <text:p>Rb5 (0)</text:p>
          </table:table-cell>
          <table:table-cell table:style-name="Default" table:formula="of:=IF(ISNUMBER(SEARCH([.I163];[.J163]));1;0)" office:value-type="float" office:value="0" calcext:value-type="float">
            <text:p>0</text:p>
          </table:table-cell>
          <table:table-cell table:style-name="Default" office:value-type="string" calcext:value-type="string">
            <text:p>b7 (62)</text:p>
          </table:table-cell>
          <table:table-cell table:style-name="Default" table:formula="of:=IF(ISNUMBER(SEARCH([.I163];[.L163]));1;0)" office:value-type="float" office:value="1" calcext:value-type="float">
            <text:p>1</text:p>
          </table:table-cell>
          <table:table-cell table:style-name="Default" office:value-type="string" calcext:value-type="string">
            <text:p>Rb5 (0)</text:p>
          </table:table-cell>
          <table:table-cell table:formula="of:=IF(ISNUMBER(SEARCH([.I163];[.N16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5000001" calcext:value-type="float">
            <text:p>-0,5000001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Rd3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164];[.J164]));1;0)" office:value-type="float" office:value="0" calcext:value-type="float">
            <text:p>0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164];[.L164]));1;0)" office:value-type="float" office:value="0" calcext:value-type="float">
            <text:p>0</text:p>
          </table:table-cell>
          <table:table-cell table:style-name="Default" office:value-type="string" calcext:value-type="string">
            <text:p>Rd7 (0)</text:p>
          </table:table-cell>
          <table:table-cell table:formula="of:=IF(ISNUMBER(SEARCH([.I164];[.N16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34650686" calcext:value-type="float">
            <text:p>0,34650686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string" calcext:value-type="string">
            <text:p>(0.49) - Tal</text:p>
          </table:table-cell>
          <table:table-cell table:style-name="ce72" office:value-type="string" calcext:value-type="string">
            <text:p>Nf7</text:p>
          </table:table-cell>
          <table:table-cell table:style-name="Default" office:value-type="string" calcext:value-type="string">
            <text:p>Nf7 (100)</text:p>
          </table:table-cell>
          <table:table-cell table:style-name="Default" table:formula="of:=IF(ISNUMBER(SEARCH([.I165];[.J165]));1;0)" office:value-type="float" office:value="1" calcext:value-type="float">
            <text:p>1</text:p>
          </table:table-cell>
          <table:table-cell table:style-name="Default" office:value-type="string" calcext:value-type="string">
            <text:p>Nf7 (64)</text:p>
          </table:table-cell>
          <table:table-cell table:style-name="Default" table:formula="of:=IF(ISNUMBER(SEARCH([.I165];[.L165]));1;0)" office:value-type="float" office:value="1" calcext:value-type="float">
            <text:p>1</text:p>
          </table:table-cell>
          <table:table-cell table:style-name="Default" office:value-type="string" calcext:value-type="string">
            <text:p>Nf7 (61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451613" calcext:value-type="float">
            <text:p>1,451613</text:p>
          </table:table-cell>
          <table:table-cell table:style-name="Default" office:value-type="float" office:value="0.8045718" calcext:value-type="float">
            <text:p>0,8045718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0.54761887" calcext:value-type="float">
            <text:p>0,54761887</text:p>
          </table:table-cell>
          <table:table-cell table:style-name="Default" office:value-type="string" calcext:value-type="string">
            <text:p>(0.66) - Tal</text:p>
          </table:table-cell>
          <table:table-cell table:style-name="ce72" office:value-type="string" calcext:value-type="string">
            <text:p>Bf6</text:p>
          </table:table-cell>
          <table:table-cell table:style-name="Default" office:value-type="string" calcext:value-type="string">
            <text:p>N2f3 (0)</text:p>
          </table:table-cell>
          <table:table-cell table:style-name="Default" table:formula="of:=IF(ISNUMBER(SEARCH([.I166];[.J166]));1;0)" office:value-type="float" office:value="0" calcext:value-type="float">
            <text:p>0</text:p>
          </table:table-cell>
          <table:table-cell table:style-name="Default" office:value-type="string" calcext:value-type="string">
            <text:p>N2f3 (0)</text:p>
          </table:table-cell>
          <table:table-cell table:style-name="Default" table:formula="of:=IF(ISNUMBER(SEARCH([.I166];[.L166]));1;0)" office:value-type="float" office:value="0" calcext:value-type="float">
            <text:p>0</text:p>
          </table:table-cell>
          <table:table-cell table:style-name="Default" office:value-type="string" calcext:value-type="string">
            <text:p>N2f3 (0)</text:p>
          </table:table-cell>
          <table:table-cell table:formula="of:=IF(ISNUMBER(SEARCH([.I166];[.N16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2.9635432" calcext:value-type="float">
            <text:p>2,9635432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1.66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69)</text:p>
          </table:table-cell>
          <table:table-cell table:style-name="Default" table:formula="of:=IF(ISNUMBER(SEARCH([.I167];[.J167]));1;0)" office:value-type="float" office:value="1" calcext:value-type="float">
            <text:p>1</text:p>
          </table:table-cell>
          <table:table-cell table:style-name="Default" office:value-type="string" calcext:value-type="string">
            <text:p>b4 (64)</text:p>
          </table:table-cell>
          <table:table-cell table:style-name="Default" table:formula="of:=IF(ISNUMBER(SEARCH([.I167];[.L167]));1;0)" office:value-type="float" office:value="1" calcext:value-type="float">
            <text:p>1</text:p>
          </table:table-cell>
          <table:table-cell table:style-name="Default" office:value-type="string" calcext:value-type="string">
            <text:p>Nge2 (0)</text:p>
          </table:table-cell>
          <table:table-cell table:formula="of:=IF(ISNUMBER(SEARCH([.I167];[.N16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8390896" calcext:value-type="float">
            <text:p>3,8390896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14) - Tal</text:p>
          </table:table-cell>
          <table:table-cell table:style-name="ce72" office:value-type="string" calcext:value-type="string">
            <text:p>Qc1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168];[.J168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168];[.L168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5624037" calcext:value-type="float">
            <text:p>7,5624037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12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74)</text:p>
          </table:table-cell>
          <table:table-cell table:style-name="Default" table:formula="of:=IF(ISNUMBER(SEARCH([.I169];[.J169]));1;0)" office:value-type="float" office:value="1" calcext:value-type="float">
            <text:p>1</text:p>
          </table:table-cell>
          <table:table-cell table:style-name="Default" office:value-type="string" calcext:value-type="string">
            <text:p>Rf6 (100)</text:p>
          </table:table-cell>
          <table:table-cell table:style-name="Default" table:formula="of:=IF(ISNUMBER(SEARCH([.I169];[.L169]));1;0)" office:value-type="float" office:value="1" calcext:value-type="float">
            <text:p>1</text:p>
          </table:table-cell>
          <table:table-cell table:style-name="Default" office:value-type="string" calcext:value-type="string">
            <text:p>Rf6 (88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7.781747" calcext:value-type="float">
            <text:p>7,78174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33) - Tal</text:p>
          </table:table-cell>
          <table:table-cell table:style-name="ce72" office:value-type="string" calcext:value-type="string">
            <text:p>Rf6+</text:p>
          </table:table-cell>
          <table:table-cell table:style-name="Default" office:value-type="string" calcext:value-type="string">
            <text:p>Rf6+ (83)</text:p>
          </table:table-cell>
          <table:table-cell table:style-name="Default" table:formula="of:=IF(ISNUMBER(SEARCH([.I170];[.J170]));1;0)" office:value-type="float" office:value="1" calcext:value-type="float">
            <text:p>1</text:p>
          </table:table-cell>
          <table:table-cell table:style-name="Default" office:value-type="string" calcext:value-type="string">
            <text:p>Rf6+ (93)</text:p>
          </table:table-cell>
          <table:table-cell table:style-name="Default" table:formula="of:=IF(ISNUMBER(SEARCH([.I170];[.L170]));1;0)" office:value-type="float" office:value="1" calcext:value-type="float">
            <text:p>1</text:p>
          </table:table-cell>
          <table:table-cell table:style-name="Default" office:value-type="string" calcext:value-type="string">
            <text:p>Rf6+ (100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,0377358</text:p>
          </table:table-cell>
          <table:table-cell table:style-name="Default" office:value-type="float" office:value="1.027027" calcext:value-type="float">
            <text:p>1,027027</text:p>
          </table:table-cell>
          <table:table-cell table:style-name="Default" office:value-type="float" office:value="0.859217" calcext:value-type="float">
            <text:p>0,859217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19696951" calcext:value-type="float">
            <text:p>-0,19696951</text:p>
          </table:table-cell>
          <table:table-cell table:style-name="Default" office:value-type="string" calcext:value-type="string">
            <text:p>(0.58) - Tal</text:p>
          </table:table-cell>
          <table:table-cell table:style-name="ce72" office:value-type="string" calcext:value-type="string">
            <text:p>g6</text:p>
          </table:table-cell>
          <table:table-cell table:style-name="Default" office:value-type="string" calcext:value-type="string">
            <text:p>fe4 (0)</text:p>
          </table:table-cell>
          <table:table-cell table:style-name="Default" table:formula="of:=IF(ISNUMBER(SEARCH([.I171];[.J171]));1;0)" office:value-type="float" office:value="0" calcext:value-type="float">
            <text:p>0</text:p>
          </table:table-cell>
          <table:table-cell table:style-name="Default" office:value-type="string" calcext:value-type="string">
            <text:p>fe4 (0)</text:p>
          </table:table-cell>
          <table:table-cell table:style-name="Default" table:formula="of:=IF(ISNUMBER(SEARCH([.I171];[.L171]));1;0)" office:value-type="float" office:value="0" calcext:value-type="float">
            <text:p>0</text:p>
          </table:table-cell>
          <table:table-cell table:style-name="Default" office:value-type="string" calcext:value-type="string">
            <text:p>fe4 (0)</text:p>
          </table:table-cell>
          <table:table-cell table:formula="of:=IF(ISNUMBER(SEARCH([.I171];[.N17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5.9232597" calcext:value-type="float">
            <text:p>5,9232597</text:p>
          </table:table-cell>
          <table:table-cell table:style-name="Default" office:value-type="float" office:value="-0.09642857" calcext:value-type="float">
            <text:p>-0,09642857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2.67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Nb8 (0)</text:p>
          </table:table-cell>
          <table:table-cell table:style-name="Default" table:formula="of:=IF(ISNUMBER(SEARCH([.I172];[.J172]));1;0)" office:value-type="float" office:value="0" calcext:value-type="float">
            <text:p>0</text:p>
          </table:table-cell>
          <table:table-cell table:style-name="Default" office:value-type="string" calcext:value-type="string">
            <text:p>e5 (75)</text:p>
          </table:table-cell>
          <table:table-cell table:style-name="Default" table:formula="of:=IF(ISNUMBER(SEARCH([.I172];[.L172]));1;0)" office:value-type="float" office:value="1" calcext:value-type="float">
            <text:p>1</text:p>
          </table:table-cell>
          <table:table-cell table:style-name="Default" office:value-type="string" calcext:value-type="string">
            <text:p>e5 (63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1025641" calcext:value-type="float">
            <text:p>1,1025641</text:p>
          </table:table-cell>
          <table:table-cell table:style-name="Default" office:value-type="float" office:value="8.557843" calcext:value-type="float">
            <text:p>8,557843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46153855" calcext:value-type="float">
            <text:p>0,46153855</text:p>
          </table:table-cell>
          <table:table-cell table:style-name="Default" office:value-type="string" calcext:value-type="string">
            <text:p>(4.12) - Tal</text:p>
          </table:table-cell>
          <table:table-cell table:style-name="ce72" office:value-type="string" calcext:value-type="string">
            <text:p>Bf7+</text:p>
          </table:table-cell>
          <table:table-cell table:style-name="Default" office:value-type="string" calcext:value-type="string">
            <text:p>Bf7+ (93)</text:p>
          </table:table-cell>
          <table:table-cell table:style-name="Default" table:formula="of:=IF(ISNUMBER(SEARCH([.I173];[.J173]));1;0)" office:value-type="float" office:value="1" calcext:value-type="float">
            <text:p>1</text:p>
          </table:table-cell>
          <table:table-cell table:style-name="Default" office:value-type="string" calcext:value-type="string">
            <text:p>Bf7+ (100)</text:p>
          </table:table-cell>
          <table:table-cell table:style-name="Default" table:formula="of:=IF(ISNUMBER(SEARCH([.I173];[.L173]));1;0)" office:value-type="float" office:value="1" calcext:value-type="float">
            <text:p>1</text:p>
          </table:table-cell>
          <table:table-cell table:style-name="Default" office:value-type="string" calcext:value-type="string">
            <text:p>Bf7+ (80)</text:p>
          </table:table-cell>
          <table:table-cell table:formula="of:=IF(ISNUMBER(SEARCH([.I173];[.N17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k/1Qp2q1p/2Pp2p1/3Pp2n/8/2N2P2/4B2R/4K3 w - - 0 1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,0568181</text:p>
          </table:table-cell>
          <table:table-cell table:style-name="Default" office:value-type="float" office:value="1.3461539" calcext:value-type="float">
            <text:p>1,3461539</text:p>
          </table:table-cell>
          <table:table-cell table:style-name="Default" office:value-type="float" office:value="2.54019" calcext:value-type="float">
            <text:p>2,54019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1805556" calcext:value-type="float">
            <text:p>1,1805556</text:p>
          </table:table-cell>
          <table:table-cell table:style-name="Default" office:value-type="string" calcext:value-type="string">
            <text:p>(1.06) - Tal</text:p>
          </table:table-cell>
          <table:table-cell table:style-name="ce72" office:value-type="string" calcext:value-type="string">
            <text:p>Kd1</text:p>
          </table:table-cell>
          <table:table-cell table:style-name="Default" office:value-type="string" calcext:value-type="string">
            <text:p>Kd1 (88)</text:p>
          </table:table-cell>
          <table:table-cell table:style-name="Default" table:formula="of:=IF(ISNUMBER(SEARCH([.I174];[.J174]));1;0)" office:value-type="float" office:value="1" calcext:value-type="float">
            <text:p>1</text:p>
          </table:table-cell>
          <table:table-cell table:style-name="Default" office:value-type="string" calcext:value-type="string">
            <text:p>Kd1 (93)</text:p>
          </table:table-cell>
          <table:table-cell table:style-name="Default" table:formula="of:=IF(ISNUMBER(SEARCH([.I174];[.L174]));1;0)" office:value-type="float" office:value="1" calcext:value-type="float">
            <text:p>1</text:p>
          </table:table-cell>
          <table:table-cell table:style-name="Default" office:value-type="string" calcext:value-type="string">
            <text:p>Kd1 (75)</text:p>
          </table:table-cell>
          <table:table-cell table:formula="of:=IF(ISNUMBER(SEARCH([.I174];[.N17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,4814814</text:p>
          </table:table-cell>
          <table:table-cell table:style-name="Default" office:value-type="float" office:value="3.1471229" calcext:value-type="float">
            <text:p>3,1471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string" calcext:value-type="string">
            <text:p>(1.87) - Tal</text:p>
          </table:table-cell>
          <table:table-cell table:style-name="ce72" office:value-type="string" calcext:value-type="string">
            <text:p>Rg7+</text:p>
          </table:table-cell>
          <table:table-cell table:style-name="Default" office:value-type="string" calcext:value-type="string">
            <text:p>Rg7+ (80)</text:p>
          </table:table-cell>
          <table:table-cell table:style-name="Default" table:formula="of:=IF(ISNUMBER(SEARCH([.I175];[.J175]));1;0)" office:value-type="float" office:value="1" calcext:value-type="float">
            <text:p>1</text:p>
          </table:table-cell>
          <table:table-cell table:style-name="Default" office:value-type="string" calcext:value-type="string">
            <text:p>Rg7+ (93)</text:p>
          </table:table-cell>
          <table:table-cell table:style-name="Default" table:formula="of:=IF(ISNUMBER(SEARCH([.I175];[.L175]));1;0)" office:value-type="float" office:value="1" calcext:value-type="float">
            <text:p>1</text:p>
          </table:table-cell>
          <table:table-cell table:style-name="Default" office:value-type="string" calcext:value-type="string">
            <text:p>Rg7+ (72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,0888889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8.331008" calcext:value-type="float">
            <text:p>8,331008</text:p>
          </table:table-cell>
          <table:table-cell table:style-name="Default" office:value-type="float" office:value="-0.26587301" calcext:value-type="float">
            <text:p>-0,26587301</text:p>
          </table:table-cell>
          <table:table-cell table:style-name="Default" office:value-type="float" office:value="-0.54761887" calcext:value-type="float">
            <text:p>-0,54761887</text:p>
          </table:table-cell>
          <table:table-cell table:style-name="Default" office:value-type="string" calcext:value-type="string">
            <text:p>(4.42) - Tal</text:p>
          </table:table-cell>
          <table:table-cell table:style-name="ce72" office:value-type="string" calcext:value-type="string">
            <text:p>Rd4</text:p>
          </table:table-cell>
          <table:table-cell table:style-name="Default" office:value-type="string" calcext:value-type="string">
            <text:p>Rd4 (64)</text:p>
          </table:table-cell>
          <table:table-cell table:style-name="Default" table:formula="of:=IF(ISNUMBER(SEARCH([.I176];[.J176]));1;0)" office:value-type="float" office:value="1" calcext:value-type="float">
            <text:p>1</text:p>
          </table:table-cell>
          <table:table-cell table:style-name="Default" office:value-type="string" calcext:value-type="string">
            <text:p>Rd4 (64)</text:p>
          </table:table-cell>
          <table:table-cell table:style-name="Default" table:formula="of:=IF(ISNUMBER(SEARCH([.I176];[.L176]));1;0)" office:value-type="float" office:value="1" calcext:value-type="float">
            <text:p>1</text:p>
          </table:table-cell>
          <table:table-cell table:style-name="Default" office:value-type="string" calcext:value-type="string">
            <text:p>Rd4 (66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373536" calcext:value-type="float">
            <text:p>4,373536</text:p>
          </table:table-cell>
          <table:table-cell table:style-name="Default" office:value-type="float" office:value="-0.02380953" calcext:value-type="float">
            <text:p>-0,02380953</text:p>
          </table:table-cell>
          <table:table-cell table:style-name="Default" office:value-type="float" office:value="0.08571434" calcext:value-type="float">
            <text:p>0,08571434</text:p>
          </table:table-cell>
          <table:table-cell table:style-name="Default" office:value-type="string" calcext:value-type="string">
            <text:p>(2.27) - Tal</text:p>
          </table:table-cell>
          <table:table-cell table:style-name="ce72" office:value-type="string" calcext:value-type="string">
            <text:p>Bf5+</text:p>
          </table:table-cell>
          <table:table-cell table:style-name="Default" office:value-type="string" calcext:value-type="string">
            <text:p>Bf5+ (100)</text:p>
          </table:table-cell>
          <table:table-cell table:style-name="Default" table:formula="of:=IF(ISNUMBER(SEARCH([.I177];[.J177]));1;0)" office:value-type="float" office:value="1" calcext:value-type="float">
            <text:p>1</text:p>
          </table:table-cell>
          <table:table-cell table:style-name="Default" office:value-type="string" calcext:value-type="string">
            <text:p>Bf5+ (100)</text:p>
          </table:table-cell>
          <table:table-cell table:style-name="Default" table:formula="of:=IF(ISNUMBER(SEARCH([.I177];[.L177]));1;0)" office:value-type="float" office:value="1" calcext:value-type="float">
            <text:p>1</text:p>
          </table:table-cell>
          <table:table-cell table:style-name="Default" office:value-type="string" calcext:value-type="string">
            <text:p>Bf5+ (61)</text:p>
          </table:table-cell>
          <table:table-cell table:formula="of:=IF(ISNUMBER(SEARCH([.I177];[.N17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07.92" calcext:value-type="float">
            <text:p>307,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53.96) - Tal</text:p>
          </table:table-cell>
          <table:table-cell table:style-name="ce72" office:value-type="string" calcext:value-type="string">
            <text:p>f8Q</text:p>
          </table:table-cell>
          <table:table-cell table:style-name="Default" office:value-type="string" calcext:value-type="string">
            <text:p>f8Q (83)</text:p>
          </table:table-cell>
          <table:table-cell table:style-name="Default" table:formula="of:=IF(ISNUMBER(SEARCH([.I178];[.J178]));1;0)" office:value-type="float" office:value="1" calcext:value-type="float">
            <text:p>1</text:p>
          </table:table-cell>
          <table:table-cell table:style-name="Default" office:value-type="string" calcext:value-type="string">
            <text:p>f8Q (79)</text:p>
          </table:table-cell>
          <table:table-cell table:style-name="Default" table:formula="of:=IF(ISNUMBER(SEARCH([.I178];[.L178]));1;0)" office:value-type="float" office:value="1" calcext:value-type="float">
            <text:p>1</text:p>
          </table:table-cell>
          <table:table-cell table:style-name="Default" office:value-type="string" calcext:value-type="string">
            <text:p>f8Q (64)</text:p>
          </table:table-cell>
          <table:table-cell table:formula="of:=IF(ISNUMBER(SEARCH([.I178];[.N17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16.961832" calcext:value-type="float">
            <text:p>16,961832</text:p>
          </table:table-cell>
          <table:table-cell table:style-name="Default" office:value-type="float" office:value="-0.24444444" calcext:value-type="float">
            <text:p>-0,24444444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9.06) - Tal</text:p>
          </table:table-cell>
          <table:table-cell table:style-name="ce72" office:value-type="string" calcext:value-type="string">
            <text:p>Kc5</text:p>
          </table:table-cell>
          <table:table-cell table:style-name="Default" office:value-type="string" calcext:value-type="string">
            <text:p>Qd4 (0)</text:p>
          </table:table-cell>
          <table:table-cell table:style-name="Default" table:formula="of:=IF(ISNUMBER(SEARCH([.I179];[.J179]));1;0)" office:value-type="float" office:value="0" calcext:value-type="float">
            <text:p>0</text:p>
          </table:table-cell>
          <table:table-cell table:style-name="Default" office:value-type="string" calcext:value-type="string">
            <text:p>Qc5 (0)</text:p>
          </table:table-cell>
          <table:table-cell table:style-name="Default" table:formula="of:=IF(ISNUMBER(SEARCH([.I179];[.L179]));1;0)" office:value-type="float" office:value="0" calcext:value-type="float">
            <text:p>0</text:p>
          </table:table-cell>
          <table:table-cell table:style-name="Default" office:value-type="string" calcext:value-type="string">
            <text:p>Qd4 (0)</text:p>
          </table:table-cell>
          <table:table-cell table:formula="of:=IF(ISNUMBER(SEARCH([.I179];[.N17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4.237012" calcext:value-type="float">
            <text:p>4,237012</text:p>
          </table:table-cell>
          <table:table-cell table:style-name="Default" office:value-type="float" office:value="0.035714284" calcext:value-type="float">
            <text:p>0,035714284</text:p>
          </table:table-cell>
          <table:table-cell table:style-name="Default" office:value-type="float" office:value="-0.111111164" calcext:value-type="float">
            <text:p>-0,111111164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Qa8</text:p>
          </table:table-cell>
          <table:table-cell table:style-name="Default" office:value-type="string" calcext:value-type="string">
            <text:p>Qa8 (93)</text:p>
          </table:table-cell>
          <table:table-cell table:style-name="Default" table:formula="of:=IF(ISNUMBER(SEARCH([.I180];[.J180]));1;0)" office:value-type="float" office:value="1" calcext:value-type="float">
            <text:p>1</text:p>
          </table:table-cell>
          <table:table-cell table:style-name="Default" office:value-type="string" calcext:value-type="string">
            <text:p>Qa8 (100)</text:p>
          </table:table-cell>
          <table:table-cell table:style-name="Default" table:formula="of:=IF(ISNUMBER(SEARCH([.I180];[.L180]));1;0)" office:value-type="float" office:value="1" calcext:value-type="float">
            <text:p>1</text:p>
          </table:table-cell>
          <table:table-cell table:style-name="Default" office:value-type="string" calcext:value-type="string">
            <text:p>Qa8 (100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,0416667</text:p>
          </table:table-cell>
          <table:table-cell table:style-name="Default" office:value-type="float" office:value="4.714286" calcext:value-type="float">
            <text:p>4,714286</text:p>
          </table:table-cell>
          <table:table-cell table:style-name="Default" office:value-type="float" office:value="-11126.464" calcext:value-type="float">
            <text:p>-11126,464</text:p>
          </table:table-cell>
          <table:table-cell table:style-name="Default" office:value-type="float" office:value="0.8541667" calcext:value-type="float">
            <text:p>0,8541667</text:p>
          </table:table-cell>
          <table:table-cell table:style-name="Default" office:value-type="float" office:value="-3.4285712" calcext:value-type="float">
            <text:p>-3,4285712</text:p>
          </table:table-cell>
          <table:table-cell table:style-name="Default" office:value-type="string" calcext:value-type="string">
            <text:p>(154.0) - Tal</text:p>
          </table:table-cell>
          <table:table-cell table:style-name="ce72" office:value-type="string" calcext:value-type="string">
            <text:p>Bd4</text:p>
          </table:table-cell>
          <table:table-cell table:style-name="Default" office:value-type="string" calcext:value-type="string">
            <text:p>Bd4 (74)</text:p>
          </table:table-cell>
          <table:table-cell table:style-name="Default" table:formula="of:=IF(ISNUMBER(SEARCH([.I181];[.J181]));1;0)" office:value-type="float" office:value="1" calcext:value-type="float">
            <text:p>1</text:p>
          </table:table-cell>
          <table:table-cell table:style-name="Default" office:value-type="string" calcext:value-type="string">
            <text:p>Bd4 (85)</text:p>
          </table:table-cell>
          <table:table-cell table:style-name="Default" table:formula="of:=IF(ISNUMBER(SEARCH([.I181];[.L181]));1;0)" office:value-type="float" office:value="1" calcext:value-type="float">
            <text:p>1</text:p>
          </table:table-cell>
          <table:table-cell table:style-name="Default" office:value-type="string" calcext:value-type="string">
            <text:p>Bd4 (74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1.1875" calcext:value-type="float">
            <text:p>1,1875</text:p>
          </table:table-cell>
          <table:table-cell table:style-name="Default" office:value-type="float" office:value="14.957497" calcext:value-type="float">
            <text:p>14,95749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88888884" calcext:value-type="float">
            <text:p>0,88888884</text:p>
          </table:table-cell>
          <table:table-cell table:style-name="Default" office:value-type="string" calcext:value-type="string">
            <text:p>(7.19) - Tal</text:p>
          </table:table-cell>
          <table:table-cell table:style-name="ce72" office:value-type="string" calcext:value-type="string">
            <text:p>Rf5</text:p>
          </table:table-cell>
          <table:table-cell table:style-name="Default" office:value-type="string" calcext:value-type="string">
            <text:p>Rf5 (88)</text:p>
          </table:table-cell>
          <table:table-cell table:style-name="Default" table:formula="of:=IF(ISNUMBER(SEARCH([.I182];[.J182]));1;0)" office:value-type="float" office:value="1" calcext:value-type="float">
            <text:p>1</text:p>
          </table:table-cell>
          <table:table-cell table:style-name="Default" office:value-type="string" calcext:value-type="string">
            <text:p>Rc2 (0)</text:p>
          </table:table-cell>
          <table:table-cell table:style-name="Default" table:formula="of:=IF(ISNUMBER(SEARCH([.I182];[.L182]));1;0)" office:value-type="float" office:value="0" calcext:value-type="float">
            <text:p>0</text:p>
          </table:table-cell>
          <table:table-cell table:style-name="Default" office:value-type="string" calcext:value-type="string">
            <text:p>Rc2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53333336" calcext:value-type="float">
            <text:p>0,53333336</text:p>
          </table:table-cell>
          <table:table-cell table:style-name="Default" office:value-type="float" office:value="23.012363" calcext:value-type="float">
            <text:p>23,012363</text:p>
          </table:table-cell>
          <table:table-cell table:style-name="Default" office:value-type="float" office:value="-0.29444444" calcext:value-type="float">
            <text:p>-0,29444444</text:p>
          </table:table-cell>
          <table:table-cell table:style-name="Default" office:value-type="float" office:value="0.8285713" calcext:value-type="float">
            <text:p>0,8285713</text:p>
          </table:table-cell>
          <table:table-cell table:style-name="Default" office:value-type="string" calcext:value-type="string">
            <text:p>(9.37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Bd4+ (0)</text:p>
          </table:table-cell>
          <table:table-cell table:style-name="Default" table:formula="of:=IF(ISNUMBER(SEARCH([.I183];[.J183]));1;0)" office:value-type="float" office:value="0" calcext:value-type="float">
            <text:p>0</text:p>
          </table:table-cell>
          <table:table-cell table:style-name="Default" office:value-type="string" calcext:value-type="string">
            <text:p>g4 (93)</text:p>
          </table:table-cell>
          <table:table-cell table:style-name="Default" table:formula="of:=IF(ISNUMBER(SEARCH([.I183];[.L183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,9292035</text:p>
          </table:table-cell>
          <table:table-cell table:style-name="Default" office:value-type="float" office:value="0.65217394" calcext:value-type="float">
            <text:p>0,65217394</text:p>
          </table:table-cell>
          <table:table-cell table:style-name="Default" office:value-type="float" office:value="4.363916" calcext:value-type="float">
            <text:p>4,363916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8989899" calcext:value-type="float">
            <text:p>-0,8989899</text:p>
          </table:table-cell>
          <table:table-cell table:style-name="Default" office:value-type="string" calcext:value-type="string">
            <text:p>(1.83) - Tal</text:p>
          </table:table-cell>
          <table:table-cell table:style-name="ce72" office:value-type="string" calcext:value-type="string">
            <text:p>Rc4</text:p>
          </table:table-cell>
          <table:table-cell table:style-name="Default" office:value-type="string" calcext:value-type="string">
            <text:p>Rc4 (64)</text:p>
          </table:table-cell>
          <table:table-cell table:style-name="Default" table:formula="of:=IF(ISNUMBER(SEARCH([.I184];[.J184]));1;0)" office:value-type="float" office:value="1" calcext:value-type="float">
            <text:p>1</text:p>
          </table:table-cell>
          <table:table-cell table:style-name="Default" office:value-type="string" calcext:value-type="string">
            <text:p>Rc4 (61)</text:p>
          </table:table-cell>
          <table:table-cell table:style-name="Default" table:formula="of:=IF(ISNUMBER(SEARCH([.I184];[.L184]));1;0)" office:value-type="float" office:value="1" calcext:value-type="float">
            <text:p>1</text:p>
          </table:table-cell>
          <table:table-cell table:style-name="Default" office:value-type="string" calcext:value-type="string">
            <text:p>e5 (0)</text:p>
          </table:table-cell>
          <table:table-cell table:formula="of:=IF(ISNUMBER(SEARCH([.I184];[.N18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,2857143</text:p>
          </table:table-cell>
          <table:table-cell table:style-name="Default" office:value-type="float" office:value="6.0008345" calcext:value-type="float">
            <text:p>6,0008345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3.1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100)</text:p>
          </table:table-cell>
          <table:table-cell table:style-name="Default" table:formula="of:=IF(ISNUMBER(SEARCH([.I185];[.J18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100)</text:p>
          </table:table-cell>
          <table:table-cell table:style-name="Default" table:formula="of:=IF(ISNUMBER(SEARCH([.I185];[.L18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8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,7777778</text:p>
          </table:table-cell>
          <table:table-cell table:style-name="Default" office:value-type="float" office:value="1.9934981" calcext:value-type="float">
            <text:p>1,9934981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3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4)</text:p>
          </table:table-cell>
          <table:table-cell table:style-name="Default" table:formula="of:=IF(ISNUMBER(SEARCH([.I186];[.J186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8)</text:p>
          </table:table-cell>
          <table:table-cell table:style-name="Default" table:formula="of:=IF(ISNUMBER(SEARCH([.I186];[.L186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3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10.933159" calcext:value-type="float">
            <text:p>10,933159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0.375" calcext:value-type="float">
            <text:p>0,375</text:p>
          </table:table-cell>
          <table:table-cell table:style-name="Default" office:value-type="string" calcext:value-type="string">
            <text:p>(5.97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64)</text:p>
          </table:table-cell>
          <table:table-cell table:style-name="Default" table:formula="of:=IF(ISNUMBER(SEARCH([.I187];[.J187]));1;0)" office:value-type="float" office:value="1" calcext:value-type="float">
            <text:p>1</text:p>
          </table:table-cell>
          <table:table-cell table:style-name="Default" office:value-type="string" calcext:value-type="string">
            <text:p>f5 (74)</text:p>
          </table:table-cell>
          <table:table-cell table:style-name="Default" table:formula="of:=IF(ISNUMBER(SEARCH([.I187];[.L187]));1;0)" office:value-type="float" office:value="1" calcext:value-type="float">
            <text:p>1</text:p>
          </table:table-cell>
          <table:table-cell table:style-name="Default" office:value-type="string" calcext:value-type="string">
            <text:p>f5 (64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0.82051283" calcext:value-type="float">
            <text:p>0,82051283</text:p>
          </table:table-cell>
          <table:table-cell table:style-name="Default" office:value-type="float" office:value="2.4010036" calcext:value-type="float">
            <text:p>2,401003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0) - Tal</text:p>
          </table:table-cell>
          <table:table-cell table:style-name="ce72" office:value-type="string" calcext:value-type="string">
            <text:p>Rh3</text:p>
          </table:table-cell>
          <table:table-cell table:style-name="Default" office:value-type="string" calcext:value-type="string">
            <text:p>Ne3 (0)</text:p>
          </table:table-cell>
          <table:table-cell table:style-name="Default" table:formula="of:=IF(ISNUMBER(SEARCH([.I188];[.J188]));1;0)" office:value-type="float" office:value="0" calcext:value-type="float">
            <text:p>0</text:p>
          </table:table-cell>
          <table:table-cell table:style-name="Default" office:value-type="string" calcext:value-type="string">
            <text:p>Ne3 (0)</text:p>
          </table:table-cell>
          <table:table-cell table:style-name="Default" table:formula="of:=IF(ISNUMBER(SEARCH([.I188];[.L188]));1;0)" office:value-type="float" office:value="0" calcext:value-type="float">
            <text:p>0</text:p>
          </table:table-cell>
          <table:table-cell table:style-name="Default" office:value-type="string" calcext:value-type="string">
            <text:p>Ne3 (0)</text:p>
          </table:table-cell>
          <table:table-cell table:formula="of:=IF(ISNUMBER(SEARCH([.I188];[.N18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2.7735362" calcext:value-type="float">
            <text:p>2,77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34) - Tal</text:p>
          </table:table-cell>
          <table:table-cell table:style-name="ce72" office:value-type="string" calcext:value-type="string">
            <text:p>d6</text:p>
          </table:table-cell>
          <table:table-cell table:style-name="Default" office:value-type="string" calcext:value-type="string">
            <text:p>Nc3 (0)</text:p>
          </table:table-cell>
          <table:table-cell table:style-name="Default" table:formula="of:=IF(ISNUMBER(SEARCH([.I189];[.J189]));1;0)" office:value-type="float" office:value="0" calcext:value-type="float">
            <text:p>0</text:p>
          </table:table-cell>
          <table:table-cell table:style-name="Default" office:value-type="string" calcext:value-type="string">
            <text:p>d6 (65)</text:p>
          </table:table-cell>
          <table:table-cell table:style-name="Default" table:formula="of:=IF(ISNUMBER(SEARCH([.I189];[.L189]));1;0)" office:value-type="float" office:value="1" calcext:value-type="float">
            <text:p>1</text:p>
          </table:table-cell>
          <table:table-cell table:style-name="Default" office:value-type="string" calcext:value-type="string">
            <text:p>d6 (64)</text:p>
          </table:table-cell>
          <table:table-cell table:formula="of:=IF(ISNUMBER(SEARCH([.I189];[.N18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9111111" calcext:value-type="float">
            <text:p>0,9111111</text:p>
          </table:table-cell>
          <table:table-cell table:style-name="Default" office:value-type="float" office:value="2.2589765" calcext:value-type="float">
            <text:p>2,2589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96) - Tal</text:p>
          </table:table-cell>
          <table:table-cell table:style-name="ce72" office:value-type="string" calcext:value-type="string">
            <text:p>N3h4</text:p>
          </table:table-cell>
          <table:table-cell table:style-name="Default" office:value-type="string" calcext:value-type="string">
            <text:p>Qe1 (0)</text:p>
          </table:table-cell>
          <table:table-cell table:style-name="Default" table:formula="of:=IF(ISNUMBER(SEARCH([.I190];[.J190]));1;0)" office:value-type="float" office:value="0" calcext:value-type="float">
            <text:p>0</text:p>
          </table:table-cell>
          <table:table-cell table:style-name="Default" office:value-type="string" calcext:value-type="string">
            <text:p>Qe1 (0)</text:p>
          </table:table-cell>
          <table:table-cell table:style-name="Default" table:formula="of:=IF(ISNUMBER(SEARCH([.I190];[.L190]));1;0)" office:value-type="float" office:value="0" calcext:value-type="float">
            <text:p>0</text:p>
          </table:table-cell>
          <table:table-cell table:style-name="Default" office:value-type="string" calcext:value-type="string">
            <text:p>Qe1 (0)</text:p>
          </table:table-cell>
          <table:table-cell table:formula="of:=IF(ISNUMBER(SEARCH([.I190];[.N19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,034188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1.528964" calcext:value-type="float">
            <text:p>1,528964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-0.31818175" calcext:value-type="float">
            <text:p>-0,31818175</text:p>
          </table:table-cell>
          <table:table-cell table:style-name="Default" office:value-type="string" calcext:value-type="string">
            <text:p>(1.05) - Tal</text:p>
          </table:table-cell>
          <table:table-cell table:style-name="ce72" office:value-type="string" calcext:value-type="string">
            <text:p>Ne6</text:p>
          </table:table-cell>
          <table:table-cell table:style-name="Default" office:value-type="string" calcext:value-type="string">
            <text:p>Ne6 (62)</text:p>
          </table:table-cell>
          <table:table-cell table:style-name="Default" table:formula="of:=IF(ISNUMBER(SEARCH([.I191];[.J191]));1;0)" office:value-type="float" office:value="1" calcext:value-type="float">
            <text:p>1</text:p>
          </table:table-cell>
          <table:table-cell table:style-name="Default" office:value-type="string" calcext:value-type="string">
            <text:p>Ne6 (100)</text:p>
          </table:table-cell>
          <table:table-cell table:style-name="Default" table:formula="of:=IF(ISNUMBER(SEARCH([.I191];[.L191]));1;0)" office:value-type="float" office:value="1" calcext:value-type="float">
            <text:p>1</text:p>
          </table:table-cell>
          <table:table-cell table:style-name="Default" office:value-type="string" calcext:value-type="string">
            <text:p>Ne6 (100)</text:p>
          </table:table-cell>
          <table:table-cell table:formula="of:=IF(ISNUMBER(SEARCH([.I191];[.N19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,0573771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9.991013" calcext:value-type="float">
            <text:p>9,99101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5.21) - Tal</text:p>
          </table:table-cell>
          <table:table-cell table:style-name="ce72" office:value-type="string" calcext:value-type="string">
            <text:p>Qc2</text:p>
          </table:table-cell>
          <table:table-cell table:style-name="Default" office:value-type="string" calcext:value-type="string">
            <text:p>Qc2 (74)</text:p>
          </table:table-cell>
          <table:table-cell table:style-name="Default" table:formula="of:=IF(ISNUMBER(SEARCH([.I192];[.J192]));1;0)" office:value-type="float" office:value="1" calcext:value-type="float">
            <text:p>1</text:p>
          </table:table-cell>
          <table:table-cell table:style-name="Default" office:value-type="string" calcext:value-type="string">
            <text:p>Qc2 (64)</text:p>
          </table:table-cell>
          <table:table-cell table:style-name="Default" table:formula="of:=IF(ISNUMBER(SEARCH([.I192];[.L192]));1;0)" office:value-type="float" office:value="1" calcext:value-type="float">
            <text:p>1</text:p>
          </table:table-cell>
          <table:table-cell table:style-name="Default" office:value-type="string" calcext:value-type="string">
            <text:p>Qc2 (62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,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59453" calcext:value-type="float">
            <text:p>0,7459453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-0.083333254" calcext:value-type="float">
            <text:p>-0,083333254</text:p>
          </table:table-cell>
          <table:table-cell table:style-name="Default" office:value-type="string" calcext:value-type="string">
            <text:p>(0.35) - Tal</text:p>
          </table:table-cell>
          <table:table-cell table:style-name="ce72" office:value-type="string" calcext:value-type="string">
            <text:p>Nf4</text:p>
          </table:table-cell>
          <table:table-cell table:style-name="Default" office:value-type="string" calcext:value-type="string">
            <text:p>Nc5 (0)</text:p>
          </table:table-cell>
          <table:table-cell table:style-name="Default" table:formula="of:=IF(ISNUMBER(SEARCH([.I193];[.J193]));1;0)" office:value-type="float" office:value="0" calcext:value-type="float">
            <text:p>0</text:p>
          </table:table-cell>
          <table:table-cell table:style-name="Default" office:value-type="string" calcext:value-type="string">
            <text:p>Ba7 (0)</text:p>
          </table:table-cell>
          <table:table-cell table:style-name="Default" table:formula="of:=IF(ISNUMBER(SEARCH([.I193];[.L193]));1;0)" office:value-type="float" office:value="0" calcext:value-type="float">
            <text:p>0</text:p>
          </table:table-cell>
          <table:table-cell table:style-name="Default" office:value-type="string" calcext:value-type="string">
            <text:p>Bc5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,7676056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7.9905963" calcext:value-type="float">
            <text:p>7,9905963</text:p>
          </table:table-cell>
          <table:table-cell table:style-name="Default" office:value-type="float" office:value="-0.11904763" calcext:value-type="float">
            <text:p>-0,11904763</text:p>
          </table:table-cell>
          <table:table-cell table:style-name="Default" office:value-type="float" office:value="0.047618866" calcext:value-type="float">
            <text:p>0,047618866</text:p>
          </table:table-cell>
          <table:table-cell table:style-name="Default" office:value-type="string" calcext:value-type="string">
            <text:p>(3.87) - Tal</text:p>
          </table:table-cell>
          <table:table-cell table:style-name="ce72" office:value-type="string" calcext:value-type="string">
            <text:p>Rd3</text:p>
          </table:table-cell>
          <table:table-cell table:style-name="Default" office:value-type="string" calcext:value-type="string">
            <text:p>Rd3 (85)</text:p>
          </table:table-cell>
          <table:table-cell table:style-name="Default" table:formula="of:=IF(ISNUMBER(SEARCH([.I194];[.J194]));1;0)" office:value-type="float" office:value="1" calcext:value-type="float">
            <text:p>1</text:p>
          </table:table-cell>
          <table:table-cell table:style-name="Default" office:value-type="string" calcext:value-type="string">
            <text:p>Rd3 (88)</text:p>
          </table:table-cell>
          <table:table-cell table:style-name="Default" table:formula="of:=IF(ISNUMBER(SEARCH([.I194];[.L194]));1;0)" office:value-type="float" office:value="1" calcext:value-type="float">
            <text:p>1</text:p>
          </table:table-cell>
          <table:table-cell table:style-name="Default" office:value-type="string" calcext:value-type="string">
            <text:p>Rd3 (64)</text:p>
          </table:table-cell>
          <table:table-cell table:formula="of:=IF(ISNUMBER(SEARCH([.I194];[.N19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,7411765</text:p>
          </table:table-cell>
          <table:table-cell table:style-name="Default" office:value-type="float" office:value="0.8367347" calcext:value-type="float">
            <text:p>0,8367347</text:p>
          </table:table-cell>
          <table:table-cell table:style-name="Default" office:value-type="float" office:value="17.378023" calcext:value-type="float">
            <text:p>17,378023</text:p>
          </table:table-cell>
          <table:table-cell table:style-name="Default" office:value-type="float" office:value="0.052499995" calcext:value-type="float">
            <text:p>0,052499995</text:p>
          </table:table-cell>
          <table:table-cell table:style-name="Default" office:value-type="float" office:value="0.22435904" calcext:value-type="float">
            <text:p>0,22435904</text:p>
          </table:table-cell>
          <table:table-cell table:style-name="Default" office:value-type="string" calcext:value-type="string">
            <text:p>(8.2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93)</text:p>
          </table:table-cell>
          <table:table-cell table:style-name="Default" table:formula="of:=IF(ISNUMBER(SEARCH([.I195];[.J19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3)</text:p>
          </table:table-cell>
          <table:table-cell table:style-name="Default" table:formula="of:=IF(ISNUMBER(SEARCH([.I195];[.L19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1)</text:p>
          </table:table-cell>
          <table:table-cell table:formula="of:=IF(ISNUMBER(SEARCH([.I195];[.N19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4624043" calcext:value-type="float">
            <text:p>7,462404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07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83)</text:p>
          </table:table-cell>
          <table:table-cell table:style-name="Default" table:formula="of:=IF(ISNUMBER(SEARCH([.I196];[.J196]));1;0)" office:value-type="float" office:value="1" calcext:value-type="float">
            <text:p>1</text:p>
          </table:table-cell>
          <table:table-cell table:style-name="Default" office:value-type="string" calcext:value-type="string">
            <text:p>Rf6 (93)</text:p>
          </table:table-cell>
          <table:table-cell table:style-name="Default" table:formula="of:=IF(ISNUMBER(SEARCH([.I196];[.L196]));1;0)" office:value-type="float" office:value="1" calcext:value-type="float">
            <text:p>1</text:p>
          </table:table-cell>
          <table:table-cell table:style-name="Default" office:value-type="string" calcext:value-type="string">
            <text:p>Rf6 (83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8.041746" calcext:value-type="float">
            <text:p>8,041746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46) - Tal</text:p>
          </table:table-cell>
          <table:table-cell table:style-name="ce72" office:value-type="string" calcext:value-type="string">
            <text:p>Rf6+</text:p>
          </table:table-cell>
          <table:table-cell table:style-name="Default" office:value-type="string" calcext:value-type="string">
            <text:p>Rf6+ (88)</text:p>
          </table:table-cell>
          <table:table-cell table:style-name="Default" table:formula="of:=IF(ISNUMBER(SEARCH([.I197];[.J197]));1;0)" office:value-type="float" office:value="1" calcext:value-type="float">
            <text:p>1</text:p>
          </table:table-cell>
          <table:table-cell table:style-name="Default" office:value-type="string" calcext:value-type="string">
            <text:p>Rf6+ (100)</text:p>
          </table:table-cell>
          <table:table-cell table:style-name="Default" table:formula="of:=IF(ISNUMBER(SEARCH([.I197];[.L197]));1;0)" office:value-type="float" office:value="1" calcext:value-type="float">
            <text:p>1</text:p>
          </table:table-cell>
          <table:table-cell table:style-name="Default" office:value-type="string" calcext:value-type="string">
            <text:p>Rf6+ (77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6.298828" calcext:value-type="float">
            <text:p>6,29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3.33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62)</text:p>
          </table:table-cell>
          <table:table-cell table:style-name="Default" table:formula="of:=IF(ISNUMBER(SEARCH([.I198];[.J198]));1;0)" office:value-type="float" office:value="1" calcext:value-type="float">
            <text:p>1</text:p>
          </table:table-cell>
          <table:table-cell table:style-name="Default" office:value-type="string" calcext:value-type="string">
            <text:p>Kf2 (65)</text:p>
          </table:table-cell>
          <table:table-cell table:style-name="Default" table:formula="of:=IF(ISNUMBER(SEARCH([.I198];[.L198]));1;0)" office:value-type="float" office:value="1" calcext:value-type="float">
            <text:p>1</text:p>
          </table:table-cell>
          <table:table-cell table:style-name="Default" office:value-type="string" calcext:value-type="string">
            <text:p>Bb3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3.878828" calcext:value-type="float">
            <text:p>3,87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2.12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100)</text:p>
          </table:table-cell>
          <table:table-cell table:style-name="Default" table:formula="of:=IF(ISNUMBER(SEARCH([.I199];[.J199]));1;0)" office:value-type="float" office:value="1" calcext:value-type="float">
            <text:p>1</text:p>
          </table:table-cell>
          <table:table-cell table:style-name="Default" office:value-type="string" calcext:value-type="string">
            <text:p>Kf2 (100)</text:p>
          </table:table-cell>
          <table:table-cell table:style-name="Default" table:formula="of:=IF(ISNUMBER(SEARCH([.I199];[.L199]));1;0)" office:value-type="float" office:value="1" calcext:value-type="float">
            <text:p>1</text:p>
          </table:table-cell>
          <table:table-cell table:style-name="Default" office:value-type="string" calcext:value-type="string">
            <text:p>Kf2 (65)</text:p>
          </table:table-cell>
          <table:table-cell table:formula="of:=IF(ISNUMBER(SEARCH([.I199];[.N19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72" office:value-type="string" calcext:value-type="string">
            <text:p>Total</text:p>
          </table:table-cell>
          <table:table-cell table:style-name="Default" table:formula="of:=SUM([.K1:.K199])" office:value-type="float" office:value="126" calcext:value-type="float">
            <text:p>126</text:p>
          </table:table-cell>
          <table:table-cell table:style-name="Default"/>
          <table:table-cell table:style-name="Default" table:formula="of:=SUM([.M1:.M199])" office:value-type="float" office:value="127" calcext:value-type="float">
            <text:p>127</text:p>
          </table:table-cell>
          <table:table-cell table:style-name="Default"/>
          <table:table-cell table:style-name="Default" table:formula="of:=SUM([.O1:.O199])" office:value-type="float" office:value="108" calcext:value-type="float">
            <text:p>108</text:p>
          </table:table-cell>
          <table:table-cell table:number-columns-repeated="50"/>
        </table:table-row>
        <table:table-row table:style-name="ro1" table:number-rows-repeated="10483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ablanca" table:style-name="ta3">
        <office:forms form:automatic-focus="false" form:apply-design-mode="false"/>
        <table:table-column table:style-name="co1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default-cell-style-name="Default"/>
        <table:table-column table:style-name="co14" table:number-columns-repeated="56" table:default-cell-style-name="Default"/>
        <table:table-row table:style-name="ro1">
          <table:table-cell office:value-type="string" calcext:value-type="string">
            <text:p>Fen Shashin Generator</text:p>
          </table:table-cell>
          <table:table-cell table:style-name="ce134" office:value-type="string" calcext:value-type="string">
            <text:p>Fen Chess Assista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 260620 64 BMI2</text:p>
          </table:table-cell>
          <table:table-cell/>
          <table:table-cell office:value-type="string" calcext:value-type="string">
            <text:p>Stockfish 280620 64 BMI2</text:p>
          </table:table-cell>
          <table:table-cell table:style-name="ce134" table:number-columns-repeated="48"/>
          <table:table-cell table:number-columns-repeated="2"/>
        </table:table-row>
        <table:table-row table:style-name="ro1">
          <table:table-cell office:value-type="string" calcext:value-type="string">
            <text:p>3B2r1/n3Pp2/P7/5k1p/q3NP2/7K/5P2/4NB2 w - - 0 1</text:p>
          </table:table-cell>
          <table:table-cell table:style-name="ce134" office:value-type="string" calcext:value-type="string">
            <text:p>3B2r1/n3Pp2/P7/5k1p/q3NP2/7K/5P2/4NB2 w - - bm Nf6;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0.6388889" calcext:value-type="float">
            <text:p>0,6388889</text:p>
          </table:table-cell>
          <table:table-cell office:value-type="float" office:value="3.108764" calcext:value-type="float">
            <text:p>3,108764</text:p>
          </table:table-cell>
          <table:table-cell office:value-type="float" office:value="-0.22916669" calcext:value-type="float">
            <text:p>-0,22916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Bd3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Nf6 (88)</text:p>
          </table:table-cell>
          <table:table-cell table:style-name="ce134" table:formula="of:=IF(ISNUMBER(SEARCH([.I2];[.N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pN1k2/p4p1p/Pn1R4/3b4/6Pp/1P3K1P/8 w - - 0 1</text:p>
          </table:table-cell>
          <table:table-cell table:style-name="ce134" office:value-type="string" calcext:value-type="string">
            <text:p>8/2pN1k2/p4p1p/Pn1R4/3b4/6Pp/1P3K1P/8 w - - bm Ke1;</text:p>
          </table:table-cell>
          <table:table-cell office:value-type="float" office:value="1.0666667" calcext:value-type="float">
            <text:p>1,0666667</text:p>
          </table:table-cell>
          <table:table-cell office:value-type="float" office:value="0.22727273" calcext:value-type="float">
            <text:p>0,22727273</text:p>
          </table:table-cell>
          <table:table-cell office:value-type="float" office:value="17.466839" calcext:value-type="float">
            <text:p>17,466839</text:p>
          </table:table-cell>
          <table:table-cell office:value-type="float" office:value="0.006249994" calcext:value-type="float">
            <text:p>0,006249994</text:p>
          </table:table-cell>
          <table:table-cell office:value-type="float" office:value="0.21428561" calcext:value-type="float">
            <text:p>0,2142856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Ke1 (63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Ke1 (64)</text:p>
          </table:table-cell>
          <table:table-cell table:style-name="ce134" table:formula="of:=IF(ISNUMBER(SEARCH([.I3];[.N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pp/1K6/N5P1/3N4/8/npn1P3/k7 w - - 0 1</text:p>
          </table:table-cell>
          <table:table-cell table:style-name="ce134" office:value-type="string" calcext:value-type="string">
            <text:p>8/6pp/1K6/N5P1/3N4/8/npn1P3/k7 w - - bm Nab3+;</text:p>
          </table:table-cell>
          <table:table-cell office:value-type="float" office:value="0.8888889" calcext:value-type="float">
            <text:p>0,8888889</text:p>
          </table:table-cell>
          <table:table-cell office:value-type="float" office:value="1.6153846" calcext:value-type="float">
            <text:p>1,6153846</text:p>
          </table:table-cell>
          <table:table-cell office:value-type="float" office:value="-2.9737382" calcext:value-type="float">
            <text:p>-2,9737382</text:p>
          </table:table-cell>
          <table:table-cell office:value-type="float" office:value="0.028571427" calcext:value-type="float">
            <text:p>0,028571427</text:p>
          </table:table-cell>
          <table:table-cell office:value-type="float" office:value="-1.0999999" calcext:value-type="float">
            <text:p>-1,099999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ab3+</text:p>
          </table:table-cell>
          <table:table-cell office:value-type="string" calcext:value-type="string">
            <text:p>Nab3+ (85)</text:p>
          </table:table-cell>
          <table:table-cell table:formula="of:=IF(ISNUMBER(SEARCH([.I4];[.J4]));1;0)" office:value-type="float" office:value="1" calcext:value-type="float">
            <text:p>1</text:p>
          </table:table-cell>
          <table:table-cell office:value-type="string" calcext:value-type="string">
            <text:p>Nab3+ (93)</text:p>
          </table:table-cell>
          <table:table-cell table:formula="of:=IF(ISNUMBER(SEARCH([.I4];[.L4]));1;0)" office:value-type="float" office:value="1" calcext:value-type="float">
            <text:p>1</text:p>
          </table:table-cell>
          <table:table-cell office:value-type="string" calcext:value-type="string">
            <text:p>Nc2+ (0)</text:p>
          </table:table-cell>
          <table:table-cell table:style-name="ce134" table:formula="of:=IF(ISNUMBER(SEARCH([.I4];[.N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8/8/5P2/P2bP2P/P2r1kP1/8/1R2K3 b - - 0 1</text:p>
          </table:table-cell>
          <table:table-cell table:style-name="ce134" office:value-type="string" calcext:value-type="string">
            <text:p>8/8/8/5P2/P2bP2P/P2r1kP1/8/1R2K3 b - - bm Bc3+;</text:p>
          </table:table-cell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 office:value-type="float" office:value="0.69626975" calcext:value-type="float">
            <text:p>0,69626975</text:p>
          </table:table-cell>
          <table:table-cell office:value-type="float" office:value="0.825" calcext:value-type="float">
            <text:p>0,825</text:p>
          </table:table-cell>
          <table:table-cell office:value-type="float" office:value="2.5416665" calcext:value-type="float">
            <text:p>2,541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c3+</text:p>
          </table:table-cell>
          <table:table-cell office:value-type="string" calcext:value-type="string">
            <text:p>Ke4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Ra3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Bc3+ (72)</text:p>
          </table:table-cell>
          <table:table-cell table:style-name="ce134" table:formula="of:=IF(ISNUMBER(SEARCH([.I5];[.N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q7/8/2pp4/5K2/5N2/2R2B2/7k w - - 0 1</text:p>
          </table:table-cell>
          <table:table-cell table:style-name="ce134" office:value-type="string" calcext:value-type="string">
            <text:p>8/q7/8/2pp4/5K2/5N2/2R2B2/7k w - - bm Bd4;</text:p>
          </table:table-cell>
          <table:table-cell office:value-type="float" office:value="1.0227273" calcext:value-type="float">
            <text:p>1,0227273</text:p>
          </table:table-cell>
          <table:table-cell office:value-type="float" office:value="1.5263158" calcext:value-type="float">
            <text:p>1,5263158</text:p>
          </table:table-cell>
          <table:table-cell office:value-type="float" office:value="-4.185025" calcext:value-type="float">
            <text:p>-4,185025</text:p>
          </table:table-cell>
          <table:table-cell office:value-type="float" office:value="0.9" calcext:value-type="float">
            <text:p>0,9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d4</text:p>
          </table:table-cell>
          <table:table-cell office:value-type="string" calcext:value-type="string">
            <text:p>Bd4 (100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style-name="ce134" table:formula="of:=IF(ISNUMBER(SEARCH([.I6];[.N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1b4/p1p2B2/2p5/2p1p3/KpP1P3/1P4N1/8/7R w - - 0 1</text:p>
          </table:table-cell>
          <table:table-cell table:style-name="ce134" office:value-type="string" calcext:value-type="string">
            <text:p>kr1b4/p1p2B2/2p5/2p1p3/KpP1P3/1P4N1/8/7R w - - id ?; bm Rh6;</text:p>
          </table:table-cell>
          <table:table-cell office:value-type="float" office:value="1" calcext:value-type="float">
            <text:p>1</text:p>
          </table:table-cell>
          <table:table-cell office:value-type="float" office:value="2.2727273" calcext:value-type="float">
            <text:p>2,2727273</text:p>
          </table:table-cell>
          <table:table-cell office:value-type="float" office:value="-16.707884" calcext:value-type="float">
            <text:p>-16,707884</text:p>
          </table:table-cell>
          <table:table-cell office:value-type="float" office:value="0.120000005" calcext:value-type="float">
            <text:p>0,120000005</text:p>
          </table:table-cell>
          <table:table-cell office:value-type="float" office:value="1.15873" calcext:value-type="float">
            <text:p>1,1587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7];[.J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Rh6 (67)</text:p>
          </table:table-cell>
          <table:table-cell table:style-name="ce134" table:formula="of:=IF(ISNUMBER(SEARCH([.I7];[.N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q6/5k2/p3pP1p/3p2p1/6PP/1PB1Q3/2P5/1K6 w - - 0 1</text:p>
          </table:table-cell>
          <table:table-cell table:style-name="ce134" office:value-type="string" calcext:value-type="string">
            <text:p>rq6/5k2/p3pP1p/3p2p1/6PP/1PB1Q3/2P5/1K6 w - - bm Qd3;</text:p>
          </table:table-cell>
          <table:table-cell office:value-type="float" office:value="0.90789473" calcext:value-type="float">
            <text:p>0,90789473</text:p>
          </table:table-cell>
          <table:table-cell office:value-type="float" office:value="1.2142857" calcext:value-type="float">
            <text:p>1,2142857</text:p>
          </table:table-cell>
          <table:table-cell office:value-type="float" office:value="0.40918738" calcext:value-type="float">
            <text:p>0,40918738</text:p>
          </table:table-cell>
          <table:table-cell office:value-type="float" office:value="-0.10714285" calcext:value-type="float">
            <text:p>-0,10714285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3</text:p>
          </table:table-cell>
          <table:table-cell office:value-type="string" calcext:value-type="string">
            <text:p>Qd3 (74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Qd3 (66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Qd3 (61)</text:p>
          </table:table-cell>
          <table:table-cell table:style-name="ce134" table:formula="of:=IF(ISNUMBER(SEARCH([.I8];[.N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4k1/1brp1pp1/1p3n1p/2q1p3/2P1P3/1PNBQ3/P3RP1P/3R3K w - - 0 1</text:p>
          </table:table-cell>
          <table:table-cell table:style-name="ce134" office:value-type="string" calcext:value-type="string">
            <text:p>1r4k1/1brp1pp1/1p3n1p/2q1p3/2P1P3/1PNBQ3/P3RP1P/3R3K w - - bm Qh3;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581184" calcext:value-type="float">
            <text:p>0,5581184</text:p>
          </table:table-cell>
          <table:table-cell office:value-type="float" office:value="-0.03125" calcext:value-type="float">
            <text:p>-0,03125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h3</text:p>
          </table:table-cell>
          <table:table-cell office:value-type="string" calcext:value-type="string">
            <text:p>Qh3 (64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Qh3 (88)</text:p>
          </table:table-cell>
          <table:table-cell table:formula="of:=IF(ISNUMBER(SEARCH([.I9];[.L9]));1;0)" office:value-type="float" office:value="1" calcext:value-type="float">
            <text:p>1</text:p>
          </table:table-cell>
          <table:table-cell office:value-type="string" calcext:value-type="string">
            <text:p>Qh3 (83)</text:p>
          </table:table-cell>
          <table:table-cell table:style-name="ce134" table:formula="of:=IF(ISNUMBER(SEARCH([.I9];[.N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1kb1r/5p2/p1npb2p/1p1NppqQ/4P3/N1PB4/PP3PPP/R3R1K1 w k - 0 1</text:p>
          </table:table-cell>
          <table:table-cell table:style-name="ce134" office:value-type="string" calcext:value-type="string">
            <text:p>2r1kb1r/5p2/p1npb2p/1p1NppqQ/4P3/N1PB4/PP3PPP/R3R1K1 w k - bm Qe2;</text:p>
          </table:table-cell>
          <table:table-cell office:value-type="float" office:value="0.9929578" calcext:value-type="float">
            <text:p>0,9929578</text:p>
          </table:table-cell>
          <table:table-cell office:value-type="float" office:value="1.2631578" calcext:value-type="float">
            <text:p>1,2631578</text:p>
          </table:table-cell>
          <table:table-cell office:value-type="float" office:value="-0.342768" calcext:value-type="float">
            <text:p>-0,342768</text:p>
          </table:table-cell>
          <table:table-cell office:value-type="float" office:value="0" calcext:value-type="float">
            <text:p>0</text:p>
          </table:table-cell>
          <table:table-cell office:value-type="float" office:value="-0.07142854" calcext:value-type="float">
            <text:p>-0,0714285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10];[.J1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style-name="ce134" table:formula="of:=IF(ISNUMBER(SEARCH([.I10];[.N10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7/p1pR4/1p3p2/2P2rpB/PbP4p/2N1p2p/KP6/8 w - - 0 1</text:p>
          </table:table-cell>
          <table:table-cell table:style-name="ce134" office:value-type="string" calcext:value-type="string">
            <text:p>k7/p1pR4/1p3p2/2P2rpB/PbP4p/2N1p2p/KP6/8 w - - bm Bf3;</text:p>
          </table:table-cell>
          <table:table-cell office:value-type="float" office:value="0.93846154" calcext:value-type="float">
            <text:p>0,93846154</text:p>
          </table:table-cell>
          <table:table-cell office:value-type="float" office:value="1.5238096" calcext:value-type="float">
            <text:p>1,5238096</text:p>
          </table:table-cell>
          <table:table-cell office:value-type="float" office:value="-1.4098619" calcext:value-type="float">
            <text:p>-1,4098619</text:p>
          </table:table-cell>
          <table:table-cell office:value-type="float" office:value="0.22916666" calcext:value-type="float">
            <text:p>0,22916666</text:p>
          </table:table-cell>
          <table:table-cell office:value-type="float" office:value="0.27272725" calcext:value-type="float">
            <text:p>0,272727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3+</text:p>
          </table:table-cell>
          <table:table-cell office:value-type="string" calcext:value-type="string">
            <text:p>Bf3+ (61)</text:p>
          </table:table-cell>
          <table:table-cell table:formula="of:=IF(ISNUMBER(SEARCH([.I11];[.J11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11];[.L11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style-name="ce134" table:formula="of:=IF(ISNUMBER(SEARCH([.I11];[.N1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1k1/ppqbbpp1/2pp1nnp/3Pp3/2P1P3/5N1P/PPBN1PP1/R1BQR1K1 w - - 0 1</text:p>
          </table:table-cell>
          <table:table-cell table:style-name="ce134" office:value-type="string" calcext:value-type="string">
            <text:p>r3r1k1/ppqbbpp1/2pp1nnp/3Pp3/2P1P3/5N1P/PPBN1PP1/R1BQR1K1 w - - bm a4;</text:p>
          </table:table-cell>
          <table:table-cell office:value-type="float" office:value="1" calcext:value-type="float">
            <text:p>1</text:p>
          </table:table-cell>
          <table:table-cell office:value-type="float" office:value="0.7631579" calcext:value-type="float">
            <text:p>0,7631579</text:p>
          </table:table-cell>
          <table:table-cell office:value-type="float" office:value="0.73848945" calcext:value-type="float">
            <text:p>0,73848945</text:p>
          </table:table-cell>
          <table:table-cell office:value-type="float" office:value="-0.056250006" calcext:value-type="float">
            <text:p>-0,05625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a4</text:p>
          </table:table-cell>
          <table:table-cell office:value-type="string" calcext:value-type="string">
            <text:p>Bd3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a4 (79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a4 (65)</text:p>
          </table:table-cell>
          <table:table-cell table:style-name="ce134" table:formula="of:=IF(ISNUMBER(SEARCH([.I12];[.N1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5/k1p1p1K1/P1p1Pp2/5P2/7P/pB6/2p5/2r5 w - - 0 1</text:p>
          </table:table-cell>
          <table:table-cell table:style-name="ce134" office:value-type="string" calcext:value-type="string">
            <text:p>2R5/k1p1p1K1/P1p1Pp2/5P2/7P/pB6/2p5/2r5 w - - bm Rxc7;</text:p>
          </table:table-cell>
          <table:table-cell office:value-type="float" office:value="1.1136364" calcext:value-type="float">
            <text:p>1,1136364</text:p>
          </table:table-cell>
          <table:table-cell office:value-type="float" office:value="1.9090909" calcext:value-type="float">
            <text:p>1,9090909</text:p>
          </table:table-cell>
          <table:table-cell office:value-type="float" office:value="-3.0166416" calcext:value-type="float">
            <text:p>-3,0166416</text:p>
          </table:table-cell>
          <table:table-cell office:value-type="float" office:value="-0.038194448" calcext:value-type="float">
            <text:p>-0,038194448</text:p>
          </table:table-cell>
          <table:table-cell office:value-type="float" office:value="1.4464288" calcext:value-type="float">
            <text:p>1,44642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Rc7+ (83)</text:p>
          </table:table-cell>
          <table:table-cell table:formula="of:=IF(ISNUMBER(SEARCH([.I13];[.L13]));1;0)" office:value-type="float" office:value="1" calcext:value-type="float">
            <text:p>1</text:p>
          </table:table-cell>
          <table:table-cell office:value-type="string" calcext:value-type="string">
            <text:p>Rc7+ (71)</text:p>
          </table:table-cell>
          <table:table-cell table:style-name="ce134" table:formula="of:=IF(ISNUMBER(SEARCH([.I13];[.N1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bq1r1k/7p/2np2p1/p2N1p2/R1B1PP1b/1PP1N3/8/3Q1K1R w - - 0 1</text:p>
          </table:table-cell>
          <table:table-cell table:style-name="ce134" office:value-type="string" calcext:value-type="string">
            <text:p>1rbq1r1k/7p/2np2p1/p2N1p2/R1B1PP1b/1PP1N3/8/3Q1K1R w - - bm Ra2;</text:p>
          </table:table-cell>
          <table:table-cell office:value-type="float" office:value="0.96268654" calcext:value-type="float">
            <text:p>0,96268654</text:p>
          </table:table-cell>
          <table:table-cell office:value-type="float" office:value="1.0526316" calcext:value-type="float">
            <text:p>1,0526316</text:p>
          </table:table-cell>
          <table:table-cell office:value-type="float" office:value="0.46793696" calcext:value-type="float">
            <text:p>0,4679369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58333325" calcext:value-type="float">
            <text:p>0,583333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a2</text:p>
          </table:table-cell>
          <table:table-cell office:value-type="string" calcext:value-type="string">
            <text:p>Ra2 (80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ef5 (0)</text:p>
          </table:table-cell>
          <table:table-cell table:formula="of:=IF(ISNUMBER(SEARCH([.I14];[.L14]));1;0)" office:value-type="float" office:value="0" calcext:value-type="float">
            <text:p>0</text:p>
          </table:table-cell>
          <table:table-cell office:value-type="string" calcext:value-type="string">
            <text:p>Ra2 (64)</text:p>
          </table:table-cell>
          <table:table-cell table:style-name="ce134" table:formula="of:=IF(ISNUMBER(SEARCH([.I14];[.N1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1rk2/5p2/p1P5/2p2P2/2p5/7B/P7/2KR4 w - - 0 1</text:p>
          </table:table-cell>
          <table:table-cell table:style-name="ce134" office:value-type="string" calcext:value-type="string">
            <text:p>2b1rk2/5p2/p1P5/2p2P2/2p5/7B/P7/2KR4 w - - bm f6;</text:p>
          </table:table-cell>
          <table:table-cell office:value-type="float" office:value="0.9183673" calcext:value-type="float">
            <text:p>0,9183673</text:p>
          </table:table-cell>
          <table:table-cell office:value-type="float" office:value="1.2222222" calcext:value-type="float">
            <text:p>1,2222222</text:p>
          </table:table-cell>
          <table:table-cell office:value-type="float" office:value="0.27288806" calcext:value-type="float">
            <text:p>0,27288806</text:p>
          </table:table-cell>
          <table:table-cell office:value-type="float" office:value="-0.05555556" calcext:value-type="float">
            <text:p>-0,05555556</text:p>
          </table:table-cell>
          <table:table-cell office:value-type="float" office:value="0.57142854" calcext:value-type="float">
            <text:p>0,571428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f6</text:p>
          </table:table-cell>
          <table:table-cell office:value-type="string" calcext:value-type="string">
            <text:p>f6 (64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f6 (74)</text:p>
          </table:table-cell>
          <table:table-cell table:formula="of:=IF(ISNUMBER(SEARCH([.I15];[.L15]));1;0)" office:value-type="float" office:value="1" calcext:value-type="float">
            <text:p>1</text:p>
          </table:table-cell>
          <table:table-cell office:value-type="string" calcext:value-type="string">
            <text:p>c7 (0)</text:p>
          </table:table-cell>
          <table:table-cell table:style-name="ce134" table:formula="of:=IF(ISNUMBER(SEARCH([.I15];[.N1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k4N/Q1np4/2p2Bpp/1p1P4/pPP1p2P/P7/7q/1K6 w - - 0 1</text:p>
          </table:table-cell>
          <table:table-cell table:style-name="ce134" office:value-type="string" calcext:value-type="string">
            <text:p>2k4N/Q1np4/2p2Bpp/1p1P4/pPP1p2P/P7/7q/1K6 w - - bm Nf7;</text:p>
          </table:table-cell>
          <table:table-cell office:value-type="float" office:value="1.0657895" calcext:value-type="float">
            <text:p>1,0657895</text:p>
          </table:table-cell>
          <table:table-cell office:value-type="float" office:value="1.1481482" calcext:value-type="float">
            <text:p>1,1481482</text:p>
          </table:table-cell>
          <table:table-cell office:value-type="float" office:value="0.9084488" calcext:value-type="float">
            <text:p>0,9084488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1.1666665" calcext:value-type="float">
            <text:p>1,166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style-name="ce134" table:formula="of:=IF(ISNUMBER(SEARCH([.I16];[.N1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5/prkpR1p1/2p1ppK1/P1p1N1B1/P1P1P3/8/8/8 w - - 0 1</text:p>
          </table:table-cell>
          <table:table-cell table:style-name="ce134" office:value-type="string" calcext:value-type="string">
            <text:p>2r5/prkpR1p1/2p1ppK1/P1p1N1B1/P1P1P3/8/8/8 w - - bm Bf4;</text:p>
          </table:table-cell>
          <table:table-cell office:value-type="float" office:value="0.89705884" calcext:value-type="float">
            <text:p>0,89705884</text:p>
          </table:table-cell>
          <table:table-cell office:value-type="float" office:value="1.0952381" calcext:value-type="float">
            <text:p>1,0952381</text:p>
          </table:table-cell>
          <table:table-cell office:value-type="float" office:value="2.6827838" calcext:value-type="float">
            <text:p>2,6827838</text:p>
          </table:table-cell>
          <table:table-cell office:value-type="float" office:value="-0.14285715" calcext:value-type="float">
            <text:p>-0,14285715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4</text:p>
          </table:table-cell>
          <table:table-cell office:value-type="string" calcext:value-type="string">
            <text:p>Bf4 (77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Bf4 (88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Rd7+ (0)</text:p>
          </table:table-cell>
          <table:table-cell table:style-name="ce134" table:formula="of:=IF(ISNUMBER(SEARCH([.I17];[.N1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4/3p4/P2p4/N2b4/8/4P3/5p1p/5Kbk w - - 0 1</text:p>
          </table:table-cell>
          <table:table-cell table:style-name="ce134" office:value-type="string" calcext:value-type="string">
            <text:p>3Q4/3p4/P2p4/N2b4/8/4P3/5p1p/5Kbk w - - bm Qa8;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1.75" calcext:value-type="float">
            <text:p>1,75</text:p>
          </table:table-cell>
          <table:table-cell office:value-type="float" office:value="-4.06941" calcext:value-type="float">
            <text:p>-4,06941</text:p>
          </table:table-cell>
          <table:table-cell office:value-type="float" office:value="-0.059523813" calcext:value-type="float">
            <text:p>-0,059523813</text:p>
          </table:table-cell>
          <table:table-cell office:value-type="float" office:value="-0.9714289" calcext:value-type="float">
            <text:p>-0,971428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a8</text:p>
          </table:table-cell>
          <table:table-cell office:value-type="string" calcext:value-type="string">
            <text:p>Qa8 (100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18];[.L18]));1;0)" office:value-type="float" office:value="1" calcext:value-type="float">
            <text:p>1</text:p>
          </table:table-cell>
          <table:table-cell office:value-type="string" calcext:value-type="string">
            <text:p>Qa8 (64)</text:p>
          </table:table-cell>
          <table:table-cell table:style-name="ce134" table:formula="of:=IF(ISNUMBER(SEARCH([.I18];[.N1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r1rk1/1p2qpp1/p1nNp1np/4P2Q/P3N3/1P2R3/3P1PPP/2R3K1 w - - 0 1</text:p>
          </table:table-cell>
          <table:table-cell table:style-name="ce134" office:value-type="string" calcext:value-type="string">
            <text:p>3r1rk1/1p2qpp1/p1nNp1np/4P2Q/P3N3/1P2R3/3P1PPP/2R3K1 w - - bm Rxc6;</text:p>
          </table:table-cell>
          <table:table-cell office:value-type="float" office:value="1.032258" calcext:value-type="float">
            <text:p>1,032258</text:p>
          </table:table-cell>
          <table:table-cell office:value-type="float" office:value="1.6451613" calcext:value-type="float">
            <text:p>1,6451613</text:p>
          </table:table-cell>
          <table:table-cell office:value-type="float" office:value="-0.87426496" calcext:value-type="float">
            <text:p>-0,87426496</text:p>
          </table:table-cell>
          <table:table-cell office:value-type="float" office:value="-0.091666654" calcext:value-type="float">
            <text:p>-0,091666654</text:p>
          </table:table-cell>
          <table:table-cell office:value-type="float" office:value="0.9102564" calcext:value-type="float">
            <text:p>0,910256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style-name="ce134" table:formula="of:=IF(ISNUMBER(SEARCH([.I19];[.N1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q1kr/p6p/1prQPppB/4n3/4P3/2P5/PP2B2P/R5K1 w - - 0 1</text:p>
          </table:table-cell>
          <table:table-cell table:style-name="ce134" office:value-type="string" calcext:value-type="string">
            <text:p>4q1kr/p6p/1prQPppB/4n3/4P3/2P5/PP2B2P/R5K1 w - - bm Qxe5;</text:p>
          </table:table-cell>
          <table:table-cell office:value-type="float" office:value="0.9814815" calcext:value-type="float">
            <text:p>0,9814815</text:p>
          </table:table-cell>
          <table:table-cell office:value-type="float" office:value="1.8846154" calcext:value-type="float">
            <text:p>1,8846154</text:p>
          </table:table-cell>
          <table:table-cell office:value-type="float" office:value="-3.0798771" calcext:value-type="float">
            <text:p>-3,0798771</text:p>
          </table:table-cell>
          <table:table-cell office:value-type="float" office:value="-0.10416667" calcext:value-type="float">
            <text:p>-0,10416667</text:p>
          </table:table-cell>
          <table:table-cell office:value-type="float" office:value="0.8818183" calcext:value-type="float">
            <text:p>0,881818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Qe5 (62)</text:p>
          </table:table-cell>
          <table:table-cell table:formula="of:=IF(ISNUMBER(SEARCH([.I20];[.L20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style-name="ce134" table:formula="of:=IF(ISNUMBER(SEARCH([.I20];[.N2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q2r/1b1kbp2/1p2p1p1/pP1pP1N1/P2P1PQP/3BK3/2R5/8 w - - 0 1</text:p>
          </table:table-cell>
          <table:table-cell table:style-name="ce134" office:value-type="string" calcext:value-type="string">
            <text:p>4q2r/1b1kbp2/1p2p1p1/pP1pP1N1/P2P1PQP/3BK3/2R5/8 w - - bm Bxg6;</text:p>
          </table:table-cell>
          <table:table-cell office:value-type="float" office:value="0.990566" calcext:value-type="float">
            <text:p>0,990566</text:p>
          </table:table-cell>
          <table:table-cell office:value-type="float" office:value="1.5555556" calcext:value-type="float">
            <text:p>1,5555556</text:p>
          </table:table-cell>
          <table:table-cell office:value-type="string" calcext:value-type="string">
            <text:p>=</text:p>
          </table:table-cell>
          <table:table-cell office:value-type="float" office:value="-0.041666687" calcext:value-type="float">
            <text:p>-0,041666687</text:p>
          </table:table-cell>
          <table:table-cell office:value-type="float" office:value="1.4545455" calcext:value-type="float">
            <text:p>1,454545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6</text:p>
          </table:table-cell>
          <table:table-cell office:value-type="string" calcext:value-type="string">
            <text:p>Bg6 (88)</text:p>
          </table:table-cell>
          <table:table-cell table:formula="of:=IF(ISNUMBER(SEARCH([.I21];[.J21]));1;0)" office:value-type="float" office:value="1" calcext:value-type="float">
            <text:p>1</text:p>
          </table:table-cell>
          <table:table-cell office:value-type="string" calcext:value-type="string">
            <text:p>Bg6 (61)</text:p>
          </table:table-cell>
          <table:table-cell table:formula="of:=IF(ISNUMBER(SEARCH([.I21];[.L21]));1;0)" office:value-type="float" office:value="1" calcext:value-type="float">
            <text:p>1</text:p>
          </table:table-cell>
          <table:table-cell office:value-type="string" calcext:value-type="string">
            <text:p>Kf3 (0)</text:p>
          </table:table-cell>
          <table:table-cell table:style-name="ce134" table:formula="of:=IF(ISNUMBER(SEARCH([.I21];[.N2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1k/1r1q1p2/pp3Pp1/7p/3Q4/1P4P1/1P3P2/2R1R1K1 w - - 0 1</text:p>
          </table:table-cell>
          <table:table-cell table:style-name="ce134" office:value-type="string" calcext:value-type="string">
            <text:p>5r1k/1r1q1p2/pp3Pp1/7p/3Q4/1P4P1/1P3P2/2R1R1K1 w - - bm Qf4;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-1.1569328" calcext:value-type="float">
            <text:p>-1,1569328</text:p>
          </table:table-cell>
          <table:table-cell office:value-type="float" office:value="-0.020833328" calcext:value-type="float">
            <text:p>-0,020833328</text:p>
          </table:table-cell>
          <table:table-cell office:value-type="float" office:value="0.22222233" calcext:value-type="float">
            <text:p>0,2222223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f4</text:p>
          </table:table-cell>
          <table:table-cell office:value-type="string" calcext:value-type="string">
            <text:p>Qf4 (100)</text:p>
          </table:table-cell>
          <table:table-cell table:formula="of:=IF(ISNUMBER(SEARCH([.I22];[.J22]));1;0)" office:value-type="float" office:value="1" calcext:value-type="float">
            <text:p>1</text:p>
          </table:table-cell>
          <table:table-cell office:value-type="string" calcext:value-type="string">
            <text:p>Qf4 (85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style-name="ce134" table:formula="of:=IF(ISNUMBER(SEARCH([.I22];[.N2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1r2bppp/p3pn2/Pp2q3/2pN4/5P1P/1PP3P1/3RQRK1 b - - 0 1</text:p>
          </table:table-cell>
          <table:table-cell table:style-name="ce134" office:value-type="string" calcext:value-type="string">
            <text:p>6k1/1r2bppp/p3pn2/Pp2q3/2pN4/5P1P/1PP3P1/3RQRK1 b - - bm Qc5;</text:p>
          </table:table-cell>
          <table:table-cell office:value-type="float" office:value="0.97321427" calcext:value-type="float">
            <text:p>0,97321427</text:p>
          </table:table-cell>
          <table:table-cell office:value-type="float" office:value="1.3225807" calcext:value-type="float">
            <text:p>1,3225807</text:p>
          </table:table-cell>
          <table:table-cell office:value-type="float" office:value="-0.24537244" calcext:value-type="float">
            <text:p>-0,24537244</text:p>
          </table:table-cell>
          <table:table-cell office:value-type="float" office:value="0.025000006" calcext:value-type="float">
            <text:p>0,025000006</text:p>
          </table:table-cell>
          <table:table-cell office:value-type="float" office:value="0.47727275" calcext:value-type="float">
            <text:p>0,477272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c5</text:p>
          </table:table-cell>
          <table:table-cell office:value-type="string" calcext:value-type="string">
            <text:p>Qe1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Qc5 (61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style-name="ce134" table:formula="of:=IF(ISNUMBER(SEARCH([.I23];[.N2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q/2p4p/6P1/5nN1/K7/2P5/7B/3B4 w - - 0 1</text:p>
          </table:table-cell>
          <table:table-cell table:style-name="ce134" office:value-type="string" calcext:value-type="string">
            <text:p>6kq/2p4p/6P1/5nN1/K7/2P5/7B/3B4 w - - bm Bb3+;</text:p>
          </table:table-cell>
          <table:table-cell office:value-type="float" office:value="0.8214286" calcext:value-type="float">
            <text:p>0,8214286</text:p>
          </table:table-cell>
          <table:table-cell office:value-type="float" office:value="1.3" calcext:value-type="float">
            <text:p>1,3</text:p>
          </table:table-cell>
          <table:table-cell office:value-type="float" office:value="1.2023951" calcext:value-type="float">
            <text:p>1,2023951</text:p>
          </table:table-cell>
          <table:table-cell office:value-type="float" office:value="-0.14285713" calcext:value-type="float">
            <text:p>-0,1428571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b3+</text:p>
          </table:table-cell>
          <table:table-cell office:value-type="string" calcext:value-type="string">
            <text:p>Bb3+ (100)</text:p>
          </table:table-cell>
          <table:table-cell table:formula="of:=IF(ISNUMBER(SEARCH([.I24];[.J24]));1;0)" office:value-type="float" office:value="1" calcext:value-type="float">
            <text:p>1</text:p>
          </table:table-cell>
          <table:table-cell office:value-type="string" calcext:value-type="string">
            <text:p>Bb3+ (100)</text:p>
          </table:table-cell>
          <table:table-cell table:formula="of:=IF(ISNUMBER(SEARCH([.I24];[.L24]));1;0)" office:value-type="float" office:value="1" calcext:value-type="float">
            <text:p>1</text:p>
          </table:table-cell>
          <table:table-cell office:value-type="string" calcext:value-type="string">
            <text:p>gh7+ (0)</text:p>
          </table:table-cell>
          <table:table-cell table:style-name="ce134" table:formula="of:=IF(ISNUMBER(SEARCH([.I24];[.N2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k/pp2Np1p/2p2P1N/5pP1/7K/P4n2/1q3Q2/5n2 w - - 0 1</text:p>
          </table:table-cell>
          <table:table-cell table:style-name="ce134" office:value-type="string" calcext:value-type="string">
            <text:p>7k/pp2Np1p/2p2P1N/5pP1/7K/P4n2/1q3Q2/5n2 w - - bm Kh5;</text:p>
          </table:table-cell>
          <table:table-cell office:value-type="float" office:value="0.85714287" calcext:value-type="float">
            <text:p>0,85714287</text:p>
          </table:table-cell>
          <table:table-cell office:value-type="float" office:value="0.08571429" calcext:value-type="float">
            <text:p>0,08571429</text:p>
          </table:table-cell>
          <table:table-cell office:value-type="float" office:value="32.2369" calcext:value-type="float">
            <text:p>32,2369</text:p>
          </table:table-cell>
          <table:table-cell office:value-type="float" office:value="-0.09375" calcext:value-type="float">
            <text:p>-0,09375</text:p>
          </table:table-cell>
          <table:table-cell office:value-type="float" office:value="1.0142858" calcext:value-type="float">
            <text:p>1,014285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h5</text:p>
          </table:table-cell>
          <table:table-cell office:value-type="string" calcext:value-type="string">
            <text:p>Qf3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5];[.L2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style-name="ce134" table:formula="of:=IF(ISNUMBER(SEARCH([.I25];[.N2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q/b1p5/1p1Npkb1/pPP2ppP/P1P5/3B2P1/5P1R/K3R3 w - - 0 1</text:p>
          </table:table-cell>
          <table:table-cell table:style-name="ce134" office:value-type="string" calcext:value-type="string">
            <text:p>7q/b1p5/1p1Npkb1/pPP2ppP/P1P5/3B2P1/5P1R/K3R3 w - - bm hxg6;</text:p>
          </table:table-cell>
          <table:table-cell office:value-type="float" office:value="1.0813954" calcext:value-type="float">
            <text:p>1,0813954</text:p>
          </table:table-cell>
          <table:table-cell office:value-type="float" office:value="1.5416666" calcext:value-type="float">
            <text:p>1,5416666</text:p>
          </table:table-cell>
          <table:table-cell office:value-type="float" office:value="-1.0030057" calcext:value-type="float">
            <text:p>-1,0030057</text:p>
          </table:table-cell>
          <table:table-cell office:value-type="float" office:value="-0.13333334" calcext:value-type="float">
            <text:p>-0,13333334</text:p>
          </table:table-cell>
          <table:table-cell office:value-type="float" office:value="0.51666665" calcext:value-type="float">
            <text:p>0,5166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26];[.J26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6];[.L26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style-name="ce134" table:formula="of:=IF(ISNUMBER(SEARCH([.I26];[.N2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p1q3/p3P3/2P4p/1PBP2kP/2N3P1/7K/8 w - - 0 1</text:p>
          </table:table-cell>
          <table:table-cell table:style-name="ce134" office:value-type="string" calcext:value-type="string">
            <text:p>8/2p1q3/p3P3/2P4p/1PBP2kP/2N3P1/7K/8 w - - bm Be2;</text:p>
          </table:table-cell>
          <table:table-cell office:value-type="float" office:value="1.0208334" calcext:value-type="float">
            <text:p>1,0208334</text:p>
          </table:table-cell>
          <table:table-cell office:value-type="float" office:value="1.2941177" calcext:value-type="float">
            <text:p>1,2941177</text:p>
          </table:table-cell>
          <table:table-cell office:value-type="string" calcext:value-type="string">
            <text:p>=</text:p>
          </table:table-cell>
          <table:table-cell office:value-type="float" office:value="0.075" calcext:value-type="float">
            <text:p>0,075</text:p>
          </table:table-cell>
          <table:table-cell office:value-type="float" office:value="0.6888888" calcext:value-type="float">
            <text:p>0,68888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e2+</text:p>
          </table:table-cell>
          <table:table-cell office:value-type="string" calcext:value-type="string">
            <text:p>Be2+ (80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style-name="ce134" table:formula="of:=IF(ISNUMBER(SEARCH([.I27];[.N2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q3n1k/8/P1p2Npp/2Kp3R/pp6/n3p3/8/4Q3 w - - 0 1</text:p>
          </table:table-cell>
          <table:table-cell table:style-name="ce134" office:value-type="string" calcext:value-type="string">
            <text:p>Nq3n1k/8/P1p2Npp/2Kp3R/pp6/n3p3/8/4Q3 w - - bm Nc7;</text:p>
          </table:table-cell>
          <table:table-cell office:value-type="float" office:value="0.95454544" calcext:value-type="float">
            <text:p>0,95454544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0.8281378" calcext:value-type="float">
            <text:p>0,8281378</text:p>
          </table:table-cell>
          <table:table-cell office:value-type="float" office:value="0.16666667" calcext:value-type="float">
            <text:p>0,16666667</text:p>
          </table:table-cell>
          <table:table-cell office:value-type="float" office:value="1.712121" calcext:value-type="float">
            <text:p>1,71212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Nc7 (64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Rh6+ (0)</text:p>
          </table:table-cell>
          <table:table-cell table:style-name="ce134" table:formula="of:=IF(ISNUMBER(SEARCH([.I28];[.N2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k1/pp2b1pp/2p1pn2/8/P1p1Pq2/2N5/1P2BP1P/R1Q2RK1 b - - 0 1</text:p>
          </table:table-cell>
          <table:table-cell table:style-name="ce134" office:value-type="string" calcext:value-type="string">
            <text:p>r1b3k1/pp2b1pp/2p1pn2/8/P1p1Pq2/2N5/1P2BP1P/R1Q2RK1 b - - bm Qe5;</text:p>
          </table:table-cell>
          <table:table-cell office:value-type="float" office:value="1.0082644" calcext:value-type="float">
            <text:p>1,0082644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=</text:p>
          </table:table-cell>
          <table:table-cell office:value-type="float" office:value="0.012500003" calcext:value-type="float">
            <text:p>0,012500003</text:p>
          </table:table-cell>
          <table:table-cell office:value-type="float" office:value="0.37062955" calcext:value-type="float">
            <text:p>0,37062955</text:p>
          </table:table-cell>
          <table:table-cell office:value-type="string" calcext:value-type="string">
            <text:p>(0.2) - Capablanca</text:p>
          </table:table-cell>
          <table:table-cell table:style-name="ce72" office:value-type="string" calcext:value-type="string">
            <text:p>Qe5</text:p>
          </table:table-cell>
          <table:table-cell office:value-type="string" calcext:value-type="string">
            <text:p>Qe5 (65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style-name="ce134" table:formula="of:=IF(ISNUMBER(SEARCH([.I29];[.N2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k2r/1b3ppp/p2p1b2/2nNp3/1R2P3/2P5/1PN2PPP/3QKB1R w Kkq - 0 1</text:p>
          </table:table-cell>
          <table:table-cell table:style-name="ce134" office:value-type="string" calcext:value-type="string">
            <text:p>r2qk2r/1b3ppp/p2p1b2/2nNp3/1R2P3/2P5/1PN2PPP/3QKB1R w Kkq - bm Rxb7;</text:p>
          </table:table-cell>
          <table:table-cell office:value-type="float" office:value="0.9927536" calcext:value-type="float">
            <text:p>0,9927536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-0.5388276" calcext:value-type="float">
            <text:p>-0,5388276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7692313" calcext:value-type="float">
            <text:p>0,07692313</text:p>
          </table:table-cell>
          <table:table-cell office:value-type="string" calcext:value-type="string">
            <text:p>(0.1) - Capablanca</text:p>
          </table:table-cell>
          <table:table-cell table:style-name="ce72" office:value-type="string" calcext:value-type="string">
            <text:p>Rb7</text:p>
          </table:table-cell>
          <table:table-cell office:value-type="string" calcext:value-type="string">
            <text:p>Rb7 (100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formula="of:=IF(ISNUMBER(SEARCH([.I30];[.L30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style-name="ce134" table:formula="of:=IF(ISNUMBER(SEARCH([.I30];[.N3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2p4p/6P1/1p3n2/3q4/PB4BN/KP5P/8 w - - 0 1</text:p>
          </table:table-cell>
          <table:table-cell table:style-name="ce134" office:value-type="string" calcext:value-type="string">
            <text:p>5k2/2p4p/6P1/1p3n2/3q4/PB4BN/KP5P/8 w - - bm Ng5;</text:p>
          </table:table-cell>
          <table:table-cell office:value-type="float" office:value="0.9" calcext:value-type="float">
            <text:p>0,9</text:p>
          </table:table-cell>
          <table:table-cell office:value-type="float" office:value="0.5714286" calcext:value-type="float">
            <text:p>0,5714286</text:p>
          </table:table-cell>
          <table:table-cell office:value-type="float" office:value="2.864068" calcext:value-type="float">
            <text:p>2,864068</text:p>
          </table:table-cell>
          <table:table-cell office:value-type="float" office:value="-0.01785715" calcext:value-type="float">
            <text:p>-0,01785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style-name="ce134" table:formula="of:=IF(ISNUMBER(SEARCH([.I31];[.N3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pb1r1p1p/1b1r2pP/p3p1q1/4P3/PN1B1RN1/1RPQ4/7K b - - 0 1</text:p>
          </table:table-cell>
          <table:table-cell table:style-name="ce134" office:value-type="string" calcext:value-type="string">
            <text:p>6k1/pb1r1p1p/1b1r2pP/p3p1q1/4P3/PN1B1RN1/1RPQ4/7K b - - bm Qd8;</text:p>
          </table:table-cell>
          <table:table-cell office:value-type="float" office:value="0.9767442" calcext:value-type="float">
            <text:p>0,9767442</text:p>
          </table:table-cell>
          <table:table-cell office:value-type="float" office:value="0.9756098" calcext:value-type="float">
            <text:p>0,9756098</text:p>
          </table:table-cell>
          <table:table-cell office:value-type="float" office:value="-0.29866928" calcext:value-type="float">
            <text:p>-0,29866928</text:p>
          </table:table-cell>
          <table:table-cell office:value-type="float" office:value="0.114583336" calcext:value-type="float">
            <text:p>0,114583336</text:p>
          </table:table-cell>
          <table:table-cell office:value-type="float" office:value="-0.24242425" calcext:value-type="float">
            <text:p>-0,242424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8</text:p>
          </table:table-cell>
          <table:table-cell office:value-type="string" calcext:value-type="string">
            <text:p>Qd8 (88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Qd8 (88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style-name="ce134" table:formula="of:=IF(ISNUMBER(SEARCH([.I32];[.N3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1r2k1/5pp1/p2b2bp/1q1Pp3/1p6/1P2P1P1/R2NQPB1/2R3K1 w - - 0 1</text:p>
          </table:table-cell>
          <table:table-cell table:style-name="ce134" office:value-type="string" calcext:value-type="string">
            <text:p>1r1r2k1/5pp1/p2b2bp/1q1Pp3/1p6/1P2P1P1/R2NQPB1/2R3K1 w - - bm Qg4;</text:p>
          </table:table-cell>
          <table:table-cell office:value-type="float" office:value="0.96031743" calcext:value-type="float">
            <text:p>0,96031743</text:p>
          </table:table-cell>
          <table:table-cell office:value-type="float" office:value="1.1538461" calcext:value-type="float">
            <text:p>1,1538461</text:p>
          </table:table-cell>
          <table:table-cell office:value-type="float" office:value="-0.30284292" calcext:value-type="float">
            <text:p>-0,30284292</text:p>
          </table:table-cell>
          <table:table-cell office:value-type="float" office:value="0.025000006" calcext:value-type="float">
            <text:p>0,025000006</text:p>
          </table:table-cell>
          <table:table-cell office:value-type="float" office:value="-0.3030305" calcext:value-type="float">
            <text:p>-0,3030305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g4</text:p>
          </table:table-cell>
          <table:table-cell office:value-type="string" calcext:value-type="string">
            <text:p>Qg4 (93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formula="of:=IF(ISNUMBER(SEARCH([.I33];[.L33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style-name="ce134" table:formula="of:=IF(ISNUMBER(SEARCH([.I33];[.N3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bqr1k1/2n2pb1/5np1/3Pp1B1/1pp5/2N3NP/1PB3P1/R2Q1RK1 w - - 0 1</text:p>
          </table:table-cell>
          <table:table-cell table:style-name="ce134" office:value-type="string" calcext:value-type="string">
            <text:p>1rbqr1k1/2n2pb1/5np1/3Pp1B1/1pp5/2N3NP/1PB3P1/R2Q1RK1 w - - bm Nh5;</text:p>
          </table:table-cell>
          <table:table-cell office:value-type="float" office:value="0.9726027" calcext:value-type="float">
            <text:p>0,9726027</text:p>
          </table:table-cell>
          <table:table-cell office:value-type="float" office:value="1.4736842" calcext:value-type="float">
            <text:p>1,4736842</text:p>
          </table:table-cell>
          <table:table-cell office:value-type="float" office:value="-1.1756916" calcext:value-type="float">
            <text:p>-1,1756916</text:p>
          </table:table-cell>
          <table:table-cell office:value-type="float" office:value="-0.057142854" calcext:value-type="float">
            <text:p>-0,057142854</text:p>
          </table:table-cell>
          <table:table-cell office:value-type="float" office:value="0.032051325" calcext:value-type="float">
            <text:p>0,0320513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h5</text:p>
          </table:table-cell>
          <table:table-cell office:value-type="string" calcext:value-type="string">
            <text:p>Nh5 (75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Nh5 (79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style-name="ce134" table:formula="of:=IF(ISNUMBER(SEARCH([.I34];[.N3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kr2r1/1p3p2/1R2p3/p3Pn2/b4P2/P1pB4/2P3PP/2B1K1R1 b - - 0 1</text:p>
          </table:table-cell>
          <table:table-cell table:style-name="ce134" office:value-type="string" calcext:value-type="string">
            <text:p>2kr2r1/1p3p2/1R2p3/p3Pn2/b4P2/P1pB4/2P3PP/2B1K1R1 b - - bm Rxd3;</text:p>
          </table:table-cell>
          <table:table-cell office:value-type="float" office:value="0.9444444" calcext:value-type="float">
            <text:p>0,9444444</text:p>
          </table:table-cell>
          <table:table-cell office:value-type="float" office:value="1.1333333" calcext:value-type="float">
            <text:p>1,1333333</text:p>
          </table:table-cell>
          <table:table-cell office:value-type="string" calcext:value-type="string">
            <text:p>=</text:p>
          </table:table-cell>
          <table:table-cell office:value-type="float" office:value="-0.008333325" calcext:value-type="float">
            <text:p>-0,008333325</text:p>
          </table:table-cell>
          <table:table-cell office:value-type="float" office:value="0.17272735" calcext:value-type="float">
            <text:p>0,172727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d3</text:p>
          </table:table-cell>
          <table:table-cell office:value-type="string" calcext:value-type="string">
            <text:p>Rd3 (80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Rh8 (0)</text:p>
          </table:table-cell>
          <table:table-cell table:formula="of:=IF(ISNUMBER(SEARCH([.I35];[.L35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style-name="ce134" table:formula="of:=IF(ISNUMBER(SEARCH([.I35];[.N3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1r1k/6rp/3p4/P2Pbp1Q/N3Pp1n/2P5/P1B2RPP/R6K b - - 0 1</text:p>
          </table:table-cell>
          <table:table-cell table:style-name="ce134" office:value-type="string" calcext:value-type="string">
            <text:p>3q1r1k/6rp/3p4/P2Pbp1Q/N3Pp1n/2P5/P1B2RPP/R6K b - - bm f3;</text:p>
          </table:table-cell>
          <table:table-cell office:value-type="float" office:value="0.90697676" calcext:value-type="float">
            <text:p>0,90697676</text:p>
          </table:table-cell>
          <table:table-cell office:value-type="float" office:value="0.9736842" calcext:value-type="float">
            <text:p>0,9736842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123076916" calcext:value-type="float">
            <text:p>-0,123076916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f3</text:p>
          </table:table-cell>
          <table:table-cell office:value-type="string" calcext:value-type="string">
            <text:p>Rfg8 (0)</text:p>
          </table:table-cell>
          <table:table-cell table:formula="of:=IF(ISNUMBER(SEARCH([.I36];[.J36]));1;0)" office:value-type="float" office:value="0" calcext:value-type="float">
            <text:p>0</text:p>
          </table:table-cell>
          <table:table-cell office:value-type="string" calcext:value-type="string">
            <text:p>Rfg8 (0)</text:p>
          </table:table-cell>
          <table:table-cell table:formula="of:=IF(ISNUMBER(SEARCH([.I36];[.L36]));1;0)" office:value-type="float" office:value="0" calcext:value-type="float">
            <text:p>0</text:p>
          </table:table-cell>
          <table:table-cell office:value-type="string" calcext:value-type="string">
            <text:p>Rfg8 (0)</text:p>
          </table:table-cell>
          <table:table-cell table:style-name="ce134" table:formula="of:=IF(ISNUMBER(SEARCH([.I36];[.N3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5p2/N1p3p1/3pP1P1/7P/2kP4/Pb6/7K w - - 0 1</text:p>
          </table:table-cell>
          <table:table-cell table:style-name="ce134" office:value-type="string" calcext:value-type="string">
            <text:p>8/5p2/N1p3p1/3pP1P1/7P/2kP4/Pb6/7K w - - bm h5;</text:p>
          </table:table-cell>
          <table:table-cell office:value-type="float" office:value="1.1034483" calcext:value-type="float">
            <text:p>1,1034483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-0.43490404" calcext:value-type="float">
            <text:p>-0,43490404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-0.4523809" calcext:value-type="float">
            <text:p>-0,4523809</text:p>
          </table:table-cell>
          <table:table-cell office:value-type="string" calcext:value-type="string">
            <text:p>(0.1) - Capablanca</text:p>
          </table:table-cell>
          <table:table-cell table:style-name="ce72" office:value-type="string" calcext:value-type="string">
            <text:p>h5</text:p>
          </table:table-cell>
          <table:table-cell office:value-type="string" calcext:value-type="string">
            <text:p>a4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h5 (79)</text:p>
          </table:table-cell>
          <table:table-cell table:formula="of:=IF(ISNUMBER(SEARCH([.I37];[.L37]));1;0)" office:value-type="float" office:value="1" calcext:value-type="float">
            <text:p>1</text:p>
          </table:table-cell>
          <table:table-cell office:value-type="string" calcext:value-type="string">
            <text:p>h5 (60)</text:p>
          </table:table-cell>
          <table:table-cell table:style-name="ce134" table:formula="of:=IF(ISNUMBER(SEARCH([.I37];[.N3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pp/5k2/1p1r4/4R3/7P/5PP1/5K2 w - - 0 1</text:p>
          </table:table-cell>
          <table:table-cell table:style-name="ce134" office:value-type="string" calcext:value-type="string">
            <text:p>8/6pp/5k2/1p1r4/4R3/7P/5PP1/5K2 w - - bm g4;</text:p>
          </table:table-cell>
          <table:table-cell office:value-type="float" office:value="1" calcext:value-type="float">
            <text:p>1</text:p>
          </table:table-cell>
          <table:table-cell office:value-type="float" office:value="1.0476191" calcext:value-type="float">
            <text:p>1,0476191</text:p>
          </table:table-cell>
          <table:table-cell office:value-type="float" office:value="-0.9294322" calcext:value-type="float">
            <text:p>-0,9294322</text:p>
          </table:table-cell>
          <table:table-cell office:value-type="float" office:value="0.25396824" calcext:value-type="float">
            <text:p>0,25396824</text:p>
          </table:table-cell>
          <table:table-cell office:value-type="float" office:value="-0.5999999" calcext:value-type="float">
            <text:p>-0,599999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g4</text:p>
          </table:table-cell>
          <table:table-cell office:value-type="string" calcext:value-type="string">
            <text:p>g4 (79)</text:p>
          </table:table-cell>
          <table:table-cell table:formula="of:=IF(ISNUMBER(SEARCH([.I38];[.J38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38];[.L38]));1;0)" office:value-type="float" office:value="1" calcext:value-type="float">
            <text:p>1</text:p>
          </table:table-cell>
          <table:table-cell office:value-type="string" calcext:value-type="string">
            <text:p>g4 (74)</text:p>
          </table:table-cell>
          <table:table-cell table:style-name="ce134" table:formula="of:=IF(ISNUMBER(SEARCH([.I38];[.N3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bp4Pk/4KB2/R6p/2pNp1P1/p7/3p1Pnq/2r5 w - - 0 1</text:p>
          </table:table-cell>
          <table:table-cell table:style-name="ce134" office:value-type="string" calcext:value-type="string">
            <text:p>8/bp4Pk/4KB2/R6p/2pNp1P1/p7/3p1Pnq/2r5 w - - bm Nc6;</text:p>
          </table:table-cell>
          <table:table-cell office:value-type="float" office:value="0.54285717" calcext:value-type="float">
            <text:p>0,54285717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1.6946357" calcext:value-type="float">
            <text:p>1,6946357</text:p>
          </table:table-cell>
          <table:table-cell office:value-type="float" office:value="0.076388896" calcext:value-type="float">
            <text:p>0,076388896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g8Q+ (0)</text:p>
          </table:table-cell>
          <table:table-cell table:formula="of:=IF(ISNUMBER(SEARCH([.I39];[.J39]));1;0)" office:value-type="float" office:value="0" calcext:value-type="float">
            <text:p>0</text:p>
          </table:table-cell>
          <table:table-cell office:value-type="string" calcext:value-type="string">
            <text:p>g8B+ (0)</text:p>
          </table:table-cell>
          <table:table-cell table:formula="of:=IF(ISNUMBER(SEARCH([.I39];[.L39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style-name="ce134" table:formula="of:=IF(ISNUMBER(SEARCH([.I39];[.N3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k1/pp3pp1/2p2n1p/8/2BQ2b1/4PN2/PP3PPP/2R2RK1 w - - 0 1</text:p>
          </table:table-cell>
          <table:table-cell table:style-name="ce134" office:value-type="string" calcext:value-type="string">
            <text:p>r2q1rk1/pp3pp1/2p2n1p/8/2BQ2b1/4PN2/PP3PPP/2R2RK1 w - - bm Qf4;</text:p>
          </table:table-cell>
          <table:table-cell office:value-type="float" office:value="1" calcext:value-type="float">
            <text:p>1</text:p>
          </table:table-cell>
          <table:table-cell office:value-type="float" office:value="1.2432432" calcext:value-type="float">
            <text:p>1,2432432</text:p>
          </table:table-cell>
          <table:table-cell office:value-type="float" office:value="-0.39815852" calcext:value-type="float">
            <text:p>-0,39815852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f4</text:p>
          </table:table-cell>
          <table:table-cell office:value-type="string" calcext:value-type="string">
            <text:p>Qf4 (80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style-name="ce134" table:formula="of:=IF(ISNUMBER(SEARCH([.I40];[.N40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1kb1r/1p1n1p2/p3pP1p/q7/3N3p/2N5/P1PQB1PP/1R3R1K b kq - 0 1</text:p>
          </table:table-cell>
          <table:table-cell table:style-name="ce134" office:value-type="string" calcext:value-type="string">
            <text:p>r1b1kb1r/1p1n1p2/p3pP1p/q7/3N3p/2N5/P1PQB1PP/1R3R1K b kq - bm Qg5;</text:p>
          </table:table-cell>
          <table:table-cell office:value-type="float" office:value="1.037594" calcext:value-type="float">
            <text:p>1,037594</text:p>
          </table:table-cell>
          <table:table-cell office:value-type="float" office:value="0.7058824" calcext:value-type="float">
            <text:p>0,7058824</text:p>
          </table:table-cell>
          <table:table-cell office:value-type="float" office:value="0.8896962" calcext:value-type="float">
            <text:p>0,8896962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-0.1025641" calcext:value-type="float">
            <text:p>-0,102564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g5</text:p>
          </table:table-cell>
          <table:table-cell office:value-type="string" calcext:value-type="string">
            <text:p>Qg5 (100)</text:p>
          </table:table-cell>
          <table:table-cell table:formula="of:=IF(ISNUMBER(SEARCH([.I41];[.J41]));1;0)" office:value-type="float" office:value="1" calcext:value-type="float">
            <text:p>1</text:p>
          </table:table-cell>
          <table:table-cell office:value-type="string" calcext:value-type="string">
            <text:p>Qg5 (100)</text:p>
          </table:table-cell>
          <table:table-cell table:formula="of:=IF(ISNUMBER(SEARCH([.I41];[.L41]));1;0)" office:value-type="float" office:value="1" calcext:value-type="float">
            <text:p>1</text:p>
          </table:table-cell>
          <table:table-cell office:value-type="string" calcext:value-type="string">
            <text:p>Qg5 (88)</text:p>
          </table:table-cell>
          <table:table-cell table:style-name="ce134" table:formula="of:=IF(ISNUMBER(SEARCH([.I41];[.N4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6/4R3/1p6/p1p3p1/qnBn2Qp/5P2/1P6/1K6 w - - 0 1</text:p>
          </table:table-cell>
          <table:table-cell table:style-name="ce134" office:value-type="string" calcext:value-type="string">
            <text:p>1k6/4R3/1p6/p1p3p1/qnBn2Qp/5P2/1P6/1K6 w - - bm Bb3;</text:p>
          </table:table-cell>
          <table:table-cell office:value-type="float" office:value="0.9625" calcext:value-type="float">
            <text:p>0,9625</text:p>
          </table:table-cell>
          <table:table-cell office:value-type="float" office:value="1.5555556" calcext:value-type="float">
            <text:p>1,5555556</text:p>
          </table:table-cell>
          <table:table-cell office:value-type="float" office:value="-2.1716378" calcext:value-type="float">
            <text:p>-2,1716378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b3</text:p>
          </table:table-cell>
          <table:table-cell office:value-type="string" calcext:value-type="string">
            <text:p>Bb3 (85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Bb3 (79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Bb3 (79)</text:p>
          </table:table-cell>
          <table:table-cell table:style-name="ce134" table:formula="of:=IF(ISNUMBER(SEARCH([.I42];[.N4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1n4/1p1b1p2/1Bp1pPp1/1PP1P3/8/6P1/8/1K6 w - - 0 1</text:p>
          </table:table-cell>
          <table:table-cell table:style-name="ce134" office:value-type="string" calcext:value-type="string">
            <text:p>1k1n4/1p1b1p2/1Bp1pPp1/1PP1P3/8/6P1/8/1K6 w - - bm Bc7+;</text:p>
          </table:table-cell>
          <table:table-cell office:value-type="float" office:value="0.73333335" calcext:value-type="float">
            <text:p>0,73333335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0.597299" calcext:value-type="float">
            <text:p>-0,597299</text:p>
          </table:table-cell>
          <table:table-cell office:value-type="float" office:value="-0.16666667" calcext:value-type="float">
            <text:p>-0,16666667</text:p>
          </table:table-cell>
          <table:table-cell office:value-type="float" office:value="2.3035712" calcext:value-type="float">
            <text:p>2,3035712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43];[.L43]));1;0)" office:value-type="float" office:value="1" calcext:value-type="float">
            <text:p>1</text:p>
          </table:table-cell>
          <table:table-cell office:value-type="string" calcext:value-type="string">
            <text:p>Bc7+ (100)</text:p>
          </table:table-cell>
          <table:table-cell table:style-name="ce134" table:formula="of:=IF(ISNUMBER(SEARCH([.I43];[.N4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N1/3p1q2/5P2/5PP1/2pK4/1p1R4/1P6/8 w - - 0 1</text:p>
          </table:table-cell>
          <table:table-cell table:style-name="ce134" office:value-type="string" calcext:value-type="string">
            <text:p>5kN1/3p1q2/5P2/5PP1/2pK4/1p1R4/1P6/8 w - - bm Rxb3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09585" calcext:value-type="float">
            <text:p>1,4809585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1.5142858" calcext:value-type="float">
            <text:p>1,514285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b3</text:p>
          </table:table-cell>
          <table:table-cell office:value-type="string" calcext:value-type="string">
            <text:p>Rb3 (100)</text:p>
          </table:table-cell>
          <table:table-cell table:formula="of:=IF(ISNUMBER(SEARCH([.I44];[.J44]));1;0)" office:value-type="float" office:value="1" calcext:value-type="float">
            <text:p>1</text:p>
          </table:table-cell>
          <table:table-cell office:value-type="string" calcext:value-type="string">
            <text:p>Rb3 (100)</text:p>
          </table:table-cell>
          <table:table-cell table:formula="of:=IF(ISNUMBER(SEARCH([.I44];[.L44]));1;0)" office:value-type="float" office:value="1" calcext:value-type="float">
            <text:p>1</text:p>
          </table:table-cell>
          <table:table-cell office:value-type="string" calcext:value-type="string">
            <text:p>Rb3 (63)</text:p>
          </table:table-cell>
          <table:table-cell table:style-name="ce134" table:formula="of:=IF(ISNUMBER(SEARCH([.I44];[.N4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q2k1/R5pp/8/Q2pnp2/8/1P2P1P1/7P/5B1K w - - 0 1</text:p>
          </table:table-cell>
          <table:table-cell table:style-name="ce134" office:value-type="string" calcext:value-type="string">
            <text:p>2rq2k1/R5pp/8/Q2pnp2/8/1P2P1P1/7P/5B1K w - - bm Qa1;</text:p>
          </table:table-cell>
          <table:table-cell office:value-type="float" office:value="1.0119047" calcext:value-type="float">
            <text:p>1,0119047</text:p>
          </table:table-cell>
          <table:table-cell office:value-type="float" office:value="1.0277778" calcext:value-type="float">
            <text:p>1,0277778</text:p>
          </table:table-cell>
          <table:table-cell office:value-type="float" office:value="1.1085656" calcext:value-type="float">
            <text:p>1,1085656</text:p>
          </table:table-cell>
          <table:table-cell office:value-type="float" office:value="-0.011904761" calcext:value-type="float">
            <text:p>-0,01190476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(0.2) - Capablanca</text:p>
          </table:table-cell>
          <table:table-cell table:style-name="ce72" office:value-type="string" calcext:value-type="string">
            <text:p>Qa1</text:p>
          </table:table-cell>
          <table:table-cell office:value-type="string" calcext:value-type="string">
            <text:p>Qa6 (0)</text:p>
          </table:table-cell>
          <table:table-cell table:formula="of:=IF(ISNUMBER(SEARCH([.I45];[.J45]));1;0)" office:value-type="float" office:value="0" calcext:value-type="float">
            <text:p>0</text:p>
          </table:table-cell>
          <table:table-cell office:value-type="string" calcext:value-type="string">
            <text:p>Qb5 (0)</text:p>
          </table:table-cell>
          <table:table-cell table:formula="of:=IF(ISNUMBER(SEARCH([.I45];[.L45]));1;0)" office:value-type="float" office:value="0" calcext:value-type="float">
            <text:p>0</text:p>
          </table:table-cell>
          <table:table-cell office:value-type="string" calcext:value-type="string">
            <text:p>Qa1 (93)</text:p>
          </table:table-cell>
          <table:table-cell table:style-name="ce134" table:formula="of:=IF(ISNUMBER(SEARCH([.I45];[.N4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p7/8/4B3/Pp3p1P/qP5P/P1Rb2K1/8 w - - 0 1</text:p>
          </table:table-cell>
          <table:table-cell table:style-name="ce134" office:value-type="string" calcext:value-type="string">
            <text:p>6k1/p7/8/4B3/Pp3p1P/qP5P/P1Rb2K1/8 w - - bm Kf3;</text:p>
          </table:table-cell>
          <table:table-cell office:value-type="float" office:value="0.86885244" calcext:value-type="float">
            <text:p>0,86885244</text:p>
          </table:table-cell>
          <table:table-cell office:value-type="float" office:value="1.8666667" calcext:value-type="float">
            <text:p>1,8666667</text:p>
          </table:table-cell>
          <table:table-cell office:value-type="float" office:value="-5.076667" calcext:value-type="float">
            <text:p>-5,076667</text:p>
          </table:table-cell>
          <table:table-cell office:value-type="float" office:value="0.13571429" calcext:value-type="float">
            <text:p>0,13571429</text:p>
          </table:table-cell>
          <table:table-cell office:value-type="float" office:value="-1.2083335" calcext:value-type="float">
            <text:p>-1,208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f3</text:p>
          </table:table-cell>
          <table:table-cell office:value-type="string" calcext:value-type="string">
            <text:p>Rd2 (0)</text:p>
          </table:table-cell>
          <table:table-cell table:formula="of:=IF(ISNUMBER(SEARCH([.I46];[.J46]));1;0)" office:value-type="float" office:value="0" calcext:value-type="float">
            <text:p>0</text:p>
          </table:table-cell>
          <table:table-cell office:value-type="string" calcext:value-type="string">
            <text:p>Kf3 (61)</text:p>
          </table:table-cell>
          <table:table-cell table:formula="of:=IF(ISNUMBER(SEARCH([.I46];[.L46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style-name="ce134" table:formula="of:=IF(ISNUMBER(SEARCH([.I46];[.N4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R1/8/2pB3k/2P4p/5p1q/5P2/4P1K1/8 w - - 0 1</text:p>
          </table:table-cell>
          <table:table-cell table:style-name="ce134" office:value-type="string" calcext:value-type="string">
            <text:p>6R1/8/2pB3k/2P4p/5p1q/5P2/4P1K1/8 w - - bm Bf8+;</text:p>
          </table:table-cell>
          <table:table-cell office:value-type="float" office:value="0.9375" calcext:value-type="float">
            <text:p>0,9375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3.0922234" calcext:value-type="float">
            <text:p>-3,0922234</text:p>
          </table:table-cell>
          <table:table-cell office:value-type="float" office:value="-0.02222222" calcext:value-type="float">
            <text:p>-0,02222222</text:p>
          </table:table-cell>
          <table:table-cell office:value-type="float" office:value="0.3333335" calcext:value-type="float">
            <text:p>0,33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8+</text:p>
          </table:table-cell>
          <table:table-cell office:value-type="string" calcext:value-type="string">
            <text:p>Bf8+ (70)</text:p>
          </table:table-cell>
          <table:table-cell table:formula="of:=IF(ISNUMBER(SEARCH([.I47];[.J47]));1;0)" office:value-type="float" office:value="1" calcext:value-type="float">
            <text:p>1</text:p>
          </table:table-cell>
          <table:table-cell office:value-type="string" calcext:value-type="string">
            <text:p>Bf8+ (64)</text:p>
          </table:table-cell>
          <table:table-cell table:formula="of:=IF(ISNUMBER(SEARCH([.I47];[.L47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style-name="ce134" table:formula="of:=IF(ISNUMBER(SEARCH([.I47];[.N4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3k4/2p5/8/p1p5/PpP5/1P2B3/r1NK4 w - - 0 1</text:p>
          </table:table-cell>
          <table:table-cell table:style-name="ce134" office:value-type="string" calcext:value-type="string">
            <text:p>8/3k4/2p5/8/p1p5/PpP5/1P2B3/r1NK4 w - - bm Bg4+;</text:p>
          </table:table-cell>
          <table:table-cell office:value-type="float" office:value="1.0277778" calcext:value-type="float">
            <text:p>1,0277778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-1.5043087" calcext:value-type="float">
            <text:p>-1,5043087</text:p>
          </table:table-cell>
          <table:table-cell office:value-type="float" office:value="0.08333334" calcext:value-type="float">
            <text:p>0,08333334</text:p>
          </table:table-cell>
          <table:table-cell office:value-type="float" office:value="-2.8333335" calcext:value-type="float">
            <text:p>-2,83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48];[.J48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48];[.L48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style-name="ce134" table:formula="of:=IF(ISNUMBER(SEARCH([.I48];[.N4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r1pk/2B5/1P3P2/2PrPb1p/6qP/1R1p2P1/3R2QK b - - 0 1</text:p>
          </table:table-cell>
          <table:table-cell table:style-name="ce134" office:value-type="string" calcext:value-type="string">
            <text:p>8/4r1pk/2B5/1P3P2/2PrPb1p/6qP/1R1p2P1/3R2QK b - - bm Ra7;</text:p>
          </table:table-cell>
          <table:table-cell office:value-type="float" office:value="0.8938053" calcext:value-type="float">
            <text:p>0,8938053</text:p>
          </table:table-cell>
          <table:table-cell office:value-type="float" office:value="1.5555556" calcext:value-type="float">
            <text:p>1,5555556</text:p>
          </table:table-cell>
          <table:table-cell office:value-type="float" office:value="-0.3277755" calcext:value-type="float">
            <text:p>-0,3277755</text:p>
          </table:table-cell>
          <table:table-cell office:value-type="float" office:value="-0.06666666" calcext:value-type="float">
            <text:p>-0,06666666</text:p>
          </table:table-cell>
          <table:table-cell office:value-type="float" office:value="1.159091" calcext:value-type="float">
            <text:p>1,15909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a7</text:p>
          </table:table-cell>
          <table:table-cell office:value-type="string" calcext:value-type="string">
            <text:p>Ra7 (100)</text:p>
          </table:table-cell>
          <table:table-cell table:formula="of:=IF(ISNUMBER(SEARCH([.I49];[.J49]));1;0)" office:value-type="float" office:value="1" calcext:value-type="float">
            <text:p>1</text:p>
          </table:table-cell>
          <table:table-cell office:value-type="string" calcext:value-type="string">
            <text:p>Ra7 (61)</text:p>
          </table:table-cell>
          <table:table-cell table:formula="of:=IF(ISNUMBER(SEARCH([.I49];[.L49]));1;0)" office:value-type="float" office:value="1" calcext:value-type="float">
            <text:p>1</text:p>
          </table:table-cell>
          <table:table-cell office:value-type="string" calcext:value-type="string">
            <text:p>Ra7 (61)</text:p>
          </table:table-cell>
          <table:table-cell table:style-name="ce134" table:formula="of:=IF(ISNUMBER(SEARCH([.I49];[.N4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7p/5P1k/1p5P/5p2/2p1p3/P1P1P1P1/1K3Nb1 w - - 0 1</text:p>
          </table:table-cell>
          <table:table-cell table:style-name="ce134" office:value-type="string" calcext:value-type="string">
            <text:p>8/7p/5P1k/1p5P/5p2/2p1p3/P1P1P1P1/1K3Nb1 w - - bm Ng3;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5.7813296" calcext:value-type="float">
            <text:p>-5,7813296</text:p>
          </table:table-cell>
          <table:table-cell office:value-type="float" office:value="-0.025595248" calcext:value-type="float">
            <text:p>-0,025595248</text:p>
          </table:table-cell>
          <table:table-cell office:value-type="float" office:value="-2.232143" calcext:value-type="float">
            <text:p>-2,23214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Ng3 (85)</text:p>
          </table:table-cell>
          <table:table-cell table:formula="of:=IF(ISNUMBER(SEARCH([.I50];[.L50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style-name="ce134" table:formula="of:=IF(ISNUMBER(SEARCH([.I50];[.N5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8/8/2pK3p/8/5N2/1P4pq/5Rbk w - - 0 1</text:p>
          </table:table-cell>
          <table:table-cell table:style-name="ce134" office:value-type="string" calcext:value-type="string">
            <text:p>8/8/8/2pK3p/8/5N2/1P4pq/5Rbk w - - bm Rb1;</text:p>
          </table:table-cell>
          <table:table-cell office:value-type="float" office:value="0.59016395" calcext:value-type="float">
            <text:p>0,59016395</text:p>
          </table:table-cell>
          <table:table-cell office:value-type="float" office:value="1.9090909" calcext:value-type="float">
            <text:p>1,9090909</text:p>
          </table:table-cell>
          <table:table-cell office:value-type="float" office:value="-6.8053513" calcext:value-type="float">
            <text:p>-6,8053513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-3.5833335" calcext:value-type="float">
            <text:p>-3,58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b1</text:p>
          </table:table-cell>
          <table:table-cell office:value-type="string" calcext:value-type="string">
            <text:p>Rb1 (88)</text:p>
          </table:table-cell>
          <table:table-cell table:formula="of:=IF(ISNUMBER(SEARCH([.I51];[.J51]));1;0)" office:value-type="float" office:value="1" calcext:value-type="float">
            <text:p>1</text:p>
          </table:table-cell>
          <table:table-cell office:value-type="string" calcext:value-type="string">
            <text:p>Rb1 (88)</text:p>
          </table:table-cell>
          <table:table-cell table:formula="of:=IF(ISNUMBER(SEARCH([.I51];[.L51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style-name="ce134" table:formula="of:=IF(ISNUMBER(SEARCH([.I51];[.N5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q1p1N1p1/3p1p1p/pk5P/1p2BB2/8/PK3P2/8 w - - 0 1</text:p>
          </table:table-cell>
          <table:table-cell table:style-name="ce134" office:value-type="string" calcext:value-type="string">
            <text:p>8/q1p1N1p1/3p1p1p/pk5P/1p2BB2/8/PK3P2/8 w - - bm Be3;</text:p>
          </table:table-cell>
          <table:table-cell office:value-type="float" office:value="0.78125" calcext:value-type="float">
            <text:p>0,78125</text:p>
          </table:table-cell>
          <table:table-cell office:value-type="float" office:value="1.6363636" calcext:value-type="float">
            <text:p>1,6363636</text:p>
          </table:table-cell>
          <table:table-cell office:value-type="float" office:value="-1.0404813" calcext:value-type="float">
            <text:p>-1,0404813</text:p>
          </table:table-cell>
          <table:table-cell office:value-type="float" office:value="-0.125" calcext:value-type="float">
            <text:p>-0,125</text:p>
          </table:table-cell>
          <table:table-cell office:value-type="float" office:value="0.60317445" calcext:value-type="float">
            <text:p>0,603174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e3</text:p>
          </table:table-cell>
          <table:table-cell office:value-type="string" calcext:value-type="string">
            <text:p>Bd3+ (0)</text:p>
          </table:table-cell>
          <table:table-cell table:formula="of:=IF(ISNUMBER(SEARCH([.I52];[.J52]));1;0)" office:value-type="float" office:value="0" calcext:value-type="float">
            <text:p>0</text:p>
          </table:table-cell>
          <table:table-cell office:value-type="string" calcext:value-type="string">
            <text:p>Be3 (100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Bd3+ (0)</text:p>
          </table:table-cell>
          <table:table-cell table:style-name="ce134" table:formula="of:=IF(ISNUMBER(SEARCH([.I52];[.N5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q1r5/k3ppp1/2R5/PP1KP2r/2p4Q/2p1p3/5pP1/3R4 w - - 0 1</text:p>
          </table:table-cell>
          <table:table-cell table:style-name="ce134" office:value-type="string" calcext:value-type="string">
            <text:p>q1r5/k3ppp1/2R5/PP1KP2r/2p4Q/2p1p3/5pP1/3R4 w - - bm Qd4+;</text:p>
          </table:table-cell>
          <table:table-cell office:value-type="float" office:value="0.88461536" calcext:value-type="float">
            <text:p>0,88461536</text:p>
          </table:table-cell>
          <table:table-cell office:value-type="float" office:value="1.1428572" calcext:value-type="float">
            <text:p>1,1428572</text:p>
          </table:table-cell>
          <table:table-cell office:value-type="float" office:value="0.5474171" calcext:value-type="float">
            <text:p>0,5474171</text:p>
          </table:table-cell>
          <table:table-cell office:value-type="float" office:value="-0.011904761" calcext:value-type="float">
            <text:p>-0,011904761</text:p>
          </table:table-cell>
          <table:table-cell office:value-type="float" office:value="0.6704545" calcext:value-type="float">
            <text:p>0,67045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53];[.J53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style-name="ce134" table:formula="of:=IF(ISNUMBER(SEARCH([.I53];[.N5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bb2r1k/1p3pp1/p3q2p/B7/4Q3/1N4P1/PP3P1P/3R1RK1 w - - 0 1</text:p>
          </table:table-cell>
          <table:table-cell table:style-name="ce134" office:value-type="string" calcext:value-type="string">
            <text:p>rbb2r1k/1p3pp1/p3q2p/B7/4Q3/1N4P1/PP3P1P/3R1RK1 w - - bm Qb4;</text:p>
          </table:table-cell>
          <table:table-cell office:value-type="float" office:value="0.9918033" calcext:value-type="float">
            <text:p>0,9918033</text:p>
          </table:table-cell>
          <table:table-cell office:value-type="float" office:value="1.6285714" calcext:value-type="float">
            <text:p>1,6285714</text:p>
          </table:table-cell>
          <table:table-cell office:value-type="float" office:value="-1.4679124" calcext:value-type="float">
            <text:p>-1,4679124</text:p>
          </table:table-cell>
          <table:table-cell office:value-type="float" office:value="0" calcext:value-type="float">
            <text:p>0</text:p>
          </table:table-cell>
          <table:table-cell office:value-type="float" office:value="0.5454544" calcext:value-type="float">
            <text:p>0,545454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b4</text:p>
          </table:table-cell>
          <table:table-cell office:value-type="string" calcext:value-type="string">
            <text:p>Rfe1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Qb4 (75)</text:p>
          </table:table-cell>
          <table:table-cell table:style-name="ce134" table:formula="of:=IF(ISNUMBER(SEARCH([.I54];[.N5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6/8/1ppp1qkp/5pn1/2P2B2/2Q3R1/1P3PP1/6K1 w - - 0 1</text:p>
          </table:table-cell>
          <table:table-cell table:style-name="ce134" office:value-type="string" calcext:value-type="string">
            <text:p>1r6/8/1ppp1qkp/5pn1/2P2B2/2Q3R1/1P3PP1/6K1 w - - bm Qd2;</text:p>
          </table:table-cell>
          <table:table-cell office:value-type="float" office:value="0.96590906" calcext:value-type="float">
            <text:p>0,96590906</text:p>
          </table:table-cell>
          <table:table-cell office:value-type="float" office:value="1.2692307" calcext:value-type="float">
            <text:p>1,2692307</text:p>
          </table:table-cell>
          <table:table-cell office:value-type="float" office:value="-0.6813267" calcext:value-type="float">
            <text:p>-0,6813267</text:p>
          </table:table-cell>
          <table:table-cell office:value-type="float" office:value="-0.2202381" calcext:value-type="float">
            <text:p>-0,2202381</text:p>
          </table:table-cell>
          <table:table-cell office:value-type="float" office:value="-0.375" calcext:value-type="float">
            <text:p>-0,3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2</text:p>
          </table:table-cell>
          <table:table-cell office:value-type="string" calcext:value-type="string">
            <text:p>Qe1 (0)</text:p>
          </table:table-cell>
          <table:table-cell table:formula="of:=IF(ISNUMBER(SEARCH([.I55];[.J55]));1;0)" office:value-type="float" office:value="0" calcext:value-type="float">
            <text:p>0</text:p>
          </table:table-cell>
          <table:table-cell office:value-type="string" calcext:value-type="string">
            <text:p>Qd3 (0)</text:p>
          </table:table-cell>
          <table:table-cell table:formula="of:=IF(ISNUMBER(SEARCH([.I55];[.L55]));1;0)" office:value-type="float" office:value="0" calcext:value-type="float">
            <text:p>0</text:p>
          </table:table-cell>
          <table:table-cell office:value-type="string" calcext:value-type="string">
            <text:p>Rd3 (0)</text:p>
          </table:table-cell>
          <table:table-cell table:style-name="ce134" table:formula="of:=IF(ISNUMBER(SEARCH([.I55];[.N5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N1r1k1/1pq2pp1/2p1nn1p/p2p1B2/3P4/4P2P/PPQ1NPP1/2R2RK1 b - - 0 1</text:p>
          </table:table-cell>
          <table:table-cell table:style-name="ce134" office:value-type="string" calcext:value-type="string">
            <text:p>1rN1r1k1/1pq2pp1/2p1nn1p/p2p1B2/3P4/4P2P/PPQ1NPP1/2R2RK1 b - - bm Rbxc8;</text:p>
          </table:table-cell>
          <table:table-cell office:value-type="float" office:value="0.9078014" calcext:value-type="float">
            <text:p>0,9078014</text:p>
          </table:table-cell>
          <table:table-cell office:value-type="float" office:value="0.8780488" calcext:value-type="float">
            <text:p>0,8780488</text:p>
          </table:table-cell>
          <table:table-cell office:value-type="float" office:value="-0.40995055" calcext:value-type="float">
            <text:p>-0,40995055</text:p>
          </table:table-cell>
          <table:table-cell office:value-type="float" office:value="0" calcext:value-type="float">
            <text:p>0</text:p>
          </table:table-cell>
          <table:table-cell office:value-type="float" office:value="-0.3296702" calcext:value-type="float">
            <text:p>-0,3296702</text:p>
          </table:table-cell>
          <table:table-cell office:value-type="string" calcext:value-type="string">
            <text:p>(-0.2) - Capablanca</text:p>
          </table:table-cell>
          <table:table-cell table:style-name="ce72" office:value-type="string" calcext:value-type="string">
            <text:p>Rbc8</text:p>
          </table:table-cell>
          <table:table-cell office:value-type="string" calcext:value-type="string">
            <text:p>Rbc8 (100)</text:p>
          </table:table-cell>
          <table:table-cell table:formula="of:=IF(ISNUMBER(SEARCH([.I56];[.J56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56];[.L56]));1;0)" office:value-type="float" office:value="0" calcext:value-type="float">
            <text:p>0</text:p>
          </table:table-cell>
          <table:table-cell office:value-type="string" calcext:value-type="string">
            <text:p>Rec8 (0)</text:p>
          </table:table-cell>
          <table:table-cell table:style-name="ce134" table:formula="of:=IF(ISNUMBER(SEARCH([.I56];[.N5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2bk1/1R3p2/3p1np1/p1rPp2p/P3P3/1N2N2P/R4PP1/6K1 b - - 0 1</text:p>
          </table:table-cell>
          <table:table-cell table:style-name="ce134" office:value-type="string" calcext:value-type="string">
            <text:p>2r2bk1/1R3p2/3p1np1/p1rPp2p/P3P3/1N2N2P/R4PP1/6K1 b - - bm Rc1+;</text:p>
          </table:table-cell>
          <table:table-cell office:value-type="float" office:value="1.0113636" calcext:value-type="float">
            <text:p>1,011363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=</text:p>
          </table:table-cell>
          <table:table-cell office:value-type="float" office:value="0.043750003" calcext:value-type="float">
            <text:p>0,043750003</text:p>
          </table:table-cell>
          <table:table-cell office:value-type="float" office:value="-0.5454545" calcext:value-type="float">
            <text:p>-0,54545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57];[.J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style-name="ce134" table:formula="of:=IF(ISNUMBER(SEARCH([.I57];[.N5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nk2/1p3p2/1r1p2pp/1P1R1N1P/6P1/3KPP2/8 w - - 0 1</text:p>
          </table:table-cell>
          <table:table-cell table:style-name="ce134" office:value-type="string" calcext:value-type="string">
            <text:p>8/4nk2/1p3p2/1r1p2pp/1P1R1N1P/6P1/3KPP2/8 w - - bm Nd3;</text:p>
          </table:table-cell>
          <table:table-cell office:value-type="float" office:value="1" calcext:value-type="float">
            <text:p>1</text:p>
          </table:table-cell>
          <table:table-cell office:value-type="float" office:value="1.4375" calcext:value-type="float">
            <text:p>1,4375</text:p>
          </table:table-cell>
          <table:table-cell office:value-type="float" office:value="-1.263625" calcext:value-type="float">
            <text:p>-1,263625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,1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3</text:p>
          </table:table-cell>
          <table:table-cell office:value-type="string" calcext:value-type="string">
            <text:p>Nd3 (63)</text:p>
          </table:table-cell>
          <table:table-cell table:formula="of:=IF(ISNUMBER(SEARCH([.I58];[.J58]));1;0)" office:value-type="float" office:value="1" calcext:value-type="float">
            <text:p>1</text:p>
          </table:table-cell>
          <table:table-cell office:value-type="string" calcext:value-type="string">
            <text:p>Nd3 (64)</text:p>
          </table:table-cell>
          <table:table-cell table:formula="of:=IF(ISNUMBER(SEARCH([.I58];[.L58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style-name="ce134" table:formula="of:=IF(ISNUMBER(SEARCH([.I58];[.N5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nk2/1p3p2/2rp2pp/1P1R1N1P/6P1/3KPP2/8 b - - 0 1</text:p>
          </table:table-cell>
          <table:table-cell table:style-name="ce134" office:value-type="string" calcext:value-type="string">
            <text:p>8/4nk2/1p3p2/2rp2pp/1P1R1N1P/6P1/3KPP2/8 b - - bm Rc4;</text:p>
          </table:table-cell>
          <table:table-cell office:value-type="float" office:value="1" calcext:value-type="float">
            <text:p>1</text:p>
          </table:table-cell>
          <table:table-cell office:value-type="float" office:value="1.0454545" calcext:value-type="float">
            <text:p>1,045454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59];[.J59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59];[.L59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style-name="ce134" table:formula="of:=IF(ISNUMBER(SEARCH([.I59];[.N5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qr1k1/pp3pbp/2n2np1/2Pp4/3N4/2N1BP2/PP1QB1PP/R4RK1 b - - 0 1</text:p>
          </table:table-cell>
          <table:table-cell table:style-name="ce134" office:value-type="string" calcext:value-type="string">
            <text:p>r1bqr1k1/pp3pbp/2n2np1/2Pp4/3N4/2N1BP2/PP1QB1PP/R4RK1 b - - bm Rxe3;</text:p>
          </table:table-cell>
          <table:table-cell office:value-type="float" office:value="1" calcext:value-type="float">
            <text:p>1</text:p>
          </table:table-cell>
          <table:table-cell office:value-type="float" office:value="0.8695652" calcext:value-type="float">
            <text:p>0,8695652</text:p>
          </table:table-cell>
          <table:table-cell office:value-type="string" calcext:value-type="string">
            <text:p>=</text:p>
          </table:table-cell>
          <table:table-cell office:value-type="float" office:value="0.043750003" calcext:value-type="float">
            <text:p>0,043750003</text:p>
          </table:table-cell>
          <table:table-cell office:value-type="float" office:value="-0.35714293" calcext:value-type="float">
            <text:p>-0,35714293</text:p>
          </table:table-cell>
          <table:table-cell office:value-type="string" calcext:value-type="string">
            <text:p>(0.09) - Capablanca</text:p>
          </table:table-cell>
          <table:table-cell table:style-name="ce72"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60];[.J60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60];[.L60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style-name="ce134" table:formula="of:=IF(ISNUMBER(SEARCH([.I60];[.N6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r2bk1/5p1p/5qp1/2np4/2pN1Q2/1P2P3/P3NPPP/R4RK1 b - - 0 1</text:p>
          </table:table-cell>
          <table:table-cell table:style-name="ce134" office:value-type="string" calcext:value-type="string">
            <text:p>r1r2bk1/5p1p/5qp1/2np4/2pN1Q2/1P2P3/P3NPPP/R4RK1 b - - bm Qa6;</text:p>
          </table:table-cell>
          <table:table-cell office:value-type="float" office:value="0.9758065" calcext:value-type="float">
            <text:p>0,9758065</text:p>
          </table:table-cell>
          <table:table-cell office:value-type="float" office:value="1.1219512" calcext:value-type="float">
            <text:p>1,1219512</text:p>
          </table:table-cell>
          <table:table-cell office:value-type="string" calcext:value-type="string">
            <text:p>=</text:p>
          </table:table-cell>
          <table:table-cell office:value-type="float" office:value="-0.091666654" calcext:value-type="float">
            <text:p>-0,091666654</text:p>
          </table:table-cell>
          <table:table-cell office:value-type="float" office:value="0.2045455" calcext:value-type="float">
            <text:p>0,204545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a6</text:p>
          </table:table-cell>
          <table:table-cell office:value-type="string" calcext:value-type="string">
            <text:p>Qd8 (0)</text:p>
          </table:table-cell>
          <table:table-cell table:formula="of:=IF(ISNUMBER(SEARCH([.I61];[.J61]));1;0)" office:value-type="float" office:value="0" calcext:value-type="float">
            <text:p>0</text:p>
          </table:table-cell>
          <table:table-cell office:value-type="string" calcext:value-type="string">
            <text:p>Qa6 (93)</text:p>
          </table:table-cell>
          <table:table-cell table:formula="of:=IF(ISNUMBER(SEARCH([.I61];[.L61]));1;0)" office:value-type="float" office:value="1" calcext:value-type="float">
            <text:p>1</text:p>
          </table:table-cell>
          <table:table-cell office:value-type="string" calcext:value-type="string">
            <text:p>Qa6 (88)</text:p>
          </table:table-cell>
          <table:table-cell table:style-name="ce134" table:formula="of:=IF(ISNUMBER(SEARCH([.I61];[.N6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k1/4bppp/p1p1pn2/4B3/8/2N3P1/PPP2P1P/R2Q1RK1 w - - 0 1</text:p>
          </table:table-cell>
          <table:table-cell table:style-name="ce134" office:value-type="string" calcext:value-type="string">
            <text:p>r2q1rk1/4bppp/p1p1pn2/4B3/8/2N3P1/PPP2P1P/R2Q1RK1 w - - bm Qe2;</text:p>
          </table:table-cell>
          <table:table-cell office:value-type="float" office:value="1" calcext:value-type="float">
            <text:p>1</text:p>
          </table:table-cell>
          <table:table-cell office:value-type="float" office:value="1.1764706" calcext:value-type="float">
            <text:p>1,176470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11) - Capablanca</text:p>
          </table:table-cell>
          <table:table-cell table:style-name="ce72"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62];[.J62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62];[.L62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style-name="ce134" table:formula="of:=IF(ISNUMBER(SEARCH([.I62];[.N6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4/p4pkp/bp4p1/2nP1r2/8/2N2B2/PP4PP/R2Q1R1K w - - 0 1</text:p>
          </table:table-cell>
          <table:table-cell table:style-name="ce134" office:value-type="string" calcext:value-type="string">
            <text:p>r2q4/p4pkp/bp4p1/2nP1r2/8/2N2B2/PP4PP/R2Q1R1K w - - bm b4;</text:p>
          </table:table-cell>
          <table:table-cell office:value-type="float" office:value="1" calcext:value-type="float">
            <text:p>1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79825824" calcext:value-type="float">
            <text:p>0,79825824</text:p>
          </table:table-cell>
          <table:table-cell office:value-type="float" office:value="-0.225" calcext:value-type="float">
            <text:p>-0,225</text:p>
          </table:table-cell>
          <table:table-cell office:value-type="float" office:value="-0.3636365" calcext:value-type="float">
            <text:p>-0,36363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4</text:p>
          </table:table-cell>
          <table:table-cell office:value-type="string" calcext:value-type="string">
            <text:p>Be2 (0)</text:p>
          </table:table-cell>
          <table:table-cell table:formula="of:=IF(ISNUMBER(SEARCH([.I63];[.J63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63];[.L63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style-name="ce134" table:formula="of:=IF(ISNUMBER(SEARCH([.I63];[.N6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bk1/5bp1/p2p3p/1pp2P2/PB6/R4N1P/1q3PP1/1B1QR1K1 w - - 0 1</text:p>
          </table:table-cell>
          <table:table-cell table:style-name="ce134" office:value-type="string" calcext:value-type="string">
            <text:p>r3rbk1/5bp1/p2p3p/1pp2P2/PB6/R4N1P/1q3PP1/1B1QR1K1 w - - bm Re6;</text:p>
          </table:table-cell>
          <table:table-cell office:value-type="float" office:value="1.0634921" calcext:value-type="float">
            <text:p>1,0634921</text:p>
          </table:table-cell>
          <table:table-cell office:value-type="float" office:value="0.9787234" calcext:value-type="float">
            <text:p>0,9787234</text:p>
          </table:table-cell>
          <table:table-cell office:value-type="string" calcext:value-type="string">
            <text:p>=</text:p>
          </table:table-cell>
          <table:table-cell office:value-type="float" office:value="-0.068749994" calcext:value-type="float">
            <text:p>-0,068749994</text:p>
          </table:table-cell>
          <table:table-cell office:value-type="float" office:value="-0.16666675" calcext:value-type="float">
            <text:p>-0,166666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64];[.J64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64];[.L64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style-name="ce134" table:formula="of:=IF(ISNUMBER(SEARCH([.I64];[.N6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n3r2/p3b1k1/2p3p1/1p4p1/8/q1P1B1P1/P4P2/3RR1KQ w - - 0 1</text:p>
          </table:table-cell>
          <table:table-cell table:style-name="ce134" office:value-type="string" calcext:value-type="string">
            <text:p>rn3r2/p3b1k1/2p3p1/1p4p1/8/q1P1B1P1/P4P2/3RR1KQ w - - bm Qh3;</text:p>
          </table:table-cell>
          <table:table-cell office:value-type="float" office:value="0.8677686" calcext:value-type="float">
            <text:p>0,8677686</text:p>
          </table:table-cell>
          <table:table-cell office:value-type="float" office:value="1.054054" calcext:value-type="float">
            <text:p>1,054054</text:p>
          </table:table-cell>
          <table:table-cell office:value-type="float" office:value="-0.43369162" calcext:value-type="float">
            <text:p>-0,43369162</text:p>
          </table:table-cell>
          <table:table-cell office:value-type="float" office:value="-0.04761906" calcext:value-type="float">
            <text:p>-0,04761906</text:p>
          </table:table-cell>
          <table:table-cell office:value-type="float" office:value="-0.7474749" calcext:value-type="float">
            <text:p>-0,7474749</text:p>
          </table:table-cell>
          <table:table-cell office:value-type="string" calcext:value-type="string">
            <text:p>(0.11) - Capablanca</text:p>
          </table:table-cell>
          <table:table-cell table:style-name="ce72"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65];[.J65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65];[.L65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style-name="ce134" table:formula="of:=IF(ISNUMBER(SEARCH([.I65];[.N6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3q2/2r2n2/5NR1/3p1p2/p2PbP1p/P1n3bK/8/5Q2 w - - 0 1</text:p>
          </table:table-cell>
          <table:table-cell table:style-name="ce134" office:value-type="string" calcext:value-type="string">
            <text:p>1k3q2/2r2n2/5NR1/3p1p2/p2PbP1p/P1n3bK/8/5Q2 w - - bm Nd7+;</text:p>
          </table:table-cell>
          <table:table-cell office:value-type="float" office:value="0.6557377" calcext:value-type="float">
            <text:p>0,6557377</text:p>
          </table:table-cell>
          <table:table-cell office:value-type="float" office:value="0.64444447" calcext:value-type="float">
            <text:p>0,64444447</text:p>
          </table:table-cell>
          <table:table-cell office:value-type="float" office:value="2.462222" calcext:value-type="float">
            <text:p>2,462222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987018" calcext:value-type="float">
            <text:p>0,1298701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7+</text:p>
          </table:table-cell>
          <table:table-cell office:value-type="string" calcext:value-type="string">
            <text:p>Nd7+ (83)</text:p>
          </table:table-cell>
          <table:table-cell table:formula="of:=IF(ISNUMBER(SEARCH([.I66];[.J66]));1;0)" office:value-type="float" office:value="1" calcext:value-type="float">
            <text:p>1</text:p>
          </table:table-cell>
          <table:table-cell office:value-type="string" calcext:value-type="string">
            <text:p>Nd7+ (72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Nd7+ (64)</text:p>
          </table:table-cell>
          <table:table-cell table:style-name="ce134" table:formula="of:=IF(ISNUMBER(SEARCH([.I66];[.N6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2/1b2bpkp/n3p1p1/2ppP1P1/p6R/1PN1BQR1/NPP2P1P/4K3 w - - 0 1</text:p>
          </table:table-cell>
          <table:table-cell table:style-name="ce134" office:value-type="string" calcext:value-type="string">
            <text:p>r2q1r2/1b2bpkp/n3p1p1/2ppP1P1/p6R/1PN1BQR1/NPP2P1P/4K3 w - - bm Qf6+;</text:p>
          </table:table-cell>
          <table:table-cell office:value-type="float" office:value="0.9929578" calcext:value-type="float">
            <text:p>0,9929578</text:p>
          </table:table-cell>
          <table:table-cell office:value-type="float" office:value="1.5" calcext:value-type="float">
            <text:p>1,5</text:p>
          </table:table-cell>
          <table:table-cell office:value-type="float" office:value="-1.2157892" calcext:value-type="float">
            <text:p>-1,2157892</text:p>
          </table:table-cell>
          <table:table-cell office:value-type="float" office:value="-0.02142857" calcext:value-type="float">
            <text:p>-0,02142857</text:p>
          </table:table-cell>
          <table:table-cell office:value-type="float" office:value="0.35714293" calcext:value-type="float">
            <text:p>0,35714293</text:p>
          </table:table-cell>
          <table:table-cell office:value-type="string" calcext:value-type="string">
            <text:p>(-0.1) - Capablanca</text:p>
          </table:table-cell>
          <table:table-cell table:style-name="ce72"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67];[.J67]));1;0)" office:value-type="float" office:value="0" calcext:value-type="float">
            <text:p>0</text:p>
          </table:table-cell>
          <table:table-cell office:value-type="string" calcext:value-type="string">
            <text:p>Qf6+ (61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style-name="ce134" table:formula="of:=IF(ISNUMBER(SEARCH([.I67];[.N6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nrk1/5pB1/p2q1P1b/1p2P3/3p4/3B1N2/PPP5/5R1K w - - 0 1</text:p>
          </table:table-cell>
          <table:table-cell table:style-name="ce134" office:value-type="string" calcext:value-type="string">
            <text:p>r3nrk1/5pB1/p2q1P1b/1p2P3/3p4/3B1N2/PPP5/5R1K w - - bm Bxh6;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1.2068965" calcext:value-type="float">
            <text:p>1,2068965</text:p>
          </table:table-cell>
          <table:table-cell office:value-type="float" office:value="1.1473396" calcext:value-type="float">
            <text:p>1,1473396</text:p>
          </table:table-cell>
          <table:table-cell office:value-type="float" office:value="-0.01785715" calcext:value-type="float">
            <text:p>-0,01785715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h6</text:p>
          </table:table-cell>
          <table:table-cell office:value-type="string" calcext:value-type="string">
            <text:p>Bh6 (100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Bh6 (67)</text:p>
          </table:table-cell>
          <table:table-cell table:style-name="ce134" table:formula="of:=IF(ISNUMBER(SEARCH([.I68];[.N6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K2p/6pr/5pk1/1pB2R2/p4PP1/8/8 w - - 0 1</text:p>
          </table:table-cell>
          <table:table-cell table:style-name="ce134" office:value-type="string" calcext:value-type="string">
            <text:p>8/4K2p/6pr/5pk1/1pB2R2/p4PP1/8/8 w - - bm Rg4;</text:p>
          </table:table-cell>
          <table:table-cell office:value-type="float" office:value="1.025" calcext:value-type="float">
            <text:p>1,025</text:p>
          </table:table-cell>
          <table:table-cell office:value-type="float" office:value="3" calcext:value-type="float">
            <text:p>3</text:p>
          </table:table-cell>
          <table:table-cell office:value-type="float" office:value="-262.22018" calcext:value-type="float">
            <text:p>-262,22018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0.34285688" calcext:value-type="float">
            <text:p>0,342856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g4+</text:p>
          </table:table-cell>
          <table:table-cell office:value-type="string" calcext:value-type="string">
            <text:p>Rg4+ (100)</text:p>
          </table:table-cell>
          <table:table-cell table:formula="of:=IF(ISNUMBER(SEARCH([.I69];[.J69]));1;0)" office:value-type="float" office:value="1" calcext:value-type="float">
            <text:p>1</text:p>
          </table:table-cell>
          <table:table-cell office:value-type="string" calcext:value-type="string">
            <text:p>Rg4+ (93)</text:p>
          </table:table-cell>
          <table:table-cell table:formula="of:=IF(ISNUMBER(SEARCH([.I69];[.L69]));1;0)" office:value-type="float" office:value="1" calcext:value-type="float">
            <text:p>1</text:p>
          </table:table-cell>
          <table:table-cell office:value-type="string" calcext:value-type="string">
            <text:p>Rg4+ (66)</text:p>
          </table:table-cell>
          <table:table-cell table:style-name="ce134" table:formula="of:=IF(ISNUMBER(SEARCH([.I69];[.N6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Pr1N/8/6PN/8/3K1ppp/4prkb/4Bbnn w - - 0 1</text:p>
          </table:table-cell>
          <table:table-cell table:style-name="ce134" office:value-type="string" calcext:value-type="string">
            <text:p>8/4Pr1N/8/6PN/8/3K1ppp/4prkb/4Bbnn w - - bm Nf8;</text:p>
          </table:table-cell>
          <table:table-cell office:value-type="float" office:value="0.4245283" calcext:value-type="float">
            <text:p>0,4245283</text:p>
          </table:table-cell>
          <table:table-cell office:value-type="float" office:value="2.857143" calcext:value-type="float">
            <text:p>2,857143</text:p>
          </table:table-cell>
          <table:table-cell office:value-type="float" office:value="-163.97528" calcext:value-type="float">
            <text:p>-163,97528</text:p>
          </table:table-cell>
          <table:table-cell office:value-type="float" office:value="-0.475" calcext:value-type="float">
            <text:p>-0,475</text:p>
          </table:table-cell>
          <table:table-cell office:value-type="float" office:value="-1.878788" calcext:value-type="float">
            <text:p>-1,8787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8</text:p>
          </table:table-cell>
          <table:table-cell office:value-type="string" calcext:value-type="string">
            <text:p>e8Q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70];[.L70]));1;0)" office:value-type="float" office:value="0" calcext:value-type="float">
            <text:p>0</text:p>
          </table:table-cell>
          <table:table-cell office:value-type="string" calcext:value-type="string">
            <text:p>e8Q (0)</text:p>
          </table:table-cell>
          <table:table-cell table:style-name="ce134" table:formula="of:=IF(ISNUMBER(SEARCH([.I70];[.N7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k1/ppp1q1pp/2n1p3/3pP2P/8/2NB2Q1/PPP3P1/2K2R2 w - - 0 1</text:p>
          </table:table-cell>
          <table:table-cell table:style-name="ce134" office:value-type="string" calcext:value-type="string">
            <text:p>r1b3k1/ppp1q1pp/2n1p3/3pP2P/8/2NB2Q1/PPP3P1/2K2R2 w - - bm Bg6;</text:p>
          </table:table-cell>
          <table:table-cell office:value-type="float" office:value="0.96330273" calcext:value-type="float">
            <text:p>0,96330273</text:p>
          </table:table-cell>
          <table:table-cell office:value-type="float" office:value="1.5862069" calcext:value-type="float">
            <text:p>1,5862069</text:p>
          </table:table-cell>
          <table:table-cell office:value-type="float" office:value="-1.1429194" calcext:value-type="float">
            <text:p>-1,1429194</text:p>
          </table:table-cell>
          <table:table-cell office:value-type="float" office:value="-0.075" calcext:value-type="float">
            <text:p>-0,075</text:p>
          </table:table-cell>
          <table:table-cell office:value-type="float" office:value="0.5530305" calcext:value-type="float">
            <text:p>0,553030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6</text:p>
          </table:table-cell>
          <table:table-cell office:value-type="string" calcext:value-type="string">
            <text:p>Bg6 (64)</text:p>
          </table:table-cell>
          <table:table-cell table:formula="of:=IF(ISNUMBER(SEARCH([.I71];[.J71]));1;0)" office:value-type="float" office:value="1" calcext:value-type="float">
            <text:p>1</text:p>
          </table:table-cell>
          <table:table-cell office:value-type="string" calcext:value-type="string">
            <text:p>h6 (0)</text:p>
          </table:table-cell>
          <table:table-cell table:formula="of:=IF(ISNUMBER(SEARCH([.I71];[.L71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style-name="ce134" table:formula="of:=IF(ISNUMBER(SEARCH([.I71];[.N7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1k1/pp1q1p2/2p2npb/PPPp4/3Pp3/2NNPpP1/1R1B1P1K/3Q3R b - - 0 1</text:p>
          </table:table-cell>
          <table:table-cell table:style-name="ce134" office:value-type="string" calcext:value-type="string">
            <text:p>r3r1k1/pp1q1p2/2p2npb/PPPp4/3Pp3/2NNPpP1/1R1B1P1K/3Q3R b - - bm Kg7;</text:p>
          </table:table-cell>
          <table:table-cell office:value-type="float" office:value="0.9432624" calcext:value-type="float">
            <text:p>0,9432624</text:p>
          </table:table-cell>
          <table:table-cell office:value-type="float" office:value="0.972973" calcext:value-type="float">
            <text:p>0,972973</text:p>
          </table:table-cell>
          <table:table-cell office:value-type="string" calcext:value-type="string">
            <text:p>=</text:p>
          </table:table-cell>
          <table:table-cell office:value-type="float" office:value="-0.035714284" calcext:value-type="float">
            <text:p>-0,035714284</text:p>
          </table:table-cell>
          <table:table-cell office:value-type="float" office:value="-0.21428585" calcext:value-type="float">
            <text:p>-0,2142858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g7</text:p>
          </table:table-cell>
          <table:table-cell office:value-type="string" calcext:value-type="string">
            <text:p>ed3 (0)</text:p>
          </table:table-cell>
          <table:table-cell table:formula="of:=IF(ISNUMBER(SEARCH([.I72];[.J72]));1;0)" office:value-type="float" office:value="0" calcext:value-type="float">
            <text:p>0</text:p>
          </table:table-cell>
          <table:table-cell office:value-type="string" calcext:value-type="string">
            <text:p>Kg7 (68)</text:p>
          </table:table-cell>
          <table:table-cell table:formula="of:=IF(ISNUMBER(SEARCH([.I72];[.L72]));1;0)" office:value-type="float" office:value="1" calcext:value-type="float">
            <text:p>1</text:p>
          </table:table-cell>
          <table:table-cell office:value-type="string" calcext:value-type="string">
            <text:p>ed3 (0)</text:p>
          </table:table-cell>
          <table:table-cell table:style-name="ce134" table:formula="of:=IF(ISNUMBER(SEARCH([.I72];[.N7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q1rk1/pp5p/n1pp2p1/4bp2/2P5/BP4P1/P2NPPBP/R2Q1RK1 w - - 0 1</text:p>
          </table:table-cell>
          <table:table-cell table:style-name="ce134" office:value-type="string" calcext:value-type="string">
            <text:p>r1bq1rk1/pp5p/n1pp2p1/4bp2/2P5/BP4P1/P2NPPBP/R2Q1RK1 w - - bm Nf3;</text:p>
          </table:table-cell>
          <table:table-cell office:value-type="float" office:value="1" calcext:value-type="float">
            <text:p>1</text:p>
          </table:table-cell>
          <table:table-cell office:value-type="float" office:value="0.7948718" calcext:value-type="float">
            <text:p>0,7948718</text:p>
          </table:table-cell>
          <table:table-cell office:value-type="float" office:value="0.8398432" calcext:value-type="float">
            <text:p>0,8398432</text:p>
          </table:table-cell>
          <table:table-cell office:value-type="float" office:value="0" calcext:value-type="float">
            <text:p>0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0.23) - Capablanca</text:p>
          </table:table-cell>
          <table:table-cell table:style-name="ce72" office:value-type="string" calcext:value-type="string">
            <text:p>Nf3</text:p>
          </table:table-cell>
          <table:table-cell office:value-type="string" calcext:value-type="string">
            <text:p>Rb1 (0)</text:p>
          </table:table-cell>
          <table:table-cell table:formula="of:=IF(ISNUMBER(SEARCH([.I73];[.J73]));1;0)" office:value-type="float" office:value="0" calcext:value-type="float">
            <text:p>0</text:p>
          </table:table-cell>
          <table:table-cell office:value-type="string" calcext:value-type="string">
            <text:p>Rb1 (0)</text:p>
          </table:table-cell>
          <table:table-cell table:formula="of:=IF(ISNUMBER(SEARCH([.I73];[.L73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style-name="ce134" table:formula="of:=IF(ISNUMBER(SEARCH([.I73];[.N7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k4/2pq3p/pp5R/4P3/P6P/2PN4/1PN3K1/8 w - - 0 1</text:p>
          </table:table-cell>
          <table:table-cell table:style-name="ce134" office:value-type="string" calcext:value-type="string">
            <text:p>3k4/2pq3p/pp5R/4P3/P6P/2PN4/1PN3K1/8 w - - bm Nd4;</text:p>
          </table:table-cell>
          <table:table-cell office:value-type="float" office:value="1.2307693" calcext:value-type="float">
            <text:p>1,2307693</text:p>
          </table:table-cell>
          <table:table-cell office:value-type="float" office:value="1.4347826" calcext:value-type="float">
            <text:p>1,4347826</text:p>
          </table:table-cell>
          <table:table-cell office:value-type="string" calcext:value-type="string">
            <text:p>=</text:p>
          </table:table-cell>
          <table:table-cell office:value-type="float" office:value="-0.020833328" calcext:value-type="float">
            <text:p>-0,020833328</text:p>
          </table:table-cell>
          <table:table-cell office:value-type="float" office:value="1.2777777" calcext:value-type="float">
            <text:p>1,2777777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74];[.J74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74];[.L74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style-name="ce134" table:formula="of:=IF(ISNUMBER(SEARCH([.I74];[.N7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r2k1/2p2p1p/1p4p1/pBnPq3/P3p3/2R1P2P/1P1Q1PP1/2R3K1 w - - 0 1</text:p>
          </table:table-cell>
          <table:table-cell table:style-name="ce134" office:value-type="string" calcext:value-type="string">
            <text:p>r2r2k1/2p2p1p/1p4p1/pBnPq3/P3p3/2R1P2P/1P1Q1PP1/2R3K1 w - - bm Rxc5;</text:p>
          </table:table-cell>
          <table:table-cell office:value-type="float" office:value="1.0086207" calcext:value-type="float">
            <text:p>1,0086207</text:p>
          </table:table-cell>
          <table:table-cell office:value-type="float" office:value="0.8372093" calcext:value-type="float">
            <text:p>0,8372093</text:p>
          </table:table-cell>
          <table:table-cell office:value-type="float" office:value="0.43369916" calcext:value-type="float">
            <text:p>0,43369916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75];[.J75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75];[.L75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style-name="ce134" table:formula="of:=IF(ISNUMBER(SEARCH([.I75];[.N7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1p2b3/6k1/5p2/p2NbP1p/P1B1P1p1/1P5P/6K1 w - - 0 1</text:p>
          </table:table-cell>
          <table:table-cell table:style-name="ce134" office:value-type="string" calcext:value-type="string">
            <text:p>8/1p2b3/6k1/5p2/p2NbP1p/P1B1P1p1/1P5P/6K1 w - - bm h3;</text:p>
          </table:table-cell>
          <table:table-cell office:value-type="float" office:value="0.9782609" calcext:value-type="float">
            <text:p>0,9782609</text:p>
          </table:table-cell>
          <table:table-cell office:value-type="float" office:value="0.6296296" calcext:value-type="float">
            <text:p>0,6296296</text:p>
          </table:table-cell>
          <table:table-cell office:value-type="string" calcext:value-type="string">
            <text:p>=</text:p>
          </table:table-cell>
          <table:table-cell office:value-type="float" office:value="0.037499994" calcext:value-type="float">
            <text:p>0,037499994</text:p>
          </table:table-cell>
          <table:table-cell office:value-type="float" office:value="-1.25" calcext:value-type="float">
            <text:p>-1,25</text:p>
          </table:table-cell>
          <table:table-cell office:value-type="string" calcext:value-type="string">
            <text:p>(-0.2) - Capablanca</text:p>
          </table:table-cell>
          <table:table-cell table:style-name="ce72"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76];[.L76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style-name="ce134" table:formula="of:=IF(ISNUMBER(SEARCH([.I76];[.N7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kb2/1b3p1p/p2Ppp2/2p5/2Q2Br1/2P2NPP/P4P2/R4RK1 b q - 0 1</text:p>
          </table:table-cell>
          <table:table-cell table:style-name="ce134" office:value-type="string" calcext:value-type="string">
            <text:p>r2qkb2/1b3p1p/p2Ppp2/2p5/2Q2Br1/2P2NPP/P4P2/R4RK1 b q - bm Rxf4;</text:p>
          </table:table-cell>
          <table:table-cell office:value-type="float" office:value="1.008" calcext:value-type="float">
            <text:p>1,008</text:p>
          </table:table-cell>
          <table:table-cell office:value-type="float" office:value="0.80487806" calcext:value-type="float">
            <text:p>0,80487806</text:p>
          </table:table-cell>
          <table:table-cell office:value-type="string" calcext:value-type="string">
            <text:p>=</text:p>
          </table:table-cell>
          <table:table-cell office:value-type="float" office:value="0.07291667" calcext:value-type="float">
            <text:p>0,07291667</text:p>
          </table:table-cell>
          <table:table-cell office:value-type="float" office:value="-0.41666675" calcext:value-type="float">
            <text:p>-0,416666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77];[.L7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style-name="ce134" table:formula="of:=IF(ISNUMBER(SEARCH([.I77];[.N7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6/8/8/2p5/p1k5/6r1/1K6/8 w - - 0 1</text:p>
          </table:table-cell>
          <table:table-cell table:style-name="ce134" office:value-type="string" calcext:value-type="string">
            <text:p>1R6/8/8/2p5/p1k5/6r1/1K6/8 w - - bm Rh8;</text:p>
          </table:table-cell>
          <table:table-cell office:value-type="float" office:value="0.71428573" calcext:value-type="float">
            <text:p>0,71428573</text:p>
          </table:table-cell>
          <table:table-cell office:value-type="float" office:value="0.9444444" calcext:value-type="float">
            <text:p>0,9444444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78];[.J7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78];[.L7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style-name="ce134" table:formula="of:=IF(ISNUMBER(SEARCH([.I78];[.N7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R7/p4p2/r7/5KPP/8/8/8 b - - 0 1</text:p>
          </table:table-cell>
          <table:table-cell table:style-name="ce134" office:value-type="string" calcext:value-type="string">
            <text:p>5k2/R7/p4p2/r7/5KPP/8/8/8 b - - bm Kg8;</text:p>
          </table:table-cell>
          <table:table-cell office:value-type="float" office:value="1" calcext:value-type="float">
            <text:p>1</text:p>
          </table:table-cell>
          <table:table-cell office:value-type="float" office:value="0.93333334" calcext:value-type="float">
            <text:p>0,93333334</text:p>
          </table:table-cell>
          <table:table-cell office:value-type="float" office:value="-1.3523692" calcext:value-type="float">
            <text:p>-1,3523692</text:p>
          </table:table-cell>
          <table:table-cell office:value-type="float" office:value="-0.8333333" calcext:value-type="float">
            <text:p>-0,833333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-0.15) - Capablanca</text:p>
          </table:table-cell>
          <table:table-cell table:style-name="ce72" office:value-type="string" calcext:value-type="string">
            <text:p>Kg8</text:p>
          </table:table-cell>
          <table:table-cell office:value-type="string" calcext:value-type="string">
            <text:p>Rd5 (0)</text:p>
          </table:table-cell>
          <table:table-cell table:formula="of:=IF(ISNUMBER(SEARCH([.I79];[.J79]));1;0)" office:value-type="float" office:value="0" calcext:value-type="float">
            <text:p>0</text:p>
          </table:table-cell>
          <table:table-cell office:value-type="string" calcext:value-type="string">
            <text:p>Ke8 (0)</text:p>
          </table:table-cell>
          <table:table-cell table:formula="of:=IF(ISNUMBER(SEARCH([.I79];[.L79]));1;0)" office:value-type="float" office:value="0" calcext:value-type="float">
            <text:p>0</text:p>
          </table:table-cell>
          <table:table-cell office:value-type="string" calcext:value-type="string">
            <text:p>Kg8 (85)</text:p>
          </table:table-cell>
          <table:table-cell table:style-name="ce134" table:formula="of:=IF(ISNUMBER(SEARCH([.I79];[.N7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ce72" office:value-type="string" calcext:value-type="string">
            <text:p>Total</text:p>
          </table:table-cell>
          <table:table-cell table:formula="of:=SUM([.K1:.K79])" office:value-type="float" office:value="42" calcext:value-type="float">
            <text:p>42</text:p>
          </table:table-cell>
          <table:table-cell/>
          <table:table-cell table:formula="of:=SUM([.M1:.M79])" office:value-type="float" office:value="46" calcext:value-type="float">
            <text:p>46</text:p>
          </table:table-cell>
          <table:table-cell/>
          <table:table-cell table:formula="of:=SUM([.O1:.O79])" office:value-type="float" office:value="35" calcext:value-type="float">
            <text:p>35</text:p>
          </table:table-cell>
          <table:table-cell table:number-columns-repeated="50"/>
        </table:table-row>
        <table:table-row table:style-name="ro1" table:number-rows-repeated="1048253">
          <table:table-cell table:number-columns-repeated="64"/>
        </table:table-row>
        <table:table-row table:style-name="ro1" table:number-rows-repeated="242">
          <table:table-cell table:style-name="ce134" table:number-columns-repeated="64"/>
        </table:table-row>
        <table:table-row table:style-name="ro1">
          <table:table-cell table:style-name="ce134" table:number-columns-repeated="64"/>
        </table:table-row>
      </table:table>
      <table:table table:name="Petrosian" table:style-name="ta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column table:style-name="co20" table:default-cell-style-name="Default"/>
        <table:table-column table:style-name="co14" table:number-columns-repeated="56" table:default-cell-style-name="Default"/>
        <table:table-row table:style-name="ro1">
          <table:table-cell office:value-type="string" calcext:value-type="string">
            <text:p>Fen Shashin Generator</text:p>
          </table:table-cell>
          <table:table-cell table:style-name="ce134" office:value-type="string" calcext:value-type="string">
            <text:p>Fen Chess Assista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 260620 64 BMI2</text:p>
          </table:table-cell>
          <table:table-cell/>
          <table:table-cell office:value-type="string" calcext:value-type="string">
            <text:p>Stockfish 280620 64 BMI2</text:p>
          </table:table-cell>
          <table:table-cell table:style-name="ce134" table:number-columns-repeated="48"/>
          <table:table-cell table:number-columns-repeated="2"/>
        </table:table-row>
        <table:table-row table:style-name="ro1">
          <table:table-cell office:value-type="string" calcext:value-type="string">
            <text:p>6k1/1qr1p2p/ppN5/3p1N2/6p1/1P1P2Pp/PP1KPP1P/2R5 w - - 0 1</text:p>
          </table:table-cell>
          <table:table-cell table:style-name="ce134" office:value-type="string" calcext:value-type="string">
            <text:p>6k1/1qr1p2p/ppN5/3p1N2/6p1/1P1P2Pp/PP1KPP1P/2R5 w - - bm Ncxe7+;</text:p>
          </table:table-cell>
          <table:table-cell office:value-type="float" office:value="0.9047619" calcext:value-type="float">
            <text:p>0,9047619</text:p>
          </table:table-cell>
          <table:table-cell office:value-type="float" office:value="2.1666667" calcext:value-type="float">
            <text:p>2,1666667</text:p>
          </table:table-cell>
          <table:table-cell office:value-type="float" office:value="-21.616877" calcext:value-type="float">
            <text:p>-21,616877</text:p>
          </table:table-cell>
          <table:table-cell office:value-type="float" office:value="0.3958333" calcext:value-type="float">
            <text:p>0,3958333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(-4.81) - Petrosian</text:p>
          </table:table-cell>
          <table:table-cell table:style-name="ce72" office:value-type="string" calcext:value-type="string">
            <text:p>Nce7+</text:p>
          </table:table-cell>
          <table:table-cell office:value-type="string" calcext:value-type="string">
            <text:p>Nd8 (0)</text:p>
          </table:table-cell>
          <table:table-cell table:formula="of:=IF(ISNUMBER(SEARCH([.I2];[.J2]));1;0)" office:value-type="float" office:value="0" calcext:value-type="float">
            <text:p>0</text:p>
          </table:table-cell>
          <table:table-cell office:value-type="string" calcext:value-type="string">
            <text:p>Nd8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Nd8 (0)</text:p>
          </table:table-cell>
          <table:table-cell table:style-name="ce134" table:formula="of:=IF(ISNUMBER(SEARCH([.I2];[.N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q7/b1p5/kp1p4/p2PN3/PPP5/1K6/8/5B2 w - - 0 1</text:p>
          </table:table-cell>
          <table:table-cell table:style-name="ce134" office:value-type="string" calcext:value-type="string">
            <text:p>q7/b1p5/kp1p4/p2PN3/PPP5/1K6/8/5B2 w - - bm c5+;</text:p>
          </table:table-cell>
          <table:table-cell office:value-type="float" office:value="0.63076925" calcext:value-type="float">
            <text:p>0,63076925</text:p>
          </table:table-cell>
          <table:table-cell office:value-type="float" office:value="1.117647" calcext:value-type="float">
            <text:p>1,117647</text:p>
          </table:table-cell>
          <table:table-cell office:value-type="float" office:value="-15.127845" calcext:value-type="float">
            <text:p>-15,127845</text:p>
          </table:table-cell>
          <table:table-cell office:value-type="float" office:value="0" calcext:value-type="float">
            <text:p>0</text:p>
          </table:table-cell>
          <table:table-cell office:value-type="float" office:value="1.1428571" calcext:value-type="float">
            <text:p>1,1428571</text:p>
          </table:table-cell>
          <table:table-cell office:value-type="string" calcext:value-type="string">
            <text:p>(-8.5) - Petrosian</text:p>
          </table:table-cell>
          <table:table-cell table:style-name="ce72" office:value-type="string" calcext:value-type="string">
            <text:p>c5+</text:p>
          </table:table-cell>
          <table:table-cell office:value-type="string" calcext:value-type="string">
            <text:p>c5+ (100)</text:p>
          </table:table-cell>
          <table:table-cell table:formula="of:=IF(ISNUMBER(SEARCH([.I3];[.J3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style-name="ce134" table:formula="of:=IF(ISNUMBER(SEARCH([.I3];[.N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1r1k1/3p1pP1/pp1P1q2/2bQ4/5P1n/P1N5/1PP1B1PP/R1B2K1R b - - 0 1</text:p>
          </table:table-cell>
          <table:table-cell table:style-name="ce134" office:value-type="string" calcext:value-type="string">
            <text:p>r1b1r1k1/3p1pP1/pp1P1q2/2bQ4/5P1n/P1N5/1PP1B1PP/R1B2K1R b - - bm Bb7;</text:p>
          </table:table-cell>
          <table:table-cell office:value-type="float" office:value="0.89041096" calcext:value-type="float">
            <text:p>0,89041096</text:p>
          </table:table-cell>
          <table:table-cell office:value-type="float" office:value="0.84782606" calcext:value-type="float">
            <text:p>0,84782606</text:p>
          </table:table-cell>
          <table:table-cell office:value-type="float" office:value="-2.0681472" calcext:value-type="float">
            <text:p>-2,0681472</text:p>
          </table:table-cell>
          <table:table-cell office:value-type="float" office:value="0.077380955" calcext:value-type="float">
            <text:p>0,077380955</text:p>
          </table:table-cell>
          <table:table-cell office:value-type="float" office:value="-0.4363637" calcext:value-type="float">
            <text:p>-0,4363637</text:p>
          </table:table-cell>
          <table:table-cell office:value-type="string" calcext:value-type="string">
            <text:p>(-0.99) - Petrosian</text:p>
          </table:table-cell>
          <table:table-cell table:style-name="ce72" office:value-type="string" calcext:value-type="string">
            <text:p>Bb7</text:p>
          </table:table-cell>
          <table:table-cell office:value-type="string" calcext:value-type="string">
            <text:p>Bb7 (79)</text:p>
          </table:table-cell>
          <table:table-cell table:formula="of:=IF(ISNUMBER(SEARCH([.I4];[.J4]));1;0)" office:value-type="float" office:value="1" calcext:value-type="float">
            <text:p>1</text:p>
          </table:table-cell>
          <table:table-cell office:value-type="string" calcext:value-type="string">
            <text:p>Bb7 (83)</text:p>
          </table:table-cell>
          <table:table-cell table:formula="of:=IF(ISNUMBER(SEARCH([.I4];[.L4]));1;0)" office:value-type="float" office:value="1" calcext:value-type="float">
            <text:p>1</text:p>
          </table:table-cell>
          <table:table-cell office:value-type="string" calcext:value-type="string">
            <text:p>Rb8 (0)</text:p>
          </table:table-cell>
          <table:table-cell table:style-name="ce134" table:formula="of:=IF(ISNUMBER(SEARCH([.I4];[.N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n2N1k/2n2K1p/3pp3/5Pp1/b5R1/8/1PPP4/8 w - - 0 1</text:p>
          </table:table-cell>
          <table:table-cell table:style-name="ce134" office:value-type="string" calcext:value-type="string">
            <text:p>r1n2N1k/2n2K1p/3pp3/5Pp1/b5R1/8/1PPP4/8 w - - bm Ng6;</text:p>
          </table:table-cell>
          <table:table-cell office:value-type="float" office:value="0.65753424" calcext:value-type="float">
            <text:p>0,65753424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-16.657036" calcext:value-type="float">
            <text:p>-16,657036</text:p>
          </table:table-cell>
          <table:table-cell office:value-type="float" office:value="-0.08333333" calcext:value-type="float">
            <text:p>-0,08333333</text:p>
          </table:table-cell>
          <table:table-cell office:value-type="float" office:value="1.8412697" calcext:value-type="float">
            <text:p>1,8412697</text:p>
          </table:table-cell>
          <table:table-cell office:value-type="string" calcext:value-type="string">
            <text:p>(-9.6) - Petrosian</text:p>
          </table:table-cell>
          <table:table-cell table:style-name="ce72"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table:formula="of:=IF(ISNUMBER(SEARCH([.I5];[.J5]));1;0)" office:value-type="float" office:value="1" calcext:value-type="float">
            <text:p>1</text:p>
          </table:table-cell>
          <table:table-cell office:value-type="string" calcext:value-type="string">
            <text:p>Ne6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Ne6 (0)</text:p>
          </table:table-cell>
          <table:table-cell table:style-name="ce134" table:formula="of:=IF(ISNUMBER(SEARCH([.I5];[.N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knQ1/7r/3p2p1/2bP1pP1/5P1N/6K1/8/8 b - - 0 1</text:p>
          </table:table-cell>
          <table:table-cell table:style-name="ce134" office:value-type="string" calcext:value-type="string">
            <text:p>4knQ1/7r/3p2p1/2bP1pP1/5P1N/6K1/8/8 b - - bm Rxh4;</text:p>
          </table:table-cell>
          <table:table-cell office:value-type="float" office:value="0.95" calcext:value-type="float">
            <text:p>0,95</text:p>
          </table:table-cell>
          <table:table-cell office:value-type="float" office:value="1.4666667" calcext:value-type="float">
            <text:p>1,4666667</text:p>
          </table:table-cell>
          <table:table-cell office:value-type="float" office:value="-10.794569" calcext:value-type="float">
            <text:p>-10,794569</text:p>
          </table:table-cell>
          <table:table-cell office:value-type="float" office:value="-0.08333334" calcext:value-type="float">
            <text:p>-0,08333334</text:p>
          </table:table-cell>
          <table:table-cell office:value-type="float" office:value="-2.261905" calcext:value-type="float">
            <text:p>-2,261905</text:p>
          </table:table-cell>
          <table:table-cell office:value-type="string" calcext:value-type="string">
            <text:p>(-3.7) - Petrosian</text:p>
          </table:table-cell>
          <table:table-cell table:style-name="ce72" office:value-type="string" calcext:value-type="string">
            <text:p>Rh4</text:p>
          </table:table-cell>
          <table:table-cell office:value-type="string" calcext:value-type="string">
            <text:p>Rh4 (71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Rh4 (65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Bf2+ (0)</text:p>
          </table:table-cell>
          <table:table-cell table:style-name="ce134" table:formula="of:=IF(ISNUMBER(SEARCH([.I6];[.N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r1/ppk1qp2/3p1n1R/2pPn3/2P1p3/1QP1P1BP/P5P1/1R1B1NK1 b - - 0 1</text:p>
          </table:table-cell>
          <table:table-cell table:style-name="ce134" office:value-type="string" calcext:value-type="string">
            <text:p>r1b3r1/ppk1qp2/3p1n1R/2pPn3/2P1p3/1QP1P1BP/P5P1/1R1B1NK1 b - - bm Nf3+;</text:p>
          </table:table-cell>
          <table:table-cell office:value-type="float" office:value="0.96478873" calcext:value-type="float">
            <text:p>0,96478873</text:p>
          </table:table-cell>
          <table:table-cell office:value-type="float" office:value="1.1111112" calcext:value-type="float">
            <text:p>1,1111112</text:p>
          </table:table-cell>
          <table:table-cell office:value-type="float" office:value="-1.0793439" calcext:value-type="float">
            <text:p>-1,0793439</text:p>
          </table:table-cell>
          <table:table-cell office:value-type="float" office:value="0.091666654" calcext:value-type="float">
            <text:p>0,091666654</text:p>
          </table:table-cell>
          <table:table-cell office:value-type="float" office:value="-0.25274706" calcext:value-type="float">
            <text:p>-0,25274706</text:p>
          </table:table-cell>
          <table:table-cell office:value-type="string" calcext:value-type="string">
            <text:p>(-0.29) - Petrosian</text:p>
          </table:table-cell>
          <table:table-cell table:style-name="ce72" office:value-type="string" calcext:value-type="string">
            <text:p>Nf3+</text:p>
          </table:table-cell>
          <table:table-cell office:value-type="string" calcext:value-type="string">
            <text:p>Nf3+ (93)</text:p>
          </table:table-cell>
          <table:table-cell table:formula="of:=IF(ISNUMBER(SEARCH([.I7];[.J7]));1;0)" office:value-type="float" office:value="1" calcext:value-type="float">
            <text:p>1</text:p>
          </table:table-cell>
          <table:table-cell office:value-type="string" calcext:value-type="string">
            <text:p>Nfd7 (0)</text:p>
          </table:table-cell>
          <table:table-cell table:formula="of:=IF(ISNUMBER(SEARCH([.I7];[.L7]));1;0)" office:value-type="float" office:value="0" calcext:value-type="float">
            <text:p>0</text:p>
          </table:table-cell>
          <table:table-cell office:value-type="string" calcext:value-type="string">
            <text:p>Nf3+ (74)</text:p>
          </table:table-cell>
          <table:table-cell table:style-name="ce134" table:formula="of:=IF(ISNUMBER(SEARCH([.I7];[.N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1r2k1/2pq3p/4p3/2Q1Pp2/1PNn1R2/P5P1/5P1P/4R2K b - - 0 1</text:p>
          </table:table-cell>
          <table:table-cell table:style-name="ce134" office:value-type="string" calcext:value-type="string">
            <text:p>1r1r2k1/2pq3p/4p3/2Q1Pp2/1PNn1R2/P5P1/5P1P/4R2K b - - bm Rb5;</text:p>
          </table:table-cell>
          <table:table-cell office:value-type="float" office:value="0.9285714" calcext:value-type="float">
            <text:p>0,9285714</text:p>
          </table:table-cell>
          <table:table-cell office:value-type="float" office:value="0.775" calcext:value-type="float">
            <text:p>0,775</text:p>
          </table:table-cell>
          <table:table-cell office:value-type="float" office:value="-5.5105634" calcext:value-type="float">
            <text:p>-5,5105634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-0.75757575" calcext:value-type="float">
            <text:p>-0,75757575</text:p>
          </table:table-cell>
          <table:table-cell office:value-type="string" calcext:value-type="string">
            <text:p>(-2.7) - Petrosian</text:p>
          </table:table-cell>
          <table:table-cell table:style-name="ce72" office:value-type="string" calcext:value-type="string">
            <text:p>Rb5</text:p>
          </table:table-cell>
          <table:table-cell office:value-type="string" calcext:value-type="string">
            <text:p>Rb5 (93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Rb5 (64)</text:p>
          </table:table-cell>
          <table:table-cell table:style-name="ce134" table:formula="of:=IF(ISNUMBER(SEARCH([.I8];[.N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N4r/1p3pkp/8/5K1p/2P4N/P3Bn2/8 w - - 0 1</text:p>
          </table:table-cell>
          <table:table-cell table:style-name="ce134" office:value-type="string" calcext:value-type="string">
            <text:p>8/2N4r/1p3pkp/8/5K1p/2P4N/P3Bn2/8 w - - id ?; bm Bh5;</text:p>
          </table:table-cell>
          <table:table-cell office:value-type="float" office:value="0.9375" calcext:value-type="float">
            <text:p>0,9375</text:p>
          </table:table-cell>
          <table:table-cell office:value-type="float" office:value="1.3529412" calcext:value-type="float">
            <text:p>1,3529412</text:p>
          </table:table-cell>
          <table:table-cell office:value-type="float" office:value="-3.9116642" calcext:value-type="float">
            <text:p>-3,9116642</text:p>
          </table:table-cell>
          <table:table-cell office:value-type="float" office:value="-0.07142857" calcext:value-type="float">
            <text:p>-0,07142857</text:p>
          </table:table-cell>
          <table:table-cell office:value-type="float" office:value="-0.21428561" calcext:value-type="float">
            <text:p>-0,21428561</text:p>
          </table:table-cell>
          <table:table-cell office:value-type="string" calcext:value-type="string">
            <text:p>(-1.5) - Petrosian</text:p>
          </table:table-cell>
          <table:table-cell table:style-name="ce72" office:value-type="string" calcext:value-type="string">
            <text:p>Bh5+</text:p>
          </table:table-cell>
          <table:table-cell office:value-type="string" calcext:value-type="string">
            <text:p>Bh5+ (63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Nf2 (0)</text:p>
          </table:table-cell>
          <table:table-cell table:formula="of:=IF(ISNUMBER(SEARCH([.I9];[.L9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style-name="ce134" table:formula="of:=IF(ISNUMBER(SEARCH([.I9];[.N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3P3k/n2K3p/2p3n1/1b4N1/2p1p1P1/8/3B4 w - - 0 1</text:p>
          </table:table-cell>
          <table:table-cell table:style-name="ce134" office:value-type="string" calcext:value-type="string">
            <text:p>8/3P3k/n2K3p/2p3n1/1b4N1/2p1p1P1/8/3B4 w - - bm Nf6+;</text:p>
          </table:table-cell>
          <table:table-cell office:value-type="float" office:value="0.6226415" calcext:value-type="float">
            <text:p>0,6226415</text:p>
          </table:table-cell>
          <table:table-cell office:value-type="float" office:value="0.9411765" calcext:value-type="float">
            <text:p>0,9411765</text:p>
          </table:table-cell>
          <table:table-cell office:value-type="float" office:value="-5.610127" calcext:value-type="float">
            <text:p>-5,610127</text:p>
          </table:table-cell>
          <table:table-cell office:value-type="float" office:value="-0.016666666" calcext:value-type="float">
            <text:p>-0,016666666</text:p>
          </table:table-cell>
          <table:table-cell office:value-type="float" office:value="0.07499981" calcext:value-type="float">
            <text:p>0,07499981</text:p>
          </table:table-cell>
          <table:table-cell office:value-type="string" calcext:value-type="string">
            <text:p>(-3.39) - Petrosian</text:p>
          </table:table-cell>
          <table:table-cell table:style-name="ce72" office:value-type="string" calcext:value-type="string">
            <text:p>Nf6+</text:p>
          </table:table-cell>
          <table:table-cell office:value-type="string" calcext:value-type="string">
            <text:p>d8Q (0)</text:p>
          </table:table-cell>
          <table:table-cell table:formula="of:=IF(ISNUMBER(SEARCH([.I10];[.J10]));1;0)" office:value-type="float" office:value="0" calcext:value-type="float">
            <text:p>0</text:p>
          </table:table-cell>
          <table:table-cell office:value-type="string" calcext:value-type="string">
            <text:p>Nf6+ (64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d8Q (0)</text:p>
          </table:table-cell>
          <table:table-cell table:style-name="ce134" table:formula="of:=IF(ISNUMBER(SEARCH([.I10];[.N1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7/8/2KQ2rp/6k1/3p3p/2p4P/4PP2/5N2 w - - 0 1</text:p>
          </table:table-cell>
          <table:table-cell table:style-name="ce134" office:value-type="string" calcext:value-type="string">
            <text:p>N7/8/2KQ2rp/6k1/3p3p/2p4P/4PP2/5N2 w - - bm f4+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6.897738" calcext:value-type="float">
            <text:p>-16,897738</text:p>
          </table:table-cell>
          <table:table-cell office:value-type="float" office:value="-0.07499999" calcext:value-type="float">
            <text:p>-0,07499999</text:p>
          </table:table-cell>
          <table:table-cell office:value-type="float" office:value="-0.3333335" calcext:value-type="float">
            <text:p>-0,3333335</text:p>
          </table:table-cell>
          <table:table-cell office:value-type="string" calcext:value-type="string">
            <text:p>(-3.82) - Petrosian</text:p>
          </table:table-cell>
          <table:table-cell table:style-name="ce72"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Nc7 (0)</text:p>
          </table:table-cell>
          <table:table-cell table:formula="of:=IF(ISNUMBER(SEARCH([.I11];[.L11]));1;0)" office:value-type="float" office:value="0" calcext:value-type="float">
            <text:p>0</text:p>
          </table:table-cell>
          <table:table-cell office:value-type="string" calcext:value-type="string">
            <text:p>Nc7 (0)</text:p>
          </table:table-cell>
          <table:table-cell table:style-name="ce134" table:formula="of:=IF(ISNUMBER(SEARCH([.I11];[.N1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K3/2k1Bp1N/6p1/5PP1/8/7p/b7/8 w - - 0 1</text:p>
          </table:table-cell>
          <table:table-cell table:style-name="ce134" office:value-type="string" calcext:value-type="string">
            <text:p>4K3/2k1Bp1N/6p1/5PP1/8/7p/b7/8 w - - bm Bf6;</text:p>
          </table:table-cell>
          <table:table-cell office:value-type="float" office:value="1.32" calcext:value-type="float">
            <text:p>1,32</text:p>
          </table:table-cell>
          <table:table-cell office:value-type="float" office:value="0.9230769" calcext:value-type="float">
            <text:p>0,9230769</text:p>
          </table:table-cell>
          <table:table-cell office:value-type="float" office:value="-16.797766" calcext:value-type="float">
            <text:p>-16,797766</text:p>
          </table:table-cell>
          <table:table-cell office:value-type="float" office:value="0.11666666" calcext:value-type="float">
            <text:p>0,1166666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(-9.43) - Petrosian</text:p>
          </table:table-cell>
          <table:table-cell table:style-name="ce72"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12];[.L12]));1;0)" office:value-type="float" office:value="0" calcext:value-type="float">
            <text:p>0</text:p>
          </table:table-cell>
          <table:table-cell office:value-type="string" calcext:value-type="string">
            <text:p>Bf6 (100)</text:p>
          </table:table-cell>
          <table:table-cell table:style-name="ce134" table:formula="of:=IF(ISNUMBER(SEARCH([.I12];[.N1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pP2/4r3/4p3/ppp1P3/7p/R4K1P/3k4 w - - 0 1</text:p>
          </table:table-cell>
          <table:table-cell table:style-name="ce134" office:value-type="string" calcext:value-type="string">
            <text:p>8/4pP2/4r3/4p3/ppp1P3/7p/R4K1P/3k4 w - - bm Ra1+;</text:p>
          </table:table-cell>
          <table:table-cell office:value-type="float" office:value="0.72727275" calcext:value-type="float">
            <text:p>0,72727275</text:p>
          </table:table-cell>
          <table:table-cell office:value-type="float" office:value="1.1818181" calcext:value-type="float">
            <text:p>1,1818181</text:p>
          </table:table-cell>
          <table:table-cell office:value-type="float" office:value="-31.565586" calcext:value-type="float">
            <text:p>-31,565586</text:p>
          </table:table-cell>
          <table:table-cell office:value-type="float" office:value="0.04166667" calcext:value-type="float">
            <text:p>0,04166667</text:p>
          </table:table-cell>
          <table:table-cell office:value-type="float" office:value="-1.3499999" calcext:value-type="float">
            <text:p>-1,3499999</text:p>
          </table:table-cell>
          <table:table-cell office:value-type="string" calcext:value-type="string">
            <text:p>(-15.15) - Petrosian</text:p>
          </table:table-cell>
          <table:table-cell table:style-name="ce72" office:value-type="string" calcext:value-type="string">
            <text:p>Ra1+</text:p>
          </table:table-cell>
          <table:table-cell office:value-type="string" calcext:value-type="string">
            <text:p>f8R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f8R (0)</text:p>
          </table:table-cell>
          <table:table-cell table:formula="of:=IF(ISNUMBER(SEARCH([.I13];[.L13]));1;0)" office:value-type="float" office:value="0" calcext:value-type="float">
            <text:p>0</text:p>
          </table:table-cell>
          <table:table-cell office:value-type="string" calcext:value-type="string">
            <text:p>f8Q (0)</text:p>
          </table:table-cell>
          <table:table-cell table:style-name="ce134" table:formula="of:=IF(ISNUMBER(SEARCH([.I13];[.N1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2k3/2Rp4/3Ppqp1/1p1b3r/p2P3P/P3B1Q1/1P3P2/2R1K3 b - - 0 1</text:p>
          </table:table-cell>
          <table:table-cell table:style-name="ce134" office:value-type="string" calcext:value-type="string">
            <text:p>1r2k3/2Rp4/3Ppqp1/1p1b3r/p2P3P/P3B1Q1/1P3P2/2R1K3 b - - bm Bc4;</text:p>
          </table:table-cell>
          <table:table-cell office:value-type="float" office:value="0.96460176" calcext:value-type="float">
            <text:p>0,96460176</text:p>
          </table:table-cell>
          <table:table-cell office:value-type="float" office:value="1.0769231" calcext:value-type="float">
            <text:p>1,0769231</text:p>
          </table:table-cell>
          <table:table-cell office:value-type="float" office:value="-2.5929306" calcext:value-type="float">
            <text:p>-2,5929306</text:p>
          </table:table-cell>
          <table:table-cell office:value-type="float" office:value="0.025595248" calcext:value-type="float">
            <text:p>0,025595248</text:p>
          </table:table-cell>
          <table:table-cell office:value-type="float" office:value="-0.27272725" calcext:value-type="float">
            <text:p>-0,27272725</text:p>
          </table:table-cell>
          <table:table-cell office:value-type="string" calcext:value-type="string">
            <text:p>(-1.1) - Petrosian</text:p>
          </table:table-cell>
          <table:table-cell table:style-name="ce72" office:value-type="string" calcext:value-type="string">
            <text:p>Bc4</text:p>
          </table:table-cell>
          <table:table-cell office:value-type="string" calcext:value-type="string">
            <text:p>Bc4 (93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style-name="ce134" table:formula="of:=IF(ISNUMBER(SEARCH([.I14];[.N1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B4/1r2p3/r2p1p2/bkp1P1p1/1p1P1PPp/p1P1K2P/PPB5/8 w - - 0 1</text:p>
          </table:table-cell>
          <table:table-cell table:style-name="ce134" office:value-type="string" calcext:value-type="string">
            <text:p>3B4/1r2p3/r2p1p2/bkp1P1p1/1p1P1PPp/p1P1K2P/PPB5/8 w - - bm Ba4+;</text:p>
          </table:table-cell>
          <table:table-cell office:value-type="float" office:value="0.68235296" calcext:value-type="float">
            <text:p>0,68235296</text:p>
          </table:table-cell>
          <table:table-cell office:value-type="float" office:value="1.2" calcext:value-type="float">
            <text:p>1,2</text:p>
          </table:table-cell>
          <table:table-cell office:value-type="float" office:value="-25.30146" calcext:value-type="float">
            <text:p>-25,30146</text:p>
          </table:table-cell>
          <table:table-cell office:value-type="float" office:value="0.056250006" calcext:value-type="float">
            <text:p>0,056250006</text:p>
          </table:table-cell>
          <table:table-cell office:value-type="float" office:value="-0.113636255" calcext:value-type="float">
            <text:p>-0,113636255</text:p>
          </table:table-cell>
          <table:table-cell office:value-type="string" calcext:value-type="string">
            <text:p>(-12.7) - Petrosian</text:p>
          </table:table-cell>
          <table:table-cell table:style-name="ce72" office:value-type="string" calcext:value-type="string">
            <text:p>Ba4+</text:p>
          </table:table-cell>
          <table:table-cell office:value-type="string" calcext:value-type="string">
            <text:p>Ba4+ (61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c4+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style-name="ce134" table:formula="of:=IF(ISNUMBER(SEARCH([.I15];[.N1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r3k1/8/1p1p1p2/p2PbPp1/PB4P1/1P1K4/5R2 w - - 0 1</text:p>
          </table:table-cell>
          <table:table-cell table:style-name="ce134" office:value-type="string" calcext:value-type="string">
            <text:p>8/2r3k1/8/1p1p1p2/p2PbPp1/PB4P1/1P1K4/5R2 w - - bm Rc1;</text:p>
          </table:table-cell>
          <table:table-cell office:value-type="float" office:value="1" calcext:value-type="float">
            <text:p>1</text:p>
          </table:table-cell>
          <table:table-cell office:value-type="float" office:value="0.6785714" calcext:value-type="float">
            <text:p>0,6785714</text:p>
          </table:table-cell>
          <table:table-cell office:value-type="float" office:value="-6.4415345" calcext:value-type="float">
            <text:p>-6,4415345</text:p>
          </table:table-cell>
          <table:table-cell office:value-type="float" office:value="0.07142858" calcext:value-type="float">
            <text:p>0,07142858</text:p>
          </table:table-cell>
          <table:table-cell office:value-type="float" office:value="-1.125" calcext:value-type="float">
            <text:p>-1,125</text:p>
          </table:table-cell>
          <table:table-cell office:value-type="string" calcext:value-type="string">
            <text:p>(-3.28) - Petrosian</text:p>
          </table:table-cell>
          <table:table-cell table:style-name="ce72" office:value-type="string" calcext:value-type="string">
            <text:p>Rc1</text:p>
          </table:table-cell>
          <table:table-cell office:value-type="string" calcext:value-type="string">
            <text:p>Rc1 (83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Rc1 (85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Rc1 (64)</text:p>
          </table:table-cell>
          <table:table-cell table:style-name="ce134" table:formula="of:=IF(ISNUMBER(SEARCH([.I16];[.N1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5pk1/p5p1/4r2p/3R4/5P1P/6N1/6K1 b - - 0 1</text:p>
          </table:table-cell>
          <table:table-cell table:style-name="ce134" office:value-type="string" calcext:value-type="string">
            <text:p>8/5pk1/p5p1/4r2p/3R4/5P1P/6N1/6K1 b - - bm g5;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-2.0432293" calcext:value-type="float">
            <text:p>-2,0432293</text:p>
          </table:table-cell>
          <table:table-cell office:value-type="float" office:value="-0.12500001" calcext:value-type="float">
            <text:p>-0,12500001</text:p>
          </table:table-cell>
          <table:table-cell office:value-type="float" office:value="0.4000001" calcext:value-type="float">
            <text:p>0,4000001</text:p>
          </table:table-cell>
          <table:table-cell office:value-type="string" calcext:value-type="string">
            <text:p>(-1.33) - Petrosian</text:p>
          </table:table-cell>
          <table:table-cell table:style-name="ce72" office:value-type="string" calcext:value-type="string">
            <text:p>g5</text:p>
          </table:table-cell>
          <table:table-cell office:value-type="string" calcext:value-type="string">
            <text:p>a5 (0)</text:p>
          </table:table-cell>
          <table:table-cell table:formula="of:=IF(ISNUMBER(SEARCH([.I17];[.J17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17];[.L17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style-name="ce134" table:formula="of:=IF(ISNUMBER(SEARCH([.I17];[.N1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B1/5N2/3p1k2/1bb3p1/6Pp/5K1P/8 w - - 0 1</text:p>
          </table:table-cell>
          <table:table-cell table:style-name="ce134" office:value-type="string" calcext:value-type="string">
            <text:p>8/6B1/5N2/3p1k2/1bb3p1/6Pp/5K1P/8 w - - bm Nxd5;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0.61904764" calcext:value-type="float">
            <text:p>0,61904764</text:p>
          </table:table-cell>
          <table:table-cell office:value-type="float" office:value="-10.429356" calcext:value-type="float">
            <text:p>-10,429356</text:p>
          </table:table-cell>
          <table:table-cell office:value-type="float" office:value="0.23333332" calcext:value-type="float">
            <text:p>0,23333332</text:p>
          </table:table-cell>
          <table:table-cell office:value-type="float" office:value="-0.8333335" calcext:value-type="float">
            <text:p>-0,8333335</text:p>
          </table:table-cell>
          <table:table-cell office:value-type="string" calcext:value-type="string">
            <text:p>(-5.75) - Petrosian</text:p>
          </table:table-cell>
          <table:table-cell table:style-name="ce72" office:value-type="string" calcext:value-type="string">
            <text:p>Nd5</text:p>
          </table:table-cell>
          <table:table-cell office:value-type="string" calcext:value-type="string">
            <text:p>Nd5 (100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Nd5 (77)</text:p>
          </table:table-cell>
          <table:table-cell table:formula="of:=IF(ISNUMBER(SEARCH([.I18];[.L18]));1;0)" office:value-type="float" office:value="1" calcext:value-type="float">
            <text:p>1</text:p>
          </table:table-cell>
          <table:table-cell office:value-type="string" calcext:value-type="string">
            <text:p>Nd5 (71)</text:p>
          </table:table-cell>
          <table:table-cell table:style-name="ce134" table:formula="of:=IF(ISNUMBER(SEARCH([.I18];[.N1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3r1k/2qbbpnp/3p1np1/p1pPp3/P1P1P1P1/2B1NNRP/Q1B1KP2/6R1 b - - 0 1</text:p>
          </table:table-cell>
          <table:table-cell table:style-name="ce134" office:value-type="string" calcext:value-type="string">
            <text:p>1r3r1k/2qbbpnp/3p1np1/p1pPp3/P1P1P1P1/2B1NNRP/Q1B1KP2/6R1 b - - bm Rb4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19994" calcext:value-type="float">
            <text:p>-2,819994</text:p>
          </table:table-cell>
          <table:table-cell office:value-type="float" office:value="0" calcext:value-type="float">
            <text:p>0</text:p>
          </table:table-cell>
          <table:table-cell office:value-type="float" office:value="-0.5999999" calcext:value-type="float">
            <text:p>-0,5999999</text:p>
          </table:table-cell>
          <table:table-cell office:value-type="string" calcext:value-type="string">
            <text:p>(-1.11) - Petrosian</text:p>
          </table:table-cell>
          <table:table-cell table:style-name="ce72" office:value-type="string" calcext:value-type="string">
            <text:p>Rb4</text:p>
          </table:table-cell>
          <table:table-cell office:value-type="string" calcext:value-type="string">
            <text:p>Rb4 (88)</text:p>
          </table:table-cell>
          <table:table-cell table:formula="of:=IF(ISNUMBER(SEARCH([.I19];[.J19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Kg8 (0)</text:p>
          </table:table-cell>
          <table:table-cell table:style-name="ce134" table:formula="of:=IF(ISNUMBER(SEARCH([.I19];[.N1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3k1/3qppb1/2Np1np1/1p1Pn2p/1P6/4BP2/P2QB1PP/3R2K1 b - - 0 1</text:p>
          </table:table-cell>
          <table:table-cell table:style-name="ce134" office:value-type="string" calcext:value-type="string">
            <text:p>2r3k1/3qppb1/2Np1np1/1p1Pn2p/1P6/4BP2/P2QB1PP/3R2K1 b - - bm Rxc6;</text:p>
          </table:table-cell>
          <table:table-cell office:value-type="float" office:value="0.9915254" calcext:value-type="float">
            <text:p>0,9915254</text:p>
          </table:table-cell>
          <table:table-cell office:value-type="float" office:value="0.8780488" calcext:value-type="float">
            <text:p>0,8780488</text:p>
          </table:table-cell>
          <table:table-cell office:value-type="float" office:value="-1.3582854" calcext:value-type="float">
            <text:p>-1,3582854</text:p>
          </table:table-cell>
          <table:table-cell office:value-type="float" office:value="0.075" calcext:value-type="float">
            <text:p>0,075</text:p>
          </table:table-cell>
          <table:table-cell office:value-type="float" office:value="-0.16666675" calcext:value-type="float">
            <text:p>-0,16666675</text:p>
          </table:table-cell>
          <table:table-cell office:value-type="string" calcext:value-type="string">
            <text:p>(-0.68) - Petrosian</text:p>
          </table:table-cell>
          <table:table-cell table:style-name="ce72"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style-name="ce134" table:formula="of:=IF(ISNUMBER(SEARCH([.I20];[.N2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2/4brkp/6p1/nBq1p3/P1P1P3/R4PNb/2NR1P1P/3Q2K1 b - - 0 1</text:p>
          </table:table-cell>
          <table:table-cell table:style-name="ce134" office:value-type="string" calcext:value-type="string">
            <text:p>5r2/4brkp/6p1/nBq1p3/P1P1P3/R4PNb/2NR1P1P/3Q2K1 b - - bm Nc6;</text:p>
          </table:table-cell>
          <table:table-cell office:value-type="float" office:value="0.919708" calcext:value-type="float">
            <text:p>0,919708</text:p>
          </table:table-cell>
          <table:table-cell office:value-type="float" office:value="1.3714286" calcext:value-type="float">
            <text:p>1,3714286</text:p>
          </table:table-cell>
          <table:table-cell office:value-type="float" office:value="-3.180665" calcext:value-type="float">
            <text:p>-3,180665</text:p>
          </table:table-cell>
          <table:table-cell office:value-type="float" office:value="0.11458334" calcext:value-type="float">
            <text:p>0,11458334</text:p>
          </table:table-cell>
          <table:table-cell office:value-type="float" office:value="0.23076916" calcext:value-type="float">
            <text:p>0,23076916</text:p>
          </table:table-cell>
          <table:table-cell office:value-type="string" calcext:value-type="string">
            <text:p>(-1.24) - Petrosian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Qc8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style-name="ce134" table:formula="of:=IF(ISNUMBER(SEARCH([.I21];[.N2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r1k1/ppp2pbp/2np2pn/8/2PPN1b1/5PP1/PP2N1BP/R1BQ1RK1 b - - 0 1</text:p>
          </table:table-cell>
          <table:table-cell table:style-name="ce134" office:value-type="string" calcext:value-type="string">
            <text:p>r2qr1k1/ppp2pbp/2np2pn/8/2PPN1b1/5PP1/PP2N1BP/R1BQ1RK1 b - - bm Rxe4;</text:p>
          </table:table-cell>
          <table:table-cell office:value-type="float" office:value="1" calcext:value-type="float">
            <text:p>1</text:p>
          </table:table-cell>
          <table:table-cell office:value-type="float" office:value="1.1621622" calcext:value-type="float">
            <text:p>1,1621622</text:p>
          </table:table-cell>
          <table:table-cell office:value-type="float" office:value="-1.1284093" calcext:value-type="float">
            <text:p>-1,1284093</text:p>
          </table:table-cell>
          <table:table-cell office:value-type="float" office:value="0.08333334" calcext:value-type="float">
            <text:p>0,0833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-0.38) - Petrosian</text:p>
          </table:table-cell>
          <table:table-cell table:style-name="ce72"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22];[.J22]));1;0)" office:value-type="float" office:value="0" calcext:value-type="float">
            <text:p>0</text:p>
          </table:table-cell>
          <table:table-cell office:value-type="string" calcext:value-type="string">
            <text:p>Re4 (62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Re4 (64)</text:p>
          </table:table-cell>
          <table:table-cell table:style-name="ce134" table:formula="of:=IF(ISNUMBER(SEARCH([.I22];[.N2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nbq3r/pppp4/3b1pkp/5p2/2BP4/4P3/PPP2PPP/RN1QK2R w KQ - 0 1</text:p>
          </table:table-cell>
          <table:table-cell table:style-name="ce134" office:value-type="string" calcext:value-type="string">
            <text:p>rnbq3r/pppp4/3b1pkp/5p2/2BP4/4P3/PPP2PPP/RN1QK2R w KQ - bm Qh5+;</text:p>
          </table:table-cell>
          <table:table-cell office:value-type="float" office:value="0.9366197" calcext:value-type="float">
            <text:p>0,9366197</text:p>
          </table:table-cell>
          <table:table-cell office:value-type="float" office:value="1.3" calcext:value-type="float">
            <text:p>1,3</text:p>
          </table:table-cell>
          <table:table-cell office:value-type="float" office:value="-1.6524574" calcext:value-type="float">
            <text:p>-1,6524574</text:p>
          </table:table-cell>
          <table:table-cell office:value-type="float" office:value="-0.052083343" calcext:value-type="float">
            <text:p>-0,052083343</text:p>
          </table:table-cell>
          <table:table-cell office:value-type="float" office:value="-0.07142854" calcext:value-type="float">
            <text:p>-0,07142854</text:p>
          </table:table-cell>
          <table:table-cell office:value-type="string" calcext:value-type="string">
            <text:p>(-0.52) - Petrosian</text:p>
          </table:table-cell>
          <table:table-cell table:style-name="ce72" office:value-type="string" calcext:value-type="string">
            <text:p>Qh5+</text:p>
          </table:table-cell>
          <table:table-cell office:value-type="string" calcext:value-type="string">
            <text:p>Qh5+ (93)</text:p>
          </table:table-cell>
          <table:table-cell table:formula="of:=IF(ISNUMBER(SEARCH([.I23];[.J23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23];[.L23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style-name="ce134" table:formula="of:=IF(ISNUMBER(SEARCH([.I23];[.N2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b6/2p5/1kB5/1PN5/8/3K4/8/q7 w - - 0 1</text:p>
          </table:table-cell>
          <table:table-cell table:style-name="ce134" office:value-type="string" calcext:value-type="string">
            <text:p>1b6/2p5/1kB5/1PN5/8/3K4/8/q7 w - - bm Nb3;</text:p>
          </table:table-cell>
          <table:table-cell office:value-type="float" office:value="0.5471698" calcext:value-type="float">
            <text:p>0,5471698</text:p>
          </table:table-cell>
          <table:table-cell office:value-type="float" office:value="0.88" calcext:value-type="float">
            <text:p>0,88</text:p>
          </table:table-cell>
          <table:table-cell office:value-type="float" office:value="-13.433018" calcext:value-type="float">
            <text:p>-13,433018</text:p>
          </table:table-cell>
          <table:table-cell office:value-type="float" office:value="-0.2777778" calcext:value-type="float">
            <text:p>-0,2777778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(-8.4) - Petrosian</text:p>
          </table:table-cell>
          <table:table-cell table:style-name="ce72"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style-name="ce134" table:formula="of:=IF(ISNUMBER(SEARCH([.I24];[.N2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N4K1/1pp1p3/7k/2r3pP/p2pp1P1/P6N/8/2B5 w - - 0 1</text:p>
          </table:table-cell>
          <table:table-cell table:style-name="ce134" office:value-type="string" calcext:value-type="string">
            <text:p>1N4K1/1pp1p3/7k/2r3pP/p2pp1P1/P6N/8/2B5 w - - bm Nc6;</text:p>
          </table:table-cell>
          <table:table-cell office:value-type="float" office:value="1.0208334" calcext:value-type="float">
            <text:p>1,0208334</text:p>
          </table:table-cell>
          <table:table-cell office:value-type="float" office:value="0.88235295" calcext:value-type="float">
            <text:p>0,88235295</text:p>
          </table:table-cell>
          <table:table-cell office:value-type="float" office:value="-9.868299" calcext:value-type="float">
            <text:p>-9,868299</text:p>
          </table:table-cell>
          <table:table-cell office:value-type="float" office:value="-0.16666666" calcext:value-type="float">
            <text:p>-0,16666666</text:p>
          </table:table-cell>
          <table:table-cell office:value-type="float" office:value="1.0158732" calcext:value-type="float">
            <text:p>1,0158732</text:p>
          </table:table-cell>
          <table:table-cell office:value-type="string" calcext:value-type="string">
            <text:p>(-5.63) - Petrosian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Nd7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Nc6 (63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style-name="ce134" table:formula="of:=IF(ISNUMBER(SEARCH([.I25];[.N2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3rk1/2qbppbp/3p1np1/nP1P2B1/2p2P2/2N1P2P/1P1NB1P1/R2Q1RK1 b - - 0 1</text:p>
          </table:table-cell>
          <table:table-cell table:style-name="ce134" office:value-type="string" calcext:value-type="string">
            <text:p>1r3rk1/2qbppbp/3p1np1/nP1P2B1/2p2P2/2N1P2P/1P1NB1P1/R2Q1RK1 b - - bm Qb6;</text:p>
          </table:table-cell>
          <table:table-cell office:value-type="float" office:value="0.97402596" calcext:value-type="float">
            <text:p>0,97402596</text:p>
          </table:table-cell>
          <table:table-cell office:value-type="float" office:value="0.9302326" calcext:value-type="float">
            <text:p>0,9302326</text:p>
          </table:table-cell>
          <table:table-cell office:value-type="float" office:value="-2.0729434" calcext:value-type="float">
            <text:p>-2,0729434</text:p>
          </table:table-cell>
          <table:table-cell office:value-type="float" office:value="0.0047619045" calcext:value-type="float">
            <text:p>0,0047619045</text:p>
          </table:table-cell>
          <table:table-cell office:value-type="float" office:value="-0.30952382" calcext:value-type="float">
            <text:p>-0,30952382</text:p>
          </table:table-cell>
          <table:table-cell office:value-type="string" calcext:value-type="string">
            <text:p>(-0.95) - Petrosian</text:p>
          </table:table-cell>
          <table:table-cell table:style-name="ce72" office:value-type="string" calcext:value-type="string">
            <text:p>Qb6</text:p>
          </table:table-cell>
          <table:table-cell office:value-type="string" calcext:value-type="string">
            <text:p>Bb5 (0)</text:p>
          </table:table-cell>
          <table:table-cell table:formula="of:=IF(ISNUMBER(SEARCH([.I26];[.J26]));1;0)" office:value-type="float" office:value="0" calcext:value-type="float">
            <text:p>0</text:p>
          </table:table-cell>
          <table:table-cell office:value-type="string" calcext:value-type="string">
            <text:p>Qb6 (93)</text:p>
          </table:table-cell>
          <table:table-cell table:formula="of:=IF(ISNUMBER(SEARCH([.I26];[.L26]));1;0)" office:value-type="float" office:value="1" calcext:value-type="float">
            <text:p>1</text:p>
          </table:table-cell>
          <table:table-cell office:value-type="string" calcext:value-type="string">
            <text:p>Qb6 (64)</text:p>
          </table:table-cell>
          <table:table-cell table:style-name="ce134" table:formula="of:=IF(ISNUMBER(SEARCH([.I26];[.N2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nr2k1/p4pp1/2qp1n1p/4pb1P/2p1P3/B1P2BP1/P1QR1PN1/3R2K1 w - - 0 1</text:p>
          </table:table-cell>
          <table:table-cell table:style-name="ce134" office:value-type="string" calcext:value-type="string">
            <text:p>1rnr2k1/p4pp1/2qp1n1p/4pb1P/2p1P3/B1P2BP1/P1QR1PN1/3R2K1 w - - bm Rd5;</text:p>
          </table:table-cell>
          <table:table-cell office:value-type="float" office:value="0.9787234" calcext:value-type="float">
            <text:p>0,9787234</text:p>
          </table:table-cell>
          <table:table-cell office:value-type="float" office:value="0.68085104" calcext:value-type="float">
            <text:p>0,68085104</text:p>
          </table:table-cell>
          <table:table-cell office:value-type="float" office:value="-3.4063504" calcext:value-type="float">
            <text:p>-3,4063504</text:p>
          </table:table-cell>
          <table:table-cell office:value-type="float" office:value="-0.025000006" calcext:value-type="float">
            <text:p>-0,025000006</text:p>
          </table:table-cell>
          <table:table-cell office:value-type="float" office:value="0.038461447" calcext:value-type="float">
            <text:p>0,038461447</text:p>
          </table:table-cell>
          <table:table-cell office:value-type="string" calcext:value-type="string">
            <text:p>(-2.39) - Petrosian</text:p>
          </table:table-cell>
          <table:table-cell table:style-name="ce72" office:value-type="string" calcext:value-type="string">
            <text:p>Rd5</text:p>
          </table:table-cell>
          <table:table-cell office:value-type="string" calcext:value-type="string">
            <text:p>Rd5 (63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27];[.L27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style-name="ce134" table:formula="of:=IF(ISNUMBER(SEARCH([.I27];[.N2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1r3/r2ppN2/8/1p1p1k2/pP1P4/2P3R1/PP3PP1/2K5 w - - 0 1</text:p>
          </table:table-cell>
          <table:table-cell table:style-name="ce134" office:value-type="string" calcext:value-type="string">
            <text:p>2b1r3/r2ppN2/8/1p1p1k2/pP1P4/2P3R1/PP3PP1/2K5 w - - bm Nd6+;</text:p>
          </table:table-cell>
          <table:table-cell office:value-type="float" office:value="0.82191783" calcext:value-type="float">
            <text:p>0,82191783</text:p>
          </table:table-cell>
          <table:table-cell office:value-type="float" office:value="1.2631578" calcext:value-type="float">
            <text:p>1,2631578</text:p>
          </table:table-cell>
          <table:table-cell office:value-type="float" office:value="-11.6647005" calcext:value-type="float">
            <text:p>-11,6647005</text:p>
          </table:table-cell>
          <table:table-cell office:value-type="float" office:value="0.0357143" calcext:value-type="float">
            <text:p>0,0357143</text:p>
          </table:table-cell>
          <table:table-cell office:value-type="float" office:value="0.22222233" calcext:value-type="float">
            <text:p>0,22222233</text:p>
          </table:table-cell>
          <table:table-cell office:value-type="string" calcext:value-type="string">
            <text:p>(-5.76) - Petrosian</text:p>
          </table:table-cell>
          <table:table-cell table:style-name="ce72" office:value-type="string" calcext:value-type="string">
            <text:p>Nd6+</text:p>
          </table:table-cell>
          <table:table-cell office:value-type="string" calcext:value-type="string">
            <text:p>Nh6+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Rf3+ (0)</text:p>
          </table:table-cell>
          <table:table-cell table:formula="of:=IF(ISNUMBER(SEARCH([.I28];[.L28]));1;0)" office:value-type="float" office:value="0" calcext:value-type="float">
            <text:p>0</text:p>
          </table:table-cell>
          <table:table-cell office:value-type="string" calcext:value-type="string">
            <text:p>Rf3+ (0)</text:p>
          </table:table-cell>
          <table:table-cell table:style-name="ce134" table:formula="of:=IF(ISNUMBER(SEARCH([.I28];[.N2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5/8/3kp3/1P3pp1/3b4/7P/6K1/8 w - - 0 1</text:p>
          </table:table-cell>
          <table:table-cell table:style-name="ce134" office:value-type="string" calcext:value-type="string">
            <text:p>2B5/8/3kp3/1P3pp1/3b4/7P/6K1/8 w - - bm b6;</text:p>
          </table:table-cell>
          <table:table-cell office:value-type="float" office:value="0.84" calcext:value-type="float">
            <text:p>0,84</text:p>
          </table:table-cell>
          <table:table-cell office:value-type="float" office:value="0.52380955" calcext:value-type="float">
            <text:p>0,52380955</text:p>
          </table:table-cell>
          <table:table-cell office:value-type="float" office:value="1.9829484" calcext:value-type="float">
            <text:p>1,9829484</text:p>
          </table:table-cell>
          <table:table-cell office:value-type="float" office:value="-0.39285713" calcext:value-type="float">
            <text:p>-0,39285713</text:p>
          </table:table-cell>
          <table:table-cell office:value-type="float" office:value="0.70000005" calcext:value-type="float">
            <text:p>0,70000005</text:p>
          </table:table-cell>
          <table:table-cell office:value-type="string" calcext:value-type="string">
            <text:p>(-1.5) - Petrosian</text:p>
          </table:table-cell>
          <table:table-cell table:style-name="ce72" office:value-type="string" calcext:value-type="string">
            <text:p>b6</text:p>
          </table:table-cell>
          <table:table-cell office:value-type="string" calcext:value-type="string">
            <text:p>b6 (79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b6 (93)</text:p>
          </table:table-cell>
          <table:table-cell table:formula="of:=IF(ISNUMBER(SEARCH([.I29];[.L29]));1;0)" office:value-type="float" office:value="1" calcext:value-type="float">
            <text:p>1</text:p>
          </table:table-cell>
          <table:table-cell office:value-type="string" calcext:value-type="string">
            <text:p>b6 (71)</text:p>
          </table:table-cell>
          <table:table-cell table:style-name="ce134" table:formula="of:=IF(ISNUMBER(SEARCH([.I29];[.N2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2r1k/qb3p1p/p2p1Np1/np1Pp1P1/2P5/3RP2P/5R2/4Q1K1 w - - 0 1</text:p>
          </table:table-cell>
          <table:table-cell table:style-name="ce134" office:value-type="string" calcext:value-type="string">
            <text:p>2r2r1k/qb3p1p/p2p1Np1/np1Pp1P1/2P5/3RP2P/5R2/4Q1K1 w - - bm Rf4;</text:p>
          </table:table-cell>
          <table:table-cell office:value-type="float" office:value="0.8372093" calcext:value-type="float">
            <text:p>0,8372093</text:p>
          </table:table-cell>
          <table:table-cell office:value-type="float" office:value="1.4482758" calcext:value-type="float">
            <text:p>1,4482758</text:p>
          </table:table-cell>
          <table:table-cell office:value-type="float" office:value="-9.854996" calcext:value-type="float">
            <text:p>-9,854996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0.8384614" calcext:value-type="float">
            <text:p>0,8384614</text:p>
          </table:table-cell>
          <table:table-cell office:value-type="string" calcext:value-type="string">
            <text:p>(-4.87) - Petrosian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67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Qa5 (0)</text:p>
          </table:table-cell>
          <table:table-cell table:formula="of:=IF(ISNUMBER(SEARCH([.I30];[.L30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style-name="ce134" table:formula="of:=IF(ISNUMBER(SEARCH([.I30];[.N3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q1rk1/pb2pp1p/1p4pb/n2n4/3PN3/5NP1/PBP2P1P/2RQRBK1 w - - 0 1</text:p>
          </table:table-cell>
          <table:table-cell table:style-name="ce134" office:value-type="string" calcext:value-type="string">
            <text:p>2rq1rk1/pb2pp1p/1p4pb/n2n4/3PN3/5NP1/PBP2P1P/2RQRBK1 w - - bm c4;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-2.4264052" calcext:value-type="float">
            <text:p>-2,4264052</text:p>
          </table:table-cell>
          <table:table-cell office:value-type="float" office:value="-0.07291666" calcext:value-type="float">
            <text:p>-0,07291666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-1.27) - Petrosian</text:p>
          </table:table-cell>
          <table:table-cell table:style-name="ce72"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style-name="ce134" table:formula="of:=IF(ISNUMBER(SEARCH([.I31];[.N3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k4/4pp2/n2n4/5BN1/3N4/b7/4K3/8 w - - 0 1</text:p>
          </table:table-cell>
          <table:table-cell table:style-name="ce134" office:value-type="string" calcext:value-type="string">
            <text:p>3k4/4pp2/n2n4/5BN1/3N4/b7/4K3/8 w - - bm Nxf7+;</text:p>
          </table:table-cell>
          <table:table-cell office:value-type="float" office:value="0.82222223" calcext:value-type="float">
            <text:p>0,82222223</text:p>
          </table:table-cell>
          <table:table-cell office:value-type="float" office:value="1.55" calcext:value-type="float">
            <text:p>1,55</text:p>
          </table:table-cell>
          <table:table-cell office:value-type="float" office:value="-4.374405" calcext:value-type="float">
            <text:p>-4,374405</text:p>
          </table:table-cell>
          <table:table-cell office:value-type="float" office:value="0.5" calcext:value-type="float">
            <text:p>0,5</text:p>
          </table:table-cell>
          <table:table-cell office:value-type="float" office:value="1.1666667" calcext:value-type="float">
            <text:p>1,1666667</text:p>
          </table:table-cell>
          <table:table-cell office:value-type="string" calcext:value-type="string">
            <text:p>(-1.81) - Petrosian</text:p>
          </table:table-cell>
          <table:table-cell table:style-name="ce72" office:value-type="string" calcext:value-type="string">
            <text:p>Nf7+</text:p>
          </table:table-cell>
          <table:table-cell office:value-type="string" calcext:value-type="string">
            <text:p>Nf7+ (100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Nf7+ (65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Bc2 (0)</text:p>
          </table:table-cell>
          <table:table-cell table:style-name="ce134" table:formula="of:=IF(ISNUMBER(SEARCH([.I32];[.N3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1rk1/3n1ppp/p2b1r2/P1pPp2P/1pP1P1Q1/1N2B3/1P4P1/R4RK1 b - - 0 1</text:p>
          </table:table-cell>
          <table:table-cell table:style-name="ce134" office:value-type="string" calcext:value-type="string">
            <text:p>3q1rk1/3n1ppp/p2b1r2/P1pPp2P/1pP1P1Q1/1N2B3/1P4P1/R4RK1 b - - bm Rf4;</text:p>
          </table:table-cell>
          <table:table-cell office:value-type="float" office:value="1" calcext:value-type="float">
            <text:p>1</text:p>
          </table:table-cell>
          <table:table-cell office:value-type="float" office:value="0.5777778" calcext:value-type="float">
            <text:p>0,5777778</text:p>
          </table:table-cell>
          <table:table-cell office:value-type="float" office:value="-0.7752673" calcext:value-type="float">
            <text:p>-0,7752673</text:p>
          </table:table-cell>
          <table:table-cell office:value-type="float" office:value="0" calcext:value-type="float">
            <text:p>0</text:p>
          </table:table-cell>
          <table:table-cell office:value-type="float" office:value="-0.5384617" calcext:value-type="float">
            <text:p>-0,5384617</text:p>
          </table:table-cell>
          <table:table-cell office:value-type="string" calcext:value-type="string">
            <text:p>(-1.44) - Petrosian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Rf4 (83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style-name="ce134" table:formula="of:=IF(ISNUMBER(SEARCH([.I33];[.N3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3r/4kpb1/Q1ppp3/3b3p/PP1P1np1/6P1/5P1P/R1R1NBK1 b - - 0 1</text:p>
          </table:table-cell>
          <table:table-cell table:style-name="ce134" office:value-type="string" calcext:value-type="string">
            <text:p>3q3r/4kpb1/Q1ppp3/3b3p/PP1P1np1/6P1/5P1P/R1R1NBK1 b - - bm Bxd4;</text:p>
          </table:table-cell>
          <table:table-cell office:value-type="float" office:value="0.944" calcext:value-type="float">
            <text:p>0,944</text:p>
          </table:table-cell>
          <table:table-cell office:value-type="float" office:value="1.1081082" calcext:value-type="float">
            <text:p>1,1081082</text:p>
          </table:table-cell>
          <table:table-cell office:value-type="float" office:value="-0.6473533" calcext:value-type="float">
            <text:p>-0,6473533</text:p>
          </table:table-cell>
          <table:table-cell office:value-type="float" office:value="0.07291666" calcext:value-type="float">
            <text:p>0,07291666</text:p>
          </table:table-cell>
          <table:table-cell office:value-type="float" office:value="0.41666675" calcext:value-type="float">
            <text:p>0,41666675</text:p>
          </table:table-cell>
          <table:table-cell office:value-type="string" calcext:value-type="string">
            <text:p>(-0.43) - Petrosian</text:p>
          </table:table-cell>
          <table:table-cell table:style-name="ce72" office:value-type="string" calcext:value-type="string">
            <text:p>Bd4</text:p>
          </table:table-cell>
          <table:table-cell office:value-type="string" calcext:value-type="string">
            <text:p>Bd4 (64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style-name="ce134" table:formula="of:=IF(ISNUMBER(SEARCH([.I34];[.N3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B3/k1K1pp2/p3bq2/2p1p3/1p2P1P1/4P2Q/nR6/8 w - - 0 1</text:p>
          </table:table-cell>
          <table:table-cell table:style-name="ce134" office:value-type="string" calcext:value-type="string">
            <text:p>4B3/k1K1pp2/p3bq2/2p1p3/1p2P1P1/4P2Q/nR6/8 w - - bm g5;</text:p>
          </table:table-cell>
          <table:table-cell office:value-type="float" office:value="0.9529412" calcext:value-type="float">
            <text:p>0,9529412</text:p>
          </table:table-cell>
          <table:table-cell office:value-type="float" office:value="1.2083334" calcext:value-type="float">
            <text:p>1,2083334</text:p>
          </table:table-cell>
          <table:table-cell office:value-type="float" office:value="-6.2318335" calcext:value-type="float">
            <text:p>-6,2318335</text:p>
          </table:table-cell>
          <table:table-cell office:value-type="float" office:value="-0.13166666" calcext:value-type="float">
            <text:p>-0,13166666</text:p>
          </table:table-cell>
          <table:table-cell office:value-type="float" office:value="0.9285712" calcext:value-type="float">
            <text:p>0,9285712</text:p>
          </table:table-cell>
          <table:table-cell office:value-type="string" calcext:value-type="string">
            <text:p>(-3.47) - Petrosian</text:p>
          </table:table-cell>
          <table:table-cell table:style-name="ce72" office:value-type="string" calcext:value-type="string">
            <text:p>g5</text:p>
          </table:table-cell>
          <table:table-cell office:value-type="string" calcext:value-type="string">
            <text:p>g5 (100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g5 (100)</text:p>
          </table:table-cell>
          <table:table-cell table:formula="of:=IF(ISNUMBER(SEARCH([.I35];[.L35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style-name="ce134" table:formula="of:=IF(ISNUMBER(SEARCH([.I35];[.N3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4bp2/2B3p1/1P4p1/3R4/3P2PP/2r2PK1/8 b - - 0 1</text:p>
          </table:table-cell>
          <table:table-cell table:style-name="ce134" office:value-type="string" calcext:value-type="string">
            <text:p>5k2/4bp2/2B3p1/1P4p1/3R4/3P2PP/2r2PK1/8 b - - bm Rxf2+;</text:p>
          </table:table-cell>
          <table:table-cell office:value-type="float" office:value="0.8490566" calcext:value-type="float">
            <text:p>0,8490566</text:p>
          </table:table-cell>
          <table:table-cell office:value-type="float" office:value="0.8076923" calcext:value-type="float">
            <text:p>0,8076923</text:p>
          </table:table-cell>
          <table:table-cell office:value-type="float" office:value="-3.1322196" calcext:value-type="float">
            <text:p>-3,1322196</text:p>
          </table:table-cell>
          <table:table-cell office:value-type="float" office:value="0.28571427" calcext:value-type="float">
            <text:p>0,28571427</text:p>
          </table:table-cell>
          <table:table-cell office:value-type="float" office:value="-0.33333325" calcext:value-type="float">
            <text:p>-0,33333325</text:p>
          </table:table-cell>
          <table:table-cell office:value-type="string" calcext:value-type="string">
            <text:p>(-1.57) - Petrosian</text:p>
          </table:table-cell>
          <table:table-cell table:style-name="ce72" office:value-type="string" calcext:value-type="string">
            <text:p>Rf2+</text:p>
          </table:table-cell>
          <table:table-cell office:value-type="string" calcext:value-type="string">
            <text:p>Rf2+ (100)</text:p>
          </table:table-cell>
          <table:table-cell table:formula="of:=IF(ISNUMBER(SEARCH([.I36];[.J36]));1;0)" office:value-type="float" office:value="1" calcext:value-type="float">
            <text:p>1</text:p>
          </table:table-cell>
          <table:table-cell office:value-type="string" calcext:value-type="string">
            <text:p>Rf2+ (65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Rf2+ (62)</text:p>
          </table:table-cell>
          <table:table-cell table:style-name="ce134" table:formula="of:=IF(ISNUMBER(SEARCH([.I36];[.N3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k1/1pp5/5rbp/p1nPp1q1/2P2p2/2N2B2/PP1Q1RPP/5R1K w - - 0 1</text:p>
          </table:table-cell>
          <table:table-cell table:style-name="ce134" office:value-type="string" calcext:value-type="string">
            <text:p>5rk1/1pp5/5rbp/p1nPp1q1/2P2p2/2N2B2/PP1Q1RPP/5R1K w - - bm Re1;</text:p>
          </table:table-cell>
          <table:table-cell office:value-type="float" office:value="1" calcext:value-type="float">
            <text:p>1</text:p>
          </table:table-cell>
          <table:table-cell office:value-type="float" office:value="0.82222223" calcext:value-type="float">
            <text:p>0,82222223</text:p>
          </table:table-cell>
          <table:table-cell office:value-type="float" office:value="-1.4729477" calcext:value-type="float">
            <text:p>-1,4729477</text:p>
          </table:table-cell>
          <table:table-cell office:value-type="float" office:value="0" calcext:value-type="float">
            <text:p>0</text:p>
          </table:table-cell>
          <table:table-cell office:value-type="float" office:value="-0.58333325" calcext:value-type="float">
            <text:p>-0,58333325</text:p>
          </table:table-cell>
          <table:table-cell office:value-type="string" calcext:value-type="string">
            <text:p>(-0.65) - Petrosian</text:p>
          </table:table-cell>
          <table:table-cell table:style-name="ce72" office:value-type="string" calcext:value-type="string">
            <text:p>Re1</text:p>
          </table:table-cell>
          <table:table-cell office:value-type="string" calcext:value-type="string">
            <text:p>Re2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37];[.L37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style-name="ce134" table:formula="of:=IF(ISNUMBER(SEARCH([.I37];[.N3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r1/6r1/2p1k1pp/p1pbP2q/Pp1p1PpP/1P1P2NR/1KPQ3R/8 b - - 0 1</text:p>
          </table:table-cell>
          <table:table-cell table:style-name="ce134" office:value-type="string" calcext:value-type="string">
            <text:p>6r1/6r1/2p1k1pp/p1pbP2q/Pp1p1PpP/1P1P2NR/1KPQ3R/8 b - - bm Qf5;</text:p>
          </table:table-cell>
          <table:table-cell office:value-type="float" office:value="1.0431035" calcext:value-type="float">
            <text:p>1,0431035</text:p>
          </table:table-cell>
          <table:table-cell office:value-type="float" office:value="1.1538461" calcext:value-type="float">
            <text:p>1,1538461</text:p>
          </table:table-cell>
          <table:table-cell office:value-type="float" office:value="-14.851484" calcext:value-type="float">
            <text:p>-14,851484</text:p>
          </table:table-cell>
          <table:table-cell office:value-type="float" office:value="0.125" calcext:value-type="float">
            <text:p>0,125</text:p>
          </table:table-cell>
          <table:table-cell office:value-type="float" office:value="0.4551282" calcext:value-type="float">
            <text:p>0,4551282</text:p>
          </table:table-cell>
          <table:table-cell office:value-type="string" calcext:value-type="string">
            <text:p>(-7.44) - Petrosian</text:p>
          </table:table-cell>
          <table:table-cell table:style-name="ce72" office:value-type="string" calcext:value-type="string">
            <text:p>Qf5</text:p>
          </table:table-cell>
          <table:table-cell office:value-type="string" calcext:value-type="string">
            <text:p>Qf5 (61)</text:p>
          </table:table-cell>
          <table:table-cell table:formula="of:=IF(ISNUMBER(SEARCH([.I38];[.J38]));1;0)" office:value-type="float" office:value="1" calcext:value-type="float">
            <text:p>1</text:p>
          </table:table-cell>
          <table:table-cell office:value-type="string" calcext:value-type="string">
            <text:p>Qf5 (62)</text:p>
          </table:table-cell>
          <table:table-cell table:formula="of:=IF(ISNUMBER(SEARCH([.I38];[.L38]));1;0)" office:value-type="float" office:value="1" calcext:value-type="float">
            <text:p>1</text:p>
          </table:table-cell>
          <table:table-cell office:value-type="string" calcext:value-type="string">
            <text:p>gh3 (0)</text:p>
          </table:table-cell>
          <table:table-cell table:style-name="ce134" table:formula="of:=IF(ISNUMBER(SEARCH([.I38];[.N3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k/4PBNp/7P/2p5/2P5/2rq2Pp/1P3P1K/8 b - - 0 1</text:p>
          </table:table-cell>
          <table:table-cell table:style-name="ce134" office:value-type="string" calcext:value-type="string">
            <text:p>7k/4PBNp/7P/2p5/2P5/2rq2Pp/1P3P1K/8 b - - bm Qxg3+;</text:p>
          </table:table-cell>
          <table:table-cell office:value-type="float" office:value="1.3877552" calcext:value-type="float">
            <text:p>1,3877552</text:p>
          </table:table-cell>
          <table:table-cell office:value-type="float" office:value="1.15" calcext:value-type="float">
            <text:p>1,15</text:p>
          </table:table-cell>
          <table:table-cell office:value-type="float" office:value="-7.155258" calcext:value-type="float">
            <text:p>-7,155258</text:p>
          </table:table-cell>
          <table:table-cell office:value-type="float" office:value="-0.05555556" calcext:value-type="float">
            <text:p>-0,05555556</text:p>
          </table:table-cell>
          <table:table-cell office:value-type="float" office:value="-0.27777815" calcext:value-type="float">
            <text:p>-0,27777815</text:p>
          </table:table-cell>
          <table:table-cell office:value-type="string" calcext:value-type="string">
            <text:p>(-3.1) - Petrosian</text:p>
          </table:table-cell>
          <table:table-cell table:style-name="ce72" office:value-type="string" calcext:value-type="string">
            <text:p>Qg3+</text:p>
          </table:table-cell>
          <table:table-cell office:value-type="string" calcext:value-type="string">
            <text:p>Qe2 (0)</text:p>
          </table:table-cell>
          <table:table-cell table:formula="of:=IF(ISNUMBER(SEARCH([.I39];[.J39]));1;0)" office:value-type="float" office:value="0" calcext:value-type="float">
            <text:p>0</text:p>
          </table:table-cell>
          <table:table-cell office:value-type="string" calcext:value-type="string">
            <text:p>Qd7 (0)</text:p>
          </table:table-cell>
          <table:table-cell table:formula="of:=IF(ISNUMBER(SEARCH([.I39];[.L39]));1;0)" office:value-type="float" office:value="0" calcext:value-type="float">
            <text:p>0</text:p>
          </table:table-cell>
          <table:table-cell office:value-type="string" calcext:value-type="string">
            <text:p>Qd7 (0)</text:p>
          </table:table-cell>
          <table:table-cell table:style-name="ce134" table:formula="of:=IF(ISNUMBER(SEARCH([.I39];[.N3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r/p3k3/2p5/1pPp4/3P4/PP4P1/3P1PB1/2K5 w - - 0 1</text:p>
          </table:table-cell>
          <table:table-cell table:style-name="ce134" office:value-type="string" calcext:value-type="string">
            <text:p>7r/p3k3/2p5/1pPp4/3P4/PP4P1/3P1PB1/2K5 w - - bm Kd1;</text:p>
          </table:table-cell>
          <table:table-cell office:value-type="float" office:value="1.1388888" calcext:value-type="float">
            <text:p>1,1388888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-3.2283015" calcext:value-type="float">
            <text:p>-3,2283015</text:p>
          </table:table-cell>
          <table:table-cell office:value-type="float" office:value="-0.10476191" calcext:value-type="float">
            <text:p>-0,10476191</text:p>
          </table:table-cell>
          <table:table-cell office:value-type="float" office:value="0.111110926" calcext:value-type="float">
            <text:p>0,111110926</text:p>
          </table:table-cell>
          <table:table-cell office:value-type="string" calcext:value-type="string">
            <text:p>(-2.38) - Petrosian</text:p>
          </table:table-cell>
          <table:table-cell table:style-name="ce72"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40];[.J40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0];[.L40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style-name="ce134" table:formula="of:=IF(ISNUMBER(SEARCH([.I40];[.N4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1B3b1p/7P/p2p4/P2pp1kp/Q7/1N1Pq2P/7K w - - 0 1</text:p>
          </table:table-cell>
          <table:table-cell table:style-name="ce134" office:value-type="string" calcext:value-type="string">
            <text:p>8/1B3b1p/7P/p2p4/P2pp1kp/Q7/1N1Pq2P/7K w - - bm Qh3;</text:p>
          </table:table-cell>
          <table:table-cell office:value-type="float" office:value="1.0547945" calcext:value-type="float">
            <text:p>1,0547945</text:p>
          </table:table-cell>
          <table:table-cell office:value-type="float" office:value="1" calcext:value-type="float">
            <text:p>1</text:p>
          </table:table-cell>
          <table:table-cell office:value-type="float" office:value="-4.827267" calcext:value-type="float">
            <text:p>-4,827267</text:p>
          </table:table-cell>
          <table:table-cell office:value-type="float" office:value="-0.114583336" calcext:value-type="float">
            <text:p>-0,114583336</text:p>
          </table:table-cell>
          <table:table-cell office:value-type="float" office:value="-0.9583335" calcext:value-type="float">
            <text:p>-0,9583335</text:p>
          </table:table-cell>
          <table:table-cell office:value-type="string" calcext:value-type="string">
            <text:p>(-1.97) - Petrosian</text:p>
          </table:table-cell>
          <table:table-cell table:style-name="ce72" office:value-type="string" calcext:value-type="string">
            <text:p>Qh3+</text:p>
          </table:table-cell>
          <table:table-cell office:value-type="string" calcext:value-type="string">
            <text:p>Qh3+ (61)</text:p>
          </table:table-cell>
          <table:table-cell table:formula="of:=IF(ISNUMBER(SEARCH([.I41];[.J41]));1;0)" office:value-type="float" office:value="1" calcext:value-type="float">
            <text:p>1</text:p>
          </table:table-cell>
          <table:table-cell office:value-type="string" calcext:value-type="string">
            <text:p>Qh3+ (77)</text:p>
          </table:table-cell>
          <table:table-cell table:formula="of:=IF(ISNUMBER(SEARCH([.I41];[.L41]));1;0)" office:value-type="float" office:value="1" calcext:value-type="float">
            <text:p>1</text:p>
          </table:table-cell>
          <table:table-cell office:value-type="string" calcext:value-type="string">
            <text:p>Bc8+ (0)</text:p>
          </table:table-cell>
          <table:table-cell table:style-name="ce134" table:formula="of:=IF(ISNUMBER(SEARCH([.I41];[.N4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4rk1/1bq1bppp/p1npp3/2nB1NP1/1p2P3/2N1B3/PPP1QP1P/2KR2R1 w - - 0 1</text:p>
          </table:table-cell>
          <table:table-cell table:style-name="ce134" office:value-type="string" calcext:value-type="string">
            <text:p>r4rk1/1bq1bppp/p1npp3/2nB1NP1/1p2P3/2N1B3/PPP1QP1P/2KR2R1 w - - bm Qh5;</text:p>
          </table:table-cell>
          <table:table-cell office:value-type="float" office:value="1" calcext:value-type="float">
            <text:p>1</text:p>
          </table:table-cell>
          <table:table-cell office:value-type="float" office:value="1.2195122" calcext:value-type="float">
            <text:p>1,2195122</text:p>
          </table:table-cell>
          <table:table-cell office:value-type="float" office:value="-1.5124855" calcext:value-type="float">
            <text:p>-1,5124855</text:p>
          </table:table-cell>
          <table:table-cell office:value-type="float" office:value="0" calcext:value-type="float">
            <text:p>0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(-0.68) - Petrosian</text:p>
          </table:table-cell>
          <table:table-cell table:style-name="ce72" office:value-type="string" calcext:value-type="string">
            <text:p>Qh5</text:p>
          </table:table-cell>
          <table:table-cell office:value-type="string" calcext:value-type="string">
            <text:p>Qh5 (64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Qh5 (63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Bc6 (0)</text:p>
          </table:table-cell>
          <table:table-cell table:style-name="ce134" table:formula="of:=IF(ISNUMBER(SEARCH([.I42];[.N4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5k1/5p2/4p1n1/6Q1/1p2b3/1P1p3B/2p5/5RK1 b - - 0 1</text:p>
          </table:table-cell>
          <table:table-cell table:style-name="ce134" office:value-type="string" calcext:value-type="string">
            <text:p>r5k1/5p2/4p1n1/6Q1/1p2b3/1P1p3B/2p5/5RK1 b - - bm Rc8;</text:p>
          </table:table-cell>
          <table:table-cell office:value-type="float" office:value="0.89041096" calcext:value-type="float">
            <text:p>0,89041096</text:p>
          </table:table-cell>
          <table:table-cell office:value-type="float" office:value="0.7567568" calcext:value-type="float">
            <text:p>0,7567568</text:p>
          </table:table-cell>
          <table:table-cell office:value-type="float" office:value="-2.0833235" calcext:value-type="float">
            <text:p>-2,0833235</text:p>
          </table:table-cell>
          <table:table-cell office:value-type="float" office:value="0.031746037" calcext:value-type="float">
            <text:p>0,031746037</text:p>
          </table:table-cell>
          <table:table-cell office:value-type="float" office:value="1.0666668" calcext:value-type="float">
            <text:p>1,0666668</text:p>
          </table:table-cell>
          <table:table-cell office:value-type="string" calcext:value-type="string">
            <text:p>(-1.97) - Petrosian</text:p>
          </table:table-cell>
          <table:table-cell table:style-name="ce72" office:value-type="string" calcext:value-type="string">
            <text:p>Rc8</text:p>
          </table:table-cell>
          <table:table-cell office:value-type="string" calcext:value-type="string">
            <text:p>Ra7 (0)</text:p>
          </table:table-cell>
          <table:table-cell table:formula="of:=IF(ISNUMBER(SEARCH([.I43];[.J43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43];[.L43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style-name="ce134" table:formula="of:=IF(ISNUMBER(SEARCH([.I43];[.N4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277">
          <table:table-cell table:number-columns-repeated="8"/>
          <table:table-cell table:style-name="ce72"/>
          <table:table-cell table:number-columns-repeated="55"/>
        </table:table-row>
        <table:table-row table:style-name="ro1" table:number-rows-repeated="1047977">
          <table:table-cell table:number-columns-repeated="64"/>
        </table:table-row>
        <table:table-row table:style-name="ro1" table:number-rows-repeated="278">
          <table:table-cell table:style-name="ce134" table:number-columns-repeated="64"/>
        </table:table-row>
        <table:table-row table:style-name="ro1">
          <table:table-cell table:style-name="ce134" table:number-columns-repeated="64"/>
        </table:table-row>
      </table:table>
      <table:table table:name="Summary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Engine</text:p>
          </table:table-cell>
          <table:table-cell office:value-type="string" calcext:value-type="string">
            <text:p>Solved positions</text:p>
          </table:table-cell>
        </table:table-row>
        <table:table-row table:style-name="ro2">
          <table:table-cell table:formula="of:=[$All.J1]" office:value-type="string" office:string-value="Houdini 6.03 Pro x64-pext" calcext:value-type="string">
            <text:p>Houdini 6.03 Pro x64-pext</text:p>
          </table:table-cell>
          <table:table-cell table:formula="of:=[$All.J320]" office:value-type="float" office:value="193" calcext:value-type="float">
            <text:p>193</text:p>
          </table:table-cell>
        </table:table-row>
        <table:table-row table:style-name="ro1">
          <table:table-cell table:style-name="ce4" table:formula="of:=[$All.L1]" office:value-type="string" office:string-value="ShashChess 260620 64 BMI2" calcext:value-type="string">
            <text:p>ShashChess 260620 64 BMI2</text:p>
          </table:table-cell>
          <table:table-cell table:style-name="ce4" table:formula="of:=[$All.L320]" office:value-type="float" office:value="194" calcext:value-type="float">
            <text:p>194</text:p>
          </table:table-cell>
        </table:table-row>
        <table:table-row table:style-name="ro2">
          <table:table-cell table:formula="of:=[$All.N1]" office:value-type="string" office:string-value="Stockfish 280620 64 BMI2" calcext:value-type="string">
            <text:p>Stockfish 280620 64 BMI2</text:p>
          </table:table-cell>
          <table:table-cell table:formula="of:=[$All.N320]"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f6" style:family="table-cell" style:parent-style-name="Default">
      <style:table-cell-properties fo:background-color="#00a65d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20:08:20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l" style:display-name="PageStyle_Ta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pablanca" style:display-name="PageStyle_Capablanc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etrosian" style:display-name="PageStyle_Petrosi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8T20:36:06.252000000</dc:date>
    <meta:editing-cycles>203</meta:editing-cycles>
    <meta:editing-duration>PT12H28M19S</meta:editing-duration>
    <meta:generator>LibreOffice/6.3.1.2$Windows_X86_64 LibreOffice_project/b79626edf0065ac373bd1df5c28bd630b4424273</meta:generator>
    <meta:document-statistic meta:table-count="5" meta:cell-count="9608" meta:object-count="0"/>
  </office:meta>
</office:document-meta>
</file>